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1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nsolas" svg:font-family="Consolas"/>
    <style:font-face style:name="Courier New" svg:font-family="Courier New"/>
    <style:font-face style:name="Georgia" svg:font-family="Georgia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break-before="auto" style:writing-mode="lr-tb"/>
    </style:style>
    <style:style style:name="T1_1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auto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P3" style:family="paragraph" style:parent-style-name="Standard">
      <style:paragraph-properties fo:break-before="auto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P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P5" style:family="paragraph" style:parent-style-name="Heading_20_1">
      <style:paragraph-properties fo:break-before="auto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P6" style:family="paragraph" style:parent-style-name="Heading_20_2">
      <style:paragraph-properties fo:break-before="auto" style:writing-mode="lr-tb"/>
    </style:style>
    <style:style style:name="T6_1" style:family="text"/>
    <style:style style:name="P7" style:family="paragraph" style:parent-style-name="Standard">
      <style:paragraph-properties fo:break-before="auto" fo:margin-top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P8" style:family="paragraph" style:parent-style-name="Standard">
      <style:paragraph-properties fo:break-before="auto" fo:margin-top="0cm" fo:margin-bottom="0cm" style:writing-mode="lr-tb"/>
    </style:style>
    <style:style style:name="P9" style:family="paragraph" style:parent-style-name="Heading_20_3">
      <style:paragraph-properties fo:break-before="auto" style:writing-mode="lr-tb"/>
    </style:style>
    <style:style style:name="T9_1" style:family="text"/>
    <style:style style:name="T9_2" style:family="text"/>
    <style:style style:name="T9_3" style:family="text"/>
    <style:style style:name="P10" style:family="paragraph" style:parent-style-name="Standard">
      <style:paragraph-properties fo:break-before="auto" fo:margin-top="0cm" fo:border-bottom="#808080 0.053cm solid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P11" style:family="paragraph" style:parent-style-name="Standard">
      <style:paragraph-properties fo:break-before="auto" fo:margin-top="0cm" style:writing-mode="lr-tb"/>
    </style:style>
    <style:style style:name="P12" style:family="paragraph" style:parent-style-name="Heading_20_2">
      <style:paragraph-properties fo:break-before="auto" fo:margin-top="0.635cm" fo:margin-bottom="0.141cm" style:writing-mode="lr-tb"/>
    </style:style>
    <style:style style:name="T12_1" style:family="text"/>
    <style:style style:name="T12_2" style:family="text"/>
    <style:style style:name="T12_3" style:family="text"/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P14" style:family="paragraph" style:parent-style-name="Standard">
      <style:paragraph-properties fo:break-before="auto" fo:margin-top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>
      <style:text-properties fo:font-weight="bold" style:font-weight-asian="bold" style:font-weight-complex="bold"/>
    </style:style>
    <style:style style:name="P15" style:family="paragraph" style:parent-style-name="Standard">
      <style:paragraph-properties fo:break-before="auto" fo:margin-top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P1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P1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P18" style:family="paragraph" style:parent-style-name="Standard">
      <style:paragraph-properties fo:break-before="auto" fo:margin-top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P19" style:family="paragraph" style:parent-style-name="Standard">
      <style:paragraph-properties fo:break-before="auto" fo:margin-top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P20" style:family="paragraph" style:parent-style-name="Standard">
      <style:paragraph-properties fo:break-before="auto" fo:margin-top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P21" style:family="paragraph" style:parent-style-name="Standard">
      <style:paragraph-properties fo:break-before="auto" fo:margin-top="0cm" style:writing-mode="lr-tb"/>
    </style:style>
    <style:style style:name="T21_1" style:family="text"/>
    <style:style style:name="T21_2" style:family="text">
      <style:text-properties fo:color="#000099" style:text-underline-style="solid" style:text-underline-color="font-color"/>
    </style:style>
    <style:style style:name="T21_3" style:family="text"/>
    <style:style style:name="T21_4" style:family="text">
      <style:text-properties fo:color="#000099" style:text-underline-style="solid" style:text-underline-color="font-color"/>
    </style:style>
    <style:style style:name="T21_5" style:family="text"/>
    <style:style style:name="T21_6" style:family="text">
      <style:text-properties fo:color="#000099" style:text-underline-style="solid" style:text-underline-color="font-color"/>
    </style:style>
    <style:style style:name="T21_7" style:family="text"/>
    <style:style style:name="T21_8" style:family="text">
      <style:text-properties fo:color="#000099" style:text-underline-style="solid" style:text-underline-color="font-color"/>
    </style:style>
    <style:style style:name="T21_9" style:family="text"/>
    <style:style style:name="T21_10" style:family="text">
      <style:text-properties fo:color="#000099" style:text-underline-style="solid" style:text-underline-color="font-color"/>
    </style:style>
    <style:style style:name="T21_11" style:family="text"/>
    <style:style style:name="T21_12" style:family="text">
      <style:text-properties fo:color="#000099" style:text-underline-style="solid" style:text-underline-color="font-color"/>
    </style:style>
    <style:style style:name="P22" style:family="paragraph" style:parent-style-name="Standard">
      <style:paragraph-properties fo:break-before="auto" fo:margin-top="0cm" fo:margin-bottom="0cm" style:writing-mode="lr-tb"/>
    </style:style>
    <style:style style:name="T22_1" style:family="text"/>
    <style:style style:name="T22_2" style:family="text">
      <style:text-properties fo:color="#000099" style:text-underline-style="solid" style:text-underline-color="font-color"/>
    </style:style>
    <style:style style:name="T22_3" style:family="text"/>
    <style:style style:name="T22_4" style:family="text">
      <style:text-properties fo:color="#000099" style:text-underline-style="solid" style:text-underline-color="font-color"/>
    </style:style>
    <style:style style:name="T22_5" style:family="text"/>
    <style:style style:name="T22_6" style:family="text">
      <style:text-properties fo:color="#000099" style:text-underline-style="solid" style:text-underline-color="font-color"/>
    </style:style>
    <style:style style:name="T22_7" style:family="text"/>
    <style:style style:name="T22_8" style:family="text">
      <style:text-properties fo:color="#000099" style:text-underline-style="solid" style:text-underline-color="font-color"/>
    </style:style>
    <style:style style:name="T22_9" style:family="text"/>
    <style:style style:name="T22_10" style:family="text">
      <style:text-properties fo:color="#000099" style:text-underline-style="solid" style:text-underline-color="font-color"/>
    </style:style>
    <style:style style:name="P23" style:family="paragraph" style:parent-style-name="Standard">
      <style:paragraph-properties fo:break-before="auto" fo:border-bottom="#808080 0.053cm solid" style:writing-mode="lr-tb"/>
    </style:style>
    <style:style style:name="T23_1" style:family="text"/>
    <style:style style:name="T23_2" style:family="text">
      <style:text-properties fo:color="#000099" style:text-underline-style="solid" style:text-underline-color="font-color"/>
    </style:style>
    <style:style style:name="T23_3" style:family="text"/>
    <style:style style:name="T23_4" style:family="text">
      <style:text-properties fo:color="#000099" style:text-underline-style="solid" style:text-underline-color="font-color"/>
    </style:style>
    <style:style style:name="T23_5" style:family="text"/>
    <style:style style:name="T23_6" style:family="text">
      <style:text-properties fo:color="#000099" style:text-underline-style="solid" style:text-underline-color="font-color"/>
    </style:style>
    <style:style style:name="T23_7" style:family="text"/>
    <style:style style:name="T23_8" style:family="text">
      <style:text-properties fo:color="#000099" style:text-underline-style="solid" style:text-underline-color="font-color"/>
    </style:style>
    <style:style style:name="T23_9" style:family="text"/>
    <style:style style:name="T23_10" style:family="text">
      <style:text-properties fo:color="#000099" style:text-underline-style="solid" style:text-underline-color="font-color"/>
    </style:style>
    <style:style style:name="T23_11" style:family="text"/>
    <style:style style:name="T23_12" style:family="text">
      <style:text-properties fo:color="#000099" style:text-underline-style="solid" style:text-underline-color="font-color"/>
    </style:style>
    <style:style style:name="T23_13" style:family="text"/>
    <style:style style:name="T23_14" style:family="text">
      <style:text-properties fo:color="#000099" style:text-underline-style="solid" style:text-underline-color="font-color"/>
    </style:style>
    <style:style style:name="T23_15" style:family="text"/>
    <style:style style:name="T23_16" style:family="text">
      <style:text-properties fo:color="#000099" style:text-underline-style="solid" style:text-underline-color="font-color"/>
    </style:style>
    <style:style style:name="T23_17" style:family="text"/>
    <style:style style:name="T23_18" style:family="text">
      <style:text-properties fo:color="#000099" style:text-underline-style="solid" style:text-underline-color="font-color"/>
    </style:style>
    <style:style style:name="T23_19" style:family="text"/>
    <style:style style:name="T23_20" style:family="text">
      <style:text-properties fo:color="#000099" style:text-underline-style="solid" style:text-underline-color="font-color"/>
    </style:style>
    <style:style style:name="T23_21" style:family="text"/>
    <style:style style:name="T23_22" style:family="text">
      <style:text-properties fo:color="#000099" style:text-underline-style="solid" style:text-underline-color="font-color"/>
    </style:style>
    <style:style style:name="T23_23" style:family="text"/>
    <style:style style:name="T23_24" style:family="text">
      <style:text-properties fo:color="#000099" style:text-underline-style="solid" style:text-underline-color="font-color"/>
    </style:style>
    <style:style style:name="T23_25" style:family="text"/>
    <style:style style:name="T23_26" style:family="text">
      <style:text-properties fo:color="#000099" style:text-underline-style="solid" style:text-underline-color="font-color"/>
    </style:style>
    <style:style style:name="T23_27" style:family="text"/>
    <style:style style:name="T23_28" style:family="text">
      <style:text-properties fo:color="#000099" style:text-underline-style="solid" style:text-underline-color="font-color"/>
    </style:style>
    <style:style style:name="P24" style:family="paragraph" style:parent-style-name="Heading_20_2">
      <style:paragraph-properties fo:break-before="auto" style:writing-mode="lr-tb"/>
    </style:style>
    <style:style style:name="P25" style:family="paragraph" style:parent-style-name="Heading_20_2">
      <style:paragraph-properties fo:break-before="auto" style:writing-mode="lr-tb"/>
    </style:style>
    <style:style style:name="T25_1" style:family="text"/>
    <style:style style:name="P26" style:family="paragraph" style:parent-style-name="Standard">
      <style:paragraph-properties fo:break-before="auto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P27" style:family="paragraph" style:parent-style-name="Standard">
      <style:paragraph-properties fo:break-before="auto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T27_31" style:family="text"/>
    <style:style style:name="T27_32" style:family="text"/>
    <style:style style:name="T27_33" style:family="text"/>
    <style:style style:name="T27_34" style:family="text"/>
    <style:style style:name="T27_35" style:family="text"/>
    <style:style style:name="T27_36" style:family="text"/>
    <style:style style:name="T27_37" style:family="text"/>
    <style:style style:name="T27_38" style:family="text"/>
    <style:style style:name="P28" style:family="paragraph" style:parent-style-name="Heading_20_2">
      <style:paragraph-properties fo:break-before="auto" style:writing-mode="lr-tb"/>
    </style:style>
    <style:style style:name="T28_1" style:family="text"/>
    <style:style style:name="T28_2" style:family="text"/>
    <style:style style:name="T28_3" style:family="text"/>
    <style:style style:name="P2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P30" style:family="paragraph" style:parent-style-name="Standard">
      <style:paragraph-properties fo:text-align="left" fo:break-before="auto" fo:text-indent="1.27cm" fo:line-height="115%" fo:margin-top="0cm" fo:margin-left="1.27cm" fo:margin-right="0cm" style:writing-mode="lr-tb"/>
    </style:style>
    <style:style style:name="T3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3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1_1" style:family="text"/>
    <style:style style:name="T31_2" style:family="text">
      <style:text-properties fo:color="#000099" style:text-underline-style="solid" style:text-underline-color="font-color"/>
    </style:style>
    <style:style style:name="T31_3" style:family="text"/>
    <style:style style:name="T31_4" style:family="text">
      <style:text-properties fo:color="#000099" style:text-underline-style="solid" style:text-underline-color="font-color"/>
    </style:style>
    <style:style style:name="T31_5" style:family="text"/>
    <style:style style:name="T31_6" style:family="text">
      <style:text-properties fo:color="#000099" style:text-underline-style="solid" style:text-underline-color="font-color"/>
    </style:style>
    <style:style style:name="T31_7" style:family="text"/>
    <style:style style:name="T31_8" style:family="text">
      <style:text-properties fo:color="#000099" style:text-underline-style="solid" style:text-underline-color="font-color"/>
    </style:style>
    <style:style style:name="T31_9" style:family="text"/>
    <style:style style:name="T31_10" style:family="text">
      <style:text-properties fo:color="#000099" style:text-underline-style="solid" style:text-underline-color="font-color"/>
    </style:style>
    <style:style style:name="T31_11" style:family="text"/>
    <style:style style:name="T31_12" style:family="text">
      <style:text-properties fo:color="#000099" style:text-underline-style="solid" style:text-underline-color="font-color"/>
    </style:style>
    <style:style style:name="T31_13" style:family="text"/>
    <style:style style:name="T31_14" style:family="text">
      <style:text-properties fo:color="#000099" style:text-underline-style="solid" style:text-underline-color="font-color"/>
    </style:style>
    <style:style style:name="T31_15" style:family="text"/>
    <style:style style:name="T31_16" style:family="text">
      <style:text-properties fo:color="#000099" style:text-underline-style="solid" style:text-underline-color="font-color"/>
    </style:style>
    <style:style style:name="T31_17" style:family="text"/>
    <style:style style:name="T31_18" style:family="text">
      <style:text-properties fo:color="#000099" style:text-underline-style="solid" style:text-underline-color="font-color"/>
    </style:style>
    <style:style style:name="T31_19" style:family="text"/>
    <style:style style:name="T31_20" style:family="text">
      <style:text-properties fo:color="#000099" style:text-underline-style="solid" style:text-underline-color="font-color"/>
    </style:style>
    <style:style style:name="T31_21" style:family="text"/>
    <style:style style:name="T31_22" style:family="text">
      <style:text-properties fo:color="#000099" style:text-underline-style="solid" style:text-underline-color="font-color"/>
    </style:style>
    <style:style style:name="T31_23" style:family="text"/>
    <style:style style:name="T31_24" style:family="text">
      <style:text-properties fo:color="#000099" style:text-underline-style="solid" style:text-underline-color="font-color"/>
    </style:style>
    <style:style style:name="P32" style:family="paragraph" style:parent-style-name="Heading_20_2">
      <style:paragraph-properties fo:break-before="auto" style:writing-mode="lr-tb"/>
    </style:style>
    <style:style style:name="T32_1" style:family="text"/>
    <style:style style:name="T32_2" style:family="text"/>
    <style:style style:name="P33" style:family="paragraph" style:parent-style-name="Standard">
      <style:paragraph-properties fo:break-before="auto" style:writing-mode="lr-tb"/>
    </style:style>
    <style:style style:name="T33_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3_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3_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3_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3_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3_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3_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3_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3_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3_1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3_1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3_1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3_1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3_1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3_1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3_1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3_1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3_1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3_1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3_2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3_2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3_2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3_2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3_2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3_2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3_2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3_2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3_2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3_2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3_3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P34" style:family="paragraph" style:parent-style-name="Standard">
      <style:paragraph-properties fo:break-before="auto" style:writing-mode="lr-tb"/>
    </style:style>
    <style:style style:name="T34_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1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1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1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1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1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1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1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1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1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1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2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2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2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2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2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2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2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2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2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2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3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3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3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3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3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3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3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3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3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3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4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4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4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4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4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4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4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4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4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4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5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5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5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5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5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5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5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5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5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5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6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6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6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6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6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6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4_6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P35" style:family="paragraph" style:parent-style-name="Standard">
      <style:paragraph-properties fo:break-before="auto" fo:margin-top="0cm" style:writing-mode="lr-tb"/>
    </style:style>
    <style:style style:name="T35_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5_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5_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5_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5_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5_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5_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5_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5_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5_1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5_1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5_1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5_1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5_1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5_1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5_1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5_1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5_1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P3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6_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1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1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1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1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1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1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1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1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1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1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2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2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2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2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2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2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2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2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2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2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3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3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3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3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3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3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3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3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3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3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4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4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4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4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4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4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4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4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4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4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5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5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5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5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5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5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5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5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5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5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6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6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6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6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6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6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6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6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6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6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7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7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7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7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36_7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P37" style:family="paragraph" style:parent-style-name="Heading_20_2">
      <style:paragraph-properties fo:text-align="left" fo:break-before="auto" fo:text-indent="0cm" fo:line-height="115%" fo:margin-top="0.635cm" fo:margin-bottom="0.141cm" fo:margin-left="0cm" fo:margin-right="0cm" style:writing-mode="lr-tb"/>
    </style:style>
    <style:style style:name="T37_1" style:family="text"/>
    <style:style style:name="T37_2" style:family="text"/>
    <style:style style:name="T37_3" style:family="text"/>
    <style:style style:name="P3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P39" style:family="paragraph" style:parent-style-name="Heading_20_2">
      <style:paragraph-properties fo:break-before="auto" style:writing-mode="lr-tb"/>
    </style:style>
    <style:style style:name="T39_1" style:family="text"/>
    <style:style style:name="P40" style:family="paragraph" style:parent-style-name="Heading_20_3">
      <style:paragraph-properties fo:break-before="auto" style:writing-mode="lr-tb"/>
    </style:style>
    <style:style style:name="T40_1" style:family="text"/>
    <style:style style:name="P41" style:family="paragraph" style:parent-style-name="Standard">
      <style:paragraph-properties fo:break-before="auto" fo:margin-top="0cm" style:writing-mode="lr-tb"/>
    </style:style>
    <style:style style:name="P42" style:family="paragraph" style:parent-style-name="Standard">
      <style:paragraph-properties fo:break-before="auto" fo:margin-top="0cm" fo:margin-bottom="0cm" style:writing-mode="lr-tb"/>
    </style:style>
    <style:style style:name="T42_1" style:family="text"/>
    <style:style style:name="T42_2" style:family="text"/>
    <style:style style:name="P43" style:family="paragraph" style:parent-style-name="Heading_20_3">
      <style:paragraph-properties fo:break-before="auto" style:writing-mode="lr-tb"/>
    </style:style>
    <style:style style:name="T43_1" style:family="text"/>
    <style:style style:name="T43_2" style:family="text"/>
    <style:style style:name="T43_3" style:family="text"/>
    <style:style style:name="P4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4_1" style:family="text">
      <style:text-properties fo:font-weight="bold" style:font-weight-asian="bold" style:font-weight-complex="bold"/>
    </style:style>
    <style:style style:name="T44_2" style:family="text">
      <style:text-properties fo:font-weight="bold" style:font-weight-asian="bold" style:font-weight-complex="bold"/>
    </style:style>
    <style:style style:name="T44_3" style:family="text">
      <style:text-properties fo:font-weight="bold" style:font-weight-asian="bold" style:font-weight-complex="bold"/>
    </style:style>
    <style:style style:name="T44_4" style:family="text">
      <style:text-properties fo:font-weight="bold" style:font-weight-asian="bold" style:font-weight-complex="bold"/>
    </style:style>
    <style:style style:name="T44_5" style:family="text">
      <style:text-properties fo:font-weight="bold" style:font-weight-asian="bold" style:font-weight-complex="bold"/>
    </style:style>
    <style:style style:name="T44_6" style:family="text">
      <style:text-properties fo:font-weight="bold" style:font-weight-asian="bold" style:font-weight-complex="bold"/>
    </style:style>
    <style:style style:name="T44_7" style:family="text">
      <style:text-properties fo:font-weight="bold" style:font-weight-asian="bold" style:font-weight-complex="bold"/>
    </style:style>
    <style:style style:name="P4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5_1" style:family="text"/>
    <style:style style:name="T45_2" style:family="text"/>
    <style:style style:name="P4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P4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7_1" style:family="text"/>
    <style:style style:name="T47_2" style:family="text"/>
    <style:style style:name="T47_3" style:family="text"/>
    <style:style style:name="P4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8_1" style:family="text"/>
    <style:style style:name="T48_2" style:family="text"/>
    <style:style style:name="P4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P5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0_1" style:family="text"/>
    <style:style style:name="T50_2" style:family="text"/>
    <style:style style:name="P51" style:family="paragraph" style:parent-style-name="Heading_20_3">
      <style:paragraph-properties fo:break-before="auto" style:writing-mode="lr-tb"/>
    </style:style>
    <style:style style:name="T51_1" style:family="text"/>
    <style:style style:name="T51_2" style:family="text"/>
    <style:style style:name="T51_3" style:family="text"/>
    <style:style style:name="P5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5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P5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5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5_1" style:family="text">
      <style:text-properties fo:background-color="#ffffff" fo:color="#393939" style:font-name="Courier New" style:font-name-asian="Courier New" style:font-name-complex="Courier New"/>
    </style:style>
    <style:style style:name="T55_2" style:family="text">
      <style:text-properties fo:background-color="#ffffff" fo:color="#393939" style:font-name="Courier New" style:font-name-asian="Courier New" style:font-name-complex="Courier New"/>
    </style:style>
    <style:style style:name="T55_3" style:family="text">
      <style:text-properties fo:background-color="#ffffff" fo:color="#393939" style:font-name="Courier New" style:font-name-asian="Courier New" style:font-name-complex="Courier New"/>
    </style:style>
    <style:style style:name="T55_4" style:family="text">
      <style:text-properties fo:background-color="#ffffff" fo:color="#393939" style:font-name="Courier New" style:font-name-asian="Courier New" style:font-name-complex="Courier New"/>
    </style:style>
    <style:style style:name="T55_5" style:family="text">
      <style:text-properties fo:background-color="#ffffff" fo:color="#393939" style:font-name="Courier New" style:font-name-asian="Courier New" style:font-name-complex="Courier New"/>
    </style:style>
    <style:style style:name="T55_6" style:family="text">
      <style:text-properties fo:background-color="#ffffff" fo:color="#393939" style:font-name="Courier New" style:font-name-asian="Courier New" style:font-name-complex="Courier New"/>
    </style:style>
    <style:style style:name="T55_7" style:family="text">
      <style:text-properties fo:background-color="#ffffff" fo:color="#393939" style:font-name="Courier New" style:font-name-asian="Courier New" style:font-name-complex="Courier New"/>
    </style:style>
    <style:style style:name="T55_8" style:family="text">
      <style:text-properties fo:background-color="#ffffff" fo:color="#393939" style:font-name="Courier New" style:font-name-asian="Courier New" style:font-name-complex="Courier New"/>
    </style:style>
    <style:style style:name="T55_9" style:family="text">
      <style:text-properties fo:background-color="#ffffff" fo:color="#393939" style:font-name="Courier New" style:font-name-asian="Courier New" style:font-name-complex="Courier New"/>
    </style:style>
    <style:style style:name="T55_10" style:family="text">
      <style:text-properties fo:background-color="#ffffff" fo:color="#393939" style:font-name="Courier New" style:font-name-asian="Courier New" style:font-name-complex="Courier New"/>
    </style:style>
    <style:style style:name="T55_11" style:family="text">
      <style:text-properties fo:background-color="#ffffff" fo:color="#393939" style:font-name="Courier New" style:font-name-asian="Courier New" style:font-name-complex="Courier New"/>
    </style:style>
    <style:style style:name="T55_12" style:family="text">
      <style:text-properties fo:background-color="#ffffff" fo:color="#393939" style:font-name="Courier New" style:font-name-asian="Courier New" style:font-name-complex="Courier New"/>
    </style:style>
    <style:style style:name="T55_13" style:family="text">
      <style:text-properties fo:background-color="#ffffff" fo:color="#393939" style:font-name="Courier New" style:font-name-asian="Courier New" style:font-name-complex="Courier New"/>
    </style:style>
    <style:style style:name="T55_14" style:family="text">
      <style:text-properties fo:background-color="#ffffff" fo:color="#393939" style:font-name="Courier New" style:font-name-asian="Courier New" style:font-name-complex="Courier New"/>
    </style:style>
    <style:style style:name="T55_15" style:family="text">
      <style:text-properties fo:background-color="#ffffff" fo:color="#393939" style:font-name="Courier New" style:font-name-asian="Courier New" style:font-name-complex="Courier New"/>
    </style:style>
    <style:style style:name="T55_16" style:family="text">
      <style:text-properties fo:background-color="#ffffff" fo:color="#393939" style:font-name="Courier New" style:font-name-asian="Courier New" style:font-name-complex="Courier New"/>
    </style:style>
    <style:style style:name="T55_17" style:family="text">
      <style:text-properties fo:background-color="#ffffff" fo:color="#393939" style:font-name="Courier New" style:font-name-asian="Courier New" style:font-name-complex="Courier New"/>
    </style:style>
    <style:style style:name="T55_18" style:family="text">
      <style:text-properties fo:background-color="#ffffff" fo:color="#393939" style:font-name="Courier New" style:font-name-asian="Courier New" style:font-name-complex="Courier New"/>
    </style:style>
    <style:style style:name="T55_19" style:family="text">
      <style:text-properties fo:background-color="#ffffff" fo:color="#393939" style:font-name="Courier New" style:font-name-asian="Courier New" style:font-name-complex="Courier New"/>
    </style:style>
    <style:style style:name="T55_20" style:family="text">
      <style:text-properties fo:background-color="#ffffff" fo:color="#393939" style:font-name="Courier New" style:font-name-asian="Courier New" style:font-name-complex="Courier New"/>
    </style:style>
    <style:style style:name="T55_21" style:family="text">
      <style:text-properties fo:background-color="#ffffff" fo:color="#393939" style:font-name="Courier New" style:font-name-asian="Courier New" style:font-name-complex="Courier New"/>
    </style:style>
    <style:style style:name="T55_22" style:family="text">
      <style:text-properties fo:background-color="#ffffff" fo:color="#393939" style:font-name="Courier New" style:font-name-asian="Courier New" style:font-name-complex="Courier New"/>
    </style:style>
    <style:style style:name="T55_23" style:family="text">
      <style:text-properties fo:background-color="#ffffff" fo:color="#393939" style:font-name="Courier New" style:font-name-asian="Courier New" style:font-name-complex="Courier New"/>
    </style:style>
    <style:style style:name="T55_24" style:family="text">
      <style:text-properties fo:background-color="#ffffff" fo:color="#393939" style:font-name="Courier New" style:font-name-asian="Courier New" style:font-name-complex="Courier New"/>
    </style:style>
    <style:style style:name="T55_25" style:family="text">
      <style:text-properties fo:background-color="#ffffff" fo:color="#393939" style:font-name="Courier New" style:font-name-asian="Courier New" style:font-name-complex="Courier New"/>
    </style:style>
    <style:style style:name="T55_26" style:family="text">
      <style:text-properties fo:background-color="#ffffff" fo:color="#393939" style:font-name="Courier New" style:font-name-asian="Courier New" style:font-name-complex="Courier New"/>
    </style:style>
    <style:style style:name="T55_27" style:family="text">
      <style:text-properties fo:background-color="#ffffff" fo:color="#393939" style:font-name="Courier New" style:font-name-asian="Courier New" style:font-name-complex="Courier New"/>
    </style:style>
    <style:style style:name="T55_28" style:family="text">
      <style:text-properties fo:background-color="#ffffff" fo:color="#393939" style:font-name="Courier New" style:font-name-asian="Courier New" style:font-name-complex="Courier New"/>
    </style:style>
    <style:style style:name="T55_29" style:family="text">
      <style:text-properties fo:background-color="#ffffff" fo:color="#393939" style:font-name="Courier New" style:font-name-asian="Courier New" style:font-name-complex="Courier New"/>
    </style:style>
    <style:style style:name="T55_30" style:family="text">
      <style:text-properties fo:background-color="#ffffff" fo:color="#393939" style:font-name="Courier New" style:font-name-asian="Courier New" style:font-name-complex="Courier New"/>
    </style:style>
    <style:style style:name="T55_31" style:family="text">
      <style:text-properties fo:background-color="#ffffff" fo:color="#393939" style:font-name="Courier New" style:font-name-asian="Courier New" style:font-name-complex="Courier New"/>
    </style:style>
    <style:style style:name="T55_32" style:family="text">
      <style:text-properties fo:background-color="#ffffff" fo:color="#393939" style:font-name="Courier New" style:font-name-asian="Courier New" style:font-name-complex="Courier New"/>
    </style:style>
    <style:style style:name="T55_33" style:family="text">
      <style:text-properties fo:background-color="#ffffff" fo:color="#393939" style:font-name="Courier New" style:font-name-asian="Courier New" style:font-name-complex="Courier New"/>
    </style:style>
    <style:style style:name="T55_34" style:family="text">
      <style:text-properties fo:background-color="#ffffff" fo:color="#393939" style:font-name="Courier New" style:font-name-asian="Courier New" style:font-name-complex="Courier New"/>
    </style:style>
    <style:style style:name="T55_35" style:family="text">
      <style:text-properties fo:background-color="#ffffff" fo:color="#393939" style:font-name="Courier New" style:font-name-asian="Courier New" style:font-name-complex="Courier New"/>
    </style:style>
    <style:style style:name="T55_36" style:family="text">
      <style:text-properties fo:background-color="#ffffff" fo:color="#393939" style:font-name="Courier New" style:font-name-asian="Courier New" style:font-name-complex="Courier New"/>
    </style:style>
    <style:style style:name="T55_37" style:family="text">
      <style:text-properties fo:background-color="#ffffff" fo:color="#393939" style:font-name="Courier New" style:font-name-asian="Courier New" style:font-name-complex="Courier New"/>
    </style:style>
    <style:style style:name="T55_38" style:family="text">
      <style:text-properties fo:background-color="#ffffff" fo:color="#393939" style:font-name="Courier New" style:font-name-asian="Courier New" style:font-name-complex="Courier New"/>
    </style:style>
    <style:style style:name="T55_39" style:family="text">
      <style:text-properties fo:background-color="#ffffff" fo:color="#393939" style:font-name="Courier New" style:font-name-asian="Courier New" style:font-name-complex="Courier New"/>
    </style:style>
    <style:style style:name="T55_40" style:family="text">
      <style:text-properties fo:background-color="#ffffff" fo:color="#393939" style:font-name="Courier New" style:font-name-asian="Courier New" style:font-name-complex="Courier New"/>
    </style:style>
    <style:style style:name="T55_41" style:family="text">
      <style:text-properties fo:background-color="#ffffff" fo:color="#393939" style:font-name="Courier New" style:font-name-asian="Courier New" style:font-name-complex="Courier New"/>
    </style:style>
    <style:style style:name="T55_42" style:family="text">
      <style:text-properties fo:background-color="#ffffff" fo:color="#393939" style:font-name="Courier New" style:font-name-asian="Courier New" style:font-name-complex="Courier New"/>
    </style:style>
    <style:style style:name="T55_43" style:family="text">
      <style:text-properties fo:background-color="#ffffff" fo:color="#393939" style:font-name="Courier New" style:font-name-asian="Courier New" style:font-name-complex="Courier New"/>
    </style:style>
    <style:style style:name="T55_44" style:family="text">
      <style:text-properties fo:background-color="#ffffff" fo:color="#393939" style:font-name="Courier New" style:font-name-asian="Courier New" style:font-name-complex="Courier New"/>
    </style:style>
    <style:style style:name="T55_45" style:family="text">
      <style:text-properties fo:background-color="#ffffff" fo:color="#393939" style:font-name="Courier New" style:font-name-asian="Courier New" style:font-name-complex="Courier New"/>
    </style:style>
    <style:style style:name="T55_46" style:family="text">
      <style:text-properties fo:background-color="#ffffff" fo:color="#393939" style:font-name="Courier New" style:font-name-asian="Courier New" style:font-name-complex="Courier New"/>
    </style:style>
    <style:style style:name="T55_47" style:family="text">
      <style:text-properties fo:background-color="#ffffff" fo:color="#393939" style:font-name="Courier New" style:font-name-asian="Courier New" style:font-name-complex="Courier New"/>
    </style:style>
    <style:style style:name="T55_48" style:family="text">
      <style:text-properties fo:background-color="#ffffff" fo:color="#393939" style:font-name="Courier New" style:font-name-asian="Courier New" style:font-name-complex="Courier New"/>
    </style:style>
    <style:style style:name="T55_49" style:family="text">
      <style:text-properties fo:background-color="#ffffff" fo:color="#393939" style:font-name="Courier New" style:font-name-asian="Courier New" style:font-name-complex="Courier New"/>
    </style:style>
    <style:style style:name="T55_50" style:family="text">
      <style:text-properties fo:background-color="#ffffff" fo:color="#393939" style:font-name="Courier New" style:font-name-asian="Courier New" style:font-name-complex="Courier New"/>
    </style:style>
    <style:style style:name="T55_51" style:family="text">
      <style:text-properties fo:background-color="#ffffff" fo:color="#393939" style:font-name="Courier New" style:font-name-asian="Courier New" style:font-name-complex="Courier New"/>
    </style:style>
    <style:style style:name="T55_52" style:family="text">
      <style:text-properties fo:background-color="#ffffff" fo:color="#393939" style:font-name="Courier New" style:font-name-asian="Courier New" style:font-name-complex="Courier New"/>
    </style:style>
    <style:style style:name="T55_53" style:family="text">
      <style:text-properties fo:background-color="#ffffff" fo:color="#393939" style:font-name="Courier New" style:font-name-asian="Courier New" style:font-name-complex="Courier New"/>
    </style:style>
    <style:style style:name="T55_54" style:family="text">
      <style:text-properties fo:background-color="#ffffff" fo:color="#393939" style:font-name="Courier New" style:font-name-asian="Courier New" style:font-name-complex="Courier New"/>
    </style:style>
    <style:style style:name="T55_55" style:family="text">
      <style:text-properties fo:background-color="#ffffff" fo:color="#393939" style:font-name="Courier New" style:font-name-asian="Courier New" style:font-name-complex="Courier New"/>
    </style:style>
    <style:style style:name="T55_56" style:family="text">
      <style:text-properties fo:background-color="#ffffff" fo:color="#393939" style:font-name="Courier New" style:font-name-asian="Courier New" style:font-name-complex="Courier New"/>
    </style:style>
    <style:style style:name="T55_57" style:family="text">
      <style:text-properties fo:background-color="#ffffff" fo:color="#393939" style:font-name="Courier New" style:font-name-asian="Courier New" style:font-name-complex="Courier New"/>
    </style:style>
    <style:style style:name="T55_58" style:family="text">
      <style:text-properties fo:background-color="#ffffff" fo:color="#393939" style:font-name="Courier New" style:font-name-asian="Courier New" style:font-name-complex="Courier New"/>
    </style:style>
    <style:style style:name="T55_59" style:family="text">
      <style:text-properties fo:background-color="#ffffff" fo:color="#393939" style:font-name="Courier New" style:font-name-asian="Courier New" style:font-name-complex="Courier New"/>
    </style:style>
    <style:style style:name="T55_60" style:family="text">
      <style:text-properties fo:background-color="#ffffff" fo:color="#393939" style:font-name="Courier New" style:font-name-asian="Courier New" style:font-name-complex="Courier New"/>
    </style:style>
    <style:style style:name="T55_61" style:family="text">
      <style:text-properties fo:background-color="#ffffff" fo:color="#393939" style:font-name="Courier New" style:font-name-asian="Courier New" style:font-name-complex="Courier New"/>
    </style:style>
    <style:style style:name="T55_62" style:family="text">
      <style:text-properties fo:background-color="#ffffff" fo:color="#393939" style:font-name="Courier New" style:font-name-asian="Courier New" style:font-name-complex="Courier New"/>
    </style:style>
    <style:style style:name="T55_63" style:family="text">
      <style:text-properties fo:background-color="#ffffff" fo:color="#393939" style:font-name="Courier New" style:font-name-asian="Courier New" style:font-name-complex="Courier New"/>
    </style:style>
    <style:style style:name="T55_64" style:family="text">
      <style:text-properties fo:background-color="#ffffff" fo:color="#393939" style:font-name="Courier New" style:font-name-asian="Courier New" style:font-name-complex="Courier New"/>
    </style:style>
    <style:style style:name="T55_65" style:family="text">
      <style:text-properties fo:background-color="#ffffff" fo:color="#393939" style:font-name="Courier New" style:font-name-asian="Courier New" style:font-name-complex="Courier New"/>
    </style:style>
    <style:style style:name="T55_66" style:family="text">
      <style:text-properties fo:background-color="#ffffff" fo:color="#393939" style:font-name="Courier New" style:font-name-asian="Courier New" style:font-name-complex="Courier New"/>
    </style:style>
    <style:style style:name="T55_67" style:family="text">
      <style:text-properties fo:background-color="#ffffff" fo:color="#393939" style:font-name="Courier New" style:font-name-asian="Courier New" style:font-name-complex="Courier New"/>
    </style:style>
    <style:style style:name="T55_68" style:family="text">
      <style:text-properties fo:background-color="#ffffff" fo:color="#393939" style:font-name="Courier New" style:font-name-asian="Courier New" style:font-name-complex="Courier New"/>
    </style:style>
    <style:style style:name="T55_69" style:family="text">
      <style:text-properties fo:background-color="#ffffff" fo:color="#393939" style:font-name="Courier New" style:font-name-asian="Courier New" style:font-name-complex="Courier New"/>
    </style:style>
    <style:style style:name="T55_70" style:family="text">
      <style:text-properties fo:background-color="#ffffff" fo:color="#393939" style:font-name="Courier New" style:font-name-asian="Courier New" style:font-name-complex="Courier New"/>
    </style:style>
    <style:style style:name="T55_71" style:family="text">
      <style:text-properties fo:background-color="#ffffff" fo:color="#393939" style:font-name="Courier New" style:font-name-asian="Courier New" style:font-name-complex="Courier New"/>
    </style:style>
    <style:style style:name="T55_72" style:family="text">
      <style:text-properties fo:background-color="#ffffff" fo:color="#393939" style:font-name="Courier New" style:font-name-asian="Courier New" style:font-name-complex="Courier New"/>
    </style:style>
    <style:style style:name="T55_73" style:family="text">
      <style:text-properties fo:background-color="#ffffff" fo:color="#393939" style:font-name="Courier New" style:font-name-asian="Courier New" style:font-name-complex="Courier New"/>
    </style:style>
    <style:style style:name="T55_74" style:family="text">
      <style:text-properties fo:background-color="#ffffff" fo:color="#393939" style:font-name="Courier New" style:font-name-asian="Courier New" style:font-name-complex="Courier New"/>
    </style:style>
    <style:style style:name="T55_75" style:family="text">
      <style:text-properties fo:background-color="#ffffff" fo:color="#393939" style:font-name="Courier New" style:font-name-asian="Courier New" style:font-name-complex="Courier New"/>
    </style:style>
    <style:style style:name="T55_76" style:family="text">
      <style:text-properties fo:background-color="#ffffff" fo:color="#393939" style:font-name="Courier New" style:font-name-asian="Courier New" style:font-name-complex="Courier New"/>
    </style:style>
    <style:style style:name="T55_77" style:family="text">
      <style:text-properties fo:background-color="#ffffff" fo:color="#393939" style:font-name="Courier New" style:font-name-asian="Courier New" style:font-name-complex="Courier New"/>
    </style:style>
    <style:style style:name="T55_78" style:family="text">
      <style:text-properties fo:background-color="#ffffff" fo:color="#393939" style:font-name="Courier New" style:font-name-asian="Courier New" style:font-name-complex="Courier New"/>
    </style:style>
    <style:style style:name="T55_79" style:family="text">
      <style:text-properties fo:background-color="#ffffff" fo:color="#393939" style:font-name="Courier New" style:font-name-asian="Courier New" style:font-name-complex="Courier New"/>
    </style:style>
    <style:style style:name="T55_80" style:family="text">
      <style:text-properties fo:background-color="#ffffff" fo:color="#393939" style:font-name="Courier New" style:font-name-asian="Courier New" style:font-name-complex="Courier New"/>
    </style:style>
    <style:style style:name="T55_81" style:family="text">
      <style:text-properties fo:background-color="#ffffff" fo:color="#393939" style:font-name="Courier New" style:font-name-asian="Courier New" style:font-name-complex="Courier New"/>
    </style:style>
    <style:style style:name="T55_82" style:family="text">
      <style:text-properties fo:background-color="#ffffff" fo:color="#393939" style:font-name="Courier New" style:font-name-asian="Courier New" style:font-name-complex="Courier New"/>
    </style:style>
    <style:style style:name="T55_83" style:family="text">
      <style:text-properties fo:background-color="#ffffff" fo:color="#393939" style:font-name="Courier New" style:font-name-asian="Courier New" style:font-name-complex="Courier New"/>
    </style:style>
    <style:style style:name="T55_84" style:family="text">
      <style:text-properties fo:background-color="#ffffff" fo:color="#393939" style:font-name="Courier New" style:font-name-asian="Courier New" style:font-name-complex="Courier New"/>
    </style:style>
    <style:style style:name="T55_85" style:family="text">
      <style:text-properties fo:background-color="#ffffff" fo:color="#393939" style:font-name="Courier New" style:font-name-asian="Courier New" style:font-name-complex="Courier New"/>
    </style:style>
    <style:style style:name="T55_86" style:family="text">
      <style:text-properties fo:background-color="#ffffff" fo:color="#393939" style:font-name="Courier New" style:font-name-asian="Courier New" style:font-name-complex="Courier New"/>
    </style:style>
    <style:style style:name="T55_87" style:family="text">
      <style:text-properties fo:background-color="#ffffff" fo:color="#393939" style:font-name="Courier New" style:font-name-asian="Courier New" style:font-name-complex="Courier New"/>
    </style:style>
    <style:style style:name="T55_88" style:family="text">
      <style:text-properties fo:background-color="#ffffff" fo:color="#393939" style:font-name="Courier New" style:font-name-asian="Courier New" style:font-name-complex="Courier New"/>
    </style:style>
    <style:style style:name="T55_89" style:family="text">
      <style:text-properties fo:background-color="#ffffff" fo:color="#393939" style:font-name="Courier New" style:font-name-asian="Courier New" style:font-name-complex="Courier New"/>
    </style:style>
    <style:style style:name="T55_90" style:family="text">
      <style:text-properties fo:background-color="#ffffff" fo:color="#393939" style:font-name="Courier New" style:font-name-asian="Courier New" style:font-name-complex="Courier New"/>
    </style:style>
    <style:style style:name="T55_91" style:family="text">
      <style:text-properties fo:background-color="#ffffff" fo:color="#393939" style:font-name="Courier New" style:font-name-asian="Courier New" style:font-name-complex="Courier New"/>
    </style:style>
    <style:style style:name="T55_92" style:family="text">
      <style:text-properties fo:background-color="#ffffff" fo:color="#393939" style:font-name="Courier New" style:font-name-asian="Courier New" style:font-name-complex="Courier New"/>
    </style:style>
    <style:style style:name="T55_93" style:family="text">
      <style:text-properties fo:background-color="#ffffff" fo:color="#393939" style:font-name="Courier New" style:font-name-asian="Courier New" style:font-name-complex="Courier New"/>
    </style:style>
    <style:style style:name="T55_94" style:family="text">
      <style:text-properties fo:background-color="#ffffff" fo:color="#393939" style:font-name="Courier New" style:font-name-asian="Courier New" style:font-name-complex="Courier New"/>
    </style:style>
    <style:style style:name="T55_95" style:family="text">
      <style:text-properties fo:background-color="#ffffff" fo:color="#393939" style:font-name="Courier New" style:font-name-asian="Courier New" style:font-name-complex="Courier New"/>
    </style:style>
    <style:style style:name="T55_96" style:family="text">
      <style:text-properties fo:background-color="#ffffff" fo:color="#393939" style:font-name="Courier New" style:font-name-asian="Courier New" style:font-name-complex="Courier New"/>
    </style:style>
    <style:style style:name="T55_97" style:family="text">
      <style:text-properties fo:background-color="#ffffff" fo:color="#393939" style:font-name="Courier New" style:font-name-asian="Courier New" style:font-name-complex="Courier New"/>
    </style:style>
    <style:style style:name="T55_98" style:family="text">
      <style:text-properties fo:background-color="#ffffff" fo:color="#393939" style:font-name="Courier New" style:font-name-asian="Courier New" style:font-name-complex="Courier New"/>
    </style:style>
    <style:style style:name="T55_99" style:family="text">
      <style:text-properties fo:background-color="#ffffff" fo:color="#393939" style:font-name="Courier New" style:font-name-asian="Courier New" style:font-name-complex="Courier New"/>
    </style:style>
    <style:style style:name="T55_100" style:family="text">
      <style:text-properties fo:background-color="#ffffff" fo:color="#393939" style:font-name="Courier New" style:font-name-asian="Courier New" style:font-name-complex="Courier New"/>
    </style:style>
    <style:style style:name="T55_101" style:family="text">
      <style:text-properties fo:background-color="#ffffff" fo:color="#393939" style:font-name="Courier New" style:font-name-asian="Courier New" style:font-name-complex="Courier New"/>
    </style:style>
    <style:style style:name="T55_102" style:family="text">
      <style:text-properties fo:background-color="#ffffff" fo:color="#393939" style:font-name="Courier New" style:font-name-asian="Courier New" style:font-name-complex="Courier New"/>
    </style:style>
    <style:style style:name="T55_103" style:family="text">
      <style:text-properties fo:background-color="#ffffff" fo:color="#393939" style:font-name="Courier New" style:font-name-asian="Courier New" style:font-name-complex="Courier New"/>
    </style:style>
    <style:style style:name="T55_104" style:family="text">
      <style:text-properties fo:background-color="#ffffff" fo:color="#393939" style:font-name="Courier New" style:font-name-asian="Courier New" style:font-name-complex="Courier New"/>
    </style:style>
    <style:style style:name="T55_105" style:family="text">
      <style:text-properties fo:background-color="#ffffff" fo:color="#393939" style:font-name="Courier New" style:font-name-asian="Courier New" style:font-name-complex="Courier New"/>
    </style:style>
    <style:style style:name="T55_106" style:family="text">
      <style:text-properties fo:background-color="#ffffff" fo:color="#393939" style:font-name="Courier New" style:font-name-asian="Courier New" style:font-name-complex="Courier New"/>
    </style:style>
    <style:style style:name="P5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57" style:family="paragraph" style:parent-style-name="Heading_20_3">
      <style:paragraph-properties fo:text-align="left" fo:break-before="auto" fo:text-indent="0cm" fo:line-height="115%" fo:margin-top="0.494cm" fo:margin-bottom="0.141cm" fo:margin-left="0cm" fo:margin-right="0cm" style:writing-mode="lr-tb"/>
    </style:style>
    <style:style style:name="T57_1" style:family="text"/>
    <style:style style:name="P5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P5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P60" style:family="paragraph" style:parent-style-name="Heading_20_3">
      <style:paragraph-properties fo:break-before="auto" style:writing-mode="lr-tb"/>
    </style:style>
    <style:style style:name="T60_1" style:family="text"/>
    <style:style style:name="T60_2" style:family="text"/>
    <style:style style:name="T60_3" style:family="text"/>
    <style:style style:name="P6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6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2_1" style:family="text">
      <style:text-properties fo:font-weight="bold" style:font-weight-asian="bold" style:font-weight-complex="bold"/>
    </style:style>
    <style:style style:name="T62_2" style:family="text">
      <style:text-properties fo:font-weight="bold" style:font-weight-asian="bold" style:font-weight-complex="bold"/>
    </style:style>
    <style:style style:name="P6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P6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P6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5_1" style:family="text">
      <style:text-properties fo:font-style="italic" style:font-style-asian="italic" style:font-style-complex="italic"/>
    </style:style>
    <style:style style:name="T65_2" style:family="text">
      <style:text-properties fo:font-style="italic" style:font-style-asian="italic" style:font-style-complex="italic"/>
    </style:style>
    <style:style style:name="T65_3" style:family="text">
      <style:text-properties fo:font-style="italic" style:font-style-asian="italic" style:font-style-complex="italic"/>
    </style:style>
    <style:style style:name="T65_4" style:family="text">
      <style:text-properties fo:font-style="italic" style:font-style-asian="italic" style:font-style-complex="italic"/>
    </style:style>
    <style:style style:name="P66" style:family="paragraph" style:parent-style-name="Standard">
      <style:paragraph-properties fo:break-before="auto" style:writing-mode="lr-tb"/>
    </style:style>
    <style:style style:name="T66_1" style:family="text">
      <style:text-properties style:font-name="Courier New" style:font-name-asian="Courier New" style:font-name-complex="Courier New"/>
    </style:style>
    <style:style style:name="T66_2" style:family="text">
      <style:text-properties style:font-name="Courier New" style:font-name-asian="Courier New" style:font-name-complex="Courier New"/>
    </style:style>
    <style:style style:name="T66_3" style:family="text">
      <style:text-properties style:font-name="Courier New" style:font-name-asian="Courier New" style:font-name-complex="Courier New"/>
    </style:style>
    <style:style style:name="T66_4" style:family="text">
      <style:text-properties style:font-name="Courier New" style:font-name-asian="Courier New" style:font-name-complex="Courier New"/>
    </style:style>
    <style:style style:name="T66_5" style:family="text">
      <style:text-properties style:font-name="Courier New" style:font-name-asian="Courier New" style:font-name-complex="Courier New"/>
    </style:style>
    <style:style style:name="T66_6" style:family="text">
      <style:text-properties style:font-name="Courier New" style:font-name-asian="Courier New" style:font-name-complex="Courier New"/>
    </style:style>
    <style:style style:name="P67" style:family="paragraph" style:parent-style-name="Standard">
      <style:paragraph-properties fo:break-before="auto" style:writing-mode="lr-tb"/>
    </style:style>
    <style:style style:name="T67_1" style:family="text">
      <style:text-properties style:font-name="Courier New" style:font-name-asian="Courier New" style:font-name-complex="Courier New"/>
    </style:style>
    <style:style style:name="T67_2" style:family="text">
      <style:text-properties style:font-name="Courier New" style:font-name-asian="Courier New" style:font-name-complex="Courier New"/>
    </style:style>
    <style:style style:name="T67_3" style:family="text">
      <style:text-properties style:font-name="Courier New" style:font-name-asian="Courier New" style:font-name-complex="Courier New"/>
    </style:style>
    <style:style style:name="P6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8_1" style:family="text">
      <style:text-properties style:font-name="Courier New" style:font-name-asian="Courier New" style:font-name-complex="Courier New"/>
    </style:style>
    <style:style style:name="P69" style:family="paragraph" style:parent-style-name="Standard">
      <style:paragraph-properties fo:break-before="auto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P7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P7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/>
    <style:style style:name="P7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T72_20" style:family="text"/>
    <style:style style:name="P7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P7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4_1" style:family="text">
      <style:text-properties fo:font-style="italic" style:font-style-asian="italic" style:font-style-complex="italic"/>
    </style:style>
    <style:style style:name="T74_2" style:family="text">
      <style:text-properties fo:font-style="italic" style:font-style-asian="italic" style:font-style-complex="italic"/>
    </style:style>
    <style:style style:name="T74_3" style:family="text">
      <style:text-properties fo:font-style="italic" style:font-style-asian="italic" style:font-style-complex="italic"/>
    </style:style>
    <style:style style:name="T74_4" style:family="text">
      <style:text-properties fo:font-style="italic" style:font-style-asian="italic" style:font-style-complex="italic"/>
    </style:style>
    <style:style style:name="P7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5_1" style:family="text">
      <style:text-properties style:font-name="Courier New" style:font-name-asian="Courier New" style:font-name-complex="Courier New"/>
    </style:style>
    <style:style style:name="T75_2" style:family="text">
      <style:text-properties style:font-name="Courier New" style:font-name-asian="Courier New" style:font-name-complex="Courier New"/>
    </style:style>
    <style:style style:name="T75_3" style:family="text">
      <style:text-properties style:font-name="Courier New" style:font-name-asian="Courier New" style:font-name-complex="Courier New"/>
    </style:style>
    <style:style style:name="T75_4" style:family="text">
      <style:text-properties style:font-name="Courier New" style:font-name-asian="Courier New" style:font-name-complex="Courier New"/>
    </style:style>
    <style:style style:name="T75_5" style:family="text">
      <style:text-properties style:font-name="Courier New" style:font-name-asian="Courier New" style:font-name-complex="Courier New"/>
    </style:style>
    <style:style style:name="T75_6" style:family="text">
      <style:text-properties style:font-name="Courier New" style:font-name-asian="Courier New" style:font-name-complex="Courier New"/>
    </style:style>
    <style:style style:name="T75_7" style:family="text">
      <style:text-properties style:font-name="Courier New" style:font-name-asian="Courier New" style:font-name-complex="Courier New"/>
    </style:style>
    <style:style style:name="T75_8" style:family="text">
      <style:text-properties style:font-name="Courier New" style:font-name-asian="Courier New" style:font-name-complex="Courier New"/>
    </style:style>
    <style:style style:name="T75_9" style:family="text">
      <style:text-properties style:font-name="Courier New" style:font-name-asian="Courier New" style:font-name-complex="Courier New"/>
    </style:style>
    <style:style style:name="T75_10" style:family="text">
      <style:text-properties style:font-name="Courier New" style:font-name-asian="Courier New" style:font-name-complex="Courier New"/>
    </style:style>
    <style:style style:name="T75_11" style:family="text">
      <style:text-properties style:font-name="Courier New" style:font-name-asian="Courier New" style:font-name-complex="Courier New"/>
    </style:style>
    <style:style style:name="T75_12" style:family="text">
      <style:text-properties style:font-name="Courier New" style:font-name-asian="Courier New" style:font-name-complex="Courier New"/>
    </style:style>
    <style:style style:name="T75_13" style:family="text">
      <style:text-properties style:font-name="Courier New" style:font-name-asian="Courier New" style:font-name-complex="Courier New"/>
    </style:style>
    <style:style style:name="T75_14" style:family="text">
      <style:text-properties style:font-name="Courier New" style:font-name-asian="Courier New" style:font-name-complex="Courier New"/>
    </style:style>
    <style:style style:name="T75_15" style:family="text">
      <style:text-properties style:font-name="Courier New" style:font-name-asian="Courier New" style:font-name-complex="Courier New"/>
    </style:style>
    <style:style style:name="T75_16" style:family="text">
      <style:text-properties style:font-name="Courier New" style:font-name-asian="Courier New" style:font-name-complex="Courier New"/>
    </style:style>
    <style:style style:name="P7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background-color="#ffffff" style:font-name="Verdana" fo:font-size="10pt" style:font-name-asian="Verdana" style:font-size-asian="10pt" style:font-name-complex="Verdana" style:font-size-complex="10pt"/>
    </style:style>
    <style:style style:name="P7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T77_21" style:family="text"/>
    <style:style style:name="T77_22" style:family="text"/>
    <style:style style:name="T77_23" style:family="text"/>
    <style:style style:name="T77_24" style:family="text"/>
    <style:style style:name="T77_25" style:family="text"/>
    <style:style style:name="T77_26" style:family="text"/>
    <style:style style:name="T77_27" style:family="text"/>
    <style:style style:name="T77_28" style:family="text"/>
    <style:style style:name="T77_29" style:family="text"/>
    <style:style style:name="T77_30" style:family="text"/>
    <style:style style:name="T77_31" style:family="text"/>
    <style:style style:name="T77_32" style:family="text"/>
    <style:style style:name="T77_33" style:family="text"/>
    <style:style style:name="T77_34" style:family="text"/>
    <style:style style:name="T77_35" style:family="text"/>
    <style:style style:name="T77_36" style:family="text"/>
    <style:style style:name="T77_37" style:family="text"/>
    <style:style style:name="T77_38" style:family="text"/>
    <style:style style:name="T77_39" style:family="text"/>
    <style:style style:name="T77_40" style:family="text"/>
    <style:style style:name="T77_41" style:family="text"/>
    <style:style style:name="T77_42" style:family="text"/>
    <style:style style:name="T77_43" style:family="text"/>
    <style:style style:name="P7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8_1" style:family="text">
      <style:text-properties fo:font-style="italic" style:font-style-asian="italic" style:font-style-complex="italic"/>
    </style:style>
    <style:style style:name="T78_2" style:family="text">
      <style:text-properties fo:font-style="italic" style:font-style-asian="italic" style:font-style-complex="italic"/>
    </style:style>
    <style:style style:name="T78_3" style:family="text">
      <style:text-properties fo:font-style="italic" style:font-style-asian="italic" style:font-style-complex="italic"/>
    </style:style>
    <style:style style:name="T78_4" style:family="text">
      <style:text-properties fo:font-style="italic" style:font-style-asian="italic" style:font-style-complex="italic"/>
    </style:style>
    <style:style style:name="P7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79_1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79_2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79_3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79_4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79_5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79_6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79_7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P80" style:family="paragraph" style:parent-style-name="Standard">
      <style:paragraph-properties fo:break-before="auto" style:writing-mode="lr-tb"/>
    </style:style>
    <style:style style:name="T80_1" style:family="text">
      <style:text-properties fo:font-style="italic" style:font-style-asian="italic" style:font-style-complex="italic"/>
    </style:style>
    <style:style style:name="T80_2" style:family="text">
      <style:text-properties fo:font-style="italic" style:font-style-asian="italic" style:font-style-complex="italic"/>
    </style:style>
    <style:style style:name="T80_3" style:family="text">
      <style:text-properties fo:font-style="italic" style:font-style-asian="italic" style:font-style-complex="italic"/>
    </style:style>
    <style:style style:name="T80_4" style:family="text">
      <style:text-properties fo:font-style="italic" style:font-style-asian="italic" style:font-style-complex="italic"/>
    </style:style>
    <style:style style:name="P81" style:family="paragraph" style:parent-style-name="Standard">
      <style:paragraph-properties fo:break-before="auto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P8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P83" style:family="paragraph" style:parent-style-name="Heading_20_2">
      <style:paragraph-properties fo:break-before="auto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P8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>
      <style:text-properties fo:background-color="#ffffff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T84_10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84_11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84_12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84_13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84_14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84_15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84_16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84_17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84_18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84_19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84_20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84_21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84_22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84_23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84_24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84_25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84_26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84_27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84_28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84_29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84_30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84_31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P85" style:family="paragraph" style:parent-style-name="Standard">
      <style:paragraph-properties fo:break-before="auto" style:writing-mode="lr-tb"/>
    </style:style>
    <style:style style:name="T85_1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85_2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P86" style:family="paragraph" style:parent-style-name="Standard">
      <style:paragraph-properties fo:break-before="auto" style:writing-mode="lr-tb"/>
    </style:style>
    <style:style style:name="T86_1" style:family="text">
      <style:text-properties fo:background-color="#ffffff" style:font-name="Consolas" fo:font-size="9pt" style:font-name-asian="Consolas" style:font-size-asian="9pt" style:font-name-complex="Consolas" style:font-size-complex="9pt"/>
    </style:style>
    <style:style style:name="T86_2" style:family="text">
      <style:text-properties fo:background-color="#ffffff" style:font-name="Consolas" fo:font-size="9pt" style:font-name-asian="Consolas" style:font-size-asian="9pt" style:font-name-complex="Consolas" style:font-size-complex="9pt"/>
    </style:style>
    <style:style style:name="T86_3" style:family="text">
      <style:text-properties fo:background-color="#ffffff" style:font-name="Consolas" fo:font-size="9pt" style:font-name-asian="Consolas" style:font-size-asian="9pt" style:font-name-complex="Consolas" style:font-size-complex="9pt"/>
    </style:style>
    <style:style style:name="P87" style:family="paragraph" style:parent-style-name="Standard">
      <style:paragraph-properties fo:break-before="auto" style:writing-mode="lr-tb"/>
    </style:style>
    <style:style style:name="T87_1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87_2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P8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88_1" style:family="text">
      <style:text-properties fo:background-color="#ffffff" style:font-name="Consolas" fo:font-size="9pt" style:font-name-asian="Consolas" style:font-size-asian="9pt" style:font-name-complex="Consolas" style:font-size-complex="9pt"/>
    </style:style>
    <style:style style:name="T88_2" style:family="text">
      <style:text-properties fo:background-color="#ffffff" style:font-name="Consolas" fo:font-size="9pt" style:font-name-asian="Consolas" style:font-size-asian="9pt" style:font-name-complex="Consolas" style:font-size-complex="9pt"/>
    </style:style>
    <style:style style:name="T88_3" style:family="text">
      <style:text-properties fo:background-color="#ffffff" style:font-name="Consolas" fo:font-size="9pt" style:font-name-asian="Consolas" style:font-size-asian="9pt" style:font-name-complex="Consolas" style:font-size-complex="9pt"/>
    </style:style>
    <style:style style:name="P8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fo:background-color="#ffffff" style:font-name="Consolas" fo:font-size="9pt" style:font-name-asian="Consolas" style:font-size-asian="9pt" style:font-name-complex="Consolas" style:font-size-complex="9pt"/>
    </style:style>
    <style:style style:name="P90" style:family="paragraph" style:parent-style-name="Standard">
      <style:paragraph-properties fo:break-before="auto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T90_15" style:family="text"/>
    <style:style style:name="T90_16" style:family="text"/>
    <style:style style:name="T90_17" style:family="text"/>
    <style:style style:name="T90_18" style:family="text"/>
    <style:style style:name="T90_19" style:family="text"/>
    <style:style style:name="T90_20" style:family="text"/>
    <style:style style:name="T90_21" style:family="text"/>
    <style:style style:name="T90_22" style:family="text"/>
    <style:style style:name="T90_23" style:family="text"/>
    <style:style style:name="T90_24" style:family="text"/>
    <style:style style:name="T90_25" style:family="text"/>
    <style:style style:name="T90_26" style:family="text"/>
    <style:style style:name="T90_27" style:family="text"/>
    <style:style style:name="T90_28" style:family="text"/>
    <style:style style:name="T90_29" style:family="text"/>
    <style:style style:name="T90_30" style:family="text"/>
    <style:style style:name="T90_31" style:family="text"/>
    <style:style style:name="T90_32" style:family="text"/>
    <style:style style:name="T90_33" style:family="text"/>
    <style:style style:name="T90_34" style:family="text"/>
    <style:style style:name="T90_35" style:family="text"/>
    <style:style style:name="T90_36" style:family="text"/>
    <style:style style:name="T90_37" style:family="text"/>
    <style:style style:name="T90_38" style:family="text"/>
    <style:style style:name="T90_39" style:family="text"/>
    <style:style style:name="T90_40" style:family="text"/>
    <style:style style:name="T90_41" style:family="text"/>
    <style:style style:name="T90_42" style:family="text"/>
    <style:style style:name="T90_43" style:family="text"/>
    <style:style style:name="T90_44" style:family="text"/>
    <style:style style:name="T90_45" style:family="text"/>
    <style:style style:name="T90_46" style:family="text"/>
    <style:style style:name="T90_47" style:family="text"/>
    <style:style style:name="T90_48" style:family="text"/>
    <style:style style:name="T90_49" style:family="text"/>
    <style:style style:name="T90_50" style:family="text"/>
    <style:style style:name="T90_51" style:family="text"/>
    <style:style style:name="T90_52" style:family="text"/>
    <style:style style:name="T90_53" style:family="text"/>
    <style:style style:name="T90_54" style:family="text"/>
    <style:style style:name="T90_55" style:family="text"/>
    <style:style style:name="T90_56" style:family="text"/>
    <style:style style:name="T90_57" style:family="text"/>
    <style:style style:name="T90_58" style:family="text"/>
    <style:style style:name="T90_59" style:family="text"/>
    <style:style style:name="T90_60" style:family="text"/>
    <style:style style:name="P91" style:family="paragraph" style:parent-style-name="Standard">
      <style:paragraph-properties fo:break-before="auto" fo:margin-top="0cm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T91_14" style:family="text"/>
    <style:style style:name="T91_15" style:family="text"/>
    <style:style style:name="T91_16" style:family="text"/>
    <style:style style:name="T91_17" style:family="text"/>
    <style:style style:name="T91_18" style:family="text"/>
    <style:style style:name="T91_19" style:family="text"/>
    <style:style style:name="T91_20" style:family="text"/>
    <style:style style:name="T91_21" style:family="text"/>
    <style:style style:name="T91_22" style:family="text"/>
    <style:style style:name="T91_23" style:family="text"/>
    <style:style style:name="T91_24" style:family="text"/>
    <style:style style:name="T91_25" style:family="text"/>
    <style:style style:name="T91_26" style:family="text"/>
    <style:style style:name="T91_27" style:family="text"/>
    <style:style style:name="T91_28" style:family="text"/>
    <style:style style:name="T91_29" style:family="text"/>
    <style:style style:name="T91_30" style:family="text"/>
    <style:style style:name="T91_31" style:family="text"/>
    <style:style style:name="T91_32" style:family="text"/>
    <style:style style:name="T91_33" style:family="text"/>
    <style:style style:name="T91_34" style:family="text"/>
    <style:style style:name="T91_35" style:family="text"/>
    <style:style style:name="T91_36" style:family="text"/>
    <style:style style:name="T91_37" style:family="text"/>
    <style:style style:name="T91_38" style:family="text"/>
    <style:style style:name="T91_39" style:family="text"/>
    <style:style style:name="T91_40" style:family="text"/>
    <style:style style:name="T91_41" style:family="text"/>
    <style:style style:name="T91_42" style:family="text"/>
    <style:style style:name="T91_43" style:family="text"/>
    <style:style style:name="T91_44" style:family="text"/>
    <style:style style:name="T91_45" style:family="text"/>
    <style:style style:name="T91_46" style:family="text"/>
    <style:style style:name="T91_47" style:family="text"/>
    <style:style style:name="T91_48" style:family="text"/>
    <style:style style:name="T91_49" style:family="text"/>
    <style:style style:name="T91_50" style:family="text"/>
    <style:style style:name="T91_51" style:family="text"/>
    <style:style style:name="T91_52" style:family="text"/>
    <style:style style:name="T91_53" style:family="text"/>
    <style:style style:name="T91_54" style:family="text"/>
    <style:style style:name="P92" style:family="paragraph" style:parent-style-name="Standard">
      <style:paragraph-properties fo:break-before="auto" fo:margin-top="0cm" style:writing-mode="lr-tb"/>
    </style:style>
    <style:style style:name="T92_1" style:family="text">
      <style:text-properties fo:color="#222222"/>
    </style:style>
    <style:style style:name="T92_2" style:family="text">
      <style:text-properties fo:color="#222222"/>
    </style:style>
    <style:style style:name="T92_3" style:family="text"/>
    <style:style style:name="T92_4" style:family="text">
      <style:text-properties fo:color="#0678be"/>
    </style:style>
    <style:style style:name="T92_5" style:family="text"/>
    <style:style style:name="T92_6" style:family="text">
      <style:text-properties fo:color="#0678be"/>
    </style:style>
    <style:style style:name="T92_7" style:family="text"/>
    <style:style style:name="T92_8" style:family="text">
      <style:text-properties fo:color="#0678be"/>
    </style:style>
    <style:style style:name="T92_9" style:family="text"/>
    <style:style style:name="T92_10" style:family="text">
      <style:text-properties fo:color="#0678be"/>
    </style:style>
    <style:style style:name="T92_11" style:family="text"/>
    <style:style style:name="T92_12" style:family="text">
      <style:text-properties fo:color="#0678be"/>
    </style:style>
    <style:style style:name="T92_13" style:family="text"/>
    <style:style style:name="T92_14" style:family="text">
      <style:text-properties fo:color="#0678be"/>
    </style:style>
    <style:style style:name="T92_15" style:family="text"/>
    <style:style style:name="T92_16" style:family="text">
      <style:text-properties fo:color="#0678be"/>
    </style:style>
    <style:style style:name="T92_17" style:family="text"/>
    <style:style style:name="T92_18" style:family="text">
      <style:text-properties fo:color="#0678be"/>
    </style:style>
    <style:style style:name="T92_19" style:family="text"/>
    <style:style style:name="T92_20" style:family="text">
      <style:text-properties fo:color="#0678be"/>
    </style:style>
    <style:style style:name="T92_21" style:family="text"/>
    <style:style style:name="T92_22" style:family="text">
      <style:text-properties fo:color="#0678be"/>
    </style:style>
    <style:style style:name="T92_23" style:family="text"/>
    <style:style style:name="T92_24" style:family="text">
      <style:text-properties fo:color="#0678be"/>
    </style:style>
    <style:style style:name="T92_25" style:family="text"/>
    <style:style style:name="T92_26" style:family="text">
      <style:text-properties fo:color="#0678be"/>
    </style:style>
    <style:style style:name="T92_27" style:family="text"/>
    <style:style style:name="T92_28" style:family="text">
      <style:text-properties fo:color="#0678be"/>
    </style:style>
    <style:style style:name="T92_29" style:family="text"/>
    <style:style style:name="T92_30" style:family="text">
      <style:text-properties fo:color="#0678be"/>
    </style:style>
    <style:style style:name="T92_31" style:family="text"/>
    <style:style style:name="T92_32" style:family="text">
      <style:text-properties fo:color="#0678be"/>
    </style:style>
    <style:style style:name="T92_33" style:family="text"/>
    <style:style style:name="T92_34" style:family="text">
      <style:text-properties fo:color="#0678be"/>
    </style:style>
    <style:style style:name="T92_35" style:family="text"/>
    <style:style style:name="T92_36" style:family="text">
      <style:text-properties fo:color="#0678be"/>
    </style:style>
    <style:style style:name="T92_37" style:family="text"/>
    <style:style style:name="T92_38" style:family="text">
      <style:text-properties fo:color="#0678be"/>
    </style:style>
    <style:style style:name="T92_39" style:family="text"/>
    <style:style style:name="T92_40" style:family="text">
      <style:text-properties fo:color="#0678be"/>
    </style:style>
    <style:style style:name="T92_41" style:family="text">
      <style:text-properties fo:color="#222222"/>
    </style:style>
    <style:style style:name="P93" style:family="paragraph" style:parent-style-name="Standard">
      <style:paragraph-properties fo:break-before="auto" fo:margin-top="0cm" style:writing-mode="lr-tb"/>
    </style:style>
    <style:style style:name="T93_1" style:family="text">
      <style:text-properties fo:color="#222222"/>
    </style:style>
    <style:style style:name="T93_2" style:family="text">
      <style:text-properties fo:color="#222222"/>
    </style:style>
    <style:style style:name="T93_3" style:family="text">
      <style:text-properties fo:color="#222222"/>
    </style:style>
    <style:style style:name="T93_4" style:family="text">
      <style:text-properties fo:color="#222222"/>
    </style:style>
    <style:style style:name="T93_5" style:family="text">
      <style:text-properties fo:color="#222222"/>
    </style:style>
    <style:style style:name="T93_6" style:family="text">
      <style:text-properties fo:color="#222222"/>
    </style:style>
    <style:style style:name="T93_7" style:family="text">
      <style:text-properties fo:color="#222222"/>
    </style:style>
    <style:style style:name="T93_8" style:family="text">
      <style:text-properties fo:color="#222222"/>
    </style:style>
    <style:style style:name="T93_9" style:family="text">
      <style:text-properties fo:color="#222222"/>
    </style:style>
    <style:style style:name="T93_10" style:family="text">
      <style:text-properties fo:color="#222222"/>
    </style:style>
    <style:style style:name="T93_11" style:family="text">
      <style:text-properties fo:color="#222222"/>
    </style:style>
    <style:style style:name="T93_12" style:family="text">
      <style:text-properties fo:color="#222222"/>
    </style:style>
    <style:style style:name="T93_13" style:family="text">
      <style:text-properties fo:color="#222222"/>
    </style:style>
    <style:style style:name="T93_14" style:family="text">
      <style:text-properties fo:color="#222222"/>
    </style:style>
    <style:style style:name="T93_15" style:family="text">
      <style:text-properties fo:color="#222222"/>
    </style:style>
    <style:style style:name="T93_16" style:family="text">
      <style:text-properties fo:color="#222222"/>
    </style:style>
    <style:style style:name="T93_17" style:family="text">
      <style:text-properties fo:color="#222222"/>
    </style:style>
    <style:style style:name="T93_18" style:family="text">
      <style:text-properties fo:color="#222222"/>
    </style:style>
    <style:style style:name="T93_19" style:family="text">
      <style:text-properties fo:color="#222222"/>
    </style:style>
    <style:style style:name="T93_20" style:family="text">
      <style:text-properties fo:color="#222222"/>
    </style:style>
    <style:style style:name="T93_21" style:family="text">
      <style:text-properties fo:color="#222222"/>
    </style:style>
    <style:style style:name="T93_22" style:family="text">
      <style:text-properties fo:color="#222222"/>
    </style:style>
    <style:style style:name="T93_23" style:family="text">
      <style:text-properties fo:color="#222222"/>
    </style:style>
    <style:style style:name="T93_24" style:family="text">
      <style:text-properties fo:color="#222222"/>
    </style:style>
    <style:style style:name="T93_25" style:family="text">
      <style:text-properties fo:color="#222222"/>
    </style:style>
    <style:style style:name="T93_26" style:family="text">
      <style:text-properties fo:color="#222222"/>
    </style:style>
    <style:style style:name="T93_27" style:family="text">
      <style:text-properties fo:color="#222222"/>
    </style:style>
    <style:style style:name="T93_28" style:family="text">
      <style:text-properties fo:color="#222222"/>
    </style:style>
    <style:style style:name="T93_29" style:family="text"/>
    <style:style style:name="T93_30" style:family="text">
      <style:text-properties fo:color="#0678be"/>
    </style:style>
    <style:style style:name="T93_31" style:family="text"/>
    <style:style style:name="T93_32" style:family="text">
      <style:text-properties fo:color="#0678be"/>
    </style:style>
    <style:style style:name="T93_33" style:family="text"/>
    <style:style style:name="T93_34" style:family="text">
      <style:text-properties fo:color="#0678be"/>
    </style:style>
    <style:style style:name="T93_35" style:family="text">
      <style:text-properties fo:color="#222222"/>
    </style:style>
    <style:style style:name="T93_36" style:family="text">
      <style:text-properties fo:color="#222222"/>
    </style:style>
    <style:style style:name="T93_37" style:family="text">
      <style:text-properties fo:color="#222222"/>
    </style:style>
    <style:style style:name="T93_38" style:family="text">
      <style:text-properties fo:color="#222222"/>
    </style:style>
    <style:style style:name="T93_39" style:family="text">
      <style:text-properties fo:color="#222222"/>
    </style:style>
    <style:style style:name="T93_40" style:family="text">
      <style:text-properties fo:color="#222222"/>
    </style:style>
    <style:style style:name="T93_41" style:family="text">
      <style:text-properties fo:color="#222222"/>
    </style:style>
    <style:style style:name="T93_42" style:family="text">
      <style:text-properties fo:color="#222222"/>
    </style:style>
    <style:style style:name="T93_43" style:family="text">
      <style:text-properties fo:color="#222222"/>
    </style:style>
    <style:style style:name="T93_44" style:family="text">
      <style:text-properties fo:color="#222222"/>
    </style:style>
    <style:style style:name="T93_45" style:family="text">
      <style:text-properties fo:color="#222222"/>
    </style:style>
    <style:style style:name="T93_46" style:family="text">
      <style:text-properties fo:color="#222222"/>
    </style:style>
    <style:style style:name="T93_47" style:family="text">
      <style:text-properties fo:color="#222222"/>
    </style:style>
    <style:style style:name="T93_48" style:family="text">
      <style:text-properties fo:color="#222222"/>
    </style:style>
    <style:style style:name="T93_49" style:family="text">
      <style:text-properties fo:color="#222222"/>
    </style:style>
    <style:style style:name="T93_50" style:family="text">
      <style:text-properties fo:color="#222222"/>
    </style:style>
    <style:style style:name="T93_51" style:family="text">
      <style:text-properties fo:color="#222222"/>
    </style:style>
    <style:style style:name="T93_52" style:family="text">
      <style:text-properties fo:color="#222222"/>
    </style:style>
    <style:style style:name="T93_53" style:family="text">
      <style:text-properties fo:color="#222222"/>
    </style:style>
    <style:style style:name="P9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P95" style:family="paragraph" style:parent-style-name="Heading_20_3">
      <style:paragraph-properties fo:break-before="auto" style:writing-mode="lr-tb"/>
    </style:style>
    <style:style style:name="T95_1" style:family="text"/>
    <style:style style:name="P9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background-color="#ffffff"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P9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97_1" style:family="text">
      <style:text-properties fo:background-color="#ffffff"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97_2" style:family="text">
      <style:text-properties fo:background-color="#ffffff"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T97_3" style:family="text">
      <style:text-properties fo:background-color="#ffffff" style:font-name="Verdana" fo:font-size="10pt" style:font-name-asian="Verdana" style:font-size-asian="10pt" style:font-name-complex="Verdana" style:font-size-complex="10pt" fo:font-weight="bold" style:font-weight-asian="bold" style:font-weight-complex="bold"/>
    </style:style>
    <style:style style:name="P98" style:family="paragraph" style:parent-style-name="Standard">
      <style:paragraph-properties fo:break-before="auto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T98_12" style:family="text"/>
    <style:style style:name="T98_13" style:family="text"/>
    <style:style style:name="T98_14" style:family="text"/>
    <style:style style:name="T98_15" style:family="text"/>
    <style:style style:name="T98_16" style:family="text"/>
    <style:style style:name="T98_17" style:family="text"/>
    <style:style style:name="T98_18" style:family="text"/>
    <style:style style:name="P99" style:family="paragraph" style:parent-style-name="Standard">
      <style:paragraph-properties fo:break-before="auto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P100" style:family="paragraph" style:parent-style-name="Standard">
      <style:paragraph-properties fo:break-before="auto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P101" style:family="paragraph" style:parent-style-name="Standard">
      <style:paragraph-properties fo:break-before="auto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P102" style:family="paragraph" style:parent-style-name="Standard">
      <style:paragraph-properties fo:break-before="auto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/>
    <style:style style:name="T102_15" style:family="text"/>
    <style:style style:name="T102_16" style:family="text"/>
    <style:style style:name="T102_17" style:family="text"/>
    <style:style style:name="T102_18" style:family="text"/>
    <style:style style:name="T102_19" style:family="text"/>
    <style:style style:name="T102_20" style:family="text"/>
    <style:style style:name="T102_21" style:family="text"/>
    <style:style style:name="T102_22" style:family="text"/>
    <style:style style:name="T102_23" style:family="text"/>
    <style:style style:name="T102_24" style:family="text"/>
    <style:style style:name="T102_25" style:family="text"/>
    <style:style style:name="T102_26" style:family="text"/>
    <style:style style:name="T102_27" style:family="text"/>
    <style:style style:name="T102_28" style:family="text"/>
    <style:style style:name="T102_29" style:family="text"/>
    <style:style style:name="T102_30" style:family="text"/>
    <style:style style:name="T102_31" style:family="text"/>
    <style:style style:name="T102_32" style:family="text"/>
    <style:style style:name="T102_33" style:family="text"/>
    <style:style style:name="T102_34" style:family="text"/>
    <style:style style:name="T102_35" style:family="text"/>
    <style:style style:name="T102_36" style:family="text"/>
    <style:style style:name="P103" style:family="paragraph" style:parent-style-name="Standard">
      <style:paragraph-properties fo:break-before="auto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T103_11" style:family="text"/>
    <style:style style:name="T103_12" style:family="text"/>
    <style:style style:name="T103_13" style:family="text"/>
    <style:style style:name="T103_14" style:family="text"/>
    <style:style style:name="T103_15" style:family="text"/>
    <style:style style:name="T103_16" style:family="text"/>
    <style:style style:name="T103_17" style:family="text"/>
    <style:style style:name="T103_18" style:family="text"/>
    <style:style style:name="T103_19" style:family="text"/>
    <style:style style:name="T103_20" style:family="text"/>
    <style:style style:name="T103_21" style:family="text">
      <style:text-properties fo:color="#000099" style:text-underline-style="solid" style:text-underline-color="font-color"/>
    </style:style>
    <style:style style:name="T103_22" style:family="text"/>
    <style:style style:name="T103_23" style:family="text">
      <style:text-properties fo:color="#000099" style:text-underline-style="solid" style:text-underline-color="font-color"/>
    </style:style>
    <style:style style:name="T103_24" style:family="text"/>
    <style:style style:name="T103_25" style:family="text">
      <style:text-properties fo:color="#000099" style:text-underline-style="solid" style:text-underline-color="font-color"/>
    </style:style>
    <style:style style:name="T103_26" style:family="text"/>
    <style:style style:name="T103_27" style:family="text">
      <style:text-properties fo:color="#000099" style:text-underline-style="solid" style:text-underline-color="font-color"/>
    </style:style>
    <style:style style:name="T103_28" style:family="text"/>
    <style:style style:name="T103_29" style:family="text">
      <style:text-properties fo:color="#000099" style:text-underline-style="solid" style:text-underline-color="font-color"/>
    </style:style>
    <style:style style:name="T103_30" style:family="text"/>
    <style:style style:name="T103_31" style:family="text">
      <style:text-properties fo:color="#000099" style:text-underline-style="solid" style:text-underline-color="font-color"/>
    </style:style>
    <style:style style:name="T103_32" style:family="text"/>
    <style:style style:name="T103_33" style:family="text">
      <style:text-properties fo:color="#000099" style:text-underline-style="solid" style:text-underline-color="font-color"/>
    </style:style>
    <style:style style:name="T103_34" style:family="text"/>
    <style:style style:name="T103_35" style:family="text">
      <style:text-properties fo:color="#000099" style:text-underline-style="solid" style:text-underline-color="font-color"/>
    </style:style>
    <style:style style:name="P10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0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5_1" style:family="text"/>
    <style:style style:name="T105_2" style:family="text"/>
    <style:style style:name="T105_3" style:family="text"/>
    <style:style style:name="P10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6_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1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1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1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1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1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1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1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1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1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1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2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2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2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2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2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2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2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2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2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2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3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3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3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3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3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3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3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3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3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3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4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4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4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4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4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4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4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4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4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4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5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5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5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5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5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5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5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5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5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5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6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6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6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6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6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6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6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6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6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6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7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7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7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7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7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7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7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7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7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7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8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8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8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8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8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8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8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06_8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P10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P10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T108_19" style:family="text"/>
    <style:style style:name="T108_20" style:family="text"/>
    <style:style style:name="T108_21" style:family="text"/>
    <style:style style:name="T108_22" style:family="text"/>
    <style:style style:name="T108_23" style:family="text"/>
    <style:style style:name="T108_24" style:family="text"/>
    <style:style style:name="T108_25" style:family="text"/>
    <style:style style:name="T108_26" style:family="text"/>
    <style:style style:name="T108_27" style:family="text"/>
    <style:style style:name="P10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T109_11" style:family="text"/>
    <style:style style:name="T109_12" style:family="text"/>
    <style:style style:name="T109_13" style:family="text"/>
    <style:style style:name="T109_14" style:family="text"/>
    <style:style style:name="T109_15" style:family="text"/>
    <style:style style:name="T109_16" style:family="text"/>
    <style:style style:name="T109_17" style:family="text"/>
    <style:style style:name="T109_18" style:family="text"/>
    <style:style style:name="P11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0_1" style:family="text"/>
    <style:style style:name="T110_2" style:family="text"/>
    <style:style style:name="T110_3" style:family="text"/>
    <style:style style:name="P1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1_1" style:family="text"/>
    <style:style style:name="T111_2" style:family="text"/>
    <style:style style:name="T111_3" style:family="text"/>
    <style:style style:name="P1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2_1" style:family="text"/>
    <style:style style:name="P11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/>
    <style:style style:name="T113_14" style:family="text"/>
    <style:style style:name="T113_15" style:family="text"/>
    <style:style style:name="T113_16" style:family="text"/>
    <style:style style:name="T113_17" style:family="text"/>
    <style:style style:name="T113_18" style:family="text"/>
    <style:style style:name="T113_19" style:family="text"/>
    <style:style style:name="P114" style:family="paragraph" style:parent-style-name="Heading_20_2">
      <style:paragraph-properties fo:break-before="auto" style:writing-mode="lr-tb"/>
    </style:style>
    <style:style style:name="T114_1" style:family="text"/>
    <style:style style:name="P1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T115_11" style:family="text"/>
    <style:style style:name="T115_12" style:family="text"/>
    <style:style style:name="T115_13" style:family="text"/>
    <style:style style:name="T115_14" style:family="text"/>
    <style:style style:name="T115_15" style:family="text"/>
    <style:style style:name="T115_16" style:family="text"/>
    <style:style style:name="T115_17" style:family="text"/>
    <style:style style:name="T115_18" style:family="text"/>
    <style:style style:name="T115_19" style:family="text"/>
    <style:style style:name="T115_20" style:family="text"/>
    <style:style style:name="T115_21" style:family="text"/>
    <style:style style:name="T115_22" style:family="text"/>
    <style:style style:name="T115_23" style:family="text"/>
    <style:style style:name="T115_24" style:family="text"/>
    <style:style style:name="T115_25" style:family="text"/>
    <style:style style:name="T115_26" style:family="text"/>
    <style:style style:name="T115_27" style:family="text"/>
    <style:style style:name="T115_28" style:family="text"/>
    <style:style style:name="T115_29" style:family="text"/>
    <style:style style:name="T115_30" style:family="text"/>
    <style:style style:name="T115_31" style:family="text"/>
    <style:style style:name="T115_32" style:family="text"/>
    <style:style style:name="T115_33" style:family="text"/>
    <style:style style:name="T115_34" style:family="text"/>
    <style:style style:name="T115_35" style:family="text"/>
    <style:style style:name="T115_36" style:family="text"/>
    <style:style style:name="T115_37" style:family="text"/>
    <style:style style:name="T115_38" style:family="text"/>
    <style:style style:name="T115_39" style:family="text"/>
    <style:style style:name="T115_40" style:family="text"/>
    <style:style style:name="T115_41" style:family="text"/>
    <style:style style:name="T115_42" style:family="text"/>
    <style:style style:name="T115_43" style:family="text"/>
    <style:style style:name="T115_44" style:family="text"/>
    <style:style style:name="T115_45" style:family="text"/>
    <style:style style:name="T115_46" style:family="text"/>
    <style:style style:name="T115_47" style:family="text"/>
    <style:style style:name="T115_48" style:family="text"/>
    <style:style style:name="T115_49" style:family="text"/>
    <style:style style:name="T115_50" style:family="text"/>
    <style:style style:name="T115_51" style:family="text"/>
    <style:style style:name="T115_52" style:family="text"/>
    <style:style style:name="T115_53" style:family="text"/>
    <style:style style:name="T115_54" style:family="text"/>
    <style:style style:name="T115_55" style:family="text"/>
    <style:style style:name="T115_56" style:family="text"/>
    <style:style style:name="T115_57" style:family="text"/>
    <style:style style:name="T115_58" style:family="text"/>
    <style:style style:name="T115_59" style:family="text"/>
    <style:style style:name="T115_60" style:family="text"/>
    <style:style style:name="T115_61" style:family="text"/>
    <style:style style:name="T115_62" style:family="text"/>
    <style:style style:name="T115_63" style:family="text"/>
    <style:style style:name="T115_64" style:family="text"/>
    <style:style style:name="T115_65" style:family="text"/>
    <style:style style:name="T115_66" style:family="text"/>
    <style:style style:name="T115_67" style:family="text"/>
    <style:style style:name="T115_68" style:family="text"/>
    <style:style style:name="T115_69" style:family="text"/>
    <style:style style:name="T115_70" style:family="text"/>
    <style:style style:name="T115_71" style:family="text"/>
    <style:style style:name="T115_72" style:family="text"/>
    <style:style style:name="T115_73" style:family="text"/>
    <style:style style:name="T115_74" style:family="text"/>
    <style:style style:name="T115_75" style:family="text"/>
    <style:style style:name="T115_76" style:family="text"/>
    <style:style style:name="T115_77" style:family="text"/>
    <style:style style:name="T115_78" style:family="text"/>
    <style:style style:name="T115_79" style:family="text"/>
    <style:style style:name="T115_80" style:family="text"/>
    <style:style style:name="T115_81" style:family="text"/>
    <style:style style:name="T115_82" style:family="text"/>
    <style:style style:name="T115_83" style:family="text"/>
    <style:style style:name="T115_84" style:family="text"/>
    <style:style style:name="T115_85" style:family="text"/>
    <style:style style:name="T115_86" style:family="text"/>
    <style:style style:name="T115_87" style:family="text"/>
    <style:style style:name="T115_88" style:family="text"/>
    <style:style style:name="T115_89" style:family="text"/>
    <style:style style:name="T115_90" style:family="text"/>
    <style:style style:name="T115_91" style:family="text"/>
    <style:style style:name="T115_92" style:family="text"/>
    <style:style style:name="T115_93" style:family="text"/>
    <style:style style:name="T115_94" style:family="text"/>
    <style:style style:name="T115_95" style:family="text"/>
    <style:style style:name="T115_96" style:family="text"/>
    <style:style style:name="T115_97" style:family="text"/>
    <style:style style:name="T115_98" style:family="text"/>
    <style:style style:name="T115_99" style:family="text"/>
    <style:style style:name="T115_100" style:family="text"/>
    <style:style style:name="T115_101" style:family="text"/>
    <style:style style:name="T115_102" style:family="text"/>
    <style:style style:name="T115_103" style:family="text"/>
    <style:style style:name="T115_104" style:family="text"/>
    <style:style style:name="T115_105" style:family="text"/>
    <style:style style:name="T115_106" style:family="text"/>
    <style:style style:name="T115_107" style:family="text"/>
    <style:style style:name="T115_108" style:family="text"/>
    <style:style style:name="T115_109" style:family="text"/>
    <style:style style:name="T115_110" style:family="text"/>
    <style:style style:name="T115_111" style:family="text"/>
    <style:style style:name="T115_112" style:family="text"/>
    <style:style style:name="T115_113" style:family="text"/>
    <style:style style:name="T115_114" style:family="text"/>
    <style:style style:name="T115_115" style:family="text"/>
    <style:style style:name="T115_116" style:family="text"/>
    <style:style style:name="T115_117" style:family="text"/>
    <style:style style:name="T115_118" style:family="text"/>
    <style:style style:name="T115_119" style:family="text"/>
    <style:style style:name="T115_120" style:family="text"/>
    <style:style style:name="T115_121" style:family="text"/>
    <style:style style:name="T115_122" style:family="text"/>
    <style:style style:name="T115_123" style:family="text"/>
    <style:style style:name="T115_124" style:family="text"/>
    <style:style style:name="T115_125" style:family="text"/>
    <style:style style:name="T115_126" style:family="text"/>
    <style:style style:name="T115_127" style:family="text"/>
    <style:style style:name="T115_128" style:family="text"/>
    <style:style style:name="T115_129" style:family="text"/>
    <style:style style:name="T115_130" style:family="text"/>
    <style:style style:name="P1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P11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P119" style:family="paragraph" style:parent-style-name="Heading_20_2">
      <style:paragraph-properties fo:break-before="auto" style:writing-mode="lr-tb"/>
    </style:style>
    <style:style style:name="T119_1" style:family="text"/>
    <style:style style:name="P12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T120_13" style:family="text"/>
    <style:style style:name="T120_14" style:family="text"/>
    <style:style style:name="T120_15" style:family="text"/>
    <style:style style:name="T120_16" style:family="text"/>
    <style:style style:name="T120_17" style:family="text"/>
    <style:style style:name="T120_18" style:family="text"/>
    <style:style style:name="T120_19" style:family="text"/>
    <style:style style:name="T120_20" style:family="text"/>
    <style:style style:name="T120_21" style:family="text"/>
    <style:style style:name="T120_22" style:family="text"/>
    <style:style style:name="T120_23" style:family="text"/>
    <style:style style:name="T120_24" style:family="text"/>
    <style:style style:name="T120_25" style:family="text"/>
    <style:style style:name="T120_26" style:family="text"/>
    <style:style style:name="T120_27" style:family="text"/>
    <style:style style:name="T120_28" style:family="text"/>
    <style:style style:name="P121" style:family="paragraph" style:parent-style-name="Heading_20_2">
      <style:paragraph-properties fo:break-before="auto" style:writing-mode="lr-tb"/>
    </style:style>
    <style:style style:name="T121_1" style:family="text"/>
    <style:style style:name="T121_2" style:family="text"/>
    <style:style style:name="T121_3" style:family="text"/>
    <style:style style:name="P12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/>
    <style:style style:name="T122_14" style:family="text"/>
    <style:style style:name="T122_15" style:family="text"/>
    <style:style style:name="T122_16" style:family="text"/>
    <style:style style:name="T122_17" style:family="text"/>
    <style:style style:name="T122_18" style:family="text"/>
    <style:style style:name="T122_19" style:family="text"/>
    <style:style style:name="T122_20" style:family="text"/>
    <style:style style:name="T122_21" style:family="text"/>
    <style:style style:name="T122_22" style:family="text"/>
    <style:style style:name="T122_23" style:family="text"/>
    <style:style style:name="T122_24" style:family="text"/>
    <style:style style:name="T122_25" style:family="text"/>
    <style:style style:name="T122_26" style:family="text"/>
    <style:style style:name="T122_27" style:family="text"/>
    <style:style style:name="T122_28" style:family="text"/>
    <style:style style:name="T122_29" style:family="text"/>
    <style:style style:name="T122_30" style:family="text"/>
    <style:style style:name="T122_31" style:family="text"/>
    <style:style style:name="T122_32" style:family="text"/>
    <style:style style:name="T122_33" style:family="text"/>
    <style:style style:name="T122_34" style:family="text"/>
    <style:style style:name="T122_35" style:family="text"/>
    <style:style style:name="T122_36" style:family="text"/>
    <style:style style:name="T122_37" style:family="text"/>
    <style:style style:name="T122_38" style:family="text"/>
    <style:style style:name="T122_39" style:family="text"/>
    <style:style style:name="T122_40" style:family="text"/>
    <style:style style:name="T122_41" style:family="text"/>
    <style:style style:name="T122_42" style:family="text"/>
    <style:style style:name="T122_43" style:family="text"/>
    <style:style style:name="T122_44" style:family="text"/>
    <style:style style:name="P12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2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4_1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24_2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24_3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24_4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24_5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24_6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24_7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24_8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P12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P1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6_1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26_2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26_3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26_4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26_5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26_6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P1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7_1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27_2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27_3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P1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8_1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P1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9_1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29_2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P1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0_1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30_2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30_3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P1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1_1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P13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P13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3_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3_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3_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3_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3_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3_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3_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3_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3_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3_1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3_1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3_1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3_1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3_1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3_1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3_1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3_1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3_1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3_1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3_2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3_2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3_2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3_2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3_2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3_2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3_2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3_2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3_2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3_2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3_3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3_3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3_3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3_3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3_3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3_3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3_3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3_3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3_3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P13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P13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T135_11" style:family="text"/>
    <style:style style:name="T135_12" style:family="text"/>
    <style:style style:name="T135_13" style:family="text"/>
    <style:style style:name="P13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T136_6" style:family="text"/>
    <style:style style:name="T136_7" style:family="text"/>
    <style:style style:name="T136_8" style:family="text"/>
    <style:style style:name="T136_9" style:family="text"/>
    <style:style style:name="T136_10" style:family="text"/>
    <style:style style:name="T136_11" style:family="text"/>
    <style:style style:name="T136_12" style:family="text"/>
    <style:style style:name="T136_13" style:family="text"/>
    <style:style style:name="T136_14" style:family="text"/>
    <style:style style:name="T136_15" style:family="text"/>
    <style:style style:name="T136_16" style:family="text"/>
    <style:style style:name="T136_17" style:family="text"/>
    <style:style style:name="T136_18" style:family="text"/>
    <style:style style:name="T136_19" style:family="text"/>
    <style:style style:name="T136_20" style:family="text"/>
    <style:style style:name="T136_21" style:family="text"/>
    <style:style style:name="T136_22" style:family="text"/>
    <style:style style:name="T136_23" style:family="text"/>
    <style:style style:name="T136_24" style:family="text"/>
    <style:style style:name="T136_25" style:family="text"/>
    <style:style style:name="T136_26" style:family="text"/>
    <style:style style:name="T136_27" style:family="text"/>
    <style:style style:name="T136_28" style:family="text"/>
    <style:style style:name="T136_29" style:family="text"/>
    <style:style style:name="T136_30" style:family="text"/>
    <style:style style:name="T136_31" style:family="text"/>
    <style:style style:name="T136_32" style:family="text"/>
    <style:style style:name="T136_33" style:family="text"/>
    <style:style style:name="T136_34" style:family="text"/>
    <style:style style:name="T136_35" style:family="text"/>
    <style:style style:name="T136_36" style:family="text"/>
    <style:style style:name="T136_37" style:family="text"/>
    <style:style style:name="T136_38" style:family="text"/>
    <style:style style:name="T136_39" style:family="text"/>
    <style:style style:name="T136_40" style:family="text"/>
    <style:style style:name="T136_41" style:family="text"/>
    <style:style style:name="T136_42" style:family="text"/>
    <style:style style:name="T136_43" style:family="text"/>
    <style:style style:name="T136_44" style:family="text"/>
    <style:style style:name="T136_45" style:family="text"/>
    <style:style style:name="T136_46" style:family="text"/>
    <style:style style:name="T136_47" style:family="text"/>
    <style:style style:name="T136_48" style:family="text"/>
    <style:style style:name="T136_49" style:family="text"/>
    <style:style style:name="T136_50" style:family="text"/>
    <style:style style:name="T136_51" style:family="text"/>
    <style:style style:name="T136_52" style:family="text"/>
    <style:style style:name="T136_53" style:family="text"/>
    <style:style style:name="T136_54" style:family="text"/>
    <style:style style:name="T136_55" style:family="text"/>
    <style:style style:name="T136_56" style:family="text"/>
    <style:style style:name="T136_57" style:family="text"/>
    <style:style style:name="T136_58" style:family="text"/>
    <style:style style:name="T136_59" style:family="text"/>
    <style:style style:name="T136_60" style:family="text"/>
    <style:style style:name="T136_61" style:family="text"/>
    <style:style style:name="T136_62" style:family="text"/>
    <style:style style:name="P137" style:family="paragraph" style:parent-style-name="Heading_20_2">
      <style:paragraph-properties fo:text-align="left" fo:break-before="auto" fo:text-indent="0cm" fo:line-height="115%" fo:margin-top="0.635cm" fo:margin-bottom="0.141cm" fo:margin-left="0cm" fo:margin-right="0cm" style:writing-mode="lr-tb"/>
    </style:style>
    <style:style style:name="T137_1" style:family="text"/>
    <style:style style:name="P13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38_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8_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8_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8_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8_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8_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8_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8_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8_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8_1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8_1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8_1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8_1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8_1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8_1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8_1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8_1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8_1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8_1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38_2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P139" style:family="paragraph" style:parent-style-name="Standard">
      <style:paragraph-properties fo:break-before="auto" style:writing-mode="lr-tb"/>
    </style:style>
    <style:style style:name="P140" style:family="paragraph" style:parent-style-name="Standard">
      <style:paragraph-properties fo:break-before="auto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P141" style:family="paragraph" style:parent-style-name="Standard">
      <style:paragraph-properties fo:break-before="auto" style:writing-mode="lr-tb"/>
    </style:style>
    <style:style style:name="T141_1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41_2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41_3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41_4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41_5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41_6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41_7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P142" style:family="paragraph" style:parent-style-name="Standard">
      <style:paragraph-properties fo:break-before="auto" style:writing-mode="lr-tb"/>
    </style:style>
    <style:style style:name="T142_1" style:family="text"/>
    <style:style style:name="T142_2" style:family="text"/>
    <style:style style:name="T142_3" style:family="text"/>
    <style:style style:name="T142_4" style:family="text"/>
    <style:style style:name="T142_5" style:family="text"/>
    <style:style style:name="T142_6" style:family="text"/>
    <style:style style:name="P143" style:family="paragraph" style:parent-style-name="Standard">
      <style:paragraph-properties fo:break-before="auto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T143_6" style:family="text"/>
    <style:style style:name="T143_7" style:family="text"/>
    <style:style style:name="P144" style:family="paragraph" style:parent-style-name="Standard">
      <style:paragraph-properties fo:break-before="auto" style:writing-mode="lr-tb"/>
    </style:style>
    <style:style style:name="P145" style:family="paragraph" style:parent-style-name="Standard">
      <style:paragraph-properties fo:break-before="auto" style:writing-mode="lr-tb"/>
    </style:style>
    <style:style style:name="T145_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5_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5_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5_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5_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5_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5_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5_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5_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5_1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5_1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5_1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5_1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5_1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5_1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5_1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5_1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5_1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5_1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45_2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P146" style:family="paragraph" style:parent-style-name="Standard">
      <style:paragraph-properties fo:break-before="auto" style:writing-mode="lr-tb"/>
    </style:style>
    <style:style style:name="T146_1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46_2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46_3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46_4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46_5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46_6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46_7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46_8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46_9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46_10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46_11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P147" style:family="paragraph" style:parent-style-name="Standard">
      <style:paragraph-properties fo:break-before="auto" style:writing-mode="lr-tb"/>
    </style:style>
    <style:style style:name="P148" style:family="paragraph" style:parent-style-name="Standard">
      <style:paragraph-properties fo:break-before="auto" style:writing-mode="lr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T148_6" style:family="text"/>
    <style:style style:name="T148_7" style:family="text"/>
    <style:style style:name="T148_8" style:family="text"/>
    <style:style style:name="T148_9" style:family="text"/>
    <style:style style:name="T148_10" style:family="text"/>
    <style:style style:name="T148_11" style:family="text"/>
    <style:style style:name="T148_12" style:family="text"/>
    <style:style style:name="T148_13" style:family="text"/>
    <style:style style:name="T148_14" style:family="text"/>
    <style:style style:name="T148_15" style:family="text"/>
    <style:style style:name="T148_16" style:family="text"/>
    <style:style style:name="T148_17" style:family="text"/>
    <style:style style:name="T148_18" style:family="text"/>
    <style:style style:name="T148_19" style:family="text"/>
    <style:style style:name="T148_20" style:family="text"/>
    <style:style style:name="T148_21" style:family="text"/>
    <style:style style:name="T148_22" style:family="text"/>
    <style:style style:name="T148_23" style:family="text"/>
    <style:style style:name="T148_24" style:family="text"/>
    <style:style style:name="P149" style:family="paragraph" style:parent-style-name="Standard">
      <style:paragraph-properties fo:break-before="auto" style:writing-mode="lr-tb"/>
    </style:style>
    <style:style style:name="T149_1" style:family="text"/>
    <style:style style:name="T149_2" style:family="text"/>
    <style:style style:name="P150" style:family="paragraph" style:parent-style-name="Standard">
      <style:paragraph-properties fo:break-before="auto" style:writing-mode="lr-tb"/>
    </style:style>
    <style:style style:name="T150_1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50_2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P15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1_1" style:family="text">
      <style:text-properties fo:background-color="#eeeeee" fo:color="#007700" style:font-name="Verdana" fo:font-size="9pt" style:font-name-asian="Verdana" style:font-size-asian="9pt" style:font-name-complex="Verdana" style:font-size-complex="9pt"/>
    </style:style>
    <style:style style:name="T151_2" style:family="text">
      <style:text-properties fo:background-color="#eeeeee" fo:color="#007700" style:font-name="Verdana" fo:font-size="9pt" style:font-name-asian="Verdana" style:font-size-asian="9pt" style:font-name-complex="Verdana" style:font-size-complex="9pt"/>
    </style:style>
    <style:style style:name="T151_3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51_4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51_5" style:family="text">
      <style:text-properties fo:background-color="#eeeeee" fo:color="#007700" style:font-name="Verdana" fo:font-size="9pt" style:font-name-asian="Verdana" style:font-size-asian="9pt" style:font-name-complex="Verdana" style:font-size-complex="9pt"/>
    </style:style>
    <style:style style:name="P15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52_1" style:family="text">
      <style:text-properties fo:background-color="#eeeeee" fo:color="#007700" style:font-name="Verdana" fo:font-size="9pt" style:font-name-asian="Verdana" style:font-size-asian="9pt" style:font-name-complex="Verdana" style:font-size-complex="9pt"/>
    </style:style>
    <style:style style:name="T152_2" style:family="text">
      <style:text-properties fo:background-color="#eeeeee" fo:color="#ff8000" style:font-name="Verdana" fo:font-size="9pt" style:font-name-asian="Verdana" style:font-size-asian="9pt" style:font-name-complex="Verdana" style:font-size-complex="9pt"/>
    </style:style>
    <style:style style:name="T152_3" style:family="text">
      <style:text-properties fo:background-color="#eeeeee" fo:color="#ff8000" style:font-name="Verdana" fo:font-size="9pt" style:font-name-asian="Verdana" style:font-size-asian="9pt" style:font-name-complex="Verdana" style:font-size-complex="9pt"/>
    </style:style>
    <style:style style:name="T152_4" style:family="text">
      <style:text-properties fo:background-color="#eeeeee" fo:color="#ff8000" style:font-name="Verdana" fo:font-size="9pt" style:font-name-asian="Verdana" style:font-size-asian="9pt" style:font-name-complex="Verdana" style:font-size-complex="9pt"/>
    </style:style>
    <style:style style:name="T152_5" style:family="text">
      <style:text-properties fo:background-color="#eeeeee" fo:color="#ff8000" style:font-name="Verdana" fo:font-size="9pt" style:font-name-asian="Verdana" style:font-size-asian="9pt" style:font-name-complex="Verdana" style:font-size-complex="9pt"/>
    </style:style>
    <style:style style:name="T152_6" style:family="text">
      <style:text-properties fo:background-color="#eeeeee" fo:color="#ff8000" style:font-name="Verdana" fo:font-size="9pt" style:font-name-asian="Verdana" style:font-size-asian="9pt" style:font-name-complex="Verdana" style:font-size-complex="9pt"/>
    </style:style>
    <style:style style:name="T152_7" style:family="text">
      <style:text-properties fo:background-color="#eeeeee" fo:color="#ff8000" style:font-name="Verdana" fo:font-size="9pt" style:font-name-asian="Verdana" style:font-size-asian="9pt" style:font-name-complex="Verdana" style:font-size-complex="9pt"/>
    </style:style>
    <style:style style:name="P153" style:family="paragraph" style:parent-style-name="Standard">
      <style:paragraph-properties fo:break-before="auto" style:writing-mode="lr-tb"/>
    </style:style>
    <style:style style:name="T153_1" style:family="text">
      <style:text-properties fo:background-color="#eeeeee" fo:color="#007700" style:font-name="Verdana" fo:font-size="9pt" style:font-name-asian="Verdana" style:font-size-asian="9pt" style:font-name-complex="Verdana" style:font-size-complex="9pt"/>
    </style:style>
    <style:style style:name="P15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54_1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P155" style:family="paragraph" style:parent-style-name="Heading_20_2">
      <style:paragraph-properties fo:break-before="auto" style:writing-mode="lr-tb"/>
    </style:style>
    <style:style style:name="T155_1" style:family="text"/>
    <style:style style:name="P156" style:family="paragraph" style:parent-style-name="Standard">
      <style:paragraph-properties fo:break-before="auto" style:writing-mode="lr-tb"/>
    </style:style>
    <style:style style:name="T156_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56_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56_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56_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56_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56_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56_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56_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56_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56_1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56_1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56_1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56_1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56_1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56_1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56_1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56_1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56_1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56_1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56_2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56_2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56_2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56_2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56_2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56_2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56_2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56_2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56_2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56_2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56_3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56_3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56_3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56_3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56_3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56_3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56_3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56_3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56_3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56_3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56_4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56_4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56_4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56_4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56_4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P157" style:family="paragraph" style:parent-style-name="Standard">
      <style:paragraph-properties fo:break-before="auto" style:writing-mode="lr-tb"/>
    </style:style>
    <style:style style:name="T157_1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57_2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57_3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57_4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57_5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57_6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57_7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57_8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57_9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57_10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57_11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57_12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57_13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57_14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57_15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P158" style:family="paragraph" style:parent-style-name="Standard">
      <style:paragraph-properties fo:break-before="auto" fo:margin-top="0cm" style:writing-mode="lr-tb"/>
    </style:style>
    <style:style style:name="P159" style:family="paragraph" style:parent-style-name="Standard">
      <style:paragraph-properties fo:break-before="auto" fo:margin-top="0cm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T159_5" style:family="text"/>
    <style:style style:name="T159_6" style:family="text"/>
    <style:style style:name="T159_7" style:family="text"/>
    <style:style style:name="T159_8" style:family="text"/>
    <style:style style:name="T159_9" style:family="text"/>
    <style:style style:name="T159_10" style:family="text"/>
    <style:style style:name="T159_11" style:family="text"/>
    <style:style style:name="T159_12" style:family="text"/>
    <style:style style:name="T159_13" style:family="text"/>
    <style:style style:name="T159_14" style:family="text"/>
    <style:style style:name="T159_15" style:family="text"/>
    <style:style style:name="T159_16" style:family="text"/>
    <style:style style:name="T159_17" style:family="text"/>
    <style:style style:name="T159_18" style:family="text"/>
    <style:style style:name="T159_19" style:family="text"/>
    <style:style style:name="T159_20" style:family="text"/>
    <style:style style:name="T159_21" style:family="text"/>
    <style:style style:name="T159_22" style:family="text"/>
    <style:style style:name="T159_23" style:family="text"/>
    <style:style style:name="T159_24" style:family="text"/>
    <style:style style:name="T159_25" style:family="text"/>
    <style:style style:name="T159_26" style:family="text"/>
    <style:style style:name="T159_27" style:family="text"/>
    <style:style style:name="T159_28" style:family="text"/>
    <style:style style:name="T159_29" style:family="text"/>
    <style:style style:name="T159_30" style:family="text"/>
    <style:style style:name="T159_31" style:family="text"/>
    <style:style style:name="T159_32" style:family="text"/>
    <style:style style:name="P16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0_1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60_2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60_3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60_4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P16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P162" style:family="paragraph" style:parent-style-name="Standard">
      <style:paragraph-properties fo:break-before="auto" fo:margin-top="0cm" style:writing-mode="lr-tb"/>
    </style:style>
    <style:style style:name="T162_1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62_2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62_3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62_4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62_5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62_6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62_7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P163" style:family="paragraph" style:parent-style-name="Standard">
      <style:paragraph-properties fo:break-before="auto" fo:margin-top="0cm" style:writing-mode="lr-tb"/>
    </style:style>
    <style:style style:name="T163_1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63_2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63_3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63_4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63_5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P164" style:family="paragraph" style:parent-style-name="Standard">
      <style:paragraph-properties fo:break-before="auto" fo:margin-top="0cm" style:writing-mode="lr-tb"/>
    </style:style>
    <style:style style:name="T164_1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64_2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64_3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64_4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64_5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64_6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64_7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P165" style:family="paragraph" style:parent-style-name="Standard">
      <style:paragraph-properties fo:break-before="auto" fo:margin-top="0cm" style:writing-mode="lr-tb"/>
    </style:style>
    <style:style style:name="T165_1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65_2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65_3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P166" style:family="paragraph" style:parent-style-name="Standard">
      <style:paragraph-properties fo:break-before="auto" fo:margin-top="0cm" style:writing-mode="lr-tb"/>
    </style:style>
    <style:style style:name="T166_1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66_2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66_3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P16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7_1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67_2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67_3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67_4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67_5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67_6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67_7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67_8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67_9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67_10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67_11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67_12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67_13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67_14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167_15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P16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8_1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P169" style:family="paragraph" style:parent-style-name="Standard">
      <style:paragraph-properties fo:break-before="auto" fo:margin-top="0cm" style:writing-mode="lr-tb"/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P17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70_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0_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0_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0_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0_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0_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0_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0_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0_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0_1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0_1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0_1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0_1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0_1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0_1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0_1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0_1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0_1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0_1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0_2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0_2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0_2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0_2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0_2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0_2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0_2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0_2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0_2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0_2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0_3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0_3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0_3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0_3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0_3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0_3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0_3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0_3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0_3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0_3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0_4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0_4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0_4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0_4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0_4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0_4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0_4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0_4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0_4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0_4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0_5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0_5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0_5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0_5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0_5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0_5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0_5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0_5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0_5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0_5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0_6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0_6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0_6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0_6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0_6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0_6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0_6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P171" style:family="paragraph" style:parent-style-name="Heading_20_2">
      <style:paragraph-properties fo:break-before="auto" style:writing-mode="lr-tb"/>
    </style:style>
    <style:style style:name="T171_1" style:family="text"/>
    <style:style style:name="T171_2" style:family="text"/>
    <style:style style:name="T171_3" style:family="text"/>
    <style:style style:name="P172" style:family="paragraph" style:parent-style-name="Standard">
      <style:paragraph-properties fo:break-before="auto" style:writing-mode="lr-tb"/>
    </style:style>
    <style:style style:name="T172_1" style:family="text"/>
    <style:style style:name="T172_2" style:family="text"/>
    <style:style style:name="T172_3" style:family="text"/>
    <style:style style:name="T172_4" style:family="text"/>
    <style:style style:name="T172_5" style:family="text"/>
    <style:style style:name="T172_6" style:family="text"/>
    <style:style style:name="T172_7" style:family="text"/>
    <style:style style:name="T172_8" style:family="text"/>
    <style:style style:name="T172_9" style:family="text"/>
    <style:style style:name="T172_10" style:family="text"/>
    <style:style style:name="T172_11" style:family="text"/>
    <style:style style:name="T172_12" style:family="text"/>
    <style:style style:name="T172_13" style:family="text"/>
    <style:style style:name="T172_14" style:family="text"/>
    <style:style style:name="T172_15" style:family="text"/>
    <style:style style:name="T172_16" style:family="text"/>
    <style:style style:name="T172_17" style:family="text"/>
    <style:style style:name="T172_18" style:family="text"/>
    <style:style style:name="T172_19" style:family="text"/>
    <style:style style:name="T172_20" style:family="text"/>
    <style:style style:name="T172_21" style:family="text"/>
    <style:style style:name="T172_22" style:family="text"/>
    <style:style style:name="T172_23" style:family="text"/>
    <style:style style:name="T172_24" style:family="text"/>
    <style:style style:name="T172_25" style:family="text"/>
    <style:style style:name="T172_26" style:family="text"/>
    <style:style style:name="T172_27" style:family="text"/>
    <style:style style:name="T172_28" style:family="text"/>
    <style:style style:name="P173" style:family="paragraph" style:parent-style-name="Standard">
      <style:paragraph-properties fo:break-before="auto" fo:margin-top="0cm" style:writing-mode="lr-tb"/>
    </style:style>
    <style:style style:name="T173_1" style:family="text"/>
    <style:style style:name="T173_2" style:family="text"/>
    <style:style style:name="P174" style:family="paragraph" style:parent-style-name="Standard">
      <style:paragraph-properties fo:break-before="auto" fo:margin-top="0cm" style:writing-mode="lr-tb"/>
    </style:style>
    <style:style style:name="T17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75" style:family="paragraph" style:parent-style-name="Standard">
      <style:paragraph-properties fo:break-before="auto" fo:margin-top="0cm" style:writing-mode="lr-tb"/>
    </style:style>
    <style:style style:name="T17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5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5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5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5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76" style:family="paragraph" style:parent-style-name="Standard">
      <style:paragraph-properties fo:break-before="auto" fo:margin-top="0cm" style:writing-mode="lr-tb"/>
    </style:style>
    <style:style style:name="T176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6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6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6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6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6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6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6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176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77" style:family="paragraph" style:parent-style-name="Standard">
      <style:paragraph-properties fo:break-before="auto" fo:margin-top="0cm" fo:margin-bottom="0cm" style:writing-mode="lr-tb"/>
    </style:style>
    <style:style style:name="T177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178" style:family="paragraph" style:parent-style-name="Standard">
      <style:paragraph-properties fo:break-before="auto" style:writing-mode="lr-tb"/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P179" style:family="paragraph" style:parent-style-name="Standard">
      <style:paragraph-properties fo:break-before="auto" style:writing-mode="lr-tb"/>
    </style:style>
    <style:style style:name="T179_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9_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9_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9_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9_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9_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9_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9_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9_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9_1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9_1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9_1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9_1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9_1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9_1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9_1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9_1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9_1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9_1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9_2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9_2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9_2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9_2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9_2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9_2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9_2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9_2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9_2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9_2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9_3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9_3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9_3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9_3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179_3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P180" style:family="paragraph" style:parent-style-name="Standard">
      <style:paragraph-properties fo:break-before="auto" style:writing-mode="lr-tb"/>
    </style:style>
    <style:style style:name="T180_1" style:family="text">
      <style:text-properties fo:background-color="#f6f6f2" fo:color="#0000bb" style:font-name="Verdana" fo:font-size="9pt" style:font-name-asian="Verdana" style:font-size-asian="9pt" style:font-name-complex="Verdana" style:font-size-complex="9pt"/>
    </style:style>
    <style:style style:name="T180_2" style:family="text">
      <style:text-properties fo:background-color="#f6f6f2" fo:color="#0000bb" style:font-name="Verdana" fo:font-size="9pt" style:font-name-asian="Verdana" style:font-size-asian="9pt" style:font-name-complex="Verdana" style:font-size-complex="9pt"/>
    </style:style>
    <style:style style:name="P181" style:family="paragraph" style:parent-style-name="Standard">
      <style:paragraph-properties fo:break-before="auto" style:writing-mode="lr-tb"/>
    </style:style>
    <style:style style:name="T181_1" style:family="text">
      <style:text-properties fo:background-color="#f6f6f2" fo:color="#0000bb" style:font-name="Verdana" fo:font-size="9pt" style:font-name-asian="Verdana" style:font-size-asian="9pt" style:font-name-complex="Verdana" style:font-size-complex="9pt"/>
    </style:style>
    <style:style style:name="T181_2" style:family="text">
      <style:text-properties fo:background-color="#f6f6f2" fo:color="#0000bb" style:font-name="Verdana" fo:font-size="9pt" style:font-name-asian="Verdana" style:font-size-asian="9pt" style:font-name-complex="Verdana" style:font-size-complex="9pt"/>
    </style:style>
    <style:style style:name="T181_3" style:family="text">
      <style:text-properties fo:background-color="#f6f6f2" fo:color="#0000bb" style:font-name="Verdana" fo:font-size="9pt" style:font-name-asian="Verdana" style:font-size-asian="9pt" style:font-name-complex="Verdana" style:font-size-complex="9pt"/>
    </style:style>
    <style:style style:name="T181_4" style:family="text">
      <style:text-properties fo:background-color="#f6f6f2" fo:color="#007700" style:font-name="Verdana" fo:font-size="9pt" style:font-name-asian="Verdana" style:font-size-asian="9pt" style:font-name-complex="Verdana" style:font-size-complex="9pt"/>
    </style:style>
    <style:style style:name="T181_5" style:family="text">
      <style:text-properties fo:background-color="#f6f6f2" fo:color="#dd0000" style:font-name="Verdana" fo:font-size="9pt" style:font-name-asian="Verdana" style:font-size-asian="9pt" style:font-name-complex="Verdana" style:font-size-complex="9pt"/>
    </style:style>
    <style:style style:name="T181_6" style:family="text">
      <style:text-properties fo:background-color="#f6f6f2" fo:color="#dd0000" style:font-name="Verdana" fo:font-size="9pt" style:font-name-asian="Verdana" style:font-size-asian="9pt" style:font-name-complex="Verdana" style:font-size-complex="9pt"/>
    </style:style>
    <style:style style:name="T181_7" style:family="text">
      <style:text-properties fo:background-color="#f6f6f2" fo:color="#dd0000" style:font-name="Verdana" fo:font-size="9pt" style:font-name-asian="Verdana" style:font-size-asian="9pt" style:font-name-complex="Verdana" style:font-size-complex="9pt"/>
    </style:style>
    <style:style style:name="T181_8" style:family="text">
      <style:text-properties fo:background-color="#f6f6f2" fo:color="#007700" style:font-name="Verdana" fo:font-size="9pt" style:font-name-asian="Verdana" style:font-size-asian="9pt" style:font-name-complex="Verdana" style:font-size-complex="9pt"/>
    </style:style>
    <style:style style:name="P182" style:family="paragraph" style:parent-style-name="Standard">
      <style:paragraph-properties fo:break-before="auto" style:writing-mode="lr-tb"/>
    </style:style>
    <style:style style:name="T182_1" style:family="text">
      <style:text-properties fo:background-color="#f6f6f2" fo:color="#0000bb" style:font-name="Verdana" fo:font-size="9pt" style:font-name-asian="Verdana" style:font-size-asian="9pt" style:font-name-complex="Verdana" style:font-size-complex="9pt"/>
    </style:style>
    <style:style style:name="T182_2" style:family="text">
      <style:text-properties fo:background-color="#f6f6f2" fo:color="#0000bb" style:font-name="Verdana" fo:font-size="9pt" style:font-name-asian="Verdana" style:font-size-asian="9pt" style:font-name-complex="Verdana" style:font-size-complex="9pt"/>
    </style:style>
    <style:style style:name="T182_3" style:family="text">
      <style:text-properties fo:background-color="#f6f6f2" fo:color="#0000bb" style:font-name="Verdana" fo:font-size="9pt" style:font-name-asian="Verdana" style:font-size-asian="9pt" style:font-name-complex="Verdana" style:font-size-complex="9pt"/>
    </style:style>
    <style:style style:name="T182_4" style:family="text">
      <style:text-properties fo:background-color="#f6f6f2" fo:color="#007700" style:font-name="Verdana" fo:font-size="9pt" style:font-name-asian="Verdana" style:font-size-asian="9pt" style:font-name-complex="Verdana" style:font-size-complex="9pt"/>
    </style:style>
    <style:style style:name="T182_5" style:family="text">
      <style:text-properties fo:background-color="#f6f6f2" fo:color="#0000bb" style:font-name="Verdana" fo:font-size="9pt" style:font-name-asian="Verdana" style:font-size-asian="9pt" style:font-name-complex="Verdana" style:font-size-complex="9pt"/>
    </style:style>
    <style:style style:name="T182_6" style:family="text">
      <style:text-properties fo:background-color="#f6f6f2" fo:color="#0000bb" style:font-name="Verdana" fo:font-size="9pt" style:font-name-asian="Verdana" style:font-size-asian="9pt" style:font-name-complex="Verdana" style:font-size-complex="9pt"/>
    </style:style>
    <style:style style:name="T182_7" style:family="text">
      <style:text-properties fo:background-color="#f6f6f2" fo:color="#007700" style:font-name="Verdana" fo:font-size="9pt" style:font-name-asian="Verdana" style:font-size-asian="9pt" style:font-name-complex="Verdana" style:font-size-complex="9pt"/>
    </style:style>
    <style:style style:name="P183" style:family="paragraph" style:parent-style-name="Standard">
      <style:paragraph-properties fo:break-before="auto" style:writing-mode="lr-tb"/>
    </style:style>
    <style:style style:name="T183_1" style:family="text">
      <style:text-properties fo:background-color="#f6f6f2" fo:color="#0000bb" style:font-name="Verdana" fo:font-size="9pt" style:font-name-asian="Verdana" style:font-size-asian="9pt" style:font-name-complex="Verdana" style:font-size-complex="9pt"/>
    </style:style>
    <style:style style:name="T183_2" style:family="text">
      <style:text-properties fo:background-color="#f6f6f2" fo:color="#0000bb" style:font-name="Verdana" fo:font-size="9pt" style:font-name-asian="Verdana" style:font-size-asian="9pt" style:font-name-complex="Verdana" style:font-size-complex="9pt"/>
    </style:style>
    <style:style style:name="T183_3" style:family="text">
      <style:text-properties fo:background-color="#f6f6f2" fo:color="#0000bb" style:font-name="Verdana" fo:font-size="9pt" style:font-name-asian="Verdana" style:font-size-asian="9pt" style:font-name-complex="Verdana" style:font-size-complex="9pt"/>
    </style:style>
    <style:style style:name="T183_4" style:family="text">
      <style:text-properties fo:background-color="#f6f6f2" fo:color="#007700" style:font-name="Verdana" fo:font-size="9pt" style:font-name-asian="Verdana" style:font-size-asian="9pt" style:font-name-complex="Verdana" style:font-size-complex="9pt"/>
    </style:style>
    <style:style style:name="T183_5" style:family="text">
      <style:text-properties fo:background-color="#f6f6f2" fo:color="#0000bb" style:font-name="Verdana" fo:font-size="9pt" style:font-name-asian="Verdana" style:font-size-asian="9pt" style:font-name-complex="Verdana" style:font-size-complex="9pt"/>
    </style:style>
    <style:style style:name="T183_6" style:family="text">
      <style:text-properties fo:background-color="#f6f6f2" fo:color="#007700" style:font-name="Verdana" fo:font-size="9pt" style:font-name-asian="Verdana" style:font-size-asian="9pt" style:font-name-complex="Verdana" style:font-size-complex="9pt"/>
    </style:style>
    <style:style style:name="P18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84_1" style:family="text">
      <style:text-properties fo:background-color="#f6f6f2" fo:color="#0000bb" style:font-name="Verdana" fo:font-size="9pt" style:font-name-asian="Verdana" style:font-size-asian="9pt" style:font-name-complex="Verdana" style:font-size-complex="9pt"/>
    </style:style>
    <style:style style:name="P185" style:family="paragraph" style:parent-style-name="Heading_20_2">
      <style:paragraph-properties fo:break-before="auto" style:writing-mode="lr-tb"/>
    </style:style>
    <style:style style:name="T185_1" style:family="text"/>
    <style:style style:name="T185_2" style:family="text"/>
    <style:style style:name="T185_3" style:family="text"/>
    <style:style style:name="P186" style:family="paragraph" style:parent-style-name="Standard">
      <style:paragraph-properties fo:break-before="auto" fo:margin-top="0cm" style:writing-mode="lr-tb"/>
    </style:style>
    <style:style style:name="T186_1" style:family="text"/>
    <style:style style:name="T186_2" style:family="text"/>
    <style:style style:name="T186_3" style:family="text"/>
    <style:style style:name="T186_4" style:family="text"/>
    <style:style style:name="T186_5" style:family="text"/>
    <style:style style:name="T186_6" style:family="text"/>
    <style:style style:name="T186_7" style:family="text"/>
    <style:style style:name="T186_8" style:family="text"/>
    <style:style style:name="T186_9" style:family="text"/>
    <style:style style:name="T186_10" style:family="text"/>
    <style:style style:name="T186_11" style:family="text"/>
    <style:style style:name="T186_12" style:family="text"/>
    <style:style style:name="T186_13" style:family="text"/>
    <style:style style:name="T186_14" style:family="text"/>
    <style:style style:name="T186_15" style:family="text"/>
    <style:style style:name="T186_16" style:family="text"/>
    <style:style style:name="T186_17" style:family="text"/>
    <style:style style:name="T186_18" style:family="text"/>
    <style:style style:name="T186_19" style:family="text"/>
    <style:style style:name="T186_20" style:family="text"/>
    <style:style style:name="T186_21" style:family="text"/>
    <style:style style:name="T186_22" style:family="text"/>
    <style:style style:name="T186_23" style:family="text"/>
    <style:style style:name="T186_24" style:family="text"/>
    <style:style style:name="T186_25" style:family="text"/>
    <style:style style:name="T186_26" style:family="text"/>
    <style:style style:name="T186_27" style:family="text"/>
    <style:style style:name="T186_28" style:family="text"/>
    <style:style style:name="T186_29" style:family="text"/>
    <style:style style:name="T186_30" style:family="text"/>
    <style:style style:name="T186_31" style:family="text"/>
    <style:style style:name="T186_32" style:family="text"/>
    <style:style style:name="T186_33" style:family="text"/>
    <style:style style:name="T186_34" style:family="text"/>
    <style:style style:name="T186_35" style:family="text"/>
    <style:style style:name="T186_36" style:family="text"/>
    <style:style style:name="T186_37" style:family="text"/>
    <style:style style:name="T186_38" style:family="text"/>
    <style:style style:name="P187" style:family="paragraph" style:parent-style-name="Standard">
      <style:paragraph-properties fo:break-before="auto" fo:margin-top="0cm" fo:margin-bottom="0cm" style:writing-mode="lr-tb"/>
    </style:style>
    <style:style style:name="T187_1" style:family="text"/>
    <style:style style:name="T187_2" style:family="text"/>
    <style:style style:name="P188" style:family="paragraph" style:parent-style-name="Standard">
      <style:paragraph-properties fo:break-before="auto" style:writing-mode="lr-tb"/>
    </style:style>
    <style:style style:name="T188_1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88_2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P189" style:family="paragraph" style:parent-style-name="Standard">
      <style:paragraph-properties fo:break-before="auto" style:writing-mode="lr-tb"/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P190" style:family="paragraph" style:parent-style-name="Standard">
      <style:paragraph-properties fo:break-before="auto" style:writing-mode="lr-tb"/>
    </style:style>
    <style:style style:name="T190_1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0_2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0_3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0_4" style:family="text">
      <style:text-properties fo:background-color="#eeeeee" fo:color="#007700" style:font-name="Verdana" fo:font-size="9pt" style:font-name-asian="Verdana" style:font-size-asian="9pt" style:font-name-complex="Verdana" style:font-size-complex="9pt"/>
    </style:style>
    <style:style style:name="T190_5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0_6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0_7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0_8" style:family="text">
      <style:text-properties fo:background-color="#eeeeee" fo:color="#007700" style:font-name="Verdana" fo:font-size="9pt" style:font-name-asian="Verdana" style:font-size-asian="9pt" style:font-name-complex="Verdana" style:font-size-complex="9pt"/>
    </style:style>
    <style:style style:name="T190_9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0_10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0_11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P191" style:family="paragraph" style:parent-style-name="Standard">
      <style:paragraph-properties fo:break-before="auto" style:writing-mode="lr-tb"/>
    </style:style>
    <style:style style:name="T191_1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1_2" style:family="text">
      <style:text-properties fo:background-color="#eeeeee" fo:color="#007700" style:font-name="Verdana" fo:font-size="9pt" style:font-name-asian="Verdana" style:font-size-asian="9pt" style:font-name-complex="Verdana" style:font-size-complex="9pt"/>
    </style:style>
    <style:style style:name="T191_3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1_4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1_5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1_6" style:family="text">
      <style:text-properties fo:background-color="#eeeeee" fo:color="#007700" style:font-name="Verdana" fo:font-size="9pt" style:font-name-asian="Verdana" style:font-size-asian="9pt" style:font-name-complex="Verdana" style:font-size-complex="9pt"/>
    </style:style>
    <style:style style:name="T191_7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1_8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1_9" style:family="text">
      <style:text-properties fo:background-color="#eeeeee" fo:color="#007700" style:font-name="Verdana" fo:font-size="9pt" style:font-name-asian="Verdana" style:font-size-asian="9pt" style:font-name-complex="Verdana" style:font-size-complex="9pt"/>
    </style:style>
    <style:style style:name="P192" style:family="paragraph" style:parent-style-name="Standard">
      <style:paragraph-properties fo:break-before="auto" style:writing-mode="lr-tb"/>
      <style:text-properties fo:background-color="#eeeeee" fo:color="#007700" style:font-name="Verdana" fo:font-size="9pt" style:font-name-asian="Verdana" style:font-size-asian="9pt" style:font-name-complex="Verdana" style:font-size-complex="9pt"/>
    </style:style>
    <style:style style:name="P193" style:family="paragraph" style:parent-style-name="Standard">
      <style:paragraph-properties fo:break-before="auto" style:writing-mode="lr-tb"/>
    </style:style>
    <style:style style:name="T193_1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3_2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3_3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3_4" style:family="text">
      <style:text-properties fo:background-color="#eeeeee" fo:color="#007700" style:font-name="Verdana" fo:font-size="9pt" style:font-name-asian="Verdana" style:font-size-asian="9pt" style:font-name-complex="Verdana" style:font-size-complex="9pt"/>
    </style:style>
    <style:style style:name="T193_5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3_6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3_7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3_8" style:family="text">
      <style:text-properties fo:background-color="#eeeeee" fo:color="#007700" style:font-name="Verdana" fo:font-size="9pt" style:font-name-asian="Verdana" style:font-size-asian="9pt" style:font-name-complex="Verdana" style:font-size-complex="9pt"/>
    </style:style>
    <style:style style:name="T193_9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3_10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3_11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P194" style:family="paragraph" style:parent-style-name="Standard">
      <style:paragraph-properties fo:break-before="auto" style:writing-mode="lr-tb"/>
    </style:style>
    <style:style style:name="T194_1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4_2" style:family="text">
      <style:text-properties fo:background-color="#eeeeee" fo:color="#007700" style:font-name="Verdana" fo:font-size="9pt" style:font-name-asian="Verdana" style:font-size-asian="9pt" style:font-name-complex="Verdana" style:font-size-complex="9pt"/>
    </style:style>
    <style:style style:name="T194_3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4_4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4_5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4_6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4_7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4_8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4_9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4_10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4_11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4_12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4_13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4_14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4_15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4_16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4_17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4_18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4_19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4_20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4_21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4_22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P195" style:family="paragraph" style:parent-style-name="Standard">
      <style:paragraph-properties fo:break-before="auto" style:writing-mode="lr-tb"/>
    </style:style>
    <style:style style:name="T195_1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5_2" style:family="text">
      <style:text-properties fo:background-color="#eeeeee" fo:color="#007700" style:font-name="Verdana" fo:font-size="9pt" style:font-name-asian="Verdana" style:font-size-asian="9pt" style:font-name-complex="Verdana" style:font-size-complex="9pt"/>
    </style:style>
    <style:style style:name="T195_3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5_4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T195_5" style:family="text">
      <style:text-properties fo:background-color="#eeeeee" fo:color="#007700" style:font-name="Verdana" fo:font-size="9pt" style:font-name-asian="Verdana" style:font-size-asian="9pt" style:font-name-complex="Verdana" style:font-size-complex="9pt"/>
    </style:style>
    <style:style style:name="P196" style:family="paragraph" style:parent-style-name="Standard">
      <style:paragraph-properties fo:break-before="auto" fo:margin-top="0cm" fo:margin-bottom="0cm" style:writing-mode="lr-tb"/>
    </style:style>
    <style:style style:name="T196_1" style:family="text">
      <style:text-properties fo:background-color="#eeeeee" fo:color="#0000bb" style:font-name="Verdana" fo:font-size="9pt" style:font-name-asian="Verdana" style:font-size-asian="9pt" style:font-name-complex="Verdana" style:font-size-complex="9pt"/>
    </style:style>
    <style:style style:name="P197" style:family="paragraph" style:parent-style-name="Heading_20_4">
      <style:paragraph-properties fo:break-before="auto" style:writing-mode="lr-tb"/>
    </style:style>
    <style:style style:name="T197_1" style:family="text"/>
    <style:style style:name="T197_2" style:family="text"/>
    <style:style style:name="T197_3" style:family="text"/>
    <style:style style:name="P19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98_1" style:family="text"/>
    <style:style style:name="T198_2" style:family="text"/>
    <style:style style:name="T198_3" style:family="text"/>
    <style:style style:name="T198_4" style:family="text"/>
    <style:style style:name="T198_5" style:family="text"/>
    <style:style style:name="T198_6" style:family="text"/>
    <style:style style:name="T198_7" style:family="text"/>
    <style:style style:name="T198_8" style:family="text"/>
    <style:style style:name="T198_9" style:family="text"/>
    <style:style style:name="T198_10" style:family="text"/>
    <style:style style:name="T198_11" style:family="text"/>
    <style:style style:name="T198_12" style:family="text"/>
    <style:style style:name="T198_13" style:family="text"/>
    <style:style style:name="T198_14" style:family="text"/>
    <style:style style:name="T198_15" style:family="text"/>
    <style:style style:name="T198_16" style:family="text">
      <style:text-properties fo:color="#000099" style:text-underline-style="solid" style:text-underline-color="font-color"/>
    </style:style>
    <style:style style:name="T198_17" style:family="text"/>
    <style:style style:name="T198_18" style:family="text">
      <style:text-properties fo:color="#000099" style:text-underline-style="solid" style:text-underline-color="font-color"/>
    </style:style>
    <style:style style:name="T198_19" style:family="text"/>
    <style:style style:name="T198_20" style:family="text">
      <style:text-properties fo:color="#000099" style:text-underline-style="solid" style:text-underline-color="font-color"/>
    </style:style>
    <style:style style:name="T198_21" style:family="text"/>
    <style:style style:name="T198_22" style:family="text">
      <style:text-properties fo:color="#000099" style:text-underline-style="solid" style:text-underline-color="font-color"/>
    </style:style>
    <style:style style:name="T198_23" style:family="text"/>
    <style:style style:name="T198_24" style:family="text">
      <style:text-properties fo:color="#000099" style:text-underline-style="solid" style:text-underline-color="font-color"/>
    </style:style>
    <style:style style:name="T198_25" style:family="text"/>
    <style:style style:name="T198_26" style:family="text">
      <style:text-properties fo:color="#000099" style:text-underline-style="solid" style:text-underline-color="font-color"/>
    </style:style>
    <style:style style:name="T198_27" style:family="text"/>
    <style:style style:name="T198_28" style:family="text">
      <style:text-properties fo:color="#000099" style:text-underline-style="solid" style:text-underline-color="font-color"/>
    </style:style>
    <style:style style:name="T198_29" style:family="text"/>
    <style:style style:name="T198_30" style:family="text">
      <style:text-properties fo:color="#000099" style:text-underline-style="solid" style:text-underline-color="font-color"/>
    </style:style>
    <style:style style:name="T198_31" style:family="text"/>
    <style:style style:name="T198_32" style:family="text">
      <style:text-properties fo:color="#000099" style:text-underline-style="solid" style:text-underline-color="font-color"/>
    </style:style>
    <style:style style:name="T198_33" style:family="text"/>
    <style:style style:name="T198_34" style:family="text">
      <style:text-properties fo:color="#000099" style:text-underline-style="solid" style:text-underline-color="font-color"/>
    </style:style>
    <style:style style:name="T198_35" style:family="text"/>
    <style:style style:name="T198_36" style:family="text">
      <style:text-properties fo:color="#000099" style:text-underline-style="solid" style:text-underline-color="font-color"/>
    </style:style>
    <style:style style:name="T198_37" style:family="text"/>
    <style:style style:name="T198_38" style:family="text">
      <style:text-properties fo:color="#000099" style:text-underline-style="solid" style:text-underline-color="font-color"/>
    </style:style>
    <style:style style:name="T198_39" style:family="text"/>
    <style:style style:name="T198_40" style:family="text">
      <style:text-properties fo:color="#000099" style:text-underline-style="solid" style:text-underline-color="font-color"/>
    </style:style>
    <style:style style:name="T198_41" style:family="text"/>
    <style:style style:name="T198_42" style:family="text">
      <style:text-properties fo:color="#000099" style:text-underline-style="solid" style:text-underline-color="font-color"/>
    </style:style>
    <style:style style:name="T198_43" style:family="text"/>
    <style:style style:name="T198_44" style:family="text">
      <style:text-properties fo:color="#000099" style:text-underline-style="solid" style:text-underline-color="font-color"/>
    </style:style>
    <style:style style:name="T198_45" style:family="text"/>
    <style:style style:name="T198_46" style:family="text">
      <style:text-properties fo:color="#000099" style:text-underline-style="solid" style:text-underline-color="font-color"/>
    </style:style>
    <style:style style:name="T198_47" style:family="text"/>
    <style:style style:name="T198_48" style:family="text">
      <style:text-properties fo:color="#000099" style:text-underline-style="solid" style:text-underline-color="font-color"/>
    </style:style>
    <style:style style:name="T198_49" style:family="text"/>
    <style:style style:name="P199" style:family="paragraph" style:parent-style-name="Heading_20_2">
      <style:paragraph-properties fo:break-before="auto" style:writing-mode="lr-tb"/>
    </style:style>
    <style:style style:name="T199_1" style:family="text"/>
    <style:style style:name="P200" style:family="paragraph" style:parent-style-name="Standard">
      <style:paragraph-properties fo:break-before="auto" style:writing-mode="lr-tb"/>
    </style:style>
    <style:style style:name="T200_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0_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0_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0_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0_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0_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0_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0_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0_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0_1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0_1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0_1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0_1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0_1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0_1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0_1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0_1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0_1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0_1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0_2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0_2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0_2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0_2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0_2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0_2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0_2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0_2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0_2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0_2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0_3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0_3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0_3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0_3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0_3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0_3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0_3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0_3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0_3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0_3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0_4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0_4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0_4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0_4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0_4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0_4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0_4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0_4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0_4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0_4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0_5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0_5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0_5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0_5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0_5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0_5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0_5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0_5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0_5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0_5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0_6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0_6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0_6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0_6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0_6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0_6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0_6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0_6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0_6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0_6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0_7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0_7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0_7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0_7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0_7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0_7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0_7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0_7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0_7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0_7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0_8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0_8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0_8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0_8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0_8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P201" style:family="paragraph" style:parent-style-name="Standard">
      <style:paragraph-properties fo:break-before="auto" style:writing-mode="lr-tb"/>
    </style:style>
    <style:style style:name="T201_1" style:family="text">
      <style:text-properties fo:background-color="#f6f6f2" fo:color="#0000bb" style:font-name="Verdana" fo:font-size="9pt" style:font-name-asian="Verdana" style:font-size-asian="9pt" style:font-name-complex="Verdana" style:font-size-complex="9pt"/>
    </style:style>
    <style:style style:name="T201_2" style:family="text">
      <style:text-properties fo:background-color="#f6f6f2" fo:color="#0000bb" style:font-name="Verdana" fo:font-size="9pt" style:font-name-asian="Verdana" style:font-size-asian="9pt" style:font-name-complex="Verdana" style:font-size-complex="9pt"/>
    </style:style>
    <style:style style:name="T201_3" style:family="text">
      <style:text-properties fo:background-color="#f6f6f2" fo:color="#0000bb" style:font-name="Verdana" fo:font-size="9pt" style:font-name-asian="Verdana" style:font-size-asian="9pt" style:font-name-complex="Verdana" style:font-size-complex="9pt"/>
    </style:style>
    <style:style style:name="T201_4" style:family="text">
      <style:text-properties fo:background-color="#f6f6f2" fo:color="#007700" style:font-name="Verdana" fo:font-size="9pt" style:font-name-asian="Verdana" style:font-size-asian="9pt" style:font-name-complex="Verdana" style:font-size-complex="9pt"/>
    </style:style>
    <style:style style:name="T201_5" style:family="text">
      <style:text-properties fo:background-color="#f6f6f2" fo:color="#007700" style:font-name="Verdana" fo:font-size="9pt" style:font-name-asian="Verdana" style:font-size-asian="9pt" style:font-name-complex="Verdana" style:font-size-complex="9pt"/>
    </style:style>
    <style:style style:name="T201_6" style:family="text">
      <style:text-properties fo:background-color="#f6f6f2" fo:color="#0000bb" style:font-name="Verdana" fo:font-size="9pt" style:font-name-asian="Verdana" style:font-size-asian="9pt" style:font-name-complex="Verdana" style:font-size-complex="9pt"/>
    </style:style>
    <style:style style:name="T201_7" style:family="text">
      <style:text-properties fo:background-color="#f6f6f2" fo:color="#0000bb" style:font-name="Verdana" fo:font-size="9pt" style:font-name-asian="Verdana" style:font-size-asian="9pt" style:font-name-complex="Verdana" style:font-size-complex="9pt"/>
    </style:style>
    <style:style style:name="T201_8" style:family="text">
      <style:text-properties fo:background-color="#f6f6f2" fo:color="#007700" style:font-name="Verdana" fo:font-size="9pt" style:font-name-asian="Verdana" style:font-size-asian="9pt" style:font-name-complex="Verdana" style:font-size-complex="9pt"/>
    </style:style>
    <style:style style:name="T201_9" style:family="text">
      <style:text-properties fo:background-color="#f6f6f2" fo:color="#0000bb" style:font-name="Verdana" fo:font-size="9pt" style:font-name-asian="Verdana" style:font-size-asian="9pt" style:font-name-complex="Verdana" style:font-size-complex="9pt"/>
    </style:style>
    <style:style style:name="T201_10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201_11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P20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02_1" style:family="text">
      <style:text-properties fo:background-color="#f6f6f2" fo:color="#0000bb" style:font-name="Verdana" fo:font-size="9pt" style:font-name-asian="Verdana" style:font-size-asian="9pt" style:font-name-complex="Verdana" style:font-size-complex="9pt"/>
    </style:style>
    <style:style style:name="T202_2" style:family="text">
      <style:text-properties fo:background-color="#f6f6f2" fo:color="#0000bb" style:font-name="Verdana" fo:font-size="9pt" style:font-name-asian="Verdana" style:font-size-asian="9pt" style:font-name-complex="Verdana" style:font-size-complex="9pt"/>
    </style:style>
    <style:style style:name="T202_3" style:family="text">
      <style:text-properties fo:background-color="#f6f6f2" fo:color="#0000bb" style:font-name="Verdana" fo:font-size="9pt" style:font-name-asian="Verdana" style:font-size-asian="9pt" style:font-name-complex="Verdana" style:font-size-complex="9pt"/>
    </style:style>
    <style:style style:name="T202_4" style:family="text">
      <style:text-properties fo:background-color="#f6f6f2" fo:color="#007700" style:font-name="Verdana" fo:font-size="9pt" style:font-name-asian="Verdana" style:font-size-asian="9pt" style:font-name-complex="Verdana" style:font-size-complex="9pt"/>
    </style:style>
    <style:style style:name="T202_5" style:family="text">
      <style:text-properties fo:background-color="#f6f6f2" fo:color="#007700" style:font-name="Verdana" fo:font-size="9pt" style:font-name-asian="Verdana" style:font-size-asian="9pt" style:font-name-complex="Verdana" style:font-size-complex="9pt"/>
    </style:style>
    <style:style style:name="T202_6" style:family="text">
      <style:text-properties fo:background-color="#f6f6f2" fo:color="#0000bb" style:font-name="Verdana" fo:font-size="9pt" style:font-name-asian="Verdana" style:font-size-asian="9pt" style:font-name-complex="Verdana" style:font-size-complex="9pt"/>
    </style:style>
    <style:style style:name="T202_7" style:family="text">
      <style:text-properties fo:background-color="#f6f6f2" fo:color="#0000bb" style:font-name="Verdana" fo:font-size="9pt" style:font-name-asian="Verdana" style:font-size-asian="9pt" style:font-name-complex="Verdana" style:font-size-complex="9pt"/>
    </style:style>
    <style:style style:name="T202_8" style:family="text">
      <style:text-properties fo:background-color="#f6f6f2" fo:color="#0000bb" style:font-name="Verdana" fo:font-size="9pt" style:font-name-asian="Verdana" style:font-size-asian="9pt" style:font-name-complex="Verdana" style:font-size-complex="9pt"/>
    </style:style>
    <style:style style:name="T202_9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202_10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P203" style:family="paragraph" style:parent-style-name="Heading_20_3">
      <style:paragraph-properties fo:break-before="auto" style:writing-mode="lr-tb"/>
    </style:style>
    <style:style style:name="T203_1" style:family="text"/>
    <style:style style:name="P204" style:family="paragraph" style:parent-style-name="Standard">
      <style:paragraph-properties fo:break-before="auto" fo:margin-top="0cm" style:writing-mode="lr-tb"/>
    </style:style>
    <style:style style:name="T204_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1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1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1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1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1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1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1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1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1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1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2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2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2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2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2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2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2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2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2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2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3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3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3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3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3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3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3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37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204_3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39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204_4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4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4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4_43" style:family="text">
      <style:text-properties fo:background-color="#f6f6f2" fo:color="#222222" style:font-name="Verdana" fo:font-size="9pt" style:font-name-asian="Verdana" style:font-size-asian="9pt" style:font-name-complex="Verdana" style:font-size-complex="9pt"/>
    </style:style>
    <style:style style:name="T204_4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P205" style:family="paragraph" style:parent-style-name="Standard">
      <style:paragraph-properties fo:text-align="left" fo:break-before="auto" fo:line-height="115%" fo:margin-top="0cm" fo:margin-bottom="0cm" fo:margin-right="0cm" style:writing-mode="lr-tb"/>
    </style:style>
    <style:style style:name="T205_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5_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5_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5_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5_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5_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5_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5_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5_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5_1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5_1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5_1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5_1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5_1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5_1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5_1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5_1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5_1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5_1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5_2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5_2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5_2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5_2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5_2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5_2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5_2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5_2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5_2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5_2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5_3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5_3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5_3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5_3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5_3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5_3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5_3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P206" style:family="paragraph" style:parent-style-name="Heading_20_2">
      <style:paragraph-properties fo:break-before="auto" style:writing-mode="lr-tb"/>
    </style:style>
    <style:style style:name="T206_1" style:family="text"/>
    <style:style style:name="T206_2" style:family="text"/>
    <style:style style:name="T206_3" style:family="text"/>
    <style:style style:name="P20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07_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1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1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1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1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1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1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1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1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1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1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2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2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2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2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2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2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2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2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2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2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3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3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3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3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3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3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3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3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3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3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4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4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4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4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4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4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4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4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4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4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5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5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5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5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5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5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5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5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5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5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6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6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6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6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6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6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6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6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6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6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7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7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7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7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7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7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7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7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7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7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8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8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8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8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8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8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8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8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8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8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9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9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9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9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9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9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9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9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9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9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10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10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10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10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10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10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10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10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10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10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11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11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11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11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11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11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11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11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11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11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12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12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12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12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12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12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12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12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12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12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13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13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13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13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13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13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7_13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P208" style:family="paragraph" style:parent-style-name="Standard">
      <style:paragraph-properties fo:text-align="left" fo:break-before="auto" fo:line-height="115%" fo:margin-top="0cm" fo:margin-right="0cm" style:writing-mode="lr-tb"/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P20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09_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1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1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1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1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1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1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1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1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1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1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2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2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2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2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2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2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2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2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2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2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3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3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3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3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3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3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3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3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3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3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4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4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4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4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09_4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P210" style:family="paragraph" style:parent-style-name="Heading_20_2">
      <style:paragraph-properties fo:break-before="auto" style:writing-mode="lr-tb"/>
    </style:style>
    <style:style style:name="T210_1" style:family="text"/>
    <style:style style:name="T210_2" style:family="text"/>
    <style:style style:name="T210_3" style:family="text"/>
    <style:style style:name="P211" style:family="paragraph" style:parent-style-name="Standard">
      <style:paragraph-properties fo:break-before="auto" style:writing-mode="lr-tb"/>
    </style:style>
    <style:style style:name="T211_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1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1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1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1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1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1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1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1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1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1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2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2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2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2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2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2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2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2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2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2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3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3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3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3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3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3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3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3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3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3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4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4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4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4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4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4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4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4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4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4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5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5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5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5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5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5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5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5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5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5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6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6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6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6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6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6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6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6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6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6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7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7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7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7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7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7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7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7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7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7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8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8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8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8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8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8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8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8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8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8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9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9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9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9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9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9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9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9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9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9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1_10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P212" style:family="paragraph" style:parent-style-name="Standard">
      <style:paragraph-properties fo:break-before="auto" fo:border-bottom="#808080 0.053cm solid" style:writing-mode="lr-tb"/>
    </style:style>
    <style:style style:name="T212_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2_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2_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2_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2_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2_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2_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2_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2_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2_1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2_11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2_12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2_13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2_14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2_15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2_16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2_17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2_18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2_19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T212_20" style:family="text">
      <style:text-properties fo:background-color="#ffffff" fo:color="#222222" style:font-name="Verdana" fo:font-size="10pt" style:font-name-asian="Verdana" style:font-size-asian="10pt" style:font-name-complex="Verdana" style:font-size-complex="10pt"/>
    </style:style>
    <style:style style:name="P213" style:family="paragraph" style:parent-style-name="Standard">
      <style:paragraph-properties fo:break-before="auto" fo:margin-top="0cm" style:writing-mode="lr-tb"/>
    </style:style>
    <style:style style:name="P214" style:family="paragraph" style:parent-style-name="Heading_20_2">
      <style:paragraph-properties fo:text-align="left" fo:break-before="auto" fo:text-indent="0cm" fo:line-height="115%" fo:margin-top="0.635cm" fo:margin-bottom="0.141cm" fo:margin-left="0cm" fo:margin-right="0cm" style:writing-mode="lr-tb"/>
    </style:style>
    <style:style style:name="T214_1" style:family="text"/>
    <style:style style:name="P215" style:family="paragraph" style:parent-style-name="Standard">
      <style:paragraph-properties fo:break-before="auto" fo:margin-top="0cm" style:writing-mode="lr-tb"/>
    </style:style>
    <style:style style:name="T215_1" style:family="text">
      <style:text-properties fo:background-color="#ffffff" style:font-name="Verdana" fo:font-size="9pt" style:font-name-asian="Verdana" style:font-size-asian="9pt" style:font-name-complex="Verdana" style:font-size-complex="9pt" fo:font-weight="bold" style:font-weight-asian="bold" style:font-weight-complex="bold"/>
    </style:style>
    <style:style style:name="P2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P217" style:family="paragraph" style:parent-style-name="Standard">
      <style:paragraph-properties fo:break-before="auto" fo:margin-top="0cm" style:writing-mode="lr-tb"/>
    </style:style>
    <style:style style:name="T217_1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17_2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17_3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17_4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17_5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17_6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17_7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17_8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17_9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17_10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17_11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17_12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17_13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17_14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17_15" style:family="text"/>
    <style:style style:name="T217_16" style:family="text">
      <style:text-properties fo:background-color="#ffffff" fo:color="#4ca6cf" style:font-name="Verdana" fo:font-size="9pt" style:font-name-asian="Verdana" style:font-size-asian="9pt" style:font-name-complex="Verdana" style:font-size-complex="9pt"/>
    </style:style>
    <style:style style:name="T217_17" style:family="text"/>
    <style:style style:name="T217_18" style:family="text">
      <style:text-properties fo:background-color="#ffffff" fo:color="#4ca6cf" style:font-name="Verdana" fo:font-size="9pt" style:font-name-asian="Verdana" style:font-size-asian="9pt" style:font-name-complex="Verdana" style:font-size-complex="9pt"/>
    </style:style>
    <style:style style:name="T217_19" style:family="text"/>
    <style:style style:name="T217_20" style:family="text">
      <style:text-properties fo:background-color="#ffffff" fo:color="#4ca6cf" style:font-name="Verdana" fo:font-size="9pt" style:font-name-asian="Verdana" style:font-size-asian="9pt" style:font-name-complex="Verdana" style:font-size-complex="9pt"/>
    </style:style>
    <style:style style:name="T217_21" style:family="text"/>
    <style:style style:name="T217_22" style:family="text">
      <style:text-properties fo:background-color="#ffffff" fo:color="#4ca6cf" style:font-name="Verdana" fo:font-size="9pt" style:font-name-asian="Verdana" style:font-size-asian="9pt" style:font-name-complex="Verdana" style:font-size-complex="9pt"/>
    </style:style>
    <style:style style:name="T217_23" style:family="text"/>
    <style:style style:name="T217_24" style:family="text">
      <style:text-properties fo:background-color="#ffffff" fo:color="#4ca6cf" style:font-name="Verdana" fo:font-size="9pt" style:font-name-asian="Verdana" style:font-size-asian="9pt" style:font-name-complex="Verdana" style:font-size-complex="9pt"/>
    </style:style>
    <style:style style:name="T217_25" style:family="text"/>
    <style:style style:name="T217_26" style:family="text">
      <style:text-properties fo:background-color="#ffffff" fo:color="#4ca6cf" style:font-name="Verdana" fo:font-size="9pt" style:font-name-asian="Verdana" style:font-size-asian="9pt" style:font-name-complex="Verdana" style:font-size-complex="9pt"/>
    </style:style>
    <style:style style:name="T217_27" style:family="text"/>
    <style:style style:name="T217_28" style:family="text">
      <style:text-properties fo:background-color="#ffffff" fo:color="#4ca6cf" style:font-name="Verdana" fo:font-size="9pt" style:font-name-asian="Verdana" style:font-size-asian="9pt" style:font-name-complex="Verdana" style:font-size-complex="9pt"/>
    </style:style>
    <style:style style:name="T217_29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17_30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17_31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17_32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17_33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17_34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17_35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17_36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17_37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17_38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17_39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17_40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17_41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17_42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17_43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17_44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17_45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P218" style:family="paragraph" style:parent-style-name="Standard">
      <style:paragraph-properties fo:break-before="auto" fo:margin-top="0cm" style:writing-mode="lr-tb"/>
    </style:style>
    <style:style style:name="T218_1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18_2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18_3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18_4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18_5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18_6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18_7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18_8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18_9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18_10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18_11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18_12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P219" style:family="paragraph" style:parent-style-name="Standard">
      <style:paragraph-properties fo:break-before="auto" fo:margin-top="0cm" style:writing-mode="lr-tb"/>
    </style:style>
    <style:style style:name="T219_1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19_2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19_3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19_4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19_5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19_6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19_7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19_8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T219_9" style:family="text">
      <style:text-properties fo:background-color="#ffffff" style:font-name="Verdana" fo:font-size="9pt" style:font-name-asian="Verdana" style:font-size-asian="9pt" style:font-name-complex="Verdana" style:font-size-complex="9pt"/>
    </style:style>
    <style:style style:name="P22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20_1" style:family="text"/>
    <style:style style:name="T220_2" style:family="text"/>
    <style:style style:name="T220_3" style:family="text"/>
    <style:style style:name="T220_4" style:family="text"/>
    <style:style style:name="T220_5" style:family="text"/>
    <style:style style:name="T220_6" style:family="text"/>
    <style:style style:name="T220_7" style:family="text"/>
    <style:style style:name="T220_8" style:family="text"/>
    <style:style style:name="T220_9" style:family="text"/>
    <style:style style:name="T220_10" style:family="text"/>
    <style:style style:name="T220_11" style:family="text"/>
    <style:style style:name="T220_12" style:family="text"/>
    <style:style style:name="T220_13" style:family="text"/>
    <style:style style:name="T220_14" style:family="text"/>
    <style:style style:name="T220_15" style:family="text"/>
    <style:style style:name="T220_16" style:family="text"/>
    <style:style style:name="T220_17" style:family="text"/>
    <style:style style:name="T220_18" style:family="text"/>
    <style:style style:name="T220_19" style:family="text"/>
    <style:style style:name="T220_20" style:family="text"/>
    <style:style style:name="P221" style:family="paragraph" style:parent-style-name="Standard">
      <style:paragraph-properties fo:break-before="auto" fo:margin-top="0cm" style:writing-mode="lr-tb"/>
    </style:style>
    <style:style style:name="T221_1" style:family="text"/>
    <style:style style:name="T221_2" style:family="text"/>
    <style:style style:name="T221_3" style:family="text"/>
    <style:style style:name="T221_4" style:family="text"/>
    <style:style style:name="T221_5" style:family="text"/>
    <style:style style:name="T221_6" style:family="text"/>
    <style:style style:name="T221_7" style:family="text"/>
    <style:style style:name="T221_8" style:family="text"/>
    <style:style style:name="T221_9" style:family="text"/>
    <style:style style:name="T221_10" style:family="text"/>
    <style:style style:name="T221_11" style:family="text"/>
    <style:style style:name="T221_12" style:family="text"/>
    <style:style style:name="P222" style:family="paragraph" style:parent-style-name="Standard">
      <style:paragraph-properties fo:break-before="auto" fo:margin-top="0cm" style:writing-mode="lr-tb"/>
    </style:style>
    <style:style style:name="T222_1" style:family="text"/>
    <style:style style:name="T222_2" style:family="text"/>
    <style:style style:name="T222_3" style:family="text"/>
    <style:style style:name="T222_4" style:family="text"/>
    <style:style style:name="T222_5" style:family="text"/>
    <style:style style:name="T222_6" style:family="text"/>
    <style:style style:name="T222_7" style:family="text"/>
    <style:style style:name="T222_8" style:family="text"/>
    <style:style style:name="T222_9" style:family="text"/>
    <style:style style:name="T222_10" style:family="text"/>
    <style:style style:name="T222_11" style:family="text"/>
    <style:style style:name="T222_12" style:family="text"/>
    <style:style style:name="T222_13" style:family="text"/>
    <style:style style:name="T222_14" style:family="text"/>
    <style:style style:name="T222_15" style:family="text"/>
    <style:style style:name="T222_16" style:family="text"/>
    <style:style style:name="T222_17" style:family="text"/>
    <style:style style:name="T222_18" style:family="text"/>
    <style:style style:name="T222_19" style:family="text"/>
    <style:style style:name="T222_20" style:family="text"/>
    <style:style style:name="T222_21" style:family="text"/>
    <style:style style:name="T222_22" style:family="text"/>
    <style:style style:name="T222_23" style:family="text"/>
    <style:style style:name="T222_24" style:family="text"/>
    <style:style style:name="P223" style:family="paragraph" style:parent-style-name="Standard">
      <style:paragraph-properties fo:break-before="auto" fo:margin-top="0cm" style:writing-mode="lr-tb"/>
    </style:style>
    <style:style style:name="T223_1" style:family="text"/>
    <style:style style:name="T223_2" style:family="text"/>
    <style:style style:name="T223_3" style:family="text"/>
    <style:style style:name="T223_4" style:family="text"/>
    <style:style style:name="T223_5" style:family="text"/>
    <style:style style:name="T223_6" style:family="text"/>
    <style:style style:name="T223_7" style:family="text"/>
    <style:style style:name="T223_8" style:family="text"/>
    <style:style style:name="T223_9" style:family="text"/>
    <style:style style:name="T223_10" style:family="text"/>
    <style:style style:name="T223_11" style:family="text"/>
    <style:style style:name="T223_12" style:family="text"/>
    <style:style style:name="T223_13" style:family="text"/>
    <style:style style:name="T223_14" style:family="text"/>
    <style:style style:name="T223_15" style:family="text"/>
    <style:style style:name="T223_16" style:family="text"/>
    <style:style style:name="T223_17" style:family="text"/>
    <style:style style:name="T223_18" style:family="text"/>
    <style:style style:name="P224" style:family="paragraph" style:parent-style-name="Standard">
      <style:paragraph-properties fo:break-before="auto" fo:margin-top="0cm" style:writing-mode="lr-tb"/>
    </style:style>
    <style:style style:name="T224_1" style:family="text"/>
    <style:style style:name="T224_2" style:family="text"/>
    <style:style style:name="T224_3" style:family="text"/>
    <style:style style:name="T224_4" style:family="text"/>
    <style:style style:name="T224_5" style:family="text"/>
    <style:style style:name="T224_6" style:family="text"/>
    <style:style style:name="T224_7" style:family="text"/>
    <style:style style:name="T224_8" style:family="text"/>
    <style:style style:name="T224_9" style:family="text"/>
    <style:style style:name="T224_10" style:family="text"/>
    <style:style style:name="T224_11" style:family="text"/>
    <style:style style:name="T224_12" style:family="text"/>
    <style:style style:name="T224_13" style:family="text"/>
    <style:style style:name="T224_14" style:family="text"/>
    <style:style style:name="T224_15" style:family="text"/>
    <style:style style:name="T224_16" style:family="text"/>
    <style:style style:name="T224_17" style:family="text"/>
    <style:style style:name="T224_18" style:family="text"/>
    <style:style style:name="T224_19" style:family="text"/>
    <style:style style:name="T224_20" style:family="text"/>
    <style:style style:name="T224_21" style:family="text"/>
    <style:style style:name="T224_22" style:family="text"/>
    <style:style style:name="T224_23" style:family="text"/>
    <style:style style:name="T224_24" style:family="text"/>
    <style:style style:name="T224_25" style:family="text"/>
    <style:style style:name="T224_26" style:family="text"/>
    <style:style style:name="P225" style:family="paragraph" style:parent-style-name="Standard">
      <style:paragraph-properties fo:break-before="auto" fo:margin-top="0cm" style:writing-mode="lr-tb"/>
    </style:style>
    <style:style style:name="T225_1" style:family="text"/>
    <style:style style:name="T225_2" style:family="text"/>
    <style:style style:name="T225_3" style:family="text"/>
    <style:style style:name="T225_4" style:family="text"/>
    <style:style style:name="T225_5" style:family="text"/>
    <style:style style:name="T225_6" style:family="text"/>
    <style:style style:name="T225_7" style:family="text"/>
    <style:style style:name="T225_8" style:family="text"/>
    <style:style style:name="T225_9" style:family="text"/>
    <style:style style:name="T225_10" style:family="text"/>
    <style:style style:name="T225_11" style:family="text"/>
    <style:style style:name="P226" style:family="paragraph" style:parent-style-name="Standard">
      <style:paragraph-properties fo:break-before="auto" fo:margin-top="0cm" style:writing-mode="lr-tb"/>
    </style:style>
    <style:style style:name="T226_1" style:family="text"/>
    <style:style style:name="T226_2" style:family="text"/>
    <style:style style:name="P22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27_1" style:family="text"/>
    <style:style style:name="T227_2" style:family="text"/>
    <style:style style:name="T227_3" style:family="text"/>
    <style:style style:name="T227_4" style:family="text"/>
    <style:style style:name="T227_5" style:family="text"/>
    <style:style style:name="T227_6" style:family="text"/>
    <style:style style:name="T227_7" style:family="text"/>
    <style:style style:name="T227_8" style:family="text"/>
    <style:style style:name="T227_9" style:family="text"/>
    <style:style style:name="T227_10" style:family="text"/>
    <style:style style:name="T227_11" style:family="text"/>
    <style:style style:name="P228" style:family="paragraph" style:parent-style-name="Heading_20_3">
      <style:paragraph-properties fo:break-before="auto" style:writing-mode="lr-tb"/>
    </style:style>
    <style:style style:name="T228_1" style:family="text"/>
    <style:style style:name="P229" style:family="paragraph" style:parent-style-name="Standard">
      <style:paragraph-properties fo:break-before="auto" fo:margin-top="0cm" style:writing-mode="lr-tb"/>
    </style:style>
    <style:style style:name="T229_1" style:family="text">
      <style:text-properties fo:background-color="#ffffff" style:font-name="Verdana" style:font-name-asian="Verdana" style:font-name-complex="Verdana"/>
    </style:style>
    <style:style style:name="T229_2" style:family="text">
      <style:text-properties fo:background-color="#ffffff" style:font-name="Verdana" style:font-name-asian="Verdana" style:font-name-complex="Verdana"/>
    </style:style>
    <style:style style:name="T229_3" style:family="text">
      <style:text-properties fo:background-color="#ffffff" style:font-name="Verdana" style:font-name-asian="Verdana" style:font-name-complex="Verdana"/>
    </style:style>
    <style:style style:name="T229_4" style:family="text">
      <style:text-properties fo:background-color="#ffffff" style:font-name="Verdana" style:font-name-asian="Verdana" style:font-name-complex="Verdana"/>
    </style:style>
    <style:style style:name="T229_5" style:family="text">
      <style:text-properties fo:background-color="#ffffff" style:font-name="Verdana" style:font-name-asian="Verdana" style:font-name-complex="Verdana"/>
    </style:style>
    <style:style style:name="T229_6" style:family="text">
      <style:text-properties fo:background-color="#ffffff" style:font-name="Verdana" style:font-name-asian="Verdana" style:font-name-complex="Verdana"/>
    </style:style>
    <style:style style:name="T229_7" style:family="text">
      <style:text-properties fo:background-color="#ffffff" style:font-name="Verdana" style:font-name-asian="Verdana" style:font-name-complex="Verdana"/>
    </style:style>
    <style:style style:name="T229_8" style:family="text">
      <style:text-properties fo:background-color="#ffffff" style:font-name="Verdana" style:font-name-asian="Verdana" style:font-name-complex="Verdana"/>
    </style:style>
    <style:style style:name="T229_9" style:family="text">
      <style:text-properties fo:background-color="#ffffff" style:font-name="Verdana" style:font-name-asian="Verdana" style:font-name-complex="Verdana"/>
    </style:style>
    <style:style style:name="T229_10" style:family="text">
      <style:text-properties fo:background-color="#ffffff" style:font-name="Verdana" style:font-name-asian="Verdana" style:font-name-complex="Verdana"/>
    </style:style>
    <style:style style:name="T229_11" style:family="text">
      <style:text-properties fo:background-color="#ffffff" style:font-name="Verdana" style:font-name-asian="Verdana" style:font-name-complex="Verdana"/>
    </style:style>
    <style:style style:name="T229_12" style:family="text">
      <style:text-properties fo:background-color="#ffffff" style:font-name="Verdana" style:font-name-asian="Verdana" style:font-name-complex="Verdana"/>
    </style:style>
    <style:style style:name="T229_13" style:family="text">
      <style:text-properties fo:background-color="#ffffff" style:font-name="Verdana" style:font-name-asian="Verdana" style:font-name-complex="Verdana"/>
    </style:style>
    <style:style style:name="T229_14" style:family="text">
      <style:text-properties fo:background-color="#ffffff" style:font-name="Verdana" style:font-name-asian="Verdana" style:font-name-complex="Verdana"/>
    </style:style>
    <style:style style:name="T229_15" style:family="text">
      <style:text-properties fo:background-color="#ffffff" style:font-name="Verdana" style:font-name-asian="Verdana" style:font-name-complex="Verdana"/>
    </style:style>
    <style:style style:name="T229_16" style:family="text">
      <style:text-properties fo:background-color="#ffffff" style:font-name="Verdana" style:font-name-asian="Verdana" style:font-name-complex="Verdana"/>
    </style:style>
    <style:style style:name="T229_17" style:family="text">
      <style:text-properties fo:background-color="#ffffff" style:font-name="Verdana" style:font-name-asian="Verdana" style:font-name-complex="Verdana"/>
    </style:style>
    <style:style style:name="T229_18" style:family="text">
      <style:text-properties fo:background-color="#ffffff" style:font-name="Verdana" style:font-name-asian="Verdana" style:font-name-complex="Verdana"/>
    </style:style>
    <style:style style:name="T229_19" style:family="text">
      <style:text-properties fo:background-color="#ffffff" style:font-name="Verdana" style:font-name-asian="Verdana" style:font-name-complex="Verdana"/>
    </style:style>
    <style:style style:name="T229_20" style:family="text">
      <style:text-properties fo:background-color="#ffffff" style:font-name="Verdana" style:font-name-asian="Verdana" style:font-name-complex="Verdana"/>
    </style:style>
    <style:style style:name="T229_21" style:family="text">
      <style:text-properties fo:background-color="#ffffff" style:font-name="Verdana" style:font-name-asian="Verdana" style:font-name-complex="Verdana"/>
    </style:style>
    <style:style style:name="T229_22" style:family="text">
      <style:text-properties fo:background-color="#ffffff" style:font-name="Verdana" style:font-name-asian="Verdana" style:font-name-complex="Verdana"/>
    </style:style>
    <style:style style:name="T229_23" style:family="text">
      <style:text-properties fo:background-color="#ffffff" style:font-name="Verdana" style:font-name-asian="Verdana" style:font-name-complex="Verdana"/>
    </style:style>
    <style:style style:name="T229_24" style:family="text">
      <style:text-properties fo:background-color="#ffffff" style:font-name="Verdana" style:font-name-asian="Verdana" style:font-name-complex="Verdana"/>
    </style:style>
    <style:style style:name="T229_25" style:family="text">
      <style:text-properties fo:background-color="#ffffff" style:font-name="Verdana" style:font-name-asian="Verdana" style:font-name-complex="Verdana"/>
    </style:style>
    <style:style style:name="T229_26" style:family="text">
      <style:text-properties fo:background-color="#ffffff" style:font-name="Verdana" style:font-name-asian="Verdana" style:font-name-complex="Verdana"/>
    </style:style>
    <style:style style:name="T229_27" style:family="text">
      <style:text-properties fo:background-color="#ffffff" style:font-name="Verdana" style:font-name-asian="Verdana" style:font-name-complex="Verdana"/>
    </style:style>
    <style:style style:name="T229_28" style:family="text">
      <style:text-properties fo:background-color="#ffffff" style:font-name="Verdana" style:font-name-asian="Verdana" style:font-name-complex="Verdana"/>
    </style:style>
    <style:style style:name="T229_29" style:family="text">
      <style:text-properties fo:background-color="#ffffff" style:font-name="Verdana" style:font-name-asian="Verdana" style:font-name-complex="Verdana"/>
    </style:style>
    <style:style style:name="T229_30" style:family="text">
      <style:text-properties fo:background-color="#ffffff" style:font-name="Verdana" style:font-name-asian="Verdana" style:font-name-complex="Verdana"/>
    </style:style>
    <style:style style:name="T229_31" style:family="text">
      <style:text-properties fo:background-color="#ffffff" style:font-name="Verdana" style:font-name-asian="Verdana" style:font-name-complex="Verdana"/>
    </style:style>
    <style:style style:name="T229_32" style:family="text">
      <style:text-properties fo:background-color="#ffffff" style:font-name="Verdana" style:font-name-asian="Verdana" style:font-name-complex="Verdana"/>
    </style:style>
    <style:style style:name="T229_33" style:family="text">
      <style:text-properties fo:background-color="#ffffff" style:font-name="Verdana" style:font-name-asian="Verdana" style:font-name-complex="Verdana"/>
    </style:style>
    <style:style style:name="P23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30_1" style:family="text">
      <style:text-properties fo:background-color="#ffffff" style:font-name="Verdana" style:font-name-asian="Verdana" style:font-name-complex="Verdana"/>
    </style:style>
    <style:style style:name="T230_2" style:family="text">
      <style:text-properties fo:background-color="#ffffff" style:font-name="Verdana" style:font-name-asian="Verdana" style:font-name-complex="Verdana"/>
    </style:style>
    <style:style style:name="T230_3" style:family="text">
      <style:text-properties fo:background-color="#ffffff" style:font-name="Verdana" style:font-name-asian="Verdana" style:font-name-complex="Verdana"/>
    </style:style>
    <style:style style:name="T230_4" style:family="text">
      <style:text-properties fo:background-color="#ffffff" style:font-name="Verdana" style:font-name-asian="Verdana" style:font-name-complex="Verdana"/>
    </style:style>
    <style:style style:name="T230_5" style:family="text">
      <style:text-properties fo:background-color="#ffffff" style:font-name="Verdana" style:font-name-asian="Verdana" style:font-name-complex="Verdana"/>
    </style:style>
    <style:style style:name="T230_6" style:family="text">
      <style:text-properties fo:background-color="#ffffff" style:font-name="Verdana" style:font-name-asian="Verdana" style:font-name-complex="Verdana"/>
    </style:style>
    <style:style style:name="T230_7" style:family="text">
      <style:text-properties fo:background-color="#ffffff" style:font-name="Verdana" style:font-name-asian="Verdana" style:font-name-complex="Verdana"/>
    </style:style>
    <style:style style:name="T230_8" style:family="text">
      <style:text-properties fo:background-color="#ffffff" style:font-name="Verdana" style:font-name-asian="Verdana" style:font-name-complex="Verdana"/>
    </style:style>
    <style:style style:name="T230_9" style:family="text">
      <style:text-properties fo:background-color="#ffffff" style:font-name="Verdana" style:font-name-asian="Verdana" style:font-name-complex="Verdana"/>
    </style:style>
    <style:style style:name="T230_10" style:family="text">
      <style:text-properties fo:background-color="#ffffff" style:font-name="Verdana" style:font-name-asian="Verdana" style:font-name-complex="Verdana"/>
    </style:style>
    <style:style style:name="T230_11" style:family="text">
      <style:text-properties fo:background-color="#ffffff" style:font-name="Verdana" style:font-name-asian="Verdana" style:font-name-complex="Verdana"/>
    </style:style>
    <style:style style:name="T230_12" style:family="text">
      <style:text-properties fo:background-color="#ffffff" style:font-name="Verdana" style:font-name-asian="Verdana" style:font-name-complex="Verdana"/>
    </style:style>
    <style:style style:name="T230_13" style:family="text">
      <style:text-properties fo:background-color="#ffffff" style:font-name="Verdana" style:font-name-asian="Verdana" style:font-name-complex="Verdana"/>
    </style:style>
    <style:style style:name="T230_14" style:family="text">
      <style:text-properties fo:background-color="#ffffff" style:font-name="Verdana" style:font-name-asian="Verdana" style:font-name-complex="Verdana"/>
    </style:style>
    <style:style style:name="T230_15" style:family="text">
      <style:text-properties fo:background-color="#ffffff" style:font-name="Verdana" style:font-name-asian="Verdana" style:font-name-complex="Verdana"/>
    </style:style>
    <style:style style:name="T230_16" style:family="text">
      <style:text-properties fo:background-color="#ffffff" style:font-name="Verdana" style:font-name-asian="Verdana" style:font-name-complex="Verdana"/>
    </style:style>
    <style:style style:name="T230_17" style:family="text">
      <style:text-properties fo:background-color="#ffffff" style:font-name="Verdana" style:font-name-asian="Verdana" style:font-name-complex="Verdana"/>
    </style:style>
    <style:style style:name="T230_18" style:family="text">
      <style:text-properties fo:background-color="#ffffff" style:font-name="Verdana" style:font-name-asian="Verdana" style:font-name-complex="Verdana"/>
    </style:style>
    <style:style style:name="T230_19" style:family="text">
      <style:text-properties fo:background-color="#ffffff" style:font-name="Verdana" style:font-name-asian="Verdana" style:font-name-complex="Verdana"/>
    </style:style>
    <style:style style:name="T230_20" style:family="text">
      <style:text-properties fo:background-color="#ffffff" style:font-name="Verdana" style:font-name-asian="Verdana" style:font-name-complex="Verdana"/>
    </style:style>
    <style:style style:name="T230_21" style:family="text">
      <style:text-properties fo:background-color="#ffffff" style:font-name="Verdana" style:font-name-asian="Verdana" style:font-name-complex="Verdana"/>
    </style:style>
    <style:style style:name="T230_22" style:family="text">
      <style:text-properties fo:background-color="#ffffff" style:font-name="Verdana" style:font-name-asian="Verdana" style:font-name-complex="Verdana"/>
    </style:style>
    <style:style style:name="T230_23" style:family="text">
      <style:text-properties fo:background-color="#ffffff" style:font-name="Verdana" style:font-name-asian="Verdana" style:font-name-complex="Verdana"/>
    </style:style>
    <style:style style:name="P231" style:family="paragraph" style:parent-style-name="Heading_20_2">
      <style:paragraph-properties fo:text-align="left" fo:break-before="auto" fo:text-indent="0cm" fo:line-height="115%" fo:margin-top="0.635cm" fo:margin-bottom="0.141cm" fo:margin-left="0cm" fo:margin-right="0cm" style:writing-mode="lr-tb"/>
    </style:style>
    <style:style style:name="T231_1" style:family="text"/>
    <style:style style:name="P232" style:family="paragraph" style:parent-style-name="Heading_20_3">
      <style:paragraph-properties fo:break-before="auto" style:writing-mode="lr-tb"/>
    </style:style>
    <style:style style:name="T232_1" style:family="text"/>
    <style:style style:name="T232_2" style:family="text"/>
    <style:style style:name="T232_3" style:family="text"/>
    <style:style style:name="P233" style:family="paragraph" style:parent-style-name="Standard">
      <style:paragraph-properties fo:break-before="auto" fo:margin-top="0cm" style:writing-mode="lr-tb"/>
    </style:style>
    <style:style style:name="T233_1" style:family="text"/>
    <style:style style:name="T233_2" style:family="text"/>
    <style:style style:name="T233_3" style:family="text"/>
    <style:style style:name="T233_4" style:family="text"/>
    <style:style style:name="T233_5" style:family="text"/>
    <style:style style:name="T233_6" style:family="text"/>
    <style:style style:name="T233_7" style:family="text"/>
    <style:style style:name="T233_8" style:family="text"/>
    <style:style style:name="T233_9" style:family="text"/>
    <style:style style:name="T233_10" style:family="text"/>
    <style:style style:name="T233_11" style:family="text"/>
    <style:style style:name="T233_12" style:family="text"/>
    <style:style style:name="T233_13" style:family="text"/>
    <style:style style:name="T233_14" style:family="text"/>
    <style:style style:name="T233_15" style:family="text"/>
    <style:style style:name="T233_16" style:family="text"/>
    <style:style style:name="T233_17" style:family="text"/>
    <style:style style:name="T233_18" style:family="text"/>
    <style:style style:name="T233_19" style:family="text"/>
    <style:style style:name="T233_20" style:family="text"/>
    <style:style style:name="T233_21" style:family="text"/>
    <style:style style:name="P234" style:family="paragraph" style:parent-style-name="Standard">
      <style:paragraph-properties fo:break-before="auto" fo:margin-top="0cm" style:writing-mode="lr-tb"/>
    </style:style>
    <style:style style:name="T234_1" style:family="text"/>
    <style:style style:name="T234_2" style:family="text"/>
    <style:style style:name="T234_3" style:family="text"/>
    <style:style style:name="T234_4" style:family="text"/>
    <style:style style:name="T234_5" style:family="text"/>
    <style:style style:name="T234_6" style:family="text"/>
    <style:style style:name="T234_7" style:family="text"/>
    <style:style style:name="T234_8" style:family="text"/>
    <style:style style:name="T234_9" style:family="text"/>
    <style:style style:name="T234_10" style:family="text"/>
    <style:style style:name="T234_11" style:family="text"/>
    <style:style style:name="T234_12" style:family="text"/>
    <style:style style:name="T234_13" style:family="text"/>
    <style:style style:name="T234_14" style:family="text"/>
    <style:style style:name="T234_15" style:family="text"/>
    <style:style style:name="T234_16" style:family="text"/>
    <style:style style:name="T234_17" style:family="text"/>
    <style:style style:name="T234_18" style:family="text"/>
    <style:style style:name="T234_19" style:family="text"/>
    <style:style style:name="P23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35_1" style:family="text">
      <style:text-properties fo:background-color="#ffffff" style:font-name="Verdana" style:font-name-asian="Verdana" style:font-name-complex="Verdana"/>
    </style:style>
    <style:style style:name="T235_2" style:family="text">
      <style:text-properties fo:background-color="#ffffff" style:font-name="Verdana" style:font-name-asian="Verdana" style:font-name-complex="Verdana"/>
    </style:style>
    <style:style style:name="T235_3" style:family="text">
      <style:text-properties fo:background-color="#ffffff" style:font-name="Verdana" style:font-name-asian="Verdana" style:font-name-complex="Verdana"/>
    </style:style>
    <style:style style:name="T235_4" style:family="text">
      <style:text-properties fo:background-color="#ffffff" style:font-name="Verdana" style:font-name-asian="Verdana" style:font-name-complex="Verdana"/>
    </style:style>
    <style:style style:name="T235_5" style:family="text">
      <style:text-properties fo:background-color="#ffffff" style:font-name="Verdana" style:font-name-asian="Verdana" style:font-name-complex="Verdana"/>
    </style:style>
    <style:style style:name="T235_6" style:family="text">
      <style:text-properties fo:background-color="#ffffff" style:font-name="Verdana" style:font-name-asian="Verdana" style:font-name-complex="Verdana"/>
    </style:style>
    <style:style style:name="T235_7" style:family="text">
      <style:text-properties fo:background-color="#ffffff" style:font-name="Verdana" style:font-name-asian="Verdana" style:font-name-complex="Verdana"/>
    </style:style>
    <style:style style:name="T235_8" style:family="text">
      <style:text-properties fo:background-color="#ffffff" style:font-name="Verdana" style:font-name-asian="Verdana" style:font-name-complex="Verdana"/>
    </style:style>
    <style:style style:name="T235_9" style:family="text">
      <style:text-properties fo:background-color="#ffffff" style:font-name="Verdana" style:font-name-asian="Verdana" style:font-name-complex="Verdana"/>
    </style:style>
    <style:style style:name="T235_10" style:family="text">
      <style:text-properties fo:background-color="#ffffff" style:font-name="Verdana" style:font-name-asian="Verdana" style:font-name-complex="Verdana"/>
    </style:style>
    <style:style style:name="T235_11" style:family="text">
      <style:text-properties fo:background-color="#ffffff" style:font-name="Verdana" style:font-name-asian="Verdana" style:font-name-complex="Verdana"/>
    </style:style>
    <style:style style:name="T235_12" style:family="text">
      <style:text-properties fo:background-color="#ffffff" style:font-name="Verdana" style:font-name-asian="Verdana" style:font-name-complex="Verdana"/>
    </style:style>
    <style:style style:name="T235_13" style:family="text">
      <style:text-properties fo:background-color="#ffffff" style:font-name="Verdana" style:font-name-asian="Verdana" style:font-name-complex="Verdana"/>
    </style:style>
    <style:style style:name="T235_14" style:family="text">
      <style:text-properties fo:background-color="#ffffff" style:font-name="Verdana" style:font-name-asian="Verdana" style:font-name-complex="Verdana"/>
    </style:style>
    <style:style style:name="T235_15" style:family="text">
      <style:text-properties fo:background-color="#ffffff" style:font-name="Verdana" style:font-name-asian="Verdana" style:font-name-complex="Verdana"/>
    </style:style>
    <style:style style:name="P236" style:family="paragraph" style:parent-style-name="Standard">
      <style:paragraph-properties fo:break-before="auto" fo:margin-top="0cm" style:writing-mode="lr-tb"/>
    </style:style>
    <style:style style:name="T236_1" style:family="text"/>
    <style:style style:name="T236_2" style:family="text"/>
    <style:style style:name="T236_3" style:family="text"/>
    <style:style style:name="T236_4" style:family="text"/>
    <style:style style:name="T236_5" style:family="text"/>
    <style:style style:name="T236_6" style:family="text"/>
    <style:style style:name="T236_7" style:family="text"/>
    <style:style style:name="T236_8" style:family="text"/>
    <style:style style:name="T236_9" style:family="text"/>
    <style:style style:name="T236_10" style:family="text"/>
    <style:style style:name="T236_11" style:family="text"/>
    <style:style style:name="T236_12" style:family="text"/>
    <style:style style:name="T236_13" style:family="text"/>
    <style:style style:name="T236_14" style:family="text"/>
    <style:style style:name="T236_15" style:family="text"/>
    <style:style style:name="T236_16" style:family="text"/>
    <style:style style:name="T236_17" style:family="text"/>
    <style:style style:name="T236_18" style:family="text"/>
    <style:style style:name="T236_19" style:family="text"/>
    <style:style style:name="P237" style:family="paragraph" style:parent-style-name="Standard">
      <style:paragraph-properties fo:break-before="auto" fo:margin-top="0cm" style:writing-mode="lr-tb"/>
    </style:style>
    <style:style style:name="T237_1" style:family="text">
      <style:text-properties fo:background-color="#ffffff" style:font-name="Verdana" style:font-name-asian="Verdana" style:font-name-complex="Verdana"/>
    </style:style>
    <style:style style:name="T237_2" style:family="text">
      <style:text-properties fo:background-color="#ffffff" style:font-name="Verdana" style:font-name-asian="Verdana" style:font-name-complex="Verdana"/>
    </style:style>
    <style:style style:name="T237_3" style:family="text">
      <style:text-properties fo:background-color="#ffffff" style:font-name="Verdana" style:font-name-asian="Verdana" style:font-name-complex="Verdana"/>
    </style:style>
    <style:style style:name="T237_4" style:family="text">
      <style:text-properties fo:background-color="#ffffff" style:font-name="Verdana" style:font-name-asian="Verdana" style:font-name-complex="Verdana"/>
    </style:style>
    <style:style style:name="T237_5" style:family="text">
      <style:text-properties fo:background-color="#ffffff" style:font-name="Verdana" style:font-name-asian="Verdana" style:font-name-complex="Verdana"/>
    </style:style>
    <style:style style:name="T237_6" style:family="text">
      <style:text-properties fo:background-color="#ffffff" style:font-name="Verdana" style:font-name-asian="Verdana" style:font-name-complex="Verdana"/>
    </style:style>
    <style:style style:name="T237_7" style:family="text">
      <style:text-properties fo:background-color="#ffffff" style:font-name="Verdana" style:font-name-asian="Verdana" style:font-name-complex="Verdana"/>
    </style:style>
    <style:style style:name="T237_8" style:family="text">
      <style:text-properties fo:background-color="#ffffff" style:font-name="Verdana" style:font-name-asian="Verdana" style:font-name-complex="Verdana"/>
    </style:style>
    <style:style style:name="T237_9" style:family="text">
      <style:text-properties fo:background-color="#ffffff" style:font-name="Verdana" style:font-name-asian="Verdana" style:font-name-complex="Verdana"/>
    </style:style>
    <style:style style:name="P238" style:family="paragraph" style:parent-style-name="Standard">
      <style:paragraph-properties fo:break-before="auto" fo:margin-top="0cm" style:writing-mode="lr-tb"/>
    </style:style>
    <style:style style:name="T238_1" style:family="text">
      <style:text-properties fo:background-color="#ffffff" style:font-name="Verdana" style:font-name-asian="Verdana" style:font-name-complex="Verdana"/>
    </style:style>
    <style:style style:name="T238_2" style:family="text">
      <style:text-properties fo:background-color="#ffffff" style:font-name="Verdana" style:font-name-asian="Verdana" style:font-name-complex="Verdana"/>
    </style:style>
    <style:style style:name="T238_3" style:family="text">
      <style:text-properties fo:background-color="#ffffff" style:font-name="Verdana" style:font-name-asian="Verdana" style:font-name-complex="Verdana"/>
    </style:style>
    <style:style style:name="T238_4" style:family="text">
      <style:text-properties fo:background-color="#ffffff" style:font-name="Verdana" style:font-name-asian="Verdana" style:font-name-complex="Verdana"/>
    </style:style>
    <style:style style:name="T238_5" style:family="text">
      <style:text-properties fo:background-color="#ffffff" style:font-name="Verdana" style:font-name-asian="Verdana" style:font-name-complex="Verdana"/>
    </style:style>
    <style:style style:name="T238_6" style:family="text">
      <style:text-properties fo:background-color="#ffffff" style:font-name="Verdana" style:font-name-asian="Verdana" style:font-name-complex="Verdana"/>
    </style:style>
    <style:style style:name="T238_7" style:family="text">
      <style:text-properties fo:background-color="#ffffff" style:font-name="Verdana" style:font-name-asian="Verdana" style:font-name-complex="Verdana"/>
    </style:style>
    <style:style style:name="T238_8" style:family="text">
      <style:text-properties fo:background-color="#ffffff" style:font-name="Verdana" style:font-name-asian="Verdana" style:font-name-complex="Verdana"/>
    </style:style>
    <style:style style:name="T238_9" style:family="text">
      <style:text-properties fo:background-color="#ffffff" style:font-name="Verdana" style:font-name-asian="Verdana" style:font-name-complex="Verdana"/>
    </style:style>
    <style:style style:name="T238_10" style:family="text">
      <style:text-properties fo:background-color="#ffffff" style:font-name="Verdana" style:font-name-asian="Verdana" style:font-name-complex="Verdana"/>
    </style:style>
    <style:style style:name="T238_11" style:family="text">
      <style:text-properties fo:background-color="#ffffff" style:font-name="Verdana" style:font-name-asian="Verdana" style:font-name-complex="Verdana"/>
    </style:style>
    <style:style style:name="T238_12" style:family="text">
      <style:text-properties fo:background-color="#ffffff" style:font-name="Verdana" style:font-name-asian="Verdana" style:font-name-complex="Verdana"/>
    </style:style>
    <style:style style:name="T238_13" style:family="text">
      <style:text-properties fo:background-color="#ffffff" style:font-name="Verdana" style:font-name-asian="Verdana" style:font-name-complex="Verdana"/>
    </style:style>
    <style:style style:name="T238_14" style:family="text">
      <style:text-properties fo:background-color="#ffffff" style:font-name="Verdana" style:font-name-asian="Verdana" style:font-name-complex="Verdana"/>
    </style:style>
    <style:style style:name="T238_15" style:family="text">
      <style:text-properties fo:background-color="#ffffff" style:font-name="Verdana" style:font-name-asian="Verdana" style:font-name-complex="Verdana"/>
    </style:style>
    <style:style style:name="T238_16" style:family="text">
      <style:text-properties fo:background-color="#ffffff" style:font-name="Verdana" style:font-name-asian="Verdana" style:font-name-complex="Verdana"/>
    </style:style>
    <style:style style:name="T238_17" style:family="text">
      <style:text-properties fo:background-color="#ffffff" style:font-name="Verdana" style:font-name-asian="Verdana" style:font-name-complex="Verdana"/>
    </style:style>
    <style:style style:name="T238_18" style:family="text">
      <style:text-properties fo:background-color="#ffffff" style:font-name="Verdana" style:font-name-asian="Verdana" style:font-name-complex="Verdana"/>
    </style:style>
    <style:style style:name="T238_19" style:family="text">
      <style:text-properties fo:background-color="#ffffff" style:font-name="Verdana" style:font-name-asian="Verdana" style:font-name-complex="Verdana"/>
    </style:style>
    <style:style style:name="T238_20" style:family="text">
      <style:text-properties fo:background-color="#ffffff" style:font-name="Verdana" style:font-name-asian="Verdana" style:font-name-complex="Verdana"/>
    </style:style>
    <style:style style:name="T238_21" style:family="text">
      <style:text-properties fo:background-color="#ffffff" style:font-name="Verdana" style:font-name-asian="Verdana" style:font-name-complex="Verdana"/>
    </style:style>
    <style:style style:name="T238_22" style:family="text">
      <style:text-properties fo:background-color="#ffffff" style:font-name="Verdana" style:font-name-asian="Verdana" style:font-name-complex="Verdana"/>
    </style:style>
    <style:style style:name="T238_23" style:family="text">
      <style:text-properties fo:background-color="#ffffff" style:font-name="Verdana" style:font-name-asian="Verdana" style:font-name-complex="Verdana"/>
    </style:style>
    <style:style style:name="T238_24" style:family="text">
      <style:text-properties fo:background-color="#ffffff" style:font-name="Verdana" style:font-name-asian="Verdana" style:font-name-complex="Verdana"/>
    </style:style>
    <style:style style:name="T238_25" style:family="text">
      <style:text-properties fo:background-color="#ffffff" style:font-name="Verdana" style:font-name-asian="Verdana" style:font-name-complex="Verdana"/>
    </style:style>
    <style:style style:name="T238_26" style:family="text">
      <style:text-properties fo:background-color="#ffffff" style:font-name="Verdana" style:font-name-asian="Verdana" style:font-name-complex="Verdana"/>
    </style:style>
    <style:style style:name="T238_27" style:family="text">
      <style:text-properties fo:background-color="#ffffff" style:font-name="Verdana" style:font-name-asian="Verdana" style:font-name-complex="Verdana"/>
    </style:style>
    <style:style style:name="T238_28" style:family="text">
      <style:text-properties fo:background-color="#ffffff" style:font-name="Verdana" style:font-name-asian="Verdana" style:font-name-complex="Verdana"/>
    </style:style>
    <style:style style:name="T238_29" style:family="text">
      <style:text-properties fo:background-color="#ffffff" style:font-name="Verdana" style:font-name-asian="Verdana" style:font-name-complex="Verdana"/>
    </style:style>
    <style:style style:name="T238_30" style:family="text">
      <style:text-properties fo:background-color="#ffffff" style:font-name="Verdana" style:font-name-asian="Verdana" style:font-name-complex="Verdana"/>
    </style:style>
    <style:style style:name="T238_31" style:family="text">
      <style:text-properties fo:background-color="#ffffff" style:font-name="Verdana" style:font-name-asian="Verdana" style:font-name-complex="Verdana"/>
    </style:style>
    <style:style style:name="T238_32" style:family="text">
      <style:text-properties fo:background-color="#ffffff" style:font-name="Verdana" style:font-name-asian="Verdana" style:font-name-complex="Verdana"/>
    </style:style>
    <style:style style:name="P239" style:family="paragraph" style:parent-style-name="Standard">
      <style:paragraph-properties fo:break-before="auto" fo:margin-top="0cm" style:writing-mode="lr-tb"/>
    </style:style>
    <style:style style:name="T239_1" style:family="text">
      <style:text-properties fo:background-color="#ffffff" style:font-name="Verdana" style:font-name-asian="Verdana" style:font-name-complex="Verdana"/>
    </style:style>
    <style:style style:name="T239_2" style:family="text">
      <style:text-properties fo:background-color="#ffffff" style:font-name="Verdana" style:font-name-asian="Verdana" style:font-name-complex="Verdana"/>
    </style:style>
    <style:style style:name="T239_3" style:family="text">
      <style:text-properties fo:background-color="#ffffff" style:font-name="Verdana" style:font-name-asian="Verdana" style:font-name-complex="Verdana"/>
    </style:style>
    <style:style style:name="T239_4" style:family="text">
      <style:text-properties fo:background-color="#ffffff" style:font-name="Verdana" style:font-name-asian="Verdana" style:font-name-complex="Verdana"/>
    </style:style>
    <style:style style:name="T239_5" style:family="text">
      <style:text-properties fo:background-color="#ffffff" style:font-name="Verdana" style:font-name-asian="Verdana" style:font-name-complex="Verdana"/>
    </style:style>
    <style:style style:name="T239_6" style:family="text">
      <style:text-properties fo:background-color="#ffffff" style:font-name="Verdana" style:font-name-asian="Verdana" style:font-name-complex="Verdana"/>
    </style:style>
    <style:style style:name="T239_7" style:family="text">
      <style:text-properties fo:background-color="#ffffff" style:font-name="Verdana" style:font-name-asian="Verdana" style:font-name-complex="Verdana"/>
    </style:style>
    <style:style style:name="T239_8" style:family="text">
      <style:text-properties fo:background-color="#ffffff" style:font-name="Verdana" style:font-name-asian="Verdana" style:font-name-complex="Verdana"/>
    </style:style>
    <style:style style:name="T239_9" style:family="text">
      <style:text-properties fo:background-color="#ffffff" style:font-name="Verdana" style:font-name-asian="Verdana" style:font-name-complex="Verdana"/>
    </style:style>
    <style:style style:name="T239_10" style:family="text">
      <style:text-properties fo:background-color="#ffffff" style:font-name="Verdana" style:font-name-asian="Verdana" style:font-name-complex="Verdana"/>
    </style:style>
    <style:style style:name="T239_11" style:family="text">
      <style:text-properties fo:background-color="#ffffff" style:font-name="Verdana" style:font-name-asian="Verdana" style:font-name-complex="Verdana"/>
    </style:style>
    <style:style style:name="T239_12" style:family="text">
      <style:text-properties fo:background-color="#ffffff" style:font-name="Verdana" style:font-name-asian="Verdana" style:font-name-complex="Verdana"/>
    </style:style>
    <style:style style:name="T239_13" style:family="text">
      <style:text-properties fo:background-color="#ffffff" style:font-name="Verdana" style:font-name-asian="Verdana" style:font-name-complex="Verdana"/>
    </style:style>
    <style:style style:name="T239_14" style:family="text">
      <style:text-properties fo:background-color="#ffffff" style:font-name="Verdana" style:font-name-asian="Verdana" style:font-name-complex="Verdana"/>
    </style:style>
    <style:style style:name="T239_15" style:family="text">
      <style:text-properties fo:background-color="#ffffff" style:font-name="Verdana" style:font-name-asian="Verdana" style:font-name-complex="Verdana"/>
    </style:style>
    <style:style style:name="T239_16" style:family="text">
      <style:text-properties fo:background-color="#ffffff" style:font-name="Verdana" style:font-name-asian="Verdana" style:font-name-complex="Verdana"/>
    </style:style>
    <style:style style:name="T239_17" style:family="text">
      <style:text-properties fo:background-color="#ffffff" style:font-name="Verdana" style:font-name-asian="Verdana" style:font-name-complex="Verdana"/>
    </style:style>
    <style:style style:name="T239_18" style:family="text">
      <style:text-properties fo:background-color="#ffffff" style:font-name="Verdana" style:font-name-asian="Verdana" style:font-name-complex="Verdana"/>
    </style:style>
    <style:style style:name="T239_19" style:family="text">
      <style:text-properties fo:background-color="#ffffff" style:font-name="Verdana" style:font-name-asian="Verdana" style:font-name-complex="Verdana"/>
    </style:style>
    <style:style style:name="T239_20" style:family="text">
      <style:text-properties fo:background-color="#ffffff" style:font-name="Verdana" style:font-name-asian="Verdana" style:font-name-complex="Verdana"/>
    </style:style>
    <style:style style:name="T239_21" style:family="text">
      <style:text-properties fo:background-color="#ffffff" style:font-name="Verdana" style:font-name-asian="Verdana" style:font-name-complex="Verdana"/>
    </style:style>
    <style:style style:name="T239_22" style:family="text">
      <style:text-properties fo:background-color="#ffffff" style:font-name="Verdana" style:font-name-asian="Verdana" style:font-name-complex="Verdana"/>
    </style:style>
    <style:style style:name="T239_23" style:family="text">
      <style:text-properties fo:background-color="#ffffff" style:font-name="Verdana" style:font-name-asian="Verdana" style:font-name-complex="Verdana"/>
    </style:style>
    <style:style style:name="T239_24" style:family="text">
      <style:text-properties fo:background-color="#ffffff" style:font-name="Verdana" style:font-name-asian="Verdana" style:font-name-complex="Verdana"/>
    </style:style>
    <style:style style:name="P240" style:family="paragraph" style:parent-style-name="Standard">
      <style:paragraph-properties fo:break-before="auto" fo:margin-top="0cm" style:writing-mode="lr-tb"/>
    </style:style>
    <style:style style:name="T240_1" style:family="text">
      <style:text-properties fo:background-color="#ffffff" style:font-name="Verdana" style:font-name-asian="Verdana" style:font-name-complex="Verdana"/>
    </style:style>
    <style:style style:name="T240_2" style:family="text">
      <style:text-properties fo:background-color="#ffffff" style:font-name="Verdana" style:font-name-asian="Verdana" style:font-name-complex="Verdana"/>
    </style:style>
    <style:style style:name="T240_3" style:family="text">
      <style:text-properties fo:background-color="#ffffff" style:font-name="Verdana" style:font-name-asian="Verdana" style:font-name-complex="Verdana"/>
    </style:style>
    <style:style style:name="T240_4" style:family="text">
      <style:text-properties fo:background-color="#ffffff" style:font-name="Verdana" style:font-name-asian="Verdana" style:font-name-complex="Verdana"/>
    </style:style>
    <style:style style:name="T240_5" style:family="text">
      <style:text-properties fo:background-color="#ffffff" style:font-name="Verdana" style:font-name-asian="Verdana" style:font-name-complex="Verdana"/>
    </style:style>
    <style:style style:name="T240_6" style:family="text">
      <style:text-properties fo:background-color="#ffffff" style:font-name="Verdana" style:font-name-asian="Verdana" style:font-name-complex="Verdana"/>
    </style:style>
    <style:style style:name="T240_7" style:family="text">
      <style:text-properties fo:background-color="#ffffff" style:font-name="Verdana" style:font-name-asian="Verdana" style:font-name-complex="Verdana"/>
    </style:style>
    <style:style style:name="T240_8" style:family="text">
      <style:text-properties fo:background-color="#ffffff" style:font-name="Verdana" style:font-name-asian="Verdana" style:font-name-complex="Verdana"/>
    </style:style>
    <style:style style:name="T240_9" style:family="text">
      <style:text-properties fo:background-color="#ffffff" style:font-name="Verdana" style:font-name-asian="Verdana" style:font-name-complex="Verdana"/>
    </style:style>
    <style:style style:name="T240_10" style:family="text">
      <style:text-properties fo:background-color="#ffffff" style:font-name="Verdana" style:font-name-asian="Verdana" style:font-name-complex="Verdana"/>
    </style:style>
    <style:style style:name="T240_11" style:family="text">
      <style:text-properties fo:background-color="#ffffff" style:font-name="Verdana" style:font-name-asian="Verdana" style:font-name-complex="Verdana"/>
    </style:style>
    <style:style style:name="T240_12" style:family="text">
      <style:text-properties fo:background-color="#ffffff" style:font-name="Verdana" style:font-name-asian="Verdana" style:font-name-complex="Verdana"/>
    </style:style>
    <style:style style:name="T240_13" style:family="text">
      <style:text-properties fo:background-color="#ffffff" style:font-name="Verdana" style:font-name-asian="Verdana" style:font-name-complex="Verdana"/>
    </style:style>
    <style:style style:name="T240_14" style:family="text">
      <style:text-properties fo:background-color="#ffffff" style:font-name="Verdana" style:font-name-asian="Verdana" style:font-name-complex="Verdana"/>
    </style:style>
    <style:style style:name="T240_15" style:family="text">
      <style:text-properties fo:background-color="#ffffff" style:font-name="Verdana" style:font-name-asian="Verdana" style:font-name-complex="Verdana"/>
    </style:style>
    <style:style style:name="T240_16" style:family="text">
      <style:text-properties fo:background-color="#ffffff" style:font-name="Verdana" style:font-name-asian="Verdana" style:font-name-complex="Verdana"/>
    </style:style>
    <style:style style:name="T240_17" style:family="text">
      <style:text-properties fo:background-color="#ffffff" style:font-name="Verdana" style:font-name-asian="Verdana" style:font-name-complex="Verdana"/>
    </style:style>
    <style:style style:name="T240_18" style:family="text">
      <style:text-properties fo:background-color="#ffffff" style:font-name="Verdana" style:font-name-asian="Verdana" style:font-name-complex="Verdana"/>
    </style:style>
    <style:style style:name="T240_19" style:family="text">
      <style:text-properties fo:background-color="#ffffff" style:font-name="Verdana" style:font-name-asian="Verdana" style:font-name-complex="Verdana"/>
    </style:style>
    <style:style style:name="T240_20" style:family="text">
      <style:text-properties fo:background-color="#ffffff" style:font-name="Verdana" style:font-name-asian="Verdana" style:font-name-complex="Verdana"/>
    </style:style>
    <style:style style:name="T240_21" style:family="text">
      <style:text-properties fo:background-color="#ffffff" style:font-name="Verdana" style:font-name-asian="Verdana" style:font-name-complex="Verdana"/>
    </style:style>
    <style:style style:name="P241" style:family="paragraph" style:parent-style-name="Standard">
      <style:paragraph-properties fo:break-before="auto" fo:margin-top="0cm" style:writing-mode="lr-tb"/>
      <style:text-properties fo:background-color="#ffffff" style:font-name="Verdana" style:font-name-asian="Verdana" style:font-name-complex="Verdana"/>
    </style:style>
    <style:style style:name="P242" style:family="paragraph" style:parent-style-name="Standard">
      <style:paragraph-properties fo:break-before="auto" fo:margin-top="0cm" style:writing-mode="lr-tb"/>
    </style:style>
    <style:style style:name="T242_1" style:family="text">
      <style:text-properties fo:background-color="#ffffff" style:font-name="Verdana" style:font-name-asian="Verdana" style:font-name-complex="Verdana" fo:font-weight="bold" style:font-weight-asian="bold" style:font-weight-complex="bold"/>
    </style:style>
    <style:style style:name="T242_2" style:family="text">
      <style:text-properties fo:background-color="#ffffff" style:font-name="Verdana" style:font-name-asian="Verdana" style:font-name-complex="Verdana" fo:font-weight="bold" style:font-weight-asian="bold" style:font-weight-complex="bold"/>
    </style:style>
    <style:style style:name="T242_3" style:family="text">
      <style:text-properties fo:background-color="#ffffff" style:font-name="Verdana" style:font-name-asian="Verdana" style:font-name-complex="Verdana" fo:font-weight="bold" style:font-weight-asian="bold" style:font-weight-complex="bold"/>
    </style:style>
    <style:style style:name="P243" style:family="paragraph" style:parent-style-name="Standard">
      <style:paragraph-properties fo:break-before="auto" fo:margin-top="0cm" style:writing-mode="lr-tb"/>
    </style:style>
    <style:style style:name="T243_1" style:family="text">
      <style:text-properties fo:background-color="#ffffff" style:font-name="Verdana" style:font-name-asian="Verdana" style:font-name-complex="Verdana"/>
    </style:style>
    <style:style style:name="T243_2" style:family="text">
      <style:text-properties fo:background-color="#ffffff" style:font-name="Verdana" style:font-name-asian="Verdana" style:font-name-complex="Verdana"/>
    </style:style>
    <style:style style:name="T243_3" style:family="text">
      <style:text-properties fo:background-color="#ffffff" style:font-name="Verdana" style:font-name-asian="Verdana" style:font-name-complex="Verdana"/>
    </style:style>
    <style:style style:name="T243_4" style:family="text">
      <style:text-properties fo:background-color="#ffffff" style:font-name="Verdana" style:font-name-asian="Verdana" style:font-name-complex="Verdana"/>
    </style:style>
    <style:style style:name="T243_5" style:family="text">
      <style:text-properties fo:background-color="#ffffff" style:font-name="Verdana" style:font-name-asian="Verdana" style:font-name-complex="Verdana"/>
    </style:style>
    <style:style style:name="T243_6" style:family="text">
      <style:text-properties fo:background-color="#ffffff" style:font-name="Verdana" style:font-name-asian="Verdana" style:font-name-complex="Verdana"/>
    </style:style>
    <style:style style:name="T243_7" style:family="text">
      <style:text-properties fo:background-color="#ffffff" style:font-name="Verdana" style:font-name-asian="Verdana" style:font-name-complex="Verdana"/>
    </style:style>
    <style:style style:name="T243_8" style:family="text">
      <style:text-properties fo:background-color="#ffffff" style:font-name="Verdana" style:font-name-asian="Verdana" style:font-name-complex="Verdana"/>
    </style:style>
    <style:style style:name="T243_9" style:family="text">
      <style:text-properties fo:background-color="#ffffff" style:font-name="Verdana" style:font-name-asian="Verdana" style:font-name-complex="Verdana"/>
    </style:style>
    <style:style style:name="T243_10" style:family="text">
      <style:text-properties fo:background-color="#ffffff" style:font-name="Verdana" style:font-name-asian="Verdana" style:font-name-complex="Verdana"/>
    </style:style>
    <style:style style:name="T243_11" style:family="text">
      <style:text-properties fo:background-color="#ffffff" style:font-name="Verdana" style:font-name-asian="Verdana" style:font-name-complex="Verdana"/>
    </style:style>
    <style:style style:name="T243_12" style:family="text">
      <style:text-properties fo:background-color="#ffffff" style:font-name="Verdana" style:font-name-asian="Verdana" style:font-name-complex="Verdana"/>
    </style:style>
    <style:style style:name="T243_13" style:family="text">
      <style:text-properties fo:background-color="#ffffff" style:font-name="Verdana" style:font-name-asian="Verdana" style:font-name-complex="Verdana"/>
    </style:style>
    <style:style style:name="T243_14" style:family="text">
      <style:text-properties fo:background-color="#ffffff" style:font-name="Verdana" style:font-name-asian="Verdana" style:font-name-complex="Verdana"/>
    </style:style>
    <style:style style:name="T243_15" style:family="text">
      <style:text-properties fo:background-color="#ffffff" style:font-name="Verdana" style:font-name-asian="Verdana" style:font-name-complex="Verdana"/>
    </style:style>
    <style:style style:name="T243_16" style:family="text">
      <style:text-properties fo:background-color="#ffffff" style:font-name="Verdana" style:font-name-asian="Verdana" style:font-name-complex="Verdana"/>
    </style:style>
    <style:style style:name="T243_17" style:family="text">
      <style:text-properties fo:background-color="#ffffff" style:font-name="Verdana" style:font-name-asian="Verdana" style:font-name-complex="Verdana"/>
    </style:style>
    <style:style style:name="T243_18" style:family="text">
      <style:text-properties fo:background-color="#ffffff" style:font-name="Verdana" style:font-name-asian="Verdana" style:font-name-complex="Verdana"/>
    </style:style>
    <style:style style:name="T243_19" style:family="text">
      <style:text-properties fo:background-color="#ffffff" style:font-name="Verdana" style:font-name-asian="Verdana" style:font-name-complex="Verdana"/>
    </style:style>
    <style:style style:name="T243_20" style:family="text">
      <style:text-properties fo:background-color="#ffffff" style:font-name="Verdana" style:font-name-asian="Verdana" style:font-name-complex="Verdana"/>
    </style:style>
    <style:style style:name="T243_21" style:family="text">
      <style:text-properties fo:background-color="#ffffff" style:font-name="Verdana" style:font-name-asian="Verdana" style:font-name-complex="Verdana"/>
    </style:style>
    <style:style style:name="T243_22" style:family="text">
      <style:text-properties fo:background-color="#ffffff" style:font-name="Verdana" style:font-name-asian="Verdana" style:font-name-complex="Verdana"/>
    </style:style>
    <style:style style:name="T243_23" style:family="text">
      <style:text-properties fo:background-color="#ffffff" style:font-name="Verdana" style:font-name-asian="Verdana" style:font-name-complex="Verdana"/>
    </style:style>
    <style:style style:name="T243_24" style:family="text">
      <style:text-properties fo:background-color="#ffffff" style:font-name="Verdana" style:font-name-asian="Verdana" style:font-name-complex="Verdana"/>
    </style:style>
    <style:style style:name="T243_25" style:family="text">
      <style:text-properties fo:background-color="#ffffff" style:font-name="Verdana" style:font-name-asian="Verdana" style:font-name-complex="Verdana"/>
    </style:style>
    <style:style style:name="T243_26" style:family="text">
      <style:text-properties fo:background-color="#ffffff" style:font-name="Verdana" style:font-name-asian="Verdana" style:font-name-complex="Verdana"/>
    </style:style>
    <style:style style:name="T243_27" style:family="text">
      <style:text-properties fo:background-color="#ffffff" style:font-name="Verdana" style:font-name-asian="Verdana" style:font-name-complex="Verdana"/>
    </style:style>
    <style:style style:name="T243_28" style:family="text">
      <style:text-properties fo:background-color="#ffffff" style:font-name="Verdana" style:font-name-asian="Verdana" style:font-name-complex="Verdana"/>
    </style:style>
    <style:style style:name="T243_29" style:family="text">
      <style:text-properties fo:background-color="#ffffff" style:font-name="Verdana" style:font-name-asian="Verdana" style:font-name-complex="Verdana"/>
    </style:style>
    <style:style style:name="T243_30" style:family="text">
      <style:text-properties fo:background-color="#ffffff" style:font-name="Verdana" style:font-name-asian="Verdana" style:font-name-complex="Verdana"/>
    </style:style>
    <style:style style:name="T243_31" style:family="text">
      <style:text-properties fo:background-color="#ffffff" style:font-name="Verdana" style:font-name-asian="Verdana" style:font-name-complex="Verdana"/>
    </style:style>
    <style:style style:name="P244" style:family="paragraph" style:parent-style-name="Standard">
      <style:paragraph-properties fo:break-before="auto" fo:margin-top="0cm" style:writing-mode="lr-tb"/>
    </style:style>
    <style:style style:name="T244_1" style:family="text">
      <style:text-properties fo:background-color="#ffffff" style:font-name="Verdana" style:font-name-asian="Verdana" style:font-name-complex="Verdana"/>
    </style:style>
    <style:style style:name="T244_2" style:family="text">
      <style:text-properties fo:background-color="#ffffff" style:font-name="Verdana" style:font-name-asian="Verdana" style:font-name-complex="Verdana"/>
    </style:style>
    <style:style style:name="T244_3" style:family="text">
      <style:text-properties fo:background-color="#ffffff" style:font-name="Verdana" style:font-name-asian="Verdana" style:font-name-complex="Verdana"/>
    </style:style>
    <style:style style:name="T244_4" style:family="text">
      <style:text-properties fo:background-color="#ffffff" style:font-name="Verdana" style:font-name-asian="Verdana" style:font-name-complex="Verdana"/>
    </style:style>
    <style:style style:name="T244_5" style:family="text">
      <style:text-properties fo:background-color="#ffffff" style:font-name="Verdana" style:font-name-asian="Verdana" style:font-name-complex="Verdana"/>
    </style:style>
    <style:style style:name="T244_6" style:family="text">
      <style:text-properties fo:background-color="#ffffff" style:font-name="Verdana" style:font-name-asian="Verdana" style:font-name-complex="Verdana"/>
    </style:style>
    <style:style style:name="T244_7" style:family="text">
      <style:text-properties fo:background-color="#ffffff" style:font-name="Verdana" style:font-name-asian="Verdana" style:font-name-complex="Verdana"/>
    </style:style>
    <style:style style:name="T244_8" style:family="text">
      <style:text-properties fo:background-color="#ffffff" style:font-name="Verdana" style:font-name-asian="Verdana" style:font-name-complex="Verdana"/>
    </style:style>
    <style:style style:name="T244_9" style:family="text">
      <style:text-properties fo:background-color="#ffffff" style:font-name="Verdana" style:font-name-asian="Verdana" style:font-name-complex="Verdana"/>
    </style:style>
    <style:style style:name="T244_10" style:family="text">
      <style:text-properties fo:background-color="#ffffff" style:font-name="Verdana" style:font-name-asian="Verdana" style:font-name-complex="Verdana"/>
    </style:style>
    <style:style style:name="T244_11" style:family="text">
      <style:text-properties fo:background-color="#ffffff" style:font-name="Verdana" style:font-name-asian="Verdana" style:font-name-complex="Verdana"/>
    </style:style>
    <style:style style:name="P245" style:family="paragraph" style:parent-style-name="Standard">
      <style:paragraph-properties fo:break-before="auto" fo:margin-top="0cm" style:writing-mode="lr-tb"/>
      <style:text-properties fo:background-color="#ffffff" style:font-name="Verdana" style:font-name-asian="Verdana" style:font-name-complex="Verdana"/>
    </style:style>
    <style:style style:name="P246" style:family="paragraph" style:parent-style-name="Standard">
      <style:paragraph-properties fo:break-before="auto" fo:margin-top="0cm" style:writing-mode="lr-tb"/>
    </style:style>
    <style:style style:name="T246_1" style:family="text">
      <style:text-properties fo:background-color="#ffffff" style:font-name="Verdana" style:font-name-asian="Verdana" style:font-name-complex="Verdana" fo:font-weight="bold" style:font-weight-asian="bold" style:font-weight-complex="bold"/>
    </style:style>
    <style:style style:name="P247" style:family="paragraph" style:parent-style-name="Standard">
      <style:paragraph-properties fo:break-before="auto" fo:margin-top="0cm" style:writing-mode="lr-tb"/>
    </style:style>
    <style:style style:name="T247_1" style:family="text">
      <style:text-properties fo:background-color="#ffffff" style:font-name="Verdana" style:font-name-asian="Verdana" style:font-name-complex="Verdana"/>
    </style:style>
    <style:style style:name="T247_2" style:family="text">
      <style:text-properties fo:background-color="#ffffff" style:font-name="Verdana" style:font-name-asian="Verdana" style:font-name-complex="Verdana"/>
    </style:style>
    <style:style style:name="T247_3" style:family="text">
      <style:text-properties fo:background-color="#ffffff" style:font-name="Verdana" style:font-name-asian="Verdana" style:font-name-complex="Verdana"/>
    </style:style>
    <style:style style:name="T247_4" style:family="text">
      <style:text-properties fo:background-color="#ffffff" style:font-name="Verdana" style:font-name-asian="Verdana" style:font-name-complex="Verdana"/>
    </style:style>
    <style:style style:name="T247_5" style:family="text">
      <style:text-properties fo:background-color="#ffffff" style:font-name="Verdana" style:font-name-asian="Verdana" style:font-name-complex="Verdana"/>
    </style:style>
    <style:style style:name="T247_6" style:family="text">
      <style:text-properties fo:background-color="#ffffff" style:font-name="Verdana" style:font-name-asian="Verdana" style:font-name-complex="Verdana"/>
    </style:style>
    <style:style style:name="T247_7" style:family="text">
      <style:text-properties fo:background-color="#ffffff" style:font-name="Verdana" style:font-name-asian="Verdana" style:font-name-complex="Verdana"/>
    </style:style>
    <style:style style:name="T247_8" style:family="text">
      <style:text-properties fo:background-color="#ffffff" style:font-name="Verdana" style:font-name-asian="Verdana" style:font-name-complex="Verdana"/>
    </style:style>
    <style:style style:name="T247_9" style:family="text">
      <style:text-properties fo:background-color="#ffffff" style:font-name="Verdana" style:font-name-asian="Verdana" style:font-name-complex="Verdana"/>
    </style:style>
    <style:style style:name="T247_10" style:family="text">
      <style:text-properties fo:background-color="#ffffff" style:font-name="Verdana" style:font-name-asian="Verdana" style:font-name-complex="Verdana"/>
    </style:style>
    <style:style style:name="T247_11" style:family="text">
      <style:text-properties fo:background-color="#ffffff" style:font-name="Verdana" style:font-name-asian="Verdana" style:font-name-complex="Verdana"/>
    </style:style>
    <style:style style:name="T247_12" style:family="text">
      <style:text-properties fo:background-color="#ffffff" style:font-name="Verdana" style:font-name-asian="Verdana" style:font-name-complex="Verdana"/>
    </style:style>
    <style:style style:name="T247_13" style:family="text">
      <style:text-properties fo:background-color="#ffffff" style:font-name="Verdana" style:font-name-asian="Verdana" style:font-name-complex="Verdana"/>
    </style:style>
    <style:style style:name="T247_14" style:family="text">
      <style:text-properties fo:background-color="#ffffff" style:font-name="Verdana" style:font-name-asian="Verdana" style:font-name-complex="Verdana"/>
    </style:style>
    <style:style style:name="T247_15" style:family="text">
      <style:text-properties fo:background-color="#ffffff" style:font-name="Verdana" style:font-name-asian="Verdana" style:font-name-complex="Verdana"/>
    </style:style>
    <style:style style:name="T247_16" style:family="text">
      <style:text-properties fo:background-color="#ffffff" style:font-name="Verdana" style:font-name-asian="Verdana" style:font-name-complex="Verdana"/>
    </style:style>
    <style:style style:name="T247_17" style:family="text">
      <style:text-properties fo:background-color="#ffffff" style:font-name="Verdana" style:font-name-asian="Verdana" style:font-name-complex="Verdana"/>
    </style:style>
    <style:style style:name="T247_18" style:family="text">
      <style:text-properties fo:background-color="#ffffff" style:font-name="Verdana" style:font-name-asian="Verdana" style:font-name-complex="Verdana"/>
    </style:style>
    <style:style style:name="T247_19" style:family="text">
      <style:text-properties fo:background-color="#ffffff" style:font-name="Verdana" style:font-name-asian="Verdana" style:font-name-complex="Verdana"/>
    </style:style>
    <style:style style:name="T247_20" style:family="text">
      <style:text-properties fo:background-color="#ffffff" style:font-name="Verdana" style:font-name-asian="Verdana" style:font-name-complex="Verdana"/>
    </style:style>
    <style:style style:name="T247_21" style:family="text">
      <style:text-properties fo:background-color="#ffffff" style:font-name="Verdana" style:font-name-asian="Verdana" style:font-name-complex="Verdana"/>
    </style:style>
    <style:style style:name="T247_22" style:family="text">
      <style:text-properties fo:background-color="#ffffff" style:font-name="Verdana" style:font-name-asian="Verdana" style:font-name-complex="Verdana"/>
    </style:style>
    <style:style style:name="T247_23" style:family="text">
      <style:text-properties fo:background-color="#ffffff" style:font-name="Verdana" style:font-name-asian="Verdana" style:font-name-complex="Verdana"/>
    </style:style>
    <style:style style:name="T247_24" style:family="text">
      <style:text-properties fo:background-color="#ffffff" style:font-name="Verdana" style:font-name-asian="Verdana" style:font-name-complex="Verdana"/>
    </style:style>
    <style:style style:name="T247_25" style:family="text">
      <style:text-properties fo:background-color="#ffffff" style:font-name="Verdana" style:font-name-asian="Verdana" style:font-name-complex="Verdana"/>
    </style:style>
    <style:style style:name="P248" style:family="paragraph" style:parent-style-name="Standard">
      <style:paragraph-properties fo:break-before="auto" fo:margin-top="0cm" style:writing-mode="lr-tb"/>
    </style:style>
    <style:style style:name="T248_1" style:family="text">
      <style:text-properties fo:background-color="#ffffff" style:font-name="Verdana" style:font-name-asian="Verdana" style:font-name-complex="Verdana"/>
    </style:style>
    <style:style style:name="T248_2" style:family="text">
      <style:text-properties fo:background-color="#ffffff" style:font-name="Verdana" style:font-name-asian="Verdana" style:font-name-complex="Verdana"/>
    </style:style>
    <style:style style:name="T248_3" style:family="text">
      <style:text-properties fo:background-color="#ffffff" style:font-name="Verdana" style:font-name-asian="Verdana" style:font-name-complex="Verdana"/>
    </style:style>
    <style:style style:name="T248_4" style:family="text">
      <style:text-properties fo:background-color="#ffffff" style:font-name="Verdana" style:font-name-asian="Verdana" style:font-name-complex="Verdana"/>
    </style:style>
    <style:style style:name="T248_5" style:family="text">
      <style:text-properties fo:background-color="#ffffff" style:font-name="Verdana" style:font-name-asian="Verdana" style:font-name-complex="Verdana"/>
    </style:style>
    <style:style style:name="T248_6" style:family="text">
      <style:text-properties fo:background-color="#ffffff" style:font-name="Verdana" style:font-name-asian="Verdana" style:font-name-complex="Verdana"/>
    </style:style>
    <style:style style:name="T248_7" style:family="text">
      <style:text-properties fo:background-color="#ffffff" style:font-name="Verdana" style:font-name-asian="Verdana" style:font-name-complex="Verdana"/>
    </style:style>
    <style:style style:name="T248_8" style:family="text">
      <style:text-properties fo:background-color="#ffffff" style:font-name="Verdana" style:font-name-asian="Verdana" style:font-name-complex="Verdana"/>
    </style:style>
    <style:style style:name="T248_9" style:family="text">
      <style:text-properties fo:background-color="#ffffff" style:font-name="Verdana" style:font-name-asian="Verdana" style:font-name-complex="Verdana"/>
    </style:style>
    <style:style style:name="P249" style:family="paragraph" style:parent-style-name="Standard">
      <style:paragraph-properties fo:break-before="auto" fo:margin-top="0cm" style:writing-mode="lr-tb"/>
    </style:style>
    <style:style style:name="T249_1" style:family="text">
      <style:text-properties fo:background-color="#ffffff" style:font-name="Verdana" style:font-name-asian="Verdana" style:font-name-complex="Verdana"/>
    </style:style>
    <style:style style:name="T249_2" style:family="text">
      <style:text-properties fo:background-color="#ffffff" style:font-name="Verdana" style:font-name-asian="Verdana" style:font-name-complex="Verdana"/>
    </style:style>
    <style:style style:name="T249_3" style:family="text">
      <style:text-properties fo:background-color="#ffffff" style:font-name="Verdana" style:font-name-asian="Verdana" style:font-name-complex="Verdana"/>
    </style:style>
    <style:style style:name="T249_4" style:family="text">
      <style:text-properties fo:background-color="#ffffff" style:font-name="Verdana" style:font-name-asian="Verdana" style:font-name-complex="Verdana"/>
    </style:style>
    <style:style style:name="T249_5" style:family="text">
      <style:text-properties fo:background-color="#ffffff" style:font-name="Verdana" style:font-name-asian="Verdana" style:font-name-complex="Verdana"/>
    </style:style>
    <style:style style:name="T249_6" style:family="text">
      <style:text-properties fo:background-color="#ffffff" style:font-name="Verdana" style:font-name-asian="Verdana" style:font-name-complex="Verdana"/>
    </style:style>
    <style:style style:name="T249_7" style:family="text">
      <style:text-properties fo:background-color="#ffffff" style:font-name="Verdana" style:font-name-asian="Verdana" style:font-name-complex="Verdana"/>
    </style:style>
    <style:style style:name="T249_8" style:family="text">
      <style:text-properties fo:background-color="#ffffff" style:font-name="Verdana" style:font-name-asian="Verdana" style:font-name-complex="Verdana"/>
    </style:style>
    <style:style style:name="T249_9" style:family="text">
      <style:text-properties fo:background-color="#ffffff" style:font-name="Verdana" style:font-name-asian="Verdana" style:font-name-complex="Verdana"/>
    </style:style>
    <style:style style:name="T249_10" style:family="text">
      <style:text-properties fo:background-color="#ffffff" style:font-name="Verdana" style:font-name-asian="Verdana" style:font-name-complex="Verdana"/>
    </style:style>
    <style:style style:name="T249_11" style:family="text">
      <style:text-properties fo:background-color="#ffffff" style:font-name="Verdana" style:font-name-asian="Verdana" style:font-name-complex="Verdana"/>
    </style:style>
    <style:style style:name="T249_12" style:family="text">
      <style:text-properties fo:background-color="#ffffff" style:font-name="Verdana" style:font-name-asian="Verdana" style:font-name-complex="Verdana"/>
    </style:style>
    <style:style style:name="T249_13" style:family="text">
      <style:text-properties fo:background-color="#ffffff" style:font-name="Verdana" style:font-name-asian="Verdana" style:font-name-complex="Verdana"/>
    </style:style>
    <style:style style:name="T249_14" style:family="text">
      <style:text-properties fo:background-color="#ffffff" style:font-name="Verdana" style:font-name-asian="Verdana" style:font-name-complex="Verdana"/>
    </style:style>
    <style:style style:name="T249_15" style:family="text">
      <style:text-properties fo:background-color="#ffffff" style:font-name="Verdana" style:font-name-asian="Verdana" style:font-name-complex="Verdana"/>
    </style:style>
    <style:style style:name="T249_16" style:family="text">
      <style:text-properties fo:background-color="#ffffff" style:font-name="Verdana" style:font-name-asian="Verdana" style:font-name-complex="Verdana"/>
    </style:style>
    <style:style style:name="T249_17" style:family="text">
      <style:text-properties fo:background-color="#ffffff" style:font-name="Verdana" style:font-name-asian="Verdana" style:font-name-complex="Verdana"/>
    </style:style>
    <style:style style:name="T249_18" style:family="text">
      <style:text-properties fo:background-color="#ffffff" style:font-name="Verdana" style:font-name-asian="Verdana" style:font-name-complex="Verdana"/>
    </style:style>
    <style:style style:name="T249_19" style:family="text">
      <style:text-properties fo:background-color="#ffffff" style:font-name="Verdana" style:font-name-asian="Verdana" style:font-name-complex="Verdana"/>
    </style:style>
    <style:style style:name="P250" style:family="paragraph" style:parent-style-name="Standard">
      <style:paragraph-properties fo:break-before="auto" fo:margin-top="0cm" style:writing-mode="lr-tb"/>
    </style:style>
    <style:style style:name="T250_1" style:family="text">
      <style:text-properties fo:background-color="#ffffff" style:font-name="Verdana" style:font-name-asian="Verdana" style:font-name-complex="Verdana"/>
    </style:style>
    <style:style style:name="T250_2" style:family="text">
      <style:text-properties fo:background-color="#ffffff" style:font-name="Verdana" style:font-name-asian="Verdana" style:font-name-complex="Verdana"/>
    </style:style>
    <style:style style:name="T250_3" style:family="text">
      <style:text-properties fo:background-color="#ffffff" style:font-name="Verdana" style:font-name-asian="Verdana" style:font-name-complex="Verdana"/>
    </style:style>
    <style:style style:name="T250_4" style:family="text">
      <style:text-properties fo:background-color="#ffffff" style:font-name="Verdana" style:font-name-asian="Verdana" style:font-name-complex="Verdana"/>
    </style:style>
    <style:style style:name="T250_5" style:family="text">
      <style:text-properties fo:background-color="#ffffff" style:font-name="Verdana" style:font-name-asian="Verdana" style:font-name-complex="Verdana"/>
    </style:style>
    <style:style style:name="T250_6" style:family="text">
      <style:text-properties fo:background-color="#ffffff" style:font-name="Verdana" style:font-name-asian="Verdana" style:font-name-complex="Verdana"/>
    </style:style>
    <style:style style:name="T250_7" style:family="text">
      <style:text-properties fo:background-color="#ffffff" style:font-name="Verdana" style:font-name-asian="Verdana" style:font-name-complex="Verdana"/>
    </style:style>
    <style:style style:name="T250_8" style:family="text">
      <style:text-properties fo:background-color="#ffffff" style:font-name="Verdana" style:font-name-asian="Verdana" style:font-name-complex="Verdana"/>
    </style:style>
    <style:style style:name="P251" style:family="paragraph" style:parent-style-name="Standard">
      <style:paragraph-properties fo:break-before="auto" fo:margin-top="0cm" style:writing-mode="lr-tb"/>
    </style:style>
    <style:style style:name="T251_1" style:family="text">
      <style:text-properties fo:background-color="#ffffff" style:font-name="Verdana" style:font-name-asian="Verdana" style:font-name-complex="Verdana"/>
    </style:style>
    <style:style style:name="T251_2" style:family="text">
      <style:text-properties fo:background-color="#ffffff" style:font-name="Verdana" style:font-name-asian="Verdana" style:font-name-complex="Verdana"/>
    </style:style>
    <style:style style:name="T251_3" style:family="text">
      <style:text-properties fo:background-color="#ffffff" style:font-name="Verdana" style:font-name-asian="Verdana" style:font-name-complex="Verdana"/>
    </style:style>
    <style:style style:name="T251_4" style:family="text">
      <style:text-properties fo:background-color="#ffffff" style:font-name="Verdana" style:font-name-asian="Verdana" style:font-name-complex="Verdana"/>
    </style:style>
    <style:style style:name="T251_5" style:family="text">
      <style:text-properties fo:background-color="#ffffff" style:font-name="Verdana" style:font-name-asian="Verdana" style:font-name-complex="Verdana"/>
    </style:style>
    <style:style style:name="T251_6" style:family="text">
      <style:text-properties fo:background-color="#ffffff" style:font-name="Verdana" style:font-name-asian="Verdana" style:font-name-complex="Verdana"/>
    </style:style>
    <style:style style:name="T251_7" style:family="text">
      <style:text-properties fo:background-color="#ffffff" style:font-name="Verdana" style:font-name-asian="Verdana" style:font-name-complex="Verdana"/>
    </style:style>
    <style:style style:name="T251_8" style:family="text">
      <style:text-properties fo:background-color="#ffffff" style:font-name="Verdana" style:font-name-asian="Verdana" style:font-name-complex="Verdana"/>
    </style:style>
    <style:style style:name="T251_9" style:family="text">
      <style:text-properties fo:background-color="#ffffff" style:font-name="Verdana" style:font-name-asian="Verdana" style:font-name-complex="Verdana"/>
    </style:style>
    <style:style style:name="T251_10" style:family="text">
      <style:text-properties fo:background-color="#ffffff" style:font-name="Verdana" style:font-name-asian="Verdana" style:font-name-complex="Verdana"/>
    </style:style>
    <style:style style:name="T251_11" style:family="text">
      <style:text-properties fo:background-color="#ffffff" style:font-name="Verdana" style:font-name-asian="Verdana" style:font-name-complex="Verdana"/>
    </style:style>
    <style:style style:name="T251_12" style:family="text">
      <style:text-properties fo:background-color="#ffffff" style:font-name="Verdana" style:font-name-asian="Verdana" style:font-name-complex="Verdana"/>
    </style:style>
    <style:style style:name="T251_13" style:family="text">
      <style:text-properties fo:background-color="#ffffff" style:font-name="Verdana" style:font-name-asian="Verdana" style:font-name-complex="Verdana"/>
    </style:style>
    <style:style style:name="T251_14" style:family="text">
      <style:text-properties fo:background-color="#ffffff" style:font-name="Verdana" style:font-name-asian="Verdana" style:font-name-complex="Verdana"/>
    </style:style>
    <style:style style:name="T251_15" style:family="text">
      <style:text-properties fo:background-color="#ffffff" style:font-name="Verdana" style:font-name-asian="Verdana" style:font-name-complex="Verdana"/>
    </style:style>
    <style:style style:name="T251_16" style:family="text">
      <style:text-properties fo:background-color="#ffffff" style:font-name="Verdana" style:font-name-asian="Verdana" style:font-name-complex="Verdana"/>
    </style:style>
    <style:style style:name="T251_17" style:family="text">
      <style:text-properties fo:background-color="#ffffff" style:font-name="Verdana" style:font-name-asian="Verdana" style:font-name-complex="Verdana"/>
    </style:style>
    <style:style style:name="T251_18" style:family="text">
      <style:text-properties fo:background-color="#ffffff" style:font-name="Verdana" style:font-name-asian="Verdana" style:font-name-complex="Verdana"/>
    </style:style>
    <style:style style:name="T251_19" style:family="text">
      <style:text-properties fo:background-color="#ffffff" style:font-name="Verdana" style:font-name-asian="Verdana" style:font-name-complex="Verdana"/>
    </style:style>
    <style:style style:name="T251_20" style:family="text">
      <style:text-properties fo:background-color="#ffffff" style:font-name="Verdana" style:font-name-asian="Verdana" style:font-name-complex="Verdana"/>
    </style:style>
    <style:style style:name="T251_21" style:family="text">
      <style:text-properties fo:background-color="#ffffff" style:font-name="Verdana" style:font-name-asian="Verdana" style:font-name-complex="Verdana"/>
    </style:style>
    <style:style style:name="T251_22" style:family="text">
      <style:text-properties fo:background-color="#ffffff" style:font-name="Verdana" style:font-name-asian="Verdana" style:font-name-complex="Verdana"/>
    </style:style>
    <style:style style:name="T251_23" style:family="text">
      <style:text-properties fo:background-color="#ffffff" style:font-name="Verdana" style:font-name-asian="Verdana" style:font-name-complex="Verdana"/>
    </style:style>
    <style:style style:name="P252" style:family="paragraph" style:parent-style-name="Standard">
      <style:paragraph-properties fo:break-before="auto" fo:margin-top="0cm" style:writing-mode="lr-tb"/>
    </style:style>
    <style:style style:name="T252_1" style:family="text">
      <style:text-properties fo:background-color="#ffffff" style:font-name="Verdana" style:font-name-asian="Verdana" style:font-name-complex="Verdana"/>
    </style:style>
    <style:style style:name="T252_2" style:family="text">
      <style:text-properties fo:background-color="#ffffff" style:font-name="Verdana" style:font-name-asian="Verdana" style:font-name-complex="Verdana"/>
    </style:style>
    <style:style style:name="T252_3" style:family="text">
      <style:text-properties fo:background-color="#ffffff" style:font-name="Verdana" style:font-name-asian="Verdana" style:font-name-complex="Verdana"/>
    </style:style>
    <style:style style:name="T252_4" style:family="text">
      <style:text-properties fo:background-color="#ffffff" style:font-name="Verdana" style:font-name-asian="Verdana" style:font-name-complex="Verdana"/>
    </style:style>
    <style:style style:name="T252_5" style:family="text">
      <style:text-properties fo:background-color="#ffffff" style:font-name="Verdana" style:font-name-asian="Verdana" style:font-name-complex="Verdana"/>
    </style:style>
    <style:style style:name="T252_6" style:family="text">
      <style:text-properties fo:background-color="#ffffff" style:font-name="Verdana" style:font-name-asian="Verdana" style:font-name-complex="Verdana"/>
    </style:style>
    <style:style style:name="T252_7" style:family="text">
      <style:text-properties fo:background-color="#ffffff" style:font-name="Verdana" style:font-name-asian="Verdana" style:font-name-complex="Verdana"/>
    </style:style>
    <style:style style:name="T252_8" style:family="text">
      <style:text-properties fo:background-color="#ffffff" style:font-name="Verdana" style:font-name-asian="Verdana" style:font-name-complex="Verdana"/>
    </style:style>
    <style:style style:name="T252_9" style:family="text">
      <style:text-properties fo:background-color="#ffffff" style:font-name="Verdana" style:font-name-asian="Verdana" style:font-name-complex="Verdana"/>
    </style:style>
    <style:style style:name="T252_10" style:family="text">
      <style:text-properties fo:background-color="#ffffff" style:font-name="Verdana" style:font-name-asian="Verdana" style:font-name-complex="Verdana"/>
    </style:style>
    <style:style style:name="T252_11" style:family="text">
      <style:text-properties fo:background-color="#ffffff" style:font-name="Verdana" style:font-name-asian="Verdana" style:font-name-complex="Verdana"/>
    </style:style>
    <style:style style:name="T252_12" style:family="text">
      <style:text-properties fo:background-color="#ffffff" style:font-name="Verdana" style:font-name-asian="Verdana" style:font-name-complex="Verdana"/>
    </style:style>
    <style:style style:name="T252_13" style:family="text">
      <style:text-properties fo:background-color="#ffffff" style:font-name="Verdana" style:font-name-asian="Verdana" style:font-name-complex="Verdana"/>
    </style:style>
    <style:style style:name="T252_14" style:family="text">
      <style:text-properties fo:background-color="#ffffff" style:font-name="Verdana" style:font-name-asian="Verdana" style:font-name-complex="Verdana"/>
    </style:style>
    <style:style style:name="T252_15" style:family="text">
      <style:text-properties fo:background-color="#ffffff" style:font-name="Verdana" style:font-name-asian="Verdana" style:font-name-complex="Verdana"/>
    </style:style>
    <style:style style:name="T252_16" style:family="text">
      <style:text-properties fo:background-color="#ffffff" style:font-name="Verdana" style:font-name-asian="Verdana" style:font-name-complex="Verdana"/>
    </style:style>
    <style:style style:name="T252_17" style:family="text">
      <style:text-properties fo:background-color="#ffffff" style:font-name="Verdana" style:font-name-asian="Verdana" style:font-name-complex="Verdana"/>
    </style:style>
    <style:style style:name="T252_18" style:family="text">
      <style:text-properties fo:background-color="#ffffff" style:font-name="Verdana" style:font-name-asian="Verdana" style:font-name-complex="Verdana"/>
    </style:style>
    <style:style style:name="T252_19" style:family="text">
      <style:text-properties fo:background-color="#ffffff" style:font-name="Verdana" style:font-name-asian="Verdana" style:font-name-complex="Verdana"/>
    </style:style>
    <style:style style:name="T252_20" style:family="text">
      <style:text-properties fo:background-color="#ffffff" style:font-name="Verdana" style:font-name-asian="Verdana" style:font-name-complex="Verdana"/>
    </style:style>
    <style:style style:name="T252_21" style:family="text">
      <style:text-properties fo:background-color="#ffffff" style:font-name="Verdana" style:font-name-asian="Verdana" style:font-name-complex="Verdana"/>
    </style:style>
    <style:style style:name="T252_22" style:family="text">
      <style:text-properties fo:background-color="#ffffff" style:font-name="Verdana" style:font-name-asian="Verdana" style:font-name-complex="Verdana"/>
    </style:style>
    <style:style style:name="T252_23" style:family="text">
      <style:text-properties fo:background-color="#ffffff" style:font-name="Verdana" style:font-name-asian="Verdana" style:font-name-complex="Verdana"/>
    </style:style>
    <style:style style:name="T252_24" style:family="text">
      <style:text-properties fo:background-color="#ffffff" style:font-name="Verdana" style:font-name-asian="Verdana" style:font-name-complex="Verdana"/>
    </style:style>
    <style:style style:name="T252_25" style:family="text">
      <style:text-properties fo:background-color="#ffffff" style:font-name="Verdana" style:font-name-asian="Verdana" style:font-name-complex="Verdana"/>
    </style:style>
    <style:style style:name="T252_26" style:family="text">
      <style:text-properties fo:background-color="#ffffff" style:font-name="Verdana" style:font-name-asian="Verdana" style:font-name-complex="Verdana"/>
    </style:style>
    <style:style style:name="T252_27" style:family="text">
      <style:text-properties fo:background-color="#ffffff" style:font-name="Verdana" style:font-name-asian="Verdana" style:font-name-complex="Verdana"/>
    </style:style>
    <style:style style:name="T252_28" style:family="text">
      <style:text-properties fo:background-color="#ffffff" style:font-name="Verdana" style:font-name-asian="Verdana" style:font-name-complex="Verdana"/>
    </style:style>
    <style:style style:name="T252_29" style:family="text">
      <style:text-properties fo:background-color="#ffffff" style:font-name="Verdana" style:font-name-asian="Verdana" style:font-name-complex="Verdana"/>
    </style:style>
    <style:style style:name="P253" style:family="paragraph" style:parent-style-name="Standard">
      <style:paragraph-properties fo:break-before="auto" fo:margin-top="0cm" style:writing-mode="lr-tb"/>
    </style:style>
    <style:style style:name="T253_1" style:family="text">
      <style:text-properties fo:background-color="#ffffff" style:font-name="Verdana" style:font-name-asian="Verdana" style:font-name-complex="Verdana"/>
    </style:style>
    <style:style style:name="T253_2" style:family="text">
      <style:text-properties fo:background-color="#ffffff" style:font-name="Verdana" style:font-name-asian="Verdana" style:font-name-complex="Verdana"/>
    </style:style>
    <style:style style:name="P254" style:family="paragraph" style:parent-style-name="Standard">
      <style:paragraph-properties fo:break-before="auto" fo:margin-top="0cm" style:writing-mode="lr-tb"/>
    </style:style>
    <style:style style:name="T254_1" style:family="text">
      <style:text-properties fo:background-color="#ffffff" style:font-name="Verdana" style:font-name-asian="Verdana" style:font-name-complex="Verdana"/>
    </style:style>
    <style:style style:name="T254_2" style:family="text">
      <style:text-properties fo:background-color="#ffffff" style:font-name="Verdana" style:font-name-asian="Verdana" style:font-name-complex="Verdana"/>
    </style:style>
    <style:style style:name="T254_3" style:family="text">
      <style:text-properties fo:background-color="#ffffff" style:font-name="Verdana" style:font-name-asian="Verdana" style:font-name-complex="Verdana"/>
    </style:style>
    <style:style style:name="P255" style:family="paragraph" style:parent-style-name="Standard">
      <style:paragraph-properties fo:break-before="auto" fo:margin-top="0cm" style:writing-mode="lr-tb"/>
    </style:style>
    <style:style style:name="T255_1" style:family="text">
      <style:text-properties fo:background-color="#ffffff" style:font-name="Verdana" style:font-name-asian="Verdana" style:font-name-complex="Verdana"/>
    </style:style>
    <style:style style:name="T255_2" style:family="text">
      <style:text-properties fo:background-color="#ffffff" style:font-name="Verdana" style:font-name-asian="Verdana" style:font-name-complex="Verdana"/>
    </style:style>
    <style:style style:name="T255_3" style:family="text">
      <style:text-properties fo:background-color="#ffffff" style:font-name="Verdana" style:font-name-asian="Verdana" style:font-name-complex="Verdana"/>
    </style:style>
    <style:style style:name="P256" style:family="paragraph" style:parent-style-name="Standard">
      <style:paragraph-properties fo:break-before="auto" fo:margin-top="0cm" style:writing-mode="lr-tb"/>
    </style:style>
    <style:style style:name="T256_1" style:family="text">
      <style:text-properties fo:background-color="#ffffff" style:font-name="Verdana" style:font-name-asian="Verdana" style:font-name-complex="Verdana"/>
    </style:style>
    <style:style style:name="T256_2" style:family="text">
      <style:text-properties fo:background-color="#ffffff" style:font-name="Verdana" style:font-name-asian="Verdana" style:font-name-complex="Verdana"/>
    </style:style>
    <style:style style:name="T256_3" style:family="text">
      <style:text-properties fo:background-color="#ffffff" style:font-name="Verdana" style:font-name-asian="Verdana" style:font-name-complex="Verdana"/>
    </style:style>
    <style:style style:name="T256_4" style:family="text">
      <style:text-properties fo:background-color="#ffffff" style:font-name="Verdana" style:font-name-asian="Verdana" style:font-name-complex="Verdana"/>
    </style:style>
    <style:style style:name="T256_5" style:family="text">
      <style:text-properties fo:background-color="#ffffff" style:font-name="Verdana" style:font-name-asian="Verdana" style:font-name-complex="Verdana"/>
    </style:style>
    <style:style style:name="P257" style:family="paragraph" style:parent-style-name="Standard">
      <style:paragraph-properties fo:break-before="auto" fo:margin-top="0cm" style:writing-mode="lr-tb"/>
    </style:style>
    <style:style style:name="T257_1" style:family="text">
      <style:text-properties fo:background-color="#ffffff" style:font-name="Verdana" style:font-name-asian="Verdana" style:font-name-complex="Verdana"/>
    </style:style>
    <style:style style:name="T257_2" style:family="text">
      <style:text-properties fo:background-color="#ffffff" style:font-name="Verdana" style:font-name-asian="Verdana" style:font-name-complex="Verdana"/>
    </style:style>
    <style:style style:name="T257_3" style:family="text">
      <style:text-properties fo:background-color="#ffffff" style:font-name="Verdana" style:font-name-asian="Verdana" style:font-name-complex="Verdana"/>
    </style:style>
    <style:style style:name="T257_4" style:family="text">
      <style:text-properties fo:background-color="#ffffff" style:font-name="Verdana" style:font-name-asian="Verdana" style:font-name-complex="Verdana"/>
    </style:style>
    <style:style style:name="T257_5" style:family="text">
      <style:text-properties fo:background-color="#ffffff" style:font-name="Verdana" style:font-name-asian="Verdana" style:font-name-complex="Verdana"/>
    </style:style>
    <style:style style:name="P258" style:family="paragraph" style:parent-style-name="Standard">
      <style:paragraph-properties fo:break-before="auto" fo:margin-top="0cm" style:writing-mode="lr-tb"/>
    </style:style>
    <style:style style:name="T258_1" style:family="text">
      <style:text-properties fo:background-color="#ffffff" style:font-name="Verdana" style:font-name-asian="Verdana" style:font-name-complex="Verdana"/>
    </style:style>
    <style:style style:name="T258_2" style:family="text">
      <style:text-properties fo:background-color="#ffffff" style:font-name="Verdana" style:font-name-asian="Verdana" style:font-name-complex="Verdana"/>
    </style:style>
    <style:style style:name="T258_3" style:family="text">
      <style:text-properties fo:background-color="#ffffff" style:font-name="Verdana" style:font-name-asian="Verdana" style:font-name-complex="Verdana"/>
    </style:style>
    <style:style style:name="T258_4" style:family="text">
      <style:text-properties fo:background-color="#ffffff" style:font-name="Verdana" style:font-name-asian="Verdana" style:font-name-complex="Verdana"/>
    </style:style>
    <style:style style:name="T258_5" style:family="text">
      <style:text-properties fo:background-color="#ffffff" style:font-name="Verdana" style:font-name-asian="Verdana" style:font-name-complex="Verdana"/>
    </style:style>
    <style:style style:name="P259" style:family="paragraph" style:parent-style-name="Standard">
      <style:paragraph-properties fo:break-before="auto" fo:margin-top="0cm" style:writing-mode="lr-tb"/>
    </style:style>
    <style:style style:name="T259_1" style:family="text">
      <style:text-properties fo:background-color="#ffffff" style:font-name="Verdana" style:font-name-asian="Verdana" style:font-name-complex="Verdana"/>
    </style:style>
    <style:style style:name="P260" style:family="paragraph" style:parent-style-name="Standard">
      <style:paragraph-properties fo:break-before="auto" fo:margin-top="0cm" style:writing-mode="lr-tb"/>
      <style:text-properties fo:background-color="#ffffff" style:font-name="Verdana" style:font-name-asian="Verdana" style:font-name-complex="Verdana"/>
    </style:style>
    <style:style style:name="P261" style:family="paragraph" style:parent-style-name="Standard">
      <style:paragraph-properties fo:break-before="auto" fo:margin-top="0cm" style:writing-mode="lr-tb"/>
    </style:style>
    <style:style style:name="T261_1" style:family="text">
      <style:text-properties fo:background-color="#ffffff" style:font-name="Verdana" style:font-name-asian="Verdana" style:font-name-complex="Verdana" fo:font-weight="bold" style:font-weight-asian="bold" style:font-weight-complex="bold"/>
    </style:style>
    <style:style style:name="P262" style:family="paragraph" style:parent-style-name="Standard">
      <style:paragraph-properties fo:break-before="auto" fo:margin-top="0cm" style:writing-mode="lr-tb"/>
    </style:style>
    <style:style style:name="T262_1" style:family="text">
      <style:text-properties fo:background-color="#ffffff" style:font-name="Verdana" style:font-name-asian="Verdana" style:font-name-complex="Verdana"/>
    </style:style>
    <style:style style:name="T262_2" style:family="text">
      <style:text-properties fo:background-color="#ffffff" style:font-name="Verdana" style:font-name-asian="Verdana" style:font-name-complex="Verdana"/>
    </style:style>
    <style:style style:name="T262_3" style:family="text">
      <style:text-properties fo:background-color="#ffffff" style:font-name="Verdana" style:font-name-asian="Verdana" style:font-name-complex="Verdana"/>
    </style:style>
    <style:style style:name="T262_4" style:family="text">
      <style:text-properties fo:background-color="#ffffff" style:font-name="Verdana" style:font-name-asian="Verdana" style:font-name-complex="Verdana"/>
    </style:style>
    <style:style style:name="T262_5" style:family="text">
      <style:text-properties fo:background-color="#ffffff" style:font-name="Verdana" style:font-name-asian="Verdana" style:font-name-complex="Verdana"/>
    </style:style>
    <style:style style:name="T262_6" style:family="text">
      <style:text-properties fo:background-color="#ffffff" style:font-name="Verdana" style:font-name-asian="Verdana" style:font-name-complex="Verdana"/>
    </style:style>
    <style:style style:name="T262_7" style:family="text">
      <style:text-properties fo:background-color="#ffffff" style:font-name="Verdana" style:font-name-asian="Verdana" style:font-name-complex="Verdana"/>
    </style:style>
    <style:style style:name="T262_8" style:family="text">
      <style:text-properties fo:background-color="#ffffff" style:font-name="Verdana" style:font-name-asian="Verdana" style:font-name-complex="Verdana"/>
    </style:style>
    <style:style style:name="T262_9" style:family="text">
      <style:text-properties fo:background-color="#ffffff" style:font-name="Verdana" style:font-name-asian="Verdana" style:font-name-complex="Verdana"/>
    </style:style>
    <style:style style:name="T262_10" style:family="text">
      <style:text-properties fo:background-color="#ffffff" style:font-name="Verdana" style:font-name-asian="Verdana" style:font-name-complex="Verdana"/>
    </style:style>
    <style:style style:name="T262_11" style:family="text">
      <style:text-properties fo:background-color="#ffffff" style:font-name="Verdana" style:font-name-asian="Verdana" style:font-name-complex="Verdana"/>
    </style:style>
    <style:style style:name="T262_12" style:family="text">
      <style:text-properties fo:background-color="#ffffff" style:font-name="Verdana" style:font-name-asian="Verdana" style:font-name-complex="Verdana"/>
    </style:style>
    <style:style style:name="T262_13" style:family="text">
      <style:text-properties fo:background-color="#ffffff" style:font-name="Verdana" style:font-name-asian="Verdana" style:font-name-complex="Verdana"/>
    </style:style>
    <style:style style:name="P263" style:family="paragraph" style:parent-style-name="Standard">
      <style:paragraph-properties fo:break-before="auto" fo:margin-top="0cm" style:writing-mode="lr-tb"/>
    </style:style>
    <style:style style:name="T263_1" style:family="text">
      <style:text-properties fo:background-color="#ffffff" style:font-name="Verdana" style:font-name-asian="Verdana" style:font-name-complex="Verdana"/>
    </style:style>
    <style:style style:name="T263_2" style:family="text">
      <style:text-properties fo:background-color="#ffffff" style:font-name="Verdana" style:font-name-asian="Verdana" style:font-name-complex="Verdana"/>
    </style:style>
    <style:style style:name="P26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64_1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264_2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264_3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264_4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264_5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264_6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264_7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P265" style:family="paragraph" style:parent-style-name="Standard">
      <style:paragraph-properties fo:break-before="auto" fo:margin-top="0cm" style:writing-mode="lr-tb"/>
    </style:style>
    <style:style style:name="T265_1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265_2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265_3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265_4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265_5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P266" style:family="paragraph" style:parent-style-name="Standard">
      <style:paragraph-properties fo:break-before="auto" fo:margin-top="0cm" style:writing-mode="lr-tb"/>
    </style:style>
    <style:style style:name="T266_1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266_2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T266_3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P267" style:family="paragraph" style:parent-style-name="Standard">
      <style:paragraph-properties fo:break-before="auto" fo:margin-top="0cm" style:writing-mode="lr-tb"/>
    </style:style>
    <style:style style:name="T267_1" style:family="text">
      <style:text-properties fo:background-color="#ffffff" style:font-name="Courier New" fo:font-size="10pt" style:font-name-asian="Courier New" style:font-size-asian="10pt" style:font-name-complex="Courier New" style:font-size-complex="10pt"/>
    </style:style>
    <style:style style:name="P26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68_1" style:family="text"/>
    <style:style style:name="T268_2" style:family="text"/>
    <style:style style:name="T268_3" style:family="text"/>
    <style:style style:name="T268_4" style:family="text"/>
    <style:style style:name="T268_5" style:family="text"/>
    <style:style style:name="T268_6" style:family="text"/>
    <style:style style:name="T268_7" style:family="text"/>
    <style:style style:name="T268_8" style:family="text"/>
    <style:style style:name="T268_9" style:family="text"/>
    <style:style style:name="T268_10" style:family="text"/>
    <style:style style:name="T268_11" style:family="text"/>
    <style:style style:name="T268_12" style:family="text"/>
    <style:style style:name="T268_13" style:family="text"/>
    <style:style style:name="T268_14" style:family="text"/>
    <style:style style:name="T268_15" style:family="text"/>
    <style:style style:name="T268_16" style:family="text"/>
    <style:style style:name="T268_17" style:family="text"/>
    <style:style style:name="T268_18" style:family="text"/>
    <style:style style:name="T268_19" style:family="text"/>
    <style:style style:name="T268_20" style:family="text"/>
    <style:style style:name="T268_21" style:family="text"/>
    <style:style style:name="T268_22" style:family="text"/>
    <style:style style:name="T268_23" style:family="text"/>
    <style:style style:name="T268_24" style:family="text"/>
    <style:style style:name="T268_25" style:family="text"/>
    <style:style style:name="T268_26" style:family="text"/>
    <style:style style:name="T268_27" style:family="text"/>
    <style:style style:name="T268_28" style:family="text"/>
    <style:style style:name="T268_29" style:family="text"/>
    <style:style style:name="T268_30" style:family="text"/>
    <style:style style:name="T268_31" style:family="text"/>
    <style:style style:name="T268_32" style:family="text"/>
    <style:style style:name="T268_33" style:family="text"/>
    <style:style style:name="T268_34" style:family="text"/>
    <style:style style:name="T268_35" style:family="text"/>
    <style:style style:name="T268_36" style:family="text"/>
    <style:style style:name="T268_37" style:family="text"/>
    <style:style style:name="T268_38" style:family="text"/>
    <style:style style:name="T268_39" style:family="text"/>
    <style:style style:name="T268_40" style:family="text"/>
    <style:style style:name="T268_41" style:family="text"/>
    <style:style style:name="T268_42" style:family="text"/>
    <style:style style:name="T268_43" style:family="text"/>
    <style:style style:name="T268_44" style:family="text"/>
    <style:style style:name="T268_45" style:family="text"/>
    <style:style style:name="T268_46" style:family="text"/>
    <style:style style:name="P26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69_1" style:family="text"/>
    <style:style style:name="T269_2" style:family="text"/>
    <style:style style:name="P270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70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0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0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0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0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0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0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0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0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0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0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0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0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0_1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0_1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0_1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0_1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0_1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0_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0_2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0_2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0_2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0_2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0_2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0_2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0_2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0_2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0_2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0_2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7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71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1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1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7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72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1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2_1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7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73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3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3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3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3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3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3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3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3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3_10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3_1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7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74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4_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4_3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4_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4_5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4_6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4_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4_8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74_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7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75_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P27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font-name="Courier New" fo:font-size="10pt" style:font-name-asian="Courier New" style:font-size-asian="10pt" style:font-name-complex="Courier New" style:font-size-complex="10pt"/>
    </style:style>
    <style:style style:name="P27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77_1" style:family="text">
      <style:text-properties fo:background-color="#ffffff" style:font-name="Verdana" style:font-name-asian="Verdana" style:font-name-complex="Verdana" fo:font-weight="bold" style:font-weight-asian="bold" style:font-weight-complex="bold"/>
    </style:style>
    <style:style style:name="T277_2" style:family="text">
      <style:text-properties fo:background-color="#ffffff" style:font-name="Verdana" style:font-name-asian="Verdana" style:font-name-complex="Verdana" fo:font-weight="bold" style:font-weight-asian="bold" style:font-weight-complex="bold"/>
    </style:style>
    <style:style style:name="T277_3" style:family="text">
      <style:text-properties fo:background-color="#ffffff" style:font-name="Verdana" style:font-name-asian="Verdana" style:font-name-complex="Verdana" fo:font-weight="bold" style:font-weight-asian="bold" style:font-weight-complex="bold"/>
    </style:style>
    <style:style style:name="T277_4" style:family="text">
      <style:text-properties fo:background-color="#ffffff" style:font-name="Verdana" style:font-name-asian="Verdana" style:font-name-complex="Verdana" fo:font-weight="bold" style:font-weight-asian="bold" style:font-weight-complex="bold"/>
    </style:style>
    <style:style style:name="T277_5" style:family="text">
      <style:text-properties fo:background-color="#ffffff" style:font-name="Verdana" style:font-name-asian="Verdana" style:font-name-complex="Verdana" fo:font-weight="bold" style:font-weight-asian="bold" style:font-weight-complex="bold"/>
    </style:style>
    <style:style style:name="T277_6" style:family="text">
      <style:text-properties fo:background-color="#ffffff" style:font-name="Verdana" style:font-name-asian="Verdana" style:font-name-complex="Verdana" fo:font-weight="bold" style:font-weight-asian="bold" style:font-weight-complex="bold"/>
    </style:style>
    <style:style style:name="T277_7" style:family="text">
      <style:text-properties fo:background-color="#ffffff" style:font-name="Verdana" style:font-name-asian="Verdana" style:font-name-complex="Verdana" fo:font-weight="bold" style:font-weight-asian="bold" style:font-weight-complex="bold"/>
    </style:style>
    <style:style style:name="T277_8" style:family="text">
      <style:text-properties fo:background-color="#ffffff" style:font-name="Verdana" style:font-name-asian="Verdana" style:font-name-complex="Verdana" fo:font-weight="bold" style:font-weight-asian="bold" style:font-weight-complex="bold"/>
    </style:style>
    <style:style style:name="T277_9" style:family="text">
      <style:text-properties fo:background-color="#ffffff" style:font-name="Verdana" style:font-name-asian="Verdana" style:font-name-complex="Verdana" fo:font-weight="bold" style:font-weight-asian="bold" style:font-weight-complex="bold"/>
    </style:style>
    <style:style style:name="P27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78_1" style:family="text"/>
    <style:style style:name="T278_2" style:family="text"/>
    <style:style style:name="T278_3" style:family="text"/>
    <style:style style:name="T278_4" style:family="text"/>
    <style:style style:name="T278_5" style:family="text"/>
    <style:style style:name="T278_6" style:family="text"/>
    <style:style style:name="T278_7" style:family="text"/>
    <style:style style:name="T278_8" style:family="text"/>
    <style:style style:name="T278_9" style:family="text"/>
    <style:style style:name="T278_10" style:family="text"/>
    <style:style style:name="T278_11" style:family="text"/>
    <style:style style:name="T278_12" style:family="text"/>
    <style:style style:name="T278_13" style:family="text"/>
    <style:style style:name="T278_14" style:family="text"/>
    <style:style style:name="T278_15" style:family="text"/>
    <style:style style:name="T278_16" style:family="text"/>
    <style:style style:name="T278_17" style:family="text"/>
    <style:style style:name="T278_18" style:family="text"/>
    <style:style style:name="T278_19" style:family="text"/>
    <style:style style:name="T278_20" style:family="text"/>
    <style:style style:name="T278_21" style:family="text"/>
    <style:style style:name="T278_22" style:family="text"/>
    <style:style style:name="T278_23" style:family="text"/>
    <style:style style:name="T278_24" style:family="text"/>
    <style:style style:name="T278_25" style:family="text"/>
    <style:style style:name="T278_26" style:family="text"/>
    <style:style style:name="T278_27" style:family="text"/>
    <style:style style:name="T278_28" style:family="text"/>
    <style:style style:name="T278_29" style:family="text"/>
    <style:style style:name="T278_30" style:family="text"/>
    <style:style style:name="T278_31" style:family="text"/>
    <style:style style:name="T278_32" style:family="text"/>
    <style:style style:name="T278_33" style:family="text"/>
    <style:style style:name="T278_34" style:family="text"/>
    <style:style style:name="T278_35" style:family="text"/>
    <style:style style:name="T278_36" style:family="text"/>
    <style:style style:name="T278_37" style:family="text"/>
    <style:style style:name="T278_38" style:family="text"/>
    <style:style style:name="T278_39" style:family="text"/>
    <style:style style:name="T278_40" style:family="text"/>
    <style:style style:name="T278_41" style:family="text"/>
    <style:style style:name="T278_42" style:family="text"/>
    <style:style style:name="T278_43" style:family="text"/>
    <style:style style:name="T278_44" style:family="text"/>
    <style:style style:name="T278_45" style:family="text"/>
    <style:style style:name="T278_46" style:family="text"/>
    <style:style style:name="T278_47" style:family="text"/>
    <style:style style:name="T278_48" style:family="text"/>
    <style:style style:name="T278_49" style:family="text"/>
    <style:style style:name="T278_50" style:family="text"/>
    <style:style style:name="T278_51" style:family="text"/>
    <style:style style:name="T278_52" style:family="text"/>
    <style:style style:name="T278_53" style:family="text"/>
    <style:style style:name="T278_54" style:family="text"/>
    <style:style style:name="T278_55" style:family="text"/>
    <style:style style:name="T278_56" style:family="text"/>
    <style:style style:name="T278_57" style:family="text"/>
    <style:style style:name="T278_58" style:family="text"/>
    <style:style style:name="T278_59" style:family="text"/>
    <style:style style:name="T278_60" style:family="text"/>
    <style:style style:name="T278_61" style:family="text"/>
    <style:style style:name="T278_62" style:family="text"/>
    <style:style style:name="T278_63" style:family="text"/>
    <style:style style:name="T278_64" style:family="text"/>
    <style:style style:name="T278_65" style:family="text"/>
    <style:style style:name="T278_66" style:family="text"/>
    <style:style style:name="P27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79_1" style:family="text"/>
    <style:style style:name="T279_2" style:family="text"/>
    <style:style style:name="T279_3" style:family="text"/>
    <style:style style:name="T279_4" style:family="text"/>
    <style:style style:name="T279_5" style:family="text"/>
    <style:style style:name="T279_6" style:family="text"/>
    <style:style style:name="T279_7" style:family="text"/>
    <style:style style:name="T279_8" style:family="text"/>
    <style:style style:name="T279_9" style:family="text"/>
    <style:style style:name="T279_10" style:family="text"/>
    <style:style style:name="T279_11" style:family="text"/>
    <style:style style:name="T279_12" style:family="text"/>
    <style:style style:name="T279_13" style:family="text"/>
    <style:style style:name="T279_14" style:family="text"/>
    <style:style style:name="T279_15" style:family="text"/>
    <style:style style:name="T279_16" style:family="text"/>
    <style:style style:name="T279_17" style:family="text"/>
    <style:style style:name="T279_18" style:family="text"/>
    <style:style style:name="T279_19" style:family="text"/>
    <style:style style:name="T279_20" style:family="text"/>
    <style:style style:name="T279_21" style:family="text"/>
    <style:style style:name="T279_22" style:family="text"/>
    <style:style style:name="T279_23" style:family="text"/>
    <style:style style:name="T279_24" style:family="text"/>
    <style:style style:name="T279_25" style:family="text"/>
    <style:style style:name="T279_26" style:family="text"/>
    <style:style style:name="T279_27" style:family="text"/>
    <style:style style:name="T279_28" style:family="text"/>
    <style:style style:name="T279_29" style:family="text"/>
    <style:style style:name="T279_30" style:family="text"/>
    <style:style style:name="T279_31" style:family="text"/>
    <style:style style:name="T279_32" style:family="text"/>
    <style:style style:name="T279_33" style:family="text"/>
    <style:style style:name="T279_34" style:family="text"/>
    <style:style style:name="T279_35" style:family="text"/>
    <style:style style:name="T279_36" style:family="text"/>
    <style:style style:name="T279_37" style:family="text"/>
    <style:style style:name="T279_38" style:family="text"/>
    <style:style style:name="T279_39" style:family="text"/>
    <style:style style:name="T279_40" style:family="text"/>
    <style:style style:name="T279_41" style:family="text"/>
    <style:style style:name="T279_42" style:family="text"/>
    <style:style style:name="T279_43" style:family="text"/>
    <style:style style:name="T279_44" style:family="text"/>
    <style:style style:name="T279_45" style:family="text"/>
    <style:style style:name="T279_46" style:family="text"/>
    <style:style style:name="T279_47" style:family="text"/>
    <style:style style:name="T279_48" style:family="text"/>
    <style:style style:name="T279_49" style:family="text"/>
    <style:style style:name="T279_50" style:family="text"/>
    <style:style style:name="P280" style:family="paragraph" style:parent-style-name="Heading_20_2">
      <style:paragraph-properties fo:text-align="left" fo:break-before="auto" fo:text-indent="0cm" fo:line-height="115%" fo:margin-top="0.635cm" fo:margin-bottom="0.141cm" fo:margin-left="0cm" fo:margin-right="0cm" style:writing-mode="lr-tb"/>
    </style:style>
    <style:style style:name="T280_1" style:family="text"/>
    <style:style style:name="T280_2" style:family="text"/>
    <style:style style:name="T280_3" style:family="text"/>
    <style:style style:name="T280_4" style:family="text"/>
    <style:style style:name="T280_5" style:family="text"/>
    <style:style style:name="T280_6" style:family="text"/>
    <style:style style:name="T280_7" style:family="text"/>
    <style:style style:name="T280_8" style:family="text"/>
    <style:style style:name="T280_9" style:family="text"/>
    <style:style style:name="P281" style:family="paragraph" style:parent-style-name="Standard">
      <style:paragraph-properties fo:break-before="auto" fo:margin-top="0cm" fo:margin-bottom="0cm" style:writing-mode="lr-tb"/>
    </style:style>
    <style:style style:name="P282" style:family="paragraph" style:parent-style-name="Standard">
      <style:paragraph-properties fo:break-before="auto" style:writing-mode="lr-tb"/>
    </style:style>
    <style:style style:name="T282_1" style:family="text"/>
    <style:style style:name="T282_2" style:family="text"/>
    <style:style style:name="T282_3" style:family="text"/>
    <style:style style:name="T282_4" style:family="text"/>
    <style:style style:name="T282_5" style:family="text"/>
    <style:style style:name="T282_6" style:family="text"/>
    <style:style style:name="T282_7" style:family="text"/>
    <style:style style:name="T282_8" style:family="text"/>
    <style:style style:name="T282_9" style:family="text"/>
    <style:style style:name="T282_10" style:family="text"/>
    <style:style style:name="T282_11" style:family="text"/>
    <style:style style:name="T282_12" style:family="text"/>
    <style:style style:name="T282_13" style:family="text"/>
    <style:style style:name="T282_14" style:family="text"/>
    <style:style style:name="T282_15" style:family="text"/>
    <style:style style:name="T282_16" style:family="text"/>
    <style:style style:name="T282_17" style:family="text"/>
    <style:style style:name="T282_18" style:family="text"/>
    <style:style style:name="T282_19" style:family="text"/>
    <style:style style:name="T282_20" style:family="text"/>
    <style:style style:name="T282_21" style:family="text"/>
    <style:style style:name="T282_22" style:family="text"/>
    <style:style style:name="T282_23" style:family="text"/>
    <style:style style:name="T282_24" style:family="text"/>
    <style:style style:name="T282_25" style:family="text"/>
    <style:style style:name="T282_26" style:family="text"/>
    <style:style style:name="T282_27" style:family="text"/>
    <style:style style:name="T282_28" style:family="text"/>
    <style:style style:name="T282_29" style:family="text"/>
    <style:style style:name="T282_30" style:family="text"/>
    <style:style style:name="T282_31" style:family="text"/>
    <style:style style:name="T282_32" style:family="text"/>
    <style:style style:name="T282_33" style:family="text"/>
    <style:style style:name="T282_34" style:family="text"/>
    <style:style style:name="T282_35" style:family="text"/>
    <style:style style:name="T282_36" style:family="text"/>
    <style:style style:name="T282_37" style:family="text"/>
    <style:style style:name="T282_38" style:family="text"/>
    <style:style style:name="T282_39" style:family="text"/>
    <style:style style:name="T282_40" style:family="text"/>
    <style:style style:name="T282_41" style:family="text"/>
    <style:style style:name="T282_42" style:family="text"/>
    <style:style style:name="T282_43" style:family="text"/>
    <style:style style:name="T282_44" style:family="text"/>
    <style:style style:name="T282_45" style:family="text"/>
    <style:style style:name="T282_46" style:family="text"/>
    <style:style style:name="T282_47" style:family="text"/>
    <style:style style:name="T282_48" style:family="text"/>
    <style:style style:name="T282_49" style:family="text"/>
    <style:style style:name="T282_50" style:family="text"/>
    <style:style style:name="T282_51" style:family="text"/>
    <style:style style:name="T282_52" style:family="text"/>
    <style:style style:name="T282_53" style:family="text"/>
    <style:style style:name="T282_54" style:family="text"/>
    <style:style style:name="T282_55" style:family="text"/>
    <style:style style:name="T282_56" style:family="text"/>
    <style:style style:name="T282_57" style:family="text"/>
    <style:style style:name="T282_58" style:family="text"/>
    <style:style style:name="T282_59" style:family="text"/>
    <style:style style:name="T282_60" style:family="text"/>
    <style:style style:name="T282_61" style:family="text"/>
    <style:style style:name="T282_62" style:family="text"/>
    <style:style style:name="T282_63" style:family="text"/>
    <style:style style:name="T282_64" style:family="text"/>
    <style:style style:name="T282_65" style:family="text"/>
    <style:style style:name="T282_66" style:family="text"/>
    <style:style style:name="T282_67" style:family="text"/>
    <style:style style:name="T282_68" style:family="text"/>
    <style:style style:name="T282_69" style:family="text"/>
    <style:style style:name="T282_70" style:family="text"/>
    <style:style style:name="T282_71" style:family="text"/>
    <style:style style:name="T282_72" style:family="text"/>
    <style:style style:name="P283" style:family="paragraph" style:parent-style-name="Standard">
      <style:paragraph-properties fo:break-before="auto" style:writing-mode="lr-tb"/>
    </style:style>
    <style:style style:name="P284" style:family="paragraph" style:parent-style-name="Standard">
      <style:paragraph-properties fo:break-before="auto" style:writing-mode="lr-tb"/>
    </style:style>
    <style:style style:name="P285" style:family="paragraph" style:parent-style-name="Heading_20_2">
      <style:paragraph-properties fo:break-before="auto" style:writing-mode="lr-tb"/>
    </style:style>
    <style:style style:name="T285_1" style:family="text"/>
    <style:style style:name="T285_2" style:family="text"/>
    <style:style style:name="T285_3" style:family="text"/>
    <style:style style:name="T285_4" style:family="text"/>
    <style:style style:name="T285_5" style:family="text"/>
    <style:style style:name="T285_6" style:family="text"/>
    <style:style style:name="T285_7" style:family="text"/>
    <style:style style:name="P286" style:family="paragraph" style:parent-style-name="Standard">
      <style:paragraph-properties fo:break-before="auto" style:writing-mode="lr-tb"/>
      <style:text-properties fo:font-size="24pt" style:font-size-asian="24pt" style:font-size-complex="24pt" fo:font-weight="bold" style:font-weight-asian="bold" style:font-weight-complex="bold"/>
    </style:style>
    <style:style style:name="P287" style:family="paragraph" style:parent-style-name="Standard">
      <style:paragraph-properties fo:break-before="auto" style:writing-mode="lr-tb"/>
    </style:style>
    <style:style style:name="T287_1" style:family="text"/>
    <style:style style:name="P288" style:family="paragraph" style:parent-style-name="Standard">
      <style:paragraph-properties fo:break-before="auto" style:writing-mode="lr-tb"/>
    </style:style>
    <style:style style:name="T288_1" style:family="text"/>
    <style:style style:name="T288_2" style:family="text"/>
    <style:style style:name="T288_3" style:family="text"/>
    <style:style style:name="P289" style:family="paragraph" style:parent-style-name="Standard">
      <style:paragraph-properties fo:break-before="auto" style:writing-mode="lr-tb"/>
    </style:style>
    <style:style style:name="T289_1" style:family="text"/>
    <style:style style:name="T289_2" style:family="text"/>
    <style:style style:name="T289_3" style:family="text"/>
    <style:style style:name="P290" style:family="paragraph" style:parent-style-name="Standard">
      <style:paragraph-properties fo:break-before="auto" style:writing-mode="lr-tb"/>
    </style:style>
    <style:style style:name="T290_1" style:family="text"/>
    <style:style style:name="P291" style:family="paragraph" style:parent-style-name="Standard">
      <style:paragraph-properties fo:break-before="auto" style:writing-mode="lr-tb"/>
    </style:style>
    <style:style style:name="T291_1" style:family="text"/>
    <style:style style:name="P292" style:family="paragraph" style:parent-style-name="Standard">
      <style:paragraph-properties fo:break-before="auto" style:writing-mode="lr-tb"/>
    </style:style>
    <style:style style:name="T292_1" style:family="text"/>
    <style:style style:name="T292_2" style:family="text"/>
    <style:style style:name="T292_3" style:family="text"/>
    <style:style style:name="P293" style:family="paragraph" style:parent-style-name="Standard">
      <style:paragraph-properties fo:break-before="auto" style:writing-mode="lr-tb"/>
    </style:style>
    <style:style style:name="P294" style:family="paragraph" style:parent-style-name="Standard">
      <style:paragraph-properties fo:break-before="auto" style:writing-mode="lr-tb"/>
    </style:style>
    <style:style style:name="T294_1" style:family="text"/>
    <style:style style:name="T294_2" style:family="text">
      <style:text-properties fo:font-weight="bold" style:font-weight-asian="bold" style:font-weight-complex="bold"/>
    </style:style>
    <style:style style:name="T294_3" style:family="text">
      <style:text-properties fo:font-weight="bold" style:font-weight-asian="bold" style:font-weight-complex="bold"/>
    </style:style>
    <style:style style:name="P295" style:family="paragraph" style:parent-style-name="Standard">
      <style:paragraph-properties fo:break-before="auto" style:writing-mode="lr-tb"/>
    </style:style>
    <style:style style:name="T295_1" style:family="text"/>
    <style:style style:name="T295_2" style:family="text"/>
    <style:style style:name="T295_3" style:family="text"/>
    <style:style style:name="P296" style:family="paragraph" style:parent-style-name="Standard">
      <style:paragraph-properties fo:break-before="auto" style:writing-mode="lr-tb"/>
    </style:style>
    <style:style style:name="T296_1" style:family="text"/>
    <style:style style:name="T296_2" style:family="text"/>
    <style:style style:name="P297" style:family="paragraph" style:parent-style-name="Standard">
      <style:paragraph-properties fo:break-before="auto" style:writing-mode="lr-tb"/>
    </style:style>
    <style:style style:name="T297_1" style:family="text"/>
    <style:style style:name="T297_2" style:family="text">
      <style:text-properties fo:font-weight="bold" style:font-weight-asian="bold" style:font-weight-complex="bold"/>
    </style:style>
    <style:style style:name="T297_3" style:family="text">
      <style:text-properties fo:font-weight="bold" style:font-weight-asian="bold" style:font-weight-complex="bold"/>
    </style:style>
    <style:style style:name="P298" style:family="paragraph" style:parent-style-name="Standard">
      <style:paragraph-properties fo:break-before="auto" style:writing-mode="lr-tb"/>
    </style:style>
    <style:style style:name="T298_1" style:family="text"/>
    <style:style style:name="T298_2" style:family="text"/>
    <style:style style:name="P299" style:family="paragraph" style:parent-style-name="Standard">
      <style:paragraph-properties fo:break-before="auto" style:writing-mode="lr-tb"/>
    </style:style>
    <style:style style:name="T299_1" style:family="text"/>
    <style:style style:name="T299_2" style:family="text"/>
    <style:style style:name="T299_3" style:family="text"/>
    <style:style style:name="T299_4" style:family="text"/>
    <style:style style:name="T299_5" style:family="text"/>
    <style:style style:name="P300" style:family="paragraph" style:parent-style-name="Standard">
      <style:paragraph-properties fo:break-before="auto" style:writing-mode="lr-tb"/>
    </style:style>
    <style:style style:name="T300_1" style:family="text"/>
    <style:style style:name="T300_2" style:family="text"/>
    <style:style style:name="P301" style:family="paragraph" style:parent-style-name="Standard">
      <style:paragraph-properties fo:break-before="auto" style:writing-mode="lr-tb"/>
    </style:style>
    <style:style style:name="T301_1" style:family="text"/>
    <style:style style:name="T301_2" style:family="text"/>
    <style:style style:name="T301_3" style:family="text"/>
    <style:style style:name="P302" style:family="paragraph" style:parent-style-name="Standard">
      <style:paragraph-properties fo:break-before="auto" style:writing-mode="lr-tb"/>
    </style:style>
    <style:style style:name="T302_1" style:family="text"/>
    <style:style style:name="T302_2" style:family="text"/>
    <style:style style:name="T302_3" style:family="text"/>
    <style:style style:name="P303" style:family="paragraph" style:parent-style-name="Standard">
      <style:paragraph-properties fo:break-before="auto" style:writing-mode="lr-tb"/>
    </style:style>
    <style:style style:name="T303_1" style:family="text"/>
    <style:style style:name="T303_2" style:family="text"/>
    <style:style style:name="P304" style:family="paragraph" style:parent-style-name="Standard">
      <style:paragraph-properties fo:break-before="auto" style:writing-mode="lr-tb"/>
    </style:style>
    <style:style style:name="T304_1" style:family="text"/>
    <style:style style:name="T304_2" style:family="text"/>
    <style:style style:name="P305" style:family="paragraph" style:parent-style-name="Standard">
      <style:paragraph-properties fo:break-before="auto" style:writing-mode="lr-tb"/>
    </style:style>
    <style:style style:name="T305_1" style:family="text"/>
    <style:style style:name="T305_2" style:family="text"/>
    <style:style style:name="P306" style:family="paragraph" style:parent-style-name="Standard">
      <style:paragraph-properties fo:break-before="auto" style:writing-mode="lr-tb"/>
    </style:style>
    <style:style style:name="T306_1" style:family="text"/>
    <style:style style:name="T306_2" style:family="text"/>
    <style:style style:name="P307" style:family="paragraph" style:parent-style-name="Standard">
      <style:paragraph-properties fo:break-before="auto" style:writing-mode="lr-tb"/>
    </style:style>
    <style:style style:name="T307_1" style:family="text"/>
    <style:style style:name="T307_2" style:family="text"/>
    <style:style style:name="P308" style:family="paragraph" style:parent-style-name="Standard">
      <style:paragraph-properties fo:break-before="auto" style:writing-mode="lr-tb"/>
    </style:style>
    <style:style style:name="T308_1" style:family="text"/>
    <style:style style:name="T308_2" style:family="text">
      <style:text-properties fo:font-weight="bold" style:font-weight-asian="bold" style:font-weight-complex="bold"/>
    </style:style>
    <style:style style:name="T308_3" style:family="text">
      <style:text-properties fo:font-weight="bold" style:font-weight-asian="bold" style:font-weight-complex="bold"/>
    </style:style>
    <style:style style:name="P309" style:family="paragraph" style:parent-style-name="Standard">
      <style:paragraph-properties fo:break-before="auto" style:writing-mode="lr-tb"/>
    </style:style>
    <style:style style:name="T309_1" style:family="text"/>
    <style:style style:name="T309_2" style:family="text">
      <style:text-properties fo:font-weight="bold" style:font-weight-asian="bold" style:font-weight-complex="bold"/>
    </style:style>
    <style:style style:name="T309_3" style:family="text">
      <style:text-properties fo:font-weight="bold" style:font-weight-asian="bold" style:font-weight-complex="bold"/>
    </style:style>
    <style:style style:name="P310" style:family="paragraph" style:parent-style-name="Standard">
      <style:paragraph-properties fo:break-before="auto" style:writing-mode="lr-tb"/>
    </style:style>
    <style:style style:name="T310_1" style:family="text"/>
    <style:style style:name="T310_2" style:family="text"/>
    <style:style style:name="P311" style:family="paragraph" style:parent-style-name="Standard">
      <style:paragraph-properties fo:break-before="auto" style:writing-mode="lr-tb"/>
    </style:style>
    <style:style style:name="T311_1" style:family="text"/>
    <style:style style:name="T311_2" style:family="text"/>
    <style:style style:name="P312" style:family="paragraph" style:parent-style-name="Standard">
      <style:paragraph-properties fo:break-before="auto" style:writing-mode="lr-tb"/>
    </style:style>
    <style:style style:name="T312_1" style:family="text"/>
    <style:style style:name="P313" style:family="paragraph" style:parent-style-name="Standard">
      <style:paragraph-properties fo:break-before="auto" style:writing-mode="lr-tb"/>
    </style:style>
    <style:style style:name="P314" style:family="paragraph" style:parent-style-name="Standard">
      <style:paragraph-properties fo:break-before="auto" style:writing-mode="lr-tb"/>
    </style:style>
    <style:style style:name="T314_1" style:family="text"/>
    <style:style style:name="T314_2" style:family="text"/>
    <style:style style:name="T314_3" style:family="text"/>
    <style:style style:name="T314_4" style:family="text"/>
    <style:style style:name="T314_5" style:family="text"/>
    <style:style style:name="P315" style:family="paragraph" style:parent-style-name="Standard">
      <style:paragraph-properties fo:break-before="auto" style:writing-mode="lr-tb"/>
    </style:style>
    <style:style style:name="P316" style:family="paragraph" style:parent-style-name="Standard">
      <style:paragraph-properties fo:break-before="auto" style:writing-mode="lr-tb"/>
    </style:style>
    <style:style style:name="T316_1" style:family="text"/>
    <style:style style:name="T316_2" style:family="text"/>
    <style:style style:name="P317" style:family="paragraph" style:parent-style-name="Standard">
      <style:paragraph-properties fo:break-before="auto" style:writing-mode="lr-tb"/>
    </style:style>
    <style:style style:name="T317_1" style:family="text"/>
    <style:style style:name="T317_2" style:family="text"/>
    <style:style style:name="P318" style:family="paragraph" style:parent-style-name="Standard">
      <style:paragraph-properties fo:break-before="auto" style:writing-mode="lr-tb"/>
    </style:style>
    <style:style style:name="T318_1" style:family="text"/>
    <style:style style:name="T318_2" style:family="text"/>
    <style:style style:name="P319" style:family="paragraph" style:parent-style-name="Standard">
      <style:paragraph-properties fo:break-before="auto" style:writing-mode="lr-tb"/>
    </style:style>
    <style:style style:name="T319_1" style:family="text"/>
    <style:style style:name="T319_2" style:family="text"/>
    <style:style style:name="T319_3" style:family="text"/>
    <style:style style:name="T319_4" style:family="text"/>
    <style:style style:name="P320" style:family="paragraph" style:parent-style-name="Standard">
      <style:paragraph-properties fo:break-before="auto" style:writing-mode="lr-tb"/>
    </style:style>
    <style:style style:name="T320_1" style:family="text"/>
    <style:style style:name="T320_2" style:family="text"/>
    <style:style style:name="T320_3" style:family="text"/>
    <style:style style:name="T320_4" style:family="text"/>
    <style:style style:name="P32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21_1" style:family="text"/>
    <style:style style:name="T321_2" style:family="text"/>
    <style:style style:name="T321_3" style:family="text"/>
    <style:style style:name="T321_4" style:family="text"/>
    <style:style style:name="P322" style:family="paragraph" style:parent-style-name="Standard">
      <style:paragraph-properties fo:break-before="auto" style:writing-mode="lr-tb"/>
    </style:style>
    <style:style style:name="T322_1" style:family="text"/>
    <style:style style:name="T322_2" style:family="text"/>
    <style:style style:name="P323" style:family="paragraph" style:parent-style-name="Standard">
      <style:paragraph-properties fo:break-before="auto" style:writing-mode="lr-tb"/>
    </style:style>
    <style:style style:name="T323_1" style:family="text"/>
    <style:style style:name="P324" style:family="paragraph" style:parent-style-name="Standard">
      <style:paragraph-properties fo:break-before="auto" style:writing-mode="lr-tb"/>
    </style:style>
  </office:automatic-styles>
  <office:body>
    <office:text>
      <text:p text:style-name="P1"><text:span text:style-name="T1_1">Topics</text:span></text:p>
      <text:p text:style-name="P2"><text:span text:style-name="T2_1">-<text:s/></text:span><text:span text:style-name="T2_2">Introduce</text:span><text:span text:style-name="T2_3"><text:s/></text:span><text:span text:style-name="T2_4">idea</text:span><text:span text:style-name="T2_5"><text:s/></text:span><text:span text:style-name="T2_6">of</text:span><text:span text:style-name="T2_7"><text:s/></text:span><text:span text:style-name="T2_8">oocss</text:span></text:p>
      <text:p text:style-name="P3"><text:span text:style-name="T3_1">-<text:s/></text:span><text:span text:style-name="T3_2">Review</text:span><text:span text:style-name="T3_3"><text:s/>/<text:s/></text:span><text:span text:style-name="T3_4">Revise</text:span><text:span text:style-name="T3_5"><text:s/></text:span><text:span text:style-name="T3_6">helper</text:span><text:span text:style-name="T3_7"><text:s/></text:span><text:span text:style-name="T3_8">file</text:span></text:p>
      <text:p text:style-name="P4"><text:span text:style-name="T4_1">-<text:s/></text:span><text:span text:style-name="T4_2">Bitbucket</text:span><text:span text:style-name="T4_3"><text:s/>-<text:s/></text:span><text:span text:style-name="T4_4">username</text:span><text:span text:style-name="T4_5">:<text:s/></text:span><text:span text:style-name="T4_6">globerunnerseo</text:span><text:span text:style-name="T4_7"><text:s/></text:span><text:span text:style-name="T4_8">password</text:span><text:span text:style-name="T4_9">:<text:s/></text:span><text:span text:style-name="T4_10">jackson</text:span><text:span text:style-name="T4_11">123</text:span></text:p>
      <text:h text:style-name="P5" text:outline-level="10"><text:bookmark-start text:name="h.wgj7l56pu7fe"/><text:bookmark-end text:name="h.wgj7l56pu7fe"/><text:span text:style-name="T5_1">Development</text:span><text:span text:style-name="T5_2"><text:s/></text:span><text:span text:style-name="T5_3">Standards</text:span><text:span text:style-name="T5_4"><text:s/>2012</text:span></text:h>
      <text:h text:style-name="P6" text:outline-level="10"><text:bookmark-start text:name="h.2g2m33jdcwl9"/><text:bookmark-end text:name="h.2g2m33jdcwl9"/><text:span text:style-name="T6_1">Authors</text:span></text:h>
      <text:p text:style-name="P7"><text:span text:style-name="T7_1">Chris</text:span><text:span text:style-name="T7_2"><text:s/></text:span><text:span text:style-name="T7_3">Lee</text:span><text:span text:style-name="T7_4">,<text:s/></text:span><text:span text:style-name="T7_5">Felipe</text:span><text:span text:style-name="T7_6"><text:s/></text:span><text:span text:style-name="T7_7">Rocha</text:span><text:span text:style-name="T7_8">,<text:s/></text:span><text:span text:style-name="T7_9">Jonathan</text:span><text:span text:style-name="T7_10"><text:s/></text:span><text:span text:style-name="T7_11">Masiello</text:span><text:span text:style-name="T7_12">,<text:s/></text:span><text:span text:style-name="T7_13">Bobby</text:span><text:span text:style-name="T7_14"><text:s/></text:span><text:span text:style-name="T7_15">Dean</text:span></text:p>
      <text:p text:style-name="P8"/>
      <text:h text:style-name="P9" text:outline-level="10"><text:bookmark-start text:name="h.6c54tmtyddeu"/><text:bookmark-end text:name="h.6c54tmtyddeu"/><text:span text:style-name="T9_1">Document</text:span><text:span text:style-name="T9_2"><text:s/></text:span><text:span text:style-name="T9_3">State</text:span></text:h>
      <text:p text:style-name="P10"><text:span text:style-name="T10_1">Initial</text:span><text:span text:style-name="T10_2"><text:s/></text:span><text:span text:style-name="T10_3">Draft</text:span><text:span text:style-name="T10_4"><text:s/>1/3/2012</text:span></text:p>
      <text:p text:style-name="P11"/>
      <text:h text:style-name="P12" text:outline-level="10"><text:bookmark-start text:name="h.x5xrtjcs1cbb"/><text:bookmark-end text:name="h.x5xrtjcs1cbb"/><text:span text:style-name="T12_1">Coding</text:span><text:span text:style-name="T12_2"><text:s/></text:span><text:span text:style-name="T12_3">Philosophies</text:span></text:h>
      <text:p text:style-name="P13"><text:span text:style-name="T13_1">As</text:span><text:span text:style-name="T13_2"><text:s/></text:span><text:span text:style-name="T13_3">a</text:span><text:span text:style-name="T13_4"><text:s/></text:span><text:span text:style-name="T13_5">team</text:span><text:span text:style-name="T13_6">,<text:s/></text:span><text:span text:style-name="T13_7">we</text:span><text:span text:style-name="T13_8"><text:s/></text:span><text:span text:style-name="T13_9">should</text:span><text:span text:style-name="T13_10"><text:s/></text:span><text:span text:style-name="T13_11">be</text:span><text:span text:style-name="T13_12"><text:s/></text:span><text:span text:style-name="T13_13">well</text:span><text:span text:style-name="T13_14"><text:s/></text:span><text:span text:style-name="T13_15">versed</text:span><text:span text:style-name="T13_16"><text:s/></text:span><text:span text:style-name="T13_17">with</text:span><text:span text:style-name="T13_18"><text:s/></text:span><text:span text:style-name="T13_19">the</text:span><text:span text:style-name="T13_20"><text:s/></text:span><text:span text:style-name="T13_21">following</text:span><text:span text:style-name="T13_22"><text:s/></text:span><text:span text:style-name="T13_23">coding</text:span><text:span text:style-name="T13_24"><text:s/></text:span><text:span text:style-name="T13_25">philosophies</text:span><text:span text:style-name="T13_26">:</text:span></text:p>
      <text:list text:style-name="LS1" xml:id="list0">
        <text:list-item>
          <text:p text:style-name="P14"><text:span text:style-name="T14_1">Do</text:span><text:span text:style-name="T14_2"><text:s/></text:span><text:span text:style-name="T14_3">not</text:span><text:span text:style-name="T14_4"><text:s/></text:span><text:span text:style-name="T14_5">Repeat</text:span><text:span text:style-name="T14_6"><text:s/></text:span><text:span text:style-name="T14_7">Yourself</text:span><text:span text:style-name="T14_8"><text:s/>(</text:span><text:span text:style-name="T14_9">DRY</text:span><text:span text:style-name="T14_10">)</text:span></text:p>
          <text:list>
            <text:list-item>
              <text:p text:style-name="P15"><text:span text:style-name="T15_1">Repeating</text:span><text:span text:style-name="T15_2"><text:s/></text:span><text:span text:style-name="T15_3">or</text:span><text:span text:style-name="T15_4"><text:s/></text:span><text:span text:style-name="T15_5">redoing</text:span><text:span text:style-name="T15_6"><text:s/></text:span><text:span text:style-name="T15_7">a</text:span><text:span text:style-name="T15_8"><text:s/></text:span><text:span text:style-name="T15_9">task</text:span><text:span text:style-name="T15_10"><text:s/></text:span><text:span text:style-name="T15_11">is</text:span><text:span text:style-name="T15_12"><text:s/></text:span><text:span text:style-name="T15_13">a</text:span><text:span text:style-name="T15_14"><text:s/></text:span><text:span text:style-name="T15_15">defect</text:span><text:span text:style-name="T15_16"><text:s/></text:span><text:span text:style-name="T15_17">or</text:span><text:span text:style-name="T15_18"><text:s/></text:span><text:span text:style-name="T15_19">bug</text:span></text:p>
            </text:list-item>
          </text:list>
        </text:list-item>
        <text:list-item>
          <text:p text:style-name="P16"><text:span text:style-name="T16_1">Fail</text:span><text:span text:style-name="T16_2"><text:s/></text:span><text:span text:style-name="T16_3">often</text:span><text:span text:style-name="T16_4">.<text:s/></text:span><text:span text:style-name="T16_5">Fail</text:span><text:span text:style-name="T16_6"><text:s/></text:span><text:span text:style-name="T16_7">early</text:span><text:span text:style-name="T16_8">.<text:s/></text:span><text:span text:style-name="T16_9">Fail</text:span><text:span text:style-name="T16_10"><text:s/></text:span><text:span text:style-name="T16_11">quickly</text:span><text:span text:style-name="T16_12">.<text:s/>(</text:span><text:span text:style-name="T16_13">TDD</text:span><text:span text:style-name="T16_14">)</text:span></text:p>
          <text:list>
            <text:list-item>
              <text:p text:style-name="P17"><text:span text:style-name="T17_1">Discover</text:span><text:span text:style-name="T17_2"><text:s/></text:span><text:span text:style-name="T17_3">your</text:span><text:span text:style-name="T17_4"><text:s/></text:span><text:span text:style-name="T17_5">mistakes</text:span><text:span text:style-name="T17_6"><text:s/></text:span><text:span text:style-name="T17_7">quickly</text:span><text:span text:style-name="T17_8"><text:s/></text:span><text:span text:style-name="T17_9">and</text:span><text:span text:style-name="T17_10"><text:s/></text:span><text:span text:style-name="T17_11">iterate</text:span><text:span text:style-name="T17_12"><text:s/></text:span><text:span text:style-name="T17_13">quickly</text:span></text:p>
            </text:list-item>
          </text:list>
        </text:list-item>
        <text:list-item>
          <text:p text:style-name="P18"><text:span text:style-name="T18_1">Simplicity</text:span><text:span text:style-name="T18_2"><text:s/></text:span><text:span text:style-name="T18_3">over</text:span><text:span text:style-name="T18_4"><text:s/></text:span><text:span text:style-name="T18_5">cleverness</text:span></text:p>
        </text:list-item>
        <text:list-item>
          <text:p text:style-name="P19"><text:span text:style-name="T19_1">Reuse</text:span><text:span text:style-name="T19_2"><text:s/></text:span><text:span text:style-name="T19_3">over</text:span><text:span text:style-name="T19_4"><text:s/></text:span><text:span text:style-name="T19_5">functionality</text:span></text:p>
        </text:list-item>
        <text:list-item>
          <text:p text:style-name="P20"><text:span text:style-name="T20_1">Keep</text:span><text:span text:style-name="T20_2"><text:s/></text:span><text:span text:style-name="T20_3">It</text:span><text:span text:style-name="T20_4"><text:s/></text:span><text:span text:style-name="T20_5">Simple</text:span><text:span text:style-name="T20_6"><text:s/></text:span><text:span text:style-name="T20_7">Stupid</text:span><text:span text:style-name="T20_8"><text:s/>(</text:span><text:span text:style-name="T20_9">KISS</text:span><text:span text:style-name="T20_10">)</text:span></text:p>
        </text:list-item>
        <text:list-item>
          <text:p text:style-name="P21"><text:span text:style-name="T21_1"><text:a xlink:type="simple" xlink:href="http://en.wikipedia.org/wiki/Rule_of_three_(computer_programming)"><text:span text:style-name="T21_2">Principle</text:span></text:a></text:span><text:span text:style-name="T21_3"><text:a xlink:type="simple" xlink:href="http://en.wikipedia.org/wiki/Rule_of_three_(computer_programming)"><text:span text:style-name="T21_4"><text:s/></text:span></text:a></text:span><text:span text:style-name="T21_5"><text:a xlink:type="simple" xlink:href="http://en.wikipedia.org/wiki/Rule_of_three_(computer_programming)"><text:span text:style-name="T21_6">of</text:span></text:a></text:span><text:span text:style-name="T21_7"><text:a xlink:type="simple" xlink:href="http://en.wikipedia.org/wiki/Rule_of_three_(computer_programming)"><text:span text:style-name="T21_8"><text:s/></text:span></text:a></text:span><text:span text:style-name="T21_9"><text:a xlink:type="simple" xlink:href="http://en.wikipedia.org/wiki/Rule_of_three_(computer_programming)"><text:span text:style-name="T21_10">three</text:span></text:a></text:span><text:span text:style-name="T21_11"><text:a xlink:type="simple" xlink:href="http://en.wikipedia.org/wiki/Rule_of_three_(computer_programming)"><text:span text:style-name="T21_12"><text:s/></text:span></text:a></text:span></text:p>
        </text:list-item>
        <text:list-item>
          <text:p text:style-name="P22"><text:span text:style-name="T22_1"><text:a xlink:type="simple" xlink:href="http://en.wikipedia.org/wiki/Separation_of_concerns"><text:span text:style-name="T22_2">Seperation</text:span></text:a></text:span><text:span text:style-name="T22_3"><text:a xlink:type="simple" xlink:href="http://en.wikipedia.org/wiki/Separation_of_concerns"><text:span text:style-name="T22_4"><text:s/></text:span></text:a></text:span><text:span text:style-name="T22_5"><text:a xlink:type="simple" xlink:href="http://en.wikipedia.org/wiki/Separation_of_concerns"><text:span text:style-name="T22_6">of</text:span></text:a></text:span><text:span text:style-name="T22_7"><text:a xlink:type="simple" xlink:href="http://en.wikipedia.org/wiki/Separation_of_concerns"><text:span text:style-name="T22_8"><text:s/></text:span></text:a></text:span><text:span text:style-name="T22_9"><text:a xlink:type="simple" xlink:href="http://en.wikipedia.org/wiki/Separation_of_concerns"><text:span text:style-name="T22_10">Concerns</text:span></text:a></text:span></text:p>
        </text:list-item>
      </text:list>
      <text:p text:style-name="P23"><text:span text:style-name="T23_1"><text:a xlink:type="simple" xlink:href="http://www.python.org/dev/peps/pep-0020/"><text:span text:style-name="T23_2">http</text:span></text:a></text:span><text:span text:style-name="T23_3"><text:a xlink:type="simple" xlink:href="http://www.python.org/dev/peps/pep-0020/"><text:span text:style-name="T23_4">://</text:span></text:a></text:span><text:span text:style-name="T23_5"><text:a xlink:type="simple" xlink:href="http://www.python.org/dev/peps/pep-0020/"><text:span text:style-name="T23_6">www</text:span></text:a></text:span><text:span text:style-name="T23_7"><text:a xlink:type="simple" xlink:href="http://www.python.org/dev/peps/pep-0020/"><text:span text:style-name="T23_8">.</text:span></text:a></text:span><text:span text:style-name="T23_9"><text:a xlink:type="simple" xlink:href="http://www.python.org/dev/peps/pep-0020/"><text:span text:style-name="T23_10">python</text:span></text:a></text:span><text:span text:style-name="T23_11"><text:a xlink:type="simple" xlink:href="http://www.python.org/dev/peps/pep-0020/"><text:span text:style-name="T23_12">.</text:span></text:a></text:span><text:span text:style-name="T23_13"><text:a xlink:type="simple" xlink:href="http://www.python.org/dev/peps/pep-0020/"><text:span text:style-name="T23_14">org</text:span></text:a></text:span><text:span text:style-name="T23_15"><text:a xlink:type="simple" xlink:href="http://www.python.org/dev/peps/pep-0020/"><text:span text:style-name="T23_16">/</text:span></text:a></text:span><text:span text:style-name="T23_17"><text:a xlink:type="simple" xlink:href="http://www.python.org/dev/peps/pep-0020/"><text:span text:style-name="T23_18">dev</text:span></text:a></text:span><text:span text:style-name="T23_19"><text:a xlink:type="simple" xlink:href="http://www.python.org/dev/peps/pep-0020/"><text:span text:style-name="T23_20">/</text:span></text:a></text:span><text:span text:style-name="T23_21"><text:a xlink:type="simple" xlink:href="http://www.python.org/dev/peps/pep-0020/"><text:span text:style-name="T23_22">peps</text:span></text:a></text:span><text:span text:style-name="T23_23"><text:a xlink:type="simple" xlink:href="http://www.python.org/dev/peps/pep-0020/"><text:span text:style-name="T23_24">/</text:span></text:a></text:span><text:span text:style-name="T23_25"><text:a xlink:type="simple" xlink:href="http://www.python.org/dev/peps/pep-0020/"><text:span text:style-name="T23_26">pep</text:span></text:a></text:span><text:span text:style-name="T23_27"><text:a xlink:type="simple" xlink:href="http://www.python.org/dev/peps/pep-0020/"><text:span text:style-name="T23_28">-0020/</text:span></text:a></text:span></text:p>
      <text:h text:style-name="P24" text:outline-level="10"><text:bookmark-start text:name="h.sirapjx2697y"/><text:bookmark-end text:name="h.sirapjx2697y"/></text:h>
      <text:h text:style-name="P25" text:outline-level="10"><text:bookmark-start text:name="h.dz7l91lq2rhk"/><text:bookmark-end text:name="h.dz7l91lq2rhk"/><text:span text:style-name="T25_1">Indentation</text:span></text:h>
      <text:p text:style-name="P26"><text:span text:style-name="T26_1">Lines</text:span><text:span text:style-name="T26_2"><text:s/></text:span><text:span text:style-name="T26_3">should</text:span><text:span text:style-name="T26_4"><text:s/></text:span><text:span text:style-name="T26_5">have</text:span><text:span text:style-name="T26_6"><text:s/></text:span><text:span text:style-name="T26_7">no</text:span><text:span text:style-name="T26_8"><text:s/></text:span><text:span text:style-name="T26_9">trailing</text:span><text:span text:style-name="T26_10"><text:s/></text:span><text:span text:style-name="T26_11">whitespace</text:span><text:span text:style-name="T26_12"><text:s/></text:span><text:span text:style-name="T26_13">at</text:span><text:span text:style-name="T26_14"><text:s/></text:span><text:span text:style-name="T26_15">the</text:span><text:span text:style-name="T26_16"><text:s/></text:span><text:span text:style-name="T26_17">end</text:span><text:span text:style-name="T26_18">.</text:span></text:p>
      <text:p text:style-name="P27"><text:span text:style-name="T27_1">Files</text:span><text:span text:style-name="T27_2"><text:s/></text:span><text:span text:style-name="T27_3">should</text:span><text:span text:style-name="T27_4"><text:s/></text:span><text:span text:style-name="T27_5">be</text:span><text:span text:style-name="T27_6"><text:s/></text:span><text:span text:style-name="T27_7">formatted</text:span><text:span text:style-name="T27_8"><text:s/></text:span><text:span text:style-name="T27_9">with</text:span><text:span text:style-name="T27_10"><text:s/>\</text:span><text:span text:style-name="T27_11">n</text:span><text:span text:style-name="T27_12"><text:s/></text:span><text:span text:style-name="T27_13">as</text:span><text:span text:style-name="T27_14"><text:s/></text:span><text:span text:style-name="T27_15">the</text:span><text:span text:style-name="T27_16"><text:s/></text:span><text:span text:style-name="T27_17">line</text:span><text:span text:style-name="T27_18"><text:s/></text:span><text:span text:style-name="T27_19">ending</text:span><text:span text:style-name="T27_20"><text:s/>(</text:span><text:span text:style-name="T27_21">Unix</text:span><text:span text:style-name="T27_22"><text:s/></text:span><text:span text:style-name="T27_23">line</text:span><text:span text:style-name="T27_24"><text:s/></text:span><text:span text:style-name="T27_25">endings</text:span><text:span text:style-name="T27_26">),<text:s/></text:span><text:span text:style-name="T27_27">not</text:span><text:span text:style-name="T27_28"><text:s/>\</text:span><text:span text:style-name="T27_29">r</text:span><text:span text:style-name="T27_30">\</text:span><text:span text:style-name="T27_31">n</text:span><text:span text:style-name="T27_32"><text:s/>(</text:span><text:span text:style-name="T27_33">Windows</text:span><text:span text:style-name="T27_34"><text:s/></text:span><text:span text:style-name="T27_35">line</text:span><text:span text:style-name="T27_36"><text:s/></text:span><text:span text:style-name="T27_37">endings</text:span><text:span text:style-name="T27_38">).</text:span></text:p>
      <text:h text:style-name="P28" text:outline-level="10"><text:bookmark-start text:name="h.iwzqxjua2pd6"/><text:bookmark-end text:name="h.iwzqxjua2pd6"/><text:span text:style-name="T28_1">Line</text:span><text:span text:style-name="T28_2"><text:s/></text:span><text:span text:style-name="T28_3">Endings</text:span></text:h>
      <text:list text:style-name="LS2" xml:id="list9">
        <text:list-item>
          <text:p text:style-name="P29"><text:span text:style-name="T29_1">When</text:span><text:span text:style-name="T29_2"><text:s/></text:span><text:span text:style-name="T29_3">setting</text:span><text:span text:style-name="T29_4"><text:s/></text:span><text:span text:style-name="T29_5">up</text:span><text:span text:style-name="T29_6"><text:s/></text:span><text:span text:style-name="T29_7">git</text:span><text:span text:style-name="T29_8"><text:s/></text:span><text:span text:style-name="T29_9">windows</text:span><text:span text:style-name="T29_10"><text:s/></text:span><text:span text:style-name="T29_11">users</text:span><text:span text:style-name="T29_12"><text:s/></text:span><text:span text:style-name="T29_13">should</text:span><text:span text:style-name="T29_14"><text:s/></text:span><text:span text:style-name="T29_15">setup</text:span><text:span text:style-name="T29_16"><text:s/></text:span><text:span text:style-name="T29_17">configuration</text:span><text:span text:style-name="T29_18"><text:s/></text:span><text:span text:style-name="T29_19">to</text:span><text:span text:style-name="T29_20"><text:s/></text:span><text:span text:style-name="T29_21">convert</text:span><text:span text:style-name="T29_22"><text:s/></text:span><text:span text:style-name="T29_23">line</text:span><text:span text:style-name="T29_24"><text:s/></text:span><text:span text:style-name="T29_25">endings</text:span></text:p>
        </text:list-item>
      </text:list>
      <text:p text:style-name="P30"><text:span text:style-name="T30_1">git</text:span><text:span text:style-name="T30_2"><text:s/></text:span><text:span text:style-name="T30_3">config</text:span><text:span text:style-name="T30_4"><text:s/>--</text:span><text:span text:style-name="T30_5">global</text:span><text:span text:style-name="T30_6"><text:s/></text:span><text:span text:style-name="T30_7">core</text:span><text:span text:style-name="T30_8">.</text:span><text:span text:style-name="T30_9">autocrlf</text:span><text:span text:style-name="T30_10"><text:s/></text:span><text:span text:style-name="T30_11">input</text:span></text:p>
      <text:p text:style-name="P31"><text:span text:style-name="T31_1"><text:a xlink:type="simple" xlink:href="http://help.github.com/line-endings/"><text:span text:style-name="T31_2">http</text:span></text:a></text:span><text:span text:style-name="T31_3"><text:a xlink:type="simple" xlink:href="http://help.github.com/line-endings/"><text:span text:style-name="T31_4">://</text:span></text:a></text:span><text:span text:style-name="T31_5"><text:a xlink:type="simple" xlink:href="http://help.github.com/line-endings/"><text:span text:style-name="T31_6">help</text:span></text:a></text:span><text:span text:style-name="T31_7"><text:a xlink:type="simple" xlink:href="http://help.github.com/line-endings/"><text:span text:style-name="T31_8">.</text:span></text:a></text:span><text:span text:style-name="T31_9"><text:a xlink:type="simple" xlink:href="http://help.github.com/line-endings/"><text:span text:style-name="T31_10">github</text:span></text:a></text:span><text:span text:style-name="T31_11"><text:a xlink:type="simple" xlink:href="http://help.github.com/line-endings/"><text:span text:style-name="T31_12">.</text:span></text:a></text:span><text:span text:style-name="T31_13"><text:a xlink:type="simple" xlink:href="http://help.github.com/line-endings/"><text:span text:style-name="T31_14">com</text:span></text:a></text:span><text:span text:style-name="T31_15"><text:a xlink:type="simple" xlink:href="http://help.github.com/line-endings/"><text:span text:style-name="T31_16">/</text:span></text:a></text:span><text:span text:style-name="T31_17"><text:a xlink:type="simple" xlink:href="http://help.github.com/line-endings/"><text:span text:style-name="T31_18">line</text:span></text:a></text:span><text:span text:style-name="T31_19"><text:a xlink:type="simple" xlink:href="http://help.github.com/line-endings/"><text:span text:style-name="T31_20">-</text:span></text:a></text:span><text:span text:style-name="T31_21"><text:a xlink:type="simple" xlink:href="http://help.github.com/line-endings/"><text:span text:style-name="T31_22">endings</text:span></text:a></text:span><text:span text:style-name="T31_23"><text:a xlink:type="simple" xlink:href="http://help.github.com/line-endings/"><text:span text:style-name="T31_24">/</text:span></text:a></text:span></text:p>
      <text:h text:style-name="P32" text:outline-level="10"><text:bookmark-start text:name="h.tc0cewc27jai"/><text:bookmark-end text:name="h.tc0cewc27jai"/><text:span text:style-name="T32_1">Quoting</text:span><text:span text:style-name="T32_2"><text:s/></text:span></text:h>
      <text:p text:style-name="P33"><text:span text:style-name="T33_1">Where</text:span><text:span text:style-name="T33_2"><text:s/></text:span><text:span text:style-name="T33_3">possible</text:span><text:span text:style-name="T33_4">,<text:s/></text:span><text:span text:style-name="T33_5">keep</text:span><text:span text:style-name="T33_6"><text:s/></text:span><text:span text:style-name="T33_7">consistency</text:span><text:span text:style-name="T33_8"><text:s/></text:span><text:span text:style-name="T33_9">within</text:span><text:span text:style-name="T33_10"><text:s/></text:span><text:span text:style-name="T33_11">each</text:span><text:span text:style-name="T33_12"><text:s/></text:span><text:span text:style-name="T33_13">module</text:span><text:span text:style-name="T33_14">,<text:s/></text:span><text:span text:style-name="T33_15">and</text:span><text:span text:style-name="T33_16"><text:s/></text:span><text:span text:style-name="T33_17">respect</text:span><text:span text:style-name="T33_18"><text:s/></text:span><text:span text:style-name="T33_19">the</text:span><text:span text:style-name="T33_20"><text:s/></text:span><text:span text:style-name="T33_21">personal</text:span><text:span text:style-name="T33_22"><text:s/></text:span><text:span text:style-name="T33_23">style</text:span><text:span text:style-name="T33_24"><text:s/></text:span><text:span text:style-name="T33_25">of</text:span><text:span text:style-name="T33_26"><text:s/></text:span><text:span text:style-name="T33_27">other</text:span><text:span text:style-name="T33_28"><text:s/></text:span><text:span text:style-name="T33_29">developers</text:span><text:span text:style-name="T33_30">.</text:span></text:p>
      <text:p text:style-name="P34"><text:span text:style-name="T34_1">With</text:span><text:span text:style-name="T34_2"><text:s/></text:span><text:span text:style-name="T34_3">that</text:span><text:span text:style-name="T34_4"><text:s/></text:span><text:span text:style-name="T34_5">caveat</text:span><text:span text:style-name="T34_6"><text:s/></text:span><text:span text:style-name="T34_7">in</text:span><text:span text:style-name="T34_8"><text:s/></text:span><text:span text:style-name="T34_9">mind</text:span><text:span text:style-name="T34_10">:<text:s/></text:span><text:span text:style-name="T34_11">single</text:span><text:span text:style-name="T34_12"><text:s/></text:span><text:span text:style-name="T34_13">quote</text:span><text:span text:style-name="T34_14"><text:s/></text:span><text:span text:style-name="T34_15">strings</text:span><text:span text:style-name="T34_16"><text:s/></text:span><text:span text:style-name="T34_17">are</text:span><text:span text:style-name="T34_18"><text:s/></text:span><text:span text:style-name="T34_19">known</text:span><text:span text:style-name="T34_20"><text:s/></text:span><text:span text:style-name="T34_21">to</text:span><text:span text:style-name="T34_22"><text:s/></text:span><text:span text:style-name="T34_23">be</text:span><text:span text:style-name="T34_24"><text:s/></text:span><text:span text:style-name="T34_25">faster</text:span><text:span text:style-name="T34_26"><text:s/></text:span><text:span text:style-name="T34_27">because</text:span><text:span text:style-name="T34_28"><text:s/></text:span><text:span text:style-name="T34_29">the</text:span><text:span text:style-name="T34_30"><text:s/></text:span><text:span text:style-name="T34_31">parser</text:span><text:span text:style-name="T34_32"><text:s/></text:span><text:span text:style-name="T34_33">doesn</text:span><text:span text:style-name="T34_34">'</text:span><text:span text:style-name="T34_35">t</text:span><text:span text:style-name="T34_36"><text:s/></text:span><text:span text:style-name="T34_37">have</text:span><text:span text:style-name="T34_38"><text:s/></text:span><text:span text:style-name="T34_39">to</text:span><text:span text:style-name="T34_40"><text:s/></text:span><text:span text:style-name="T34_41">look</text:span><text:span text:style-name="T34_42"><text:s/></text:span><text:span text:style-name="T34_43">for</text:span><text:span text:style-name="T34_44"><text:s/></text:span><text:span text:style-name="T34_45">in</text:span><text:span text:style-name="T34_46">-</text:span><text:span text:style-name="T34_47">line</text:span><text:span text:style-name="T34_48"><text:s/></text:span><text:span text:style-name="T34_49">variables</text:span><text:span text:style-name="T34_50">.<text:s/></text:span><text:span text:style-name="T34_51">Their</text:span><text:span text:style-name="T34_52"><text:s/></text:span><text:span text:style-name="T34_53">use</text:span><text:span text:style-name="T34_54"><text:s/></text:span><text:span text:style-name="T34_55">is</text:span><text:span text:style-name="T34_56"><text:s/></text:span><text:span text:style-name="T34_57">recommended</text:span><text:span text:style-name="T34_58"><text:s/></text:span><text:span text:style-name="T34_59">except</text:span><text:span text:style-name="T34_60"><text:s/></text:span><text:span text:style-name="T34_61">in</text:span><text:span text:style-name="T34_62"><text:s/></text:span><text:span text:style-name="T34_63">two</text:span><text:span text:style-name="T34_64"><text:s/></text:span><text:span text:style-name="T34_65">cases</text:span><text:span text:style-name="T34_66">:</text:span></text:p>
      <text:list text:style-name="LS3" xml:id="list10">
        <text:list-item>
          <text:p text:style-name="P35"><text:span text:style-name="T35_1">In</text:span><text:span text:style-name="T35_2">-</text:span><text:span text:style-name="T35_3">line</text:span><text:span text:style-name="T35_4"><text:s/></text:span><text:span text:style-name="T35_5">variable</text:span><text:span text:style-name="T35_6"><text:s/></text:span><text:span text:style-name="T35_7">usage</text:span><text:span text:style-name="T35_8">,<text:s/></text:span><text:span text:style-name="T35_9">e</text:span><text:span text:style-name="T35_10">.</text:span><text:span text:style-name="T35_11">g</text:span><text:span text:style-name="T35_12">.<text:s/>"&lt;</text:span><text:span text:style-name="T35_13">h</text:span><text:span text:style-name="T35_14">2&gt;$</text:span><text:span text:style-name="T35_15">header</text:span><text:span text:style-name="T35_16">&lt;/</text:span><text:span text:style-name="T35_17">h</text:span><text:span text:style-name="T35_18">2&gt;".</text:span></text:p>
        </text:list-item>
        <text:list-item>
          <text:p text:style-name="P36"><text:span text:style-name="T36_1">Translated</text:span><text:span text:style-name="T36_2"><text:s/></text:span><text:span text:style-name="T36_3">strings</text:span><text:span text:style-name="T36_4"><text:s/></text:span><text:span text:style-name="T36_5">where</text:span><text:span text:style-name="T36_6"><text:s/></text:span><text:span text:style-name="T36_7">one</text:span><text:span text:style-name="T36_8"><text:s/></text:span><text:span text:style-name="T36_9">can</text:span><text:span text:style-name="T36_10"><text:s/></text:span><text:span text:style-name="T36_11">avoid</text:span><text:span text:style-name="T36_12"><text:s/></text:span><text:span text:style-name="T36_13">escaping</text:span><text:span text:style-name="T36_14"><text:s/></text:span><text:span text:style-name="T36_15">single</text:span><text:span text:style-name="T36_16"><text:s/></text:span><text:span text:style-name="T36_17">quotes</text:span><text:span text:style-name="T36_18"><text:s/></text:span><text:span text:style-name="T36_19">by</text:span><text:span text:style-name="T36_20"><text:s/></text:span><text:span text:style-name="T36_21">enclosing</text:span><text:span text:style-name="T36_22"><text:s/></text:span><text:span text:style-name="T36_23">the</text:span><text:span text:style-name="T36_24"><text:s/></text:span><text:span text:style-name="T36_25">string</text:span><text:span text:style-name="T36_26"><text:s/></text:span><text:span text:style-name="T36_27">in</text:span><text:span text:style-name="T36_28"><text:s/></text:span><text:span text:style-name="T36_29">double</text:span><text:span text:style-name="T36_30"><text:s/></text:span><text:span text:style-name="T36_31">quotes</text:span><text:span text:style-name="T36_32">.<text:s/></text:span><text:span text:style-name="T36_33">One</text:span><text:span text:style-name="T36_34"><text:s/></text:span><text:span text:style-name="T36_35">such</text:span><text:span text:style-name="T36_36"><text:s/></text:span><text:span text:style-name="T36_37">string</text:span><text:span text:style-name="T36_38"><text:s/></text:span><text:span text:style-name="T36_39">would</text:span><text:span text:style-name="T36_40"><text:s/></text:span><text:span text:style-name="T36_41">be</text:span><text:span text:style-name="T36_42"><text:s/>"</text:span><text:span text:style-name="T36_43">He</text:span><text:span text:style-name="T36_44">'</text:span><text:span text:style-name="T36_45">s</text:span><text:span text:style-name="T36_46"><text:s/></text:span><text:span text:style-name="T36_47">a</text:span><text:span text:style-name="T36_48"><text:s/></text:span><text:span text:style-name="T36_49">good</text:span><text:span text:style-name="T36_50"><text:s/></text:span><text:span text:style-name="T36_51">person</text:span><text:span text:style-name="T36_52">."<text:s/></text:span><text:span text:style-name="T36_53">It</text:span><text:span text:style-name="T36_54"><text:s/></text:span><text:span text:style-name="T36_55">would</text:span><text:span text:style-name="T36_56"><text:s/></text:span><text:span text:style-name="T36_57">be</text:span><text:span text:style-name="T36_58"><text:s/>'</text:span><text:span text:style-name="T36_59">He</text:span><text:span text:style-name="T36_60">\'</text:span><text:span text:style-name="T36_61">s</text:span><text:span text:style-name="T36_62"><text:s/></text:span><text:span text:style-name="T36_63">a</text:span><text:span text:style-name="T36_64"><text:s/></text:span><text:span text:style-name="T36_65">good</text:span><text:span text:style-name="T36_66"><text:s/></text:span><text:span text:style-name="T36_67">person</text:span><text:span text:style-name="T36_68">.'<text:s/></text:span><text:span text:style-name="T36_69">with</text:span><text:span text:style-name="T36_70"><text:s/></text:span><text:span text:style-name="T36_71">single</text:span><text:span text:style-name="T36_72"><text:s/></text:span><text:span text:style-name="T36_73">quotes</text:span><text:span text:style-name="T36_74">.</text:span></text:p>
        </text:list-item>
      </text:list>
      <text:h text:style-name="P37" text:outline-level="10"><text:bookmark-start text:name="h.1dg39b3u1equ"/><text:bookmark-end text:name="h.1dg39b3u1equ"/><text:span text:style-name="T37_1">Version</text:span><text:span text:style-name="T37_2"><text:s/></text:span><text:span text:style-name="T37_3">Control</text:span></text:h>
      <text:p text:style-name="P38"><text:span text:style-name="T38_1">All</text:span><text:span text:style-name="T38_2"><text:s/></text:span><text:span text:style-name="T38_3">developers</text:span><text:span text:style-name="T38_4"><text:s/></text:span><text:span text:style-name="T38_5">must</text:span><text:span text:style-name="T38_6"><text:s/></text:span><text:span text:style-name="T38_7">use</text:span><text:span text:style-name="T38_8"><text:s/></text:span><text:span text:style-name="T38_9">git</text:span><text:span text:style-name="T38_10"><text:s/></text:span><text:span text:style-name="T38_11">as</text:span><text:span text:style-name="T38_12"><text:s/></text:span><text:span text:style-name="T38_13">their</text:span><text:span text:style-name="T38_14"><text:s/></text:span><text:span text:style-name="T38_15">means</text:span><text:span text:style-name="T38_16"><text:s/></text:span><text:span text:style-name="T38_17">for</text:span><text:span text:style-name="T38_18"><text:s/></text:span><text:span text:style-name="T38_19">version</text:span><text:span text:style-name="T38_20"><text:s/></text:span><text:span text:style-name="T38_21">control</text:span><text:span text:style-name="T38_22">.</text:span></text:p>
      <text:h text:style-name="P39" text:outline-level="10"><text:bookmark-start text:name="h.hy67ojdv8898"/><text:bookmark-end text:name="h.hy67ojdv8898"/><text:span text:style-name="T39_1">Git</text:span></text:h>
      <text:h text:style-name="P40" text:outline-level="10"><text:bookmark-start text:name="h.dlhiygq6qiye"/><text:bookmark-end text:name="h.dlhiygq6qiye"/><text:span text:style-name="T40_1">Branching</text:span></text:h>
      <text:p text:style-name="P41"/>
      <text:p text:style-name="P42"><text:span text:style-name="T42_1">@</text:span><text:span text:style-name="T42_2">TODO</text:span></text:p>
      <text:h text:style-name="P43" text:outline-level="10"><text:bookmark-start text:name="h.j53v2s4h9ca9"/><text:bookmark-end text:name="h.j53v2s4h9ca9"/><text:span text:style-name="T43_1">File</text:span><text:span text:style-name="T43_2"><text:s/></text:span><text:span text:style-name="T43_3">Structure</text:span></text:h>
      <text:p text:style-name="P44"><text:span text:style-name="T44_1">Example</text:span><text:span text:style-name="T44_2"><text:s/></text:span><text:span text:style-name="T44_3">Git</text:span><text:span text:style-name="T44_4"><text:s/></text:span><text:span text:style-name="T44_5">Repo</text:span><text:span text:style-name="T44_6"><text:s/></text:span><text:span text:style-name="T44_7">Structure</text:span></text:p>
      <text:p text:style-name="P45"><text:span text:style-name="T45_1">-<text:s/>/</text:span><text:span text:style-name="T45_2">data</text:span></text:p>
      <text:p text:style-name="P46"><text:span text:style-name="T46_1">-<text:s/>/</text:span><text:span text:style-name="T46_2">data</text:span><text:span text:style-name="T46_3">/</text:span><text:span text:style-name="T46_4">wp</text:span><text:span text:style-name="T46_5">-</text:span><text:span text:style-name="T46_6">settings</text:span><text:span text:style-name="T46_7">.</text:span><text:span text:style-name="T46_8">php</text:span></text:p>
      <text:p text:style-name="P47"><text:span text:style-name="T47_1">-<text:s/>/</text:span><text:span text:style-name="T47_2">db</text:span><text:span text:style-name="T47_3"><text:s/></text:span></text:p>
      <text:p text:style-name="P48"><text:span text:style-name="T48_1">-<text:s/>/</text:span><text:span text:style-name="T48_2">www</text:span></text:p>
      <text:p text:style-name="P49"><text:span text:style-name="T49_1">-<text:s/></text:span><text:span text:style-name="T49_2">latest</text:span><text:span text:style-name="T49_3">.</text:span><text:span text:style-name="T49_4">zip</text:span></text:p>
      <text:p text:style-name="P50"><text:span text:style-name="T50_1">-<text:s/>*.</text:span><text:span text:style-name="T50_2">sh</text:span></text:p>
      <text:h text:style-name="P51" text:outline-level="10"><text:bookmark-start text:name="h.wlplrz4ah9gz"/><text:bookmark-end text:name="h.wlplrz4ah9gz"/><text:span text:style-name="T51_1">Gitignore</text:span><text:span text:style-name="T51_2"><text:s/></text:span><text:span text:style-name="T51_3">files</text:span></text:h>
      <text:p text:style-name="P52"/>
      <text:p text:style-name="P53"><text:span text:style-name="T53_1">All</text:span><text:span text:style-name="T53_2"><text:s/></text:span><text:span text:style-name="T53_3">developers</text:span><text:span text:style-name="T53_4"><text:s/></text:span><text:span text:style-name="T53_5">should</text:span><text:span text:style-name="T53_6"><text:s/></text:span><text:span text:style-name="T53_7">have</text:span><text:span text:style-name="T53_8"><text:s/>.</text:span><text:span text:style-name="T53_9">gitignore</text:span><text:span text:style-name="T53_10"><text:s/></text:span><text:span text:style-name="T53_11">in</text:span><text:span text:style-name="T53_12"><text:s/></text:span><text:span text:style-name="T53_13">their</text:span><text:span text:style-name="T53_14"><text:s/></text:span><text:span text:style-name="T53_15">home</text:span><text:span text:style-name="T53_16"><text:s/>/<text:s/></text:span><text:span text:style-name="T53_17">User</text:span><text:span text:style-name="T53_18"><text:s/>(</text:span><text:span text:style-name="T53_19">macs</text:span><text:span text:style-name="T53_20">)<text:s/></text:span><text:span text:style-name="T53_21">folder</text:span><text:span text:style-name="T53_22">.<text:s/></text:span></text:p>
      <text:p text:style-name="P54"/>
      <text:p text:style-name="P55"><text:span text:style-name="T55_1">#<text:s/></text:span><text:span text:style-name="T55_2">Compiled</text:span><text:span text:style-name="T55_3"><text:s/></text:span><text:span text:style-name="T55_4">source</text:span><text:span text:style-name="T55_5"><text:s/>#<text:line-break/>###################<text:line-break/>*.</text:span><text:span text:style-name="T55_6">com</text:span><text:span text:style-name="T55_7"><text:line-break/>*.</text:span><text:span text:style-name="T55_8">class</text:span><text:span text:style-name="T55_9"><text:line-break/>*.</text:span><text:span text:style-name="T55_10">dll</text:span><text:span text:style-name="T55_11"><text:line-break/>*.</text:span><text:span text:style-name="T55_12">exe</text:span><text:span text:style-name="T55_13"><text:line-break/>*.</text:span><text:span text:style-name="T55_14">o</text:span><text:span text:style-name="T55_15"><text:line-break/>*.</text:span><text:span text:style-name="T55_16">so</text:span><text:span text:style-name="T55_17"><text:line-break/><text:line-break/>#<text:s/></text:span><text:span text:style-name="T55_18">Packages</text:span><text:span text:style-name="T55_19"><text:s/>#<text:line-break/>############<text:line-break/>#<text:s/></text:span><text:span text:style-name="T55_20">it</text:span><text:span text:style-name="T55_21">'</text:span><text:span text:style-name="T55_22">s</text:span><text:span text:style-name="T55_23"><text:s/></text:span><text:span text:style-name="T55_24">better</text:span><text:span text:style-name="T55_25"><text:s/></text:span><text:span text:style-name="T55_26">to</text:span><text:span text:style-name="T55_27"><text:s/></text:span><text:span text:style-name="T55_28">unpack</text:span><text:span text:style-name="T55_29"><text:s/></text:span><text:span text:style-name="T55_30">these</text:span><text:span text:style-name="T55_31"><text:s/></text:span><text:span text:style-name="T55_32">files</text:span><text:span text:style-name="T55_33"><text:s/></text:span><text:span text:style-name="T55_34">and</text:span><text:span text:style-name="T55_35"><text:s/></text:span><text:span text:style-name="T55_36">commit</text:span><text:span text:style-name="T55_37"><text:s/></text:span><text:span text:style-name="T55_38">the</text:span><text:span text:style-name="T55_39"><text:s/></text:span><text:span text:style-name="T55_40">raw</text:span><text:span text:style-name="T55_41"><text:s/></text:span><text:span text:style-name="T55_42">source</text:span><text:span text:style-name="T55_43"><text:line-break/>#<text:s/></text:span><text:span text:style-name="T55_44">git</text:span><text:span text:style-name="T55_45"><text:s/></text:span><text:span text:style-name="T55_46">has</text:span><text:span text:style-name="T55_47"><text:s/></text:span><text:span text:style-name="T55_48">its</text:span><text:span text:style-name="T55_49"><text:s/></text:span><text:span text:style-name="T55_50">own</text:span><text:span text:style-name="T55_51"><text:s/></text:span><text:span text:style-name="T55_52">built</text:span><text:span text:style-name="T55_53"><text:s/></text:span><text:span text:style-name="T55_54">in</text:span><text:span text:style-name="T55_55"><text:s/></text:span><text:span text:style-name="T55_56">compression</text:span><text:span text:style-name="T55_57"><text:s/></text:span><text:span text:style-name="T55_58">methods</text:span><text:span text:style-name="T55_59"><text:line-break/>*.7</text:span><text:span text:style-name="T55_60">z</text:span><text:span text:style-name="T55_61"><text:line-break/>*.</text:span><text:span text:style-name="T55_62">dmg</text:span><text:span text:style-name="T55_63"><text:line-break/>*.</text:span><text:span text:style-name="T55_64">gz</text:span><text:span text:style-name="T55_65"><text:line-break/>*.</text:span><text:span text:style-name="T55_66">iso</text:span><text:span text:style-name="T55_67"><text:line-break/>*.</text:span><text:span text:style-name="T55_68">jar</text:span><text:span text:style-name="T55_69"><text:line-break/>*.</text:span><text:span text:style-name="T55_70">rar</text:span><text:span text:style-name="T55_71"><text:line-break/>*.</text:span><text:span text:style-name="T55_72">tar</text:span><text:span text:style-name="T55_73"><text:line-break/>*.</text:span><text:span text:style-name="T55_74">zip</text:span><text:span text:style-name="T55_75"><text:line-break/><text:line-break/>#<text:s/></text:span><text:span text:style-name="T55_76">Logs</text:span><text:span text:style-name="T55_77"><text:s/></text:span><text:span text:style-name="T55_78">and</text:span><text:span text:style-name="T55_79"><text:s/></text:span><text:span text:style-name="T55_80">databases</text:span><text:span text:style-name="T55_81"><text:s/>#<text:line-break/>######################<text:line-break/>*.</text:span><text:span text:style-name="T55_82">log</text:span><text:span text:style-name="T55_83"><text:line-break/>*.</text:span><text:span text:style-name="T55_84">sql</text:span><text:span text:style-name="T55_85"><text:line-break/>*.</text:span><text:span text:style-name="T55_86">sqlite</text:span><text:span text:style-name="T55_87"><text:line-break/><text:line-break/>#<text:s/></text:span><text:span text:style-name="T55_88">OS</text:span><text:span text:style-name="T55_89"><text:s/></text:span><text:span text:style-name="T55_90">generated</text:span><text:span text:style-name="T55_91"><text:s/></text:span><text:span text:style-name="T55_92">files</text:span><text:span text:style-name="T55_93"><text:s/>#<text:line-break/>######################<text:line-break/>.</text:span><text:span text:style-name="T55_94">DS</text:span><text:span text:style-name="T55_95">_</text:span><text:span text:style-name="T55_96">Store</text:span><text:span text:style-name="T55_97">*<text:line-break/></text:span><text:span text:style-name="T55_98">ehthumbs</text:span><text:span text:style-name="T55_99">.</text:span><text:span text:style-name="T55_100">db</text:span><text:span text:style-name="T55_101"><text:line-break/></text:span><text:span text:style-name="T55_102">Icon</text:span><text:span text:style-name="T55_103">?<text:line-break/></text:span><text:span text:style-name="T55_104">Thumbs</text:span><text:span text:style-name="T55_105">.</text:span><text:span text:style-name="T55_106">db</text:span></text:p>
      <text:p text:style-name="P56"/>
      <text:h text:style-name="P57" text:outline-level="10"><text:bookmark-start text:name="h.vssg96lefq36"/><text:bookmark-end text:name="h.vssg96lefq36"/><text:span text:style-name="T57_1">Filenaming</text:span></text:h>
      <text:p text:style-name="P58"><text:span text:style-name="T58_1">-<text:s/></text:span><text:span text:style-name="T58_2">All</text:span><text:span text:style-name="T58_3"><text:s/></text:span><text:span text:style-name="T58_4">files</text:span><text:span text:style-name="T58_5"><text:s/></text:span><text:span text:style-name="T58_6">should</text:span><text:span text:style-name="T58_7"><text:s/></text:span><text:span text:style-name="T58_8">not</text:span><text:span text:style-name="T58_9"><text:s/></text:span><text:span text:style-name="T58_10">be</text:span><text:span text:style-name="T58_11"><text:s/></text:span><text:span text:style-name="T58_12">capitalized</text:span><text:span text:style-name="T58_13">.<text:s/></text:span><text:span text:style-name="T58_14">Use</text:span><text:span text:style-name="T58_15"><text:s/></text:span><text:span text:style-name="T58_16">lowercase</text:span><text:span text:style-name="T58_17"><text:s/></text:span><text:span text:style-name="T58_18">at</text:span><text:span text:style-name="T58_19"><text:s/></text:span><text:span text:style-name="T58_20">all</text:span><text:span text:style-name="T58_21"><text:s/></text:span><text:span text:style-name="T58_22">times</text:span></text:p>
      <text:p text:style-name="P59"><text:span text:style-name="T59_1">-<text:s/></text:span><text:span text:style-name="T59_2">Absolutely</text:span><text:span text:style-name="T59_3"><text:s/></text:span><text:span text:style-name="T59_4">no</text:span><text:span text:style-name="T59_5"><text:s/></text:span><text:span text:style-name="T59_6">spaces</text:span><text:span text:style-name="T59_7"><text:s/></text:span><text:span text:style-name="T59_8">in</text:span><text:span text:style-name="T59_9"><text:s/></text:span><text:span text:style-name="T59_10">files</text:span><text:span text:style-name="T59_11">;<text:s/></text:span><text:span text:style-name="T59_12">use</text:span><text:span text:style-name="T59_13"><text:s/></text:span><text:span text:style-name="T59_14">dashes</text:span><text:span text:style-name="T59_15"><text:s/></text:span><text:span text:style-name="T59_16">in</text:span><text:span text:style-name="T59_17"><text:s/></text:span><text:span text:style-name="T59_18">place</text:span><text:span text:style-name="T59_19"><text:s/></text:span><text:span text:style-name="T59_20">of</text:span><text:span text:style-name="T59_21"><text:s/></text:span><text:span text:style-name="T59_22">spaces</text:span></text:p>
      <text:h text:style-name="P60" text:outline-level="10"><text:bookmark-start text:name="h.nnsr5yw0fc9v"/><text:bookmark-end text:name="h.nnsr5yw0fc9v"/><text:span text:style-name="T60_1">Naming</text:span><text:span text:style-name="T60_2"><text:s/></text:span><text:span text:style-name="T60_3">Conventions</text:span></text:h>
      <text:p text:style-name="P61"/>
      <text:p text:style-name="P62"><text:span text:style-name="T62_1">PHP</text:span><text:span text:style-name="T62_2"><text:s/></text:span></text:p>
      <text:p text:style-name="P63"><text:span text:style-name="T63_1">-<text:s/></text:span><text:span text:style-name="T63_2">No</text:span><text:span text:style-name="T63_3"><text:s/></text:span><text:span text:style-name="T63_4">dashes</text:span><text:span text:style-name="T63_5"><text:s/></text:span><text:span text:style-name="T63_6">or</text:span><text:span text:style-name="T63_7"><text:s/></text:span><text:span text:style-name="T63_8">spaces</text:span><text:span text:style-name="T63_9">.<text:s/></text:span><text:span text:style-name="T63_10">Use</text:span><text:span text:style-name="T63_11"><text:s/></text:span><text:span text:style-name="T63_12">underscore</text:span><text:span text:style-name="T63_13"><text:s/></text:span><text:span text:style-name="T63_14">in</text:span><text:span text:style-name="T63_15"><text:s/></text:span><text:span text:style-name="T63_16">place</text:span><text:span text:style-name="T63_17"><text:s/></text:span><text:span text:style-name="T63_18">of</text:span><text:span text:style-name="T63_19"><text:s/></text:span><text:span text:style-name="T63_20">dashes</text:span></text:p>
      <text:p text:style-name="P64"><text:span text:style-name="T64_1">-<text:s/></text:span><text:span text:style-name="T64_2">No</text:span><text:span text:style-name="T64_3"><text:s/></text:span><text:span text:style-name="T64_4">spaces</text:span><text:span text:style-name="T64_5"><text:s/></text:span><text:span text:style-name="T64_6">between</text:span><text:span text:style-name="T64_7"><text:s/></text:span><text:span text:style-name="T64_8">function</text:span><text:span text:style-name="T64_9"><text:s/></text:span><text:span text:style-name="T64_10">name</text:span><text:span text:style-name="T64_11"><text:s/></text:span><text:span text:style-name="T64_12">and</text:span><text:span text:style-name="T64_13"><text:s/></text:span><text:span text:style-name="T64_14">parentheses</text:span></text:p>
      <text:p text:style-name="P65"><text:span text:style-name="T65_1">Valid</text:span><text:span text:style-name="T65_2"><text:s/></text:span><text:span text:style-name="T65_3">Examples</text:span><text:span text:style-name="T65_4">:</text:span></text:p>
      <text:p text:style-name="P66"><text:span text:style-name="T66_1">function</text:span><text:span text:style-name="T66_2"><text:s/></text:span><text:span text:style-name="T66_3">foo</text:span><text:span text:style-name="T66_4">_</text:span><text:span text:style-name="T66_5">bar</text:span><text:span text:style-name="T66_6">()<text:s/>{</text:span></text:p>
      <text:p text:style-name="P67"><text:span text:style-name="T67_1"><text:s text:c="2"/></text:span><text:span text:style-name="T67_2">return</text:span><text:span text:style-name="T67_3">;</text:span></text:p>
      <text:p text:style-name="P68"><text:span text:style-name="T68_1">}</text:span></text:p>
      <text:p text:style-name="P69"><text:span text:style-name="T69_1">-<text:s/></text:span><text:span text:style-name="T69_2">Function</text:span><text:span text:style-name="T69_3"><text:s/></text:span><text:span text:style-name="T69_4">names</text:span><text:span text:style-name="T69_5"><text:s/></text:span><text:span text:style-name="T69_6">may</text:span><text:span text:style-name="T69_7"><text:s/></text:span><text:span text:style-name="T69_8">not</text:span><text:span text:style-name="T69_9"><text:s/></text:span><text:span text:style-name="T69_10">contain</text:span><text:span text:style-name="T69_11"><text:s/></text:span><text:span text:style-name="T69_12">numerical</text:span><text:span text:style-name="T69_13"><text:s/></text:span><text:span text:style-name="T69_14">characters</text:span></text:p>
      <text:p text:style-name="P70"><text:span text:style-name="T70_1">-<text:s/></text:span><text:span text:style-name="T70_2">Bracket</text:span><text:span text:style-name="T70_3"><text:s/></text:span><text:span text:style-name="T70_4">should</text:span><text:span text:style-name="T70_5"><text:s/></text:span><text:span text:style-name="T70_6">start</text:span><text:span text:style-name="T70_7"><text:s/></text:span><text:span text:style-name="T70_8">on</text:span><text:span text:style-name="T70_9"><text:s/></text:span><text:span text:style-name="T70_10">same</text:span><text:span text:style-name="T70_11"><text:s/></text:span><text:span text:style-name="T70_12">line</text:span><text:span text:style-name="T70_13"><text:s/></text:span><text:span text:style-name="T70_14">as</text:span><text:span text:style-name="T70_15"><text:s/></text:span><text:span text:style-name="T70_16">the</text:span><text:span text:style-name="T70_17"><text:s/></text:span><text:span text:style-name="T70_18">function</text:span></text:p>
      <text:p text:style-name="P71"><text:span text:style-name="T71_1">-<text:s/></text:span><text:span text:style-name="T71_2">Space</text:span><text:span text:style-name="T71_3"><text:s/></text:span><text:span text:style-name="T71_4">should</text:span><text:span text:style-name="T71_5"><text:s/></text:span><text:span text:style-name="T71_6">exist</text:span><text:span text:style-name="T71_7"><text:s/></text:span><text:span text:style-name="T71_8">between</text:span><text:span text:style-name="T71_9"><text:s/></text:span><text:span text:style-name="T71_10">parentheses</text:span><text:span text:style-name="T71_11"><text:s/></text:span><text:span text:style-name="T71_12">and</text:span><text:span text:style-name="T71_13"><text:s/></text:span><text:span text:style-name="T71_14">beginning</text:span><text:span text:style-name="T71_15"><text:s/></text:span><text:span text:style-name="T71_16">curly</text:span><text:span text:style-name="T71_17"><text:s/>(<text:s/>{<text:s/>)<text:s/></text:span><text:span text:style-name="T71_18">bracket</text:span></text:p>
      <text:p text:style-name="P72"><text:span text:style-name="T72_1">- <text:s/></text:span><text:span text:style-name="T72_2">No</text:span><text:span text:style-name="T72_3"><text:s/></text:span><text:span text:style-name="T72_4">extra</text:span><text:span text:style-name="T72_5"><text:s/></text:span><text:span text:style-name="T72_6">spaces</text:span><text:span text:style-name="T72_7"><text:s/></text:span><text:span text:style-name="T72_8">at</text:span><text:span text:style-name="T72_9"><text:s/></text:span><text:span text:style-name="T72_10">the</text:span><text:span text:style-name="T72_11"><text:s/></text:span><text:span text:style-name="T72_12">beginning</text:span><text:span text:style-name="T72_13"><text:s/></text:span><text:span text:style-name="T72_14">or</text:span><text:span text:style-name="T72_15"><text:s/></text:span><text:span text:style-name="T72_16">end</text:span><text:span text:style-name="T72_17"><text:s/></text:span><text:span text:style-name="T72_18">of</text:span><text:span text:style-name="T72_19"><text:s/></text:span><text:span text:style-name="T72_20">arguments</text:span></text:p>
      <text:p text:style-name="P73"><text:span text:style-name="T73_1">-<text:s/></text:span><text:span text:style-name="T73_2">There</text:span><text:span text:style-name="T73_3"><text:s/></text:span><text:span text:style-name="T73_4">should</text:span><text:span text:style-name="T73_5"><text:s/></text:span><text:span text:style-name="T73_6">be</text:span><text:span text:style-name="T73_7"><text:s/></text:span><text:span text:style-name="T73_8">space</text:span><text:span text:style-name="T73_9"><text:s/></text:span><text:span text:style-name="T73_10">after</text:span><text:span text:style-name="T73_11"><text:s/></text:span><text:span text:style-name="T73_12">the</text:span><text:span text:style-name="T73_13"><text:s/></text:span><text:span text:style-name="T73_14">comma</text:span></text:p>
      <text:p text:style-name="P74"><text:span text:style-name="T74_1">Valid</text:span><text:span text:style-name="T74_2"><text:s/></text:span><text:span text:style-name="T74_3">Example</text:span><text:span text:style-name="T74_4">:<text:s/></text:span></text:p>
      <text:p text:style-name="P75"><text:span text:style-name="T75_1">function</text:span><text:span text:style-name="T75_2"><text:s/></text:span><text:span text:style-name="T75_3">foo</text:span><text:span text:style-name="T75_4">_</text:span><text:span text:style-name="T75_5">bar</text:span><text:span text:style-name="T75_6">($</text:span><text:span text:style-name="T75_7">test</text:span><text:span text:style-name="T75_8">,<text:s/>$</text:span><text:span text:style-name="T75_9">foo</text:span><text:span text:style-name="T75_10">,<text:s/>$</text:span><text:span text:style-name="T75_11">bar</text:span><text:span text:style-name="T75_12">,<text:s/>$</text:span><text:span text:style-name="T75_13">baz</text:span><text:span text:style-name="T75_14">,<text:s/>$</text:span><text:span text:style-name="T75_15">quux</text:span><text:span text:style-name="T75_16">)<text:s/>{}</text:span></text:p>
      <text:p text:style-name="P76"/>
      <text:p text:style-name="P77"><text:span text:style-name="T77_1">-<text:s/></text:span><text:span text:style-name="T77_2">For</text:span><text:span text:style-name="T77_3"><text:s/></text:span><text:span text:style-name="T77_4">class</text:span><text:span text:style-name="T77_5"><text:s/></text:span><text:span text:style-name="T77_6">names</text:span><text:span text:style-name="T77_7"><text:s/></text:span><text:span text:style-name="T77_8">camel</text:span><text:span text:style-name="T77_9"><text:s/></text:span><text:span text:style-name="T77_10">case</text:span><text:span text:style-name="T77_11"><text:s/></text:span><text:span text:style-name="T77_12">is</text:span><text:span text:style-name="T77_13"><text:s/></text:span><text:span text:style-name="T77_14">required</text:span><text:span text:style-name="T77_15">.<text:s/></text:span><text:span text:style-name="T77_16">This</text:span><text:span text:style-name="T77_17"><text:s/></text:span><text:span text:style-name="T77_18">shall</text:span><text:span text:style-name="T77_19"><text:s/></text:span><text:span text:style-name="T77_20">be</text:span><text:span text:style-name="T77_21"><text:s/></text:span><text:span text:style-name="T77_22">the</text:span><text:span text:style-name="T77_23"><text:s/></text:span><text:span text:style-name="T77_24">only</text:span><text:span text:style-name="T77_25"><text:s/></text:span><text:span text:style-name="T77_26">exception</text:span><text:span text:style-name="T77_27"><text:s/></text:span><text:span text:style-name="T77_28">in</text:span><text:span text:style-name="T77_29"><text:s/></text:span><text:span text:style-name="T77_30">order</text:span><text:span text:style-name="T77_31"><text:s/></text:span><text:span text:style-name="T77_32">to</text:span><text:span text:style-name="T77_33"><text:s/></text:span><text:span text:style-name="T77_34">allow</text:span><text:span text:style-name="T77_35"><text:s/></text:span><text:span text:style-name="T77_36">quick</text:span><text:span text:style-name="T77_37"><text:s/></text:span><text:span text:style-name="T77_38">identification</text:span><text:span text:style-name="T77_39"><text:s/></text:span><text:span text:style-name="T77_40">for</text:span><text:span text:style-name="T77_41"><text:s/></text:span><text:span text:style-name="T77_42">classes</text:span><text:span text:style-name="T77_43">.</text:span></text:p>
      <text:p text:style-name="P78"><text:span text:style-name="T78_1">Valid</text:span><text:span text:style-name="T78_2"><text:s/></text:span><text:span text:style-name="T78_3">Example</text:span><text:span text:style-name="T78_4">:<text:s/></text:span></text:p>
      <text:p text:style-name="P79"><text:span text:style-name="T79_1">$</text:span><text:span text:style-name="T79_2">foo</text:span><text:span text:style-name="T79_3"><text:s/>=<text:s/></text:span><text:span text:style-name="T79_4">new</text:span><text:span text:style-name="T79_5"><text:s/></text:span><text:span text:style-name="T79_6">MyClassName</text:span><text:span text:style-name="T79_7">();</text:span></text:p>
      <text:p text:style-name="P80"><text:span text:style-name="T80_1">Invalid</text:span><text:span text:style-name="T80_2"><text:s/></text:span><text:span text:style-name="T80_3">Example</text:span><text:span text:style-name="T80_4">:</text:span></text:p>
      <text:p text:style-name="P81"><text:span text:style-name="T81_1">$</text:span><text:span text:style-name="T81_2">foo</text:span><text:span text:style-name="T81_3"><text:s/>=<text:s/></text:span><text:span text:style-name="T81_4">new</text:span><text:span text:style-name="T81_5"><text:s/></text:span><text:span text:style-name="T81_6">myclassname</text:span><text:span text:style-name="T81_7">;</text:span></text:p>
      <text:p text:style-name="P82"/>
      <text:h text:style-name="P83" text:outline-level="10"><text:bookmark-start text:name="h.4wj2bb94aj48"/><text:bookmark-end text:name="h.4wj2bb94aj48"/><text:span text:style-name="T83_1">PHP</text:span><text:span text:style-name="T83_2"><text:s/></text:span><text:span text:style-name="T83_3">Open</text:span><text:span text:style-name="T83_4"><text:s/>/<text:s/></text:span><text:span text:style-name="T83_5">Close</text:span><text:span text:style-name="T83_6"><text:s/></text:span><text:span text:style-name="T83_7">Tags</text:span></text:h>
      <text:p text:style-name="P84"><text:span text:style-name="T84_1">No</text:span><text:span text:style-name="T84_2"><text:s/></text:span><text:span text:style-name="T84_3">Shorthand</text:span><text:span text:style-name="T84_4"><text:s/></text:span><text:span text:style-name="T84_5">PHP</text:span><text:span text:style-name="T84_6"><text:s/></text:span><text:span text:style-name="T84_7">tags</text:span><text:span text:style-name="T84_8"><text:s/></text:span><text:span text:style-name="T84_9"><text:s/></text:span><text:span text:style-name="T84_10">Never</text:span><text:span text:style-name="T84_11"><text:s/></text:span><text:span text:style-name="T84_12">use</text:span><text:span text:style-name="T84_13"><text:s/></text:span><text:span text:style-name="T84_14">shorthand</text:span><text:span text:style-name="T84_15"><text:s/></text:span><text:span text:style-name="T84_16">PHP</text:span><text:span text:style-name="T84_17"><text:s/></text:span><text:span text:style-name="T84_18">start</text:span><text:span text:style-name="T84_19"><text:s/></text:span><text:span text:style-name="T84_20">tags</text:span><text:span text:style-name="T84_21">.<text:s/></text:span><text:span text:style-name="T84_22">Always</text:span><text:span text:style-name="T84_23"><text:s/></text:span><text:span text:style-name="T84_24">use</text:span><text:span text:style-name="T84_25"><text:s/></text:span><text:span text:style-name="T84_26">full</text:span><text:span text:style-name="T84_27"><text:s/></text:span><text:span text:style-name="T84_28">PHP</text:span><text:span text:style-name="T84_29"><text:s/></text:span><text:span text:style-name="T84_30">tags</text:span><text:span text:style-name="T84_31">.</text:span></text:p>
      <text:p text:style-name="P85"><text:span text:style-name="T85_1">Correct</text:span><text:span text:style-name="T85_2">:</text:span></text:p>
      <text:p text:style-name="P86"><text:span text:style-name="T86_1">&lt;?</text:span><text:span text:style-name="T86_2">php</text:span><text:span text:style-name="T86_3"><text:s/>...<text:s/>?&gt;<text:line-break/></text:span></text:p>
      <text:p text:style-name="P87"><text:span text:style-name="T87_1">Incorrect</text:span><text:span text:style-name="T87_2">:</text:span></text:p>
      <text:p text:style-name="P88"><text:span text:style-name="T88_1">&lt;?<text:s/>...<text:s/>?&gt;<text:line-break/>&lt;?=$</text:span><text:span text:style-name="T88_2">var</text:span><text:span text:style-name="T88_3">?&gt;</text:span></text:p>
      <text:p text:style-name="P89"/>
      <text:p text:style-name="P90"><text:span text:style-name="T90_1">Note</text:span><text:span text:style-name="T90_2"><text:s/></text:span><text:span text:style-name="T90_3">that</text:span><text:span text:style-name="T90_4"><text:s/></text:span><text:span text:style-name="T90_5">as</text:span><text:span text:style-name="T90_6"><text:s/></text:span><text:span text:style-name="T90_7">of</text:span><text:span text:style-name="T90_8"><text:s/></text:span><text:span text:style-name="T90_9">Drupal</text:span><text:span text:style-name="T90_10"><text:s/>4.7,<text:s/></text:span><text:span text:style-name="T90_11">the</text:span><text:span text:style-name="T90_12"><text:s/>?&gt;<text:s/></text:span><text:span text:style-name="T90_13">at</text:span><text:span text:style-name="T90_14"><text:s/></text:span><text:span text:style-name="T90_15">the</text:span><text:span text:style-name="T90_16"><text:s/></text:span><text:span text:style-name="T90_17">end</text:span><text:span text:style-name="T90_18"><text:s/></text:span><text:span text:style-name="T90_19">of</text:span><text:span text:style-name="T90_20"><text:s/></text:span><text:span text:style-name="T90_21">code</text:span><text:span text:style-name="T90_22"><text:s/></text:span><text:span text:style-name="T90_23">files</text:span><text:span text:style-name="T90_24"><text:s/></text:span><text:span text:style-name="T90_25">is</text:span><text:span text:style-name="T90_26"><text:s/></text:span><text:span text:style-name="T90_27">purposely</text:span><text:span text:style-name="T90_28"><text:s/></text:span><text:span text:style-name="T90_29">omitted</text:span><text:span text:style-name="T90_30">.<text:s/></text:span><text:span text:style-name="T90_31">This</text:span><text:span text:style-name="T90_32"><text:s/></text:span><text:span text:style-name="T90_33">includes</text:span><text:span text:style-name="T90_34"><text:s/></text:span><text:span text:style-name="T90_35">for</text:span><text:span text:style-name="T90_36"><text:s/></text:span><text:span text:style-name="T90_37">module</text:span><text:span text:style-name="T90_38"><text:s/></text:span><text:span text:style-name="T90_39">and</text:span><text:span text:style-name="T90_40"><text:s/></text:span><text:span text:style-name="T90_41">include</text:span><text:span text:style-name="T90_42"><text:s/></text:span><text:span text:style-name="T90_43">files</text:span><text:span text:style-name="T90_44">.<text:s/></text:span><text:span text:style-name="T90_45">The</text:span><text:span text:style-name="T90_46"><text:s/></text:span><text:span text:style-name="T90_47">reasons</text:span><text:span text:style-name="T90_48"><text:s/></text:span><text:span text:style-name="T90_49">for</text:span><text:span text:style-name="T90_50"><text:s/></text:span><text:span text:style-name="T90_51">this</text:span><text:span text:style-name="T90_52"><text:s/></text:span><text:span text:style-name="T90_53">can</text:span><text:span text:style-name="T90_54"><text:s/></text:span><text:span text:style-name="T90_55">be</text:span><text:span text:style-name="T90_56"><text:s/></text:span><text:span text:style-name="T90_57">summarized</text:span><text:span text:style-name="T90_58"><text:s/></text:span><text:span text:style-name="T90_59">as</text:span><text:span text:style-name="T90_60">:</text:span></text:p>
      <text:list text:style-name="LS4" xml:id="list12">
        <text:list-item>
          <text:p text:style-name="P91"><text:span text:style-name="T91_1">Removing</text:span><text:span text:style-name="T91_2"><text:s/></text:span><text:span text:style-name="T91_3">it</text:span><text:span text:style-name="T91_4"><text:s/></text:span><text:span text:style-name="T91_5">eliminates</text:span><text:span text:style-name="T91_6"><text:s/></text:span><text:span text:style-name="T91_7">the</text:span><text:span text:style-name="T91_8"><text:s/></text:span><text:span text:style-name="T91_9">possibility</text:span><text:span text:style-name="T91_10"><text:s/></text:span><text:span text:style-name="T91_11">for</text:span><text:span text:style-name="T91_12"><text:s/></text:span><text:span text:style-name="T91_13">unwanted</text:span><text:span text:style-name="T91_14"><text:s/></text:span><text:span text:style-name="T91_15">whitespace</text:span><text:span text:style-name="T91_16"><text:s/></text:span><text:span text:style-name="T91_17">at</text:span><text:span text:style-name="T91_18"><text:s/></text:span><text:span text:style-name="T91_19">the</text:span><text:span text:style-name="T91_20"><text:s/></text:span><text:span text:style-name="T91_21">end</text:span><text:span text:style-name="T91_22"><text:s/></text:span><text:span text:style-name="T91_23">of</text:span><text:span text:style-name="T91_24"><text:s/></text:span><text:span text:style-name="T91_25">files</text:span><text:span text:style-name="T91_26"><text:s/></text:span><text:span text:style-name="T91_27">which</text:span><text:span text:style-name="T91_28"><text:s/></text:span><text:span text:style-name="T91_29">can</text:span><text:span text:style-name="T91_30"><text:s/></text:span><text:span text:style-name="T91_31">cause</text:span><text:span text:style-name="T91_32"><text:s/>"</text:span><text:span text:style-name="T91_33">header</text:span><text:span text:style-name="T91_34"><text:s/></text:span><text:span text:style-name="T91_35">already</text:span><text:span text:style-name="T91_36"><text:s/></text:span><text:span text:style-name="T91_37">sent</text:span><text:span text:style-name="T91_38">"<text:s/></text:span><text:span text:style-name="T91_39">errors</text:span><text:span text:style-name="T91_40">,<text:s/></text:span><text:span text:style-name="T91_41">XHTML</text:span><text:span text:style-name="T91_42">/</text:span><text:span text:style-name="T91_43">XML</text:span><text:span text:style-name="T91_44"><text:s/></text:span><text:span text:style-name="T91_45">validation</text:span><text:span text:style-name="T91_46"><text:s/></text:span><text:span text:style-name="T91_47">issues</text:span><text:span text:style-name="T91_48">,<text:s/></text:span><text:span text:style-name="T91_49">and</text:span><text:span text:style-name="T91_50"><text:s/></text:span><text:span text:style-name="T91_51">other</text:span><text:span text:style-name="T91_52"><text:s/></text:span><text:span text:style-name="T91_53">problems</text:span><text:span text:style-name="T91_54">.</text:span></text:p>
        </text:list-item>
        <text:list-item>
          <text:p text:style-name="P92"><text:span text:style-name="T92_1">The</text:span><text:span text:style-name="T92_2"><text:s/></text:span><text:span text:style-name="T92_3"><text:a xlink:type="simple" xlink:href="http://www.php.net/basic-syntax.instruction-separation"><text:span text:style-name="T92_4">closing</text:span></text:a></text:span><text:span text:style-name="T92_5"><text:a xlink:type="simple" xlink:href="http://www.php.net/basic-syntax.instruction-separation"><text:span text:style-name="T92_6"><text:s/></text:span></text:a></text:span><text:span text:style-name="T92_7"><text:a xlink:type="simple" xlink:href="http://www.php.net/basic-syntax.instruction-separation"><text:span text:style-name="T92_8">delimiter</text:span></text:a></text:span><text:span text:style-name="T92_9"><text:a xlink:type="simple" xlink:href="http://www.php.net/basic-syntax.instruction-separation"><text:span text:style-name="T92_10"><text:s/></text:span></text:a></text:span><text:span text:style-name="T92_11"><text:a xlink:type="simple" xlink:href="http://www.php.net/basic-syntax.instruction-separation"><text:span text:style-name="T92_12">at</text:span></text:a></text:span><text:span text:style-name="T92_13"><text:a xlink:type="simple" xlink:href="http://www.php.net/basic-syntax.instruction-separation"><text:span text:style-name="T92_14"><text:s/></text:span></text:a></text:span><text:span text:style-name="T92_15"><text:a xlink:type="simple" xlink:href="http://www.php.net/basic-syntax.instruction-separation"><text:span text:style-name="T92_16">the</text:span></text:a></text:span><text:span text:style-name="T92_17"><text:a xlink:type="simple" xlink:href="http://www.php.net/basic-syntax.instruction-separation"><text:span text:style-name="T92_18"><text:s/></text:span></text:a></text:span><text:span text:style-name="T92_19"><text:a xlink:type="simple" xlink:href="http://www.php.net/basic-syntax.instruction-separation"><text:span text:style-name="T92_20">end</text:span></text:a></text:span><text:span text:style-name="T92_21"><text:a xlink:type="simple" xlink:href="http://www.php.net/basic-syntax.instruction-separation"><text:span text:style-name="T92_22"><text:s/></text:span></text:a></text:span><text:span text:style-name="T92_23"><text:a xlink:type="simple" xlink:href="http://www.php.net/basic-syntax.instruction-separation"><text:span text:style-name="T92_24">of</text:span></text:a></text:span><text:span text:style-name="T92_25"><text:a xlink:type="simple" xlink:href="http://www.php.net/basic-syntax.instruction-separation"><text:span text:style-name="T92_26"><text:s/></text:span></text:a></text:span><text:span text:style-name="T92_27"><text:a xlink:type="simple" xlink:href="http://www.php.net/basic-syntax.instruction-separation"><text:span text:style-name="T92_28">a</text:span></text:a></text:span><text:span text:style-name="T92_29"><text:a xlink:type="simple" xlink:href="http://www.php.net/basic-syntax.instruction-separation"><text:span text:style-name="T92_30"><text:s/></text:span></text:a></text:span><text:span text:style-name="T92_31"><text:a xlink:type="simple" xlink:href="http://www.php.net/basic-syntax.instruction-separation"><text:span text:style-name="T92_32">file</text:span></text:a></text:span><text:span text:style-name="T92_33"><text:a xlink:type="simple" xlink:href="http://www.php.net/basic-syntax.instruction-separation"><text:span text:style-name="T92_34"><text:s/></text:span></text:a></text:span><text:span text:style-name="T92_35"><text:a xlink:type="simple" xlink:href="http://www.php.net/basic-syntax.instruction-separation"><text:span text:style-name="T92_36">is</text:span></text:a></text:span><text:span text:style-name="T92_37"><text:a xlink:type="simple" xlink:href="http://www.php.net/basic-syntax.instruction-separation"><text:span text:style-name="T92_38"><text:s/></text:span></text:a></text:span><text:span text:style-name="T92_39"><text:a xlink:type="simple" xlink:href="http://www.php.net/basic-syntax.instruction-separation"><text:span text:style-name="T92_40">optional</text:span></text:a></text:span><text:span text:style-name="T92_41">.</text:span></text:p>
        </text:list-item>
        <text:list-item>
          <text:p text:style-name="P93"><text:span text:style-name="T93_1">PHP</text:span><text:span text:style-name="T93_2">.</text:span><text:span text:style-name="T93_3">net</text:span><text:span text:style-name="T93_4"><text:s/></text:span><text:span text:style-name="T93_5">itself</text:span><text:span text:style-name="T93_6"><text:s/></text:span><text:span text:style-name="T93_7">removes</text:span><text:span text:style-name="T93_8"><text:s/></text:span><text:span text:style-name="T93_9">the</text:span><text:span text:style-name="T93_10"><text:s/></text:span><text:span text:style-name="T93_11">closing</text:span><text:span text:style-name="T93_12"><text:s/></text:span><text:span text:style-name="T93_13">delimiter</text:span><text:span text:style-name="T93_14"><text:s/></text:span><text:span text:style-name="T93_15">from</text:span><text:span text:style-name="T93_16"><text:s/></text:span><text:span text:style-name="T93_17">the</text:span><text:span text:style-name="T93_18"><text:s/></text:span><text:span text:style-name="T93_19">end</text:span><text:span text:style-name="T93_20"><text:s/></text:span><text:span text:style-name="T93_21">of</text:span><text:span text:style-name="T93_22"><text:s/></text:span><text:span text:style-name="T93_23">its</text:span><text:span text:style-name="T93_24"><text:s/></text:span><text:span text:style-name="T93_25">files</text:span><text:span text:style-name="T93_26"><text:s/>(</text:span><text:span text:style-name="T93_27">example</text:span><text:span text:style-name="T93_28">:</text:span><text:span text:style-name="T93_29"><text:a xlink:type="simple" xlink:href="http://www.php.net/source.php?url=/include/prepend.inc"><text:span text:style-name="T93_30">prepend</text:span></text:a></text:span><text:span text:style-name="T93_31"><text:a xlink:type="simple" xlink:href="http://www.php.net/source.php?url=/include/prepend.inc"><text:span text:style-name="T93_32">.</text:span></text:a></text:span><text:span text:style-name="T93_33"><text:a xlink:type="simple" xlink:href="http://www.php.net/source.php?url=/include/prepend.inc"><text:span text:style-name="T93_34">inc</text:span></text:a></text:span><text:span text:style-name="T93_35">),<text:s/></text:span><text:span text:style-name="T93_36">so</text:span><text:span text:style-name="T93_37"><text:s/></text:span><text:span text:style-name="T93_38">this</text:span><text:span text:style-name="T93_39"><text:s/></text:span><text:span text:style-name="T93_40">can</text:span><text:span text:style-name="T93_41"><text:s/></text:span><text:span text:style-name="T93_42">be</text:span><text:span text:style-name="T93_43"><text:s/></text:span><text:span text:style-name="T93_44">seen</text:span><text:span text:style-name="T93_45"><text:s/></text:span><text:span text:style-name="T93_46">as</text:span><text:span text:style-name="T93_47"><text:s/></text:span><text:span text:style-name="T93_48">a</text:span><text:span text:style-name="T93_49"><text:s/>"</text:span><text:span text:style-name="T93_50">best</text:span><text:span text:style-name="T93_51"><text:s/></text:span><text:span text:style-name="T93_52">practice</text:span><text:span text:style-name="T93_53">."</text:span></text:p>
        </text:list-item>
      </text:list>
      <text:p text:style-name="P94"/>
      <text:h text:style-name="P95" text:outline-level="10"><text:bookmark-start text:name="h.kgi4mjfznxxw"/><text:bookmark-end text:name="h.kgi4mjfznxxw"/><text:span text:style-name="T95_1">Commenting</text:span></text:h>
      <text:p text:style-name="P96"/>
      <text:p text:style-name="P97"><text:span text:style-name="T97_1">Comment</text:span><text:span text:style-name="T97_2"><text:s/></text:span><text:span text:style-name="T97_3">Blocks</text:span></text:p>
      <text:p text:style-name="P98"><text:span text:style-name="T98_1">-<text:s/></text:span><text:span text:style-name="T98_2">Immediately</text:span><text:span text:style-name="T98_3"><text:s/></text:span><text:span text:style-name="T98_4">before</text:span><text:span text:style-name="T98_5"><text:s/></text:span><text:span text:style-name="T98_6">the</text:span><text:span text:style-name="T98_7"><text:s/></text:span><text:span text:style-name="T98_8">function</text:span><text:span text:style-name="T98_9"><text:s/></text:span><text:span text:style-name="T98_10">is</text:span><text:span text:style-name="T98_11"><text:s/></text:span><text:span text:style-name="T98_12">defined</text:span><text:span text:style-name="T98_13"><text:s/></text:span><text:span text:style-name="T98_14">it</text:span><text:span text:style-name="T98_15"><text:s/></text:span><text:span text:style-name="T98_16">should</text:span><text:span text:style-name="T98_17"><text:s/></text:span><text:span text:style-name="T98_18">define</text:span></text:p>
      <text:p text:style-name="P99"><text:span text:style-name="T99_1">--<text:s/></text:span><text:span text:style-name="T99_2">What</text:span><text:span text:style-name="T99_3"><text:s/></text:span><text:span text:style-name="T99_4">each</text:span><text:span text:style-name="T99_5"><text:s/></text:span><text:span text:style-name="T99_6">argument</text:span><text:span text:style-name="T99_7"><text:s/></text:span><text:span text:style-name="T99_8">does</text:span></text:p>
      <text:p text:style-name="P100"><text:span text:style-name="T100_1">--<text:s/></text:span><text:span text:style-name="T100_2">What</text:span><text:span text:style-name="T100_3"><text:s/></text:span><text:span text:style-name="T100_4">return</text:span><text:span text:style-name="T100_5"><text:s/></text:span><text:span text:style-name="T100_6">value</text:span><text:span text:style-name="T100_7"><text:s/></text:span><text:span text:style-name="T100_8">it</text:span><text:span text:style-name="T100_9"><text:s/></text:span><text:span text:style-name="T100_10">provides</text:span><text:span text:style-name="T100_11"><text:s/></text:span></text:p>
      <text:p text:style-name="P101"><text:span text:style-name="T101_1">--<text:s/></text:span><text:span text:style-name="T101_2">Should</text:span><text:span text:style-name="T101_3"><text:s/></text:span><text:span text:style-name="T101_4">start</text:span><text:span text:style-name="T101_5"><text:s/></text:span><text:span text:style-name="T101_6">with</text:span><text:span text:style-name="T101_7"><text:s/></text:span><text:span text:style-name="T101_8">doublestar</text:span><text:span text:style-name="T101_9"><text:s/></text:span><text:span text:style-name="T101_10">comments</text:span></text:p>
      <text:p text:style-name="P102"><text:span text:style-name="T102_1">--<text:s/></text:span><text:span text:style-name="T102_2">Stars</text:span><text:span text:style-name="T102_3"><text:s/></text:span><text:span text:style-name="T102_4">on</text:span><text:span text:style-name="T102_5"><text:s/></text:span><text:span text:style-name="T102_6">the</text:span><text:span text:style-name="T102_7"><text:s/></text:span><text:span text:style-name="T102_8">lines</text:span><text:span text:style-name="T102_9"><text:s/></text:span><text:span text:style-name="T102_10">between</text:span><text:span text:style-name="T102_11"><text:s/></text:span><text:span text:style-name="T102_12">the</text:span><text:span text:style-name="T102_13"><text:s/></text:span><text:span text:style-name="T102_14">first</text:span><text:span text:style-name="T102_15"><text:s/></text:span><text:span text:style-name="T102_16">and</text:span><text:span text:style-name="T102_17"><text:s/></text:span><text:span text:style-name="T102_18">the</text:span><text:span text:style-name="T102_19"><text:s/></text:span><text:span text:style-name="T102_20">last</text:span><text:span text:style-name="T102_21"><text:s/></text:span><text:span text:style-name="T102_22">should</text:span><text:span text:style-name="T102_23"><text:s/></text:span><text:span text:style-name="T102_24">have</text:span><text:span text:style-name="T102_25"><text:s/></text:span><text:span text:style-name="T102_26">a</text:span><text:span text:style-name="T102_27"><text:s/></text:span><text:span text:style-name="T102_28">space</text:span><text:span text:style-name="T102_29"><text:s/></text:span><text:span text:style-name="T102_30">before</text:span><text:span text:style-name="T102_31"><text:s/></text:span><text:span text:style-name="T102_32">the</text:span><text:span text:style-name="T102_33"><text:s/></text:span><text:span text:style-name="T102_34">line</text:span><text:span text:style-name="T102_35"><text:s/></text:span><text:span text:style-name="T102_36">beginning</text:span></text:p>
      <text:p text:style-name="P103"><text:span text:style-name="T103_1">--<text:s/></text:span><text:span text:style-name="T103_2">Comments</text:span><text:span text:style-name="T103_3"><text:s/></text:span><text:span text:style-name="T103_4">should</text:span><text:span text:style-name="T103_5"><text:s/></text:span><text:span text:style-name="T103_6">follow</text:span><text:span text:style-name="T103_7"><text:s/></text:span><text:span text:style-name="T103_8">doxygen</text:span><text:span text:style-name="T103_9"><text:s/></text:span><text:span text:style-name="T103_10">standards</text:span><text:span text:style-name="T103_11"><text:s/>(</text:span><text:span text:style-name="T103_12">even</text:span><text:span text:style-name="T103_13"><text:s/></text:span><text:span text:style-name="T103_14">though</text:span><text:span text:style-name="T103_15"><text:s/></text:span><text:span text:style-name="T103_16">it</text:span><text:span text:style-name="T103_17"><text:s/></text:span><text:span text:style-name="T103_18">sucks</text:span><text:span text:style-name="T103_19">).<text:s/></text:span><text:span text:style-name="T103_20"><text:a xlink:type="simple" xlink:href="http://drupal.org/node/1354"><text:span text:style-name="T103_21">http</text:span></text:a></text:span><text:span text:style-name="T103_22"><text:a xlink:type="simple" xlink:href="http://drupal.org/node/1354"><text:span text:style-name="T103_23">://</text:span></text:a></text:span><text:span text:style-name="T103_24"><text:a xlink:type="simple" xlink:href="http://drupal.org/node/1354"><text:span text:style-name="T103_25">drupal</text:span></text:a></text:span><text:span text:style-name="T103_26"><text:a xlink:type="simple" xlink:href="http://drupal.org/node/1354"><text:span text:style-name="T103_27">.</text:span></text:a></text:span><text:span text:style-name="T103_28"><text:a xlink:type="simple" xlink:href="http://drupal.org/node/1354"><text:span text:style-name="T103_29">org</text:span></text:a></text:span><text:span text:style-name="T103_30"><text:a xlink:type="simple" xlink:href="http://drupal.org/node/1354"><text:span text:style-name="T103_31">/</text:span></text:a></text:span><text:span text:style-name="T103_32"><text:a xlink:type="simple" xlink:href="http://drupal.org/node/1354"><text:span text:style-name="T103_33">node</text:span></text:a></text:span><text:span text:style-name="T103_34"><text:a xlink:type="simple" xlink:href="http://drupal.org/node/1354"><text:span text:style-name="T103_35">/1354</text:span></text:a></text:span></text:p>
      <text:p text:style-name="P104"/>
      <text:p text:style-name="P105"><text:span text:style-name="T105_1">Valid</text:span><text:span text:style-name="T105_2"><text:s/></text:span><text:span text:style-name="T105_3">Example</text:span></text:p>
      <text:p text:style-name="P106"><text:span text:style-name="T106_1">/**<text:line-break/><text:s/>*<text:s/></text:span><text:span text:style-name="T106_2">Verifies</text:span><text:span text:style-name="T106_3"><text:s/></text:span><text:span text:style-name="T106_4">the</text:span><text:span text:style-name="T106_5"><text:s/></text:span><text:span text:style-name="T106_6">syntax</text:span><text:span text:style-name="T106_7"><text:s/></text:span><text:span text:style-name="T106_8">of</text:span><text:span text:style-name="T106_9"><text:s/></text:span><text:span text:style-name="T106_10">the</text:span><text:span text:style-name="T106_11"><text:s/></text:span><text:span text:style-name="T106_12">given</text:span><text:span text:style-name="T106_13"><text:s/></text:span><text:span text:style-name="T106_14">e</text:span><text:span text:style-name="T106_15">-</text:span><text:span text:style-name="T106_16">mail</text:span><text:span text:style-name="T106_17"><text:s/></text:span><text:span text:style-name="T106_18">address</text:span><text:span text:style-name="T106_19">.<text:line-break/><text:s/>*<text:line-break/><text:s/>*<text:s/></text:span><text:span text:style-name="T106_20">Empty</text:span><text:span text:style-name="T106_21"><text:s/></text:span><text:span text:style-name="T106_22">e</text:span><text:span text:style-name="T106_23">-</text:span><text:span text:style-name="T106_24">mail</text:span><text:span text:style-name="T106_25"><text:s/></text:span><text:span text:style-name="T106_26">addresses</text:span><text:span text:style-name="T106_27"><text:s/></text:span><text:span text:style-name="T106_28">are</text:span><text:span text:style-name="T106_29"><text:s/></text:span><text:span text:style-name="T106_30">allowed</text:span><text:span text:style-name="T106_31">.<text:s/></text:span><text:span text:style-name="T106_32">See</text:span><text:span text:style-name="T106_33"><text:s/></text:span><text:span text:style-name="T106_34">RFC</text:span><text:span text:style-name="T106_35"><text:s/>2822<text:s/></text:span><text:span text:style-name="T106_36">for</text:span><text:span text:style-name="T106_37"><text:s/></text:span><text:span text:style-name="T106_38">details</text:span><text:span text:style-name="T106_39">.<text:line-break/><text:s/>*<text:line-break/><text:s/>*<text:s/>@</text:span><text:span text:style-name="T106_40">param</text:span><text:span text:style-name="T106_41"><text:s/>$</text:span><text:span text:style-name="T106_42">mail</text:span><text:span text:style-name="T106_43"><text:line-break/><text:s/>*<text:s text:c="3"/></text:span><text:span text:style-name="T106_44">A</text:span><text:span text:style-name="T106_45"><text:s/></text:span><text:span text:style-name="T106_46">string</text:span><text:span text:style-name="T106_47"><text:s/></text:span><text:span text:style-name="T106_48">containing</text:span><text:span text:style-name="T106_49"><text:s/></text:span><text:span text:style-name="T106_50">an</text:span><text:span text:style-name="T106_51"><text:s/></text:span><text:span text:style-name="T106_52">email</text:span><text:span text:style-name="T106_53"><text:s/></text:span><text:span text:style-name="T106_54">address</text:span><text:span text:style-name="T106_55">.<text:line-break/><text:s/>*<text:line-break/><text:s/>*<text:s/>@</text:span><text:span text:style-name="T106_56">return</text:span><text:span text:style-name="T106_57"><text:line-break/><text:s/>*<text:s text:c="3"/></text:span><text:span text:style-name="T106_58">TRUE</text:span><text:span text:style-name="T106_59"><text:s/></text:span><text:span text:style-name="T106_60">if</text:span><text:span text:style-name="T106_61"><text:s/></text:span><text:span text:style-name="T106_62">the</text:span><text:span text:style-name="T106_63"><text:s/></text:span><text:span text:style-name="T106_64">address</text:span><text:span text:style-name="T106_65"><text:s/></text:span><text:span text:style-name="T106_66">is</text:span><text:span text:style-name="T106_67"><text:s/></text:span><text:span text:style-name="T106_68">in</text:span><text:span text:style-name="T106_69"><text:s/></text:span><text:span text:style-name="T106_70">a</text:span><text:span text:style-name="T106_71"><text:s/></text:span><text:span text:style-name="T106_72">valid</text:span><text:span text:style-name="T106_73"><text:s/></text:span><text:span text:style-name="T106_74">format</text:span><text:span text:style-name="T106_75">,<text:s/></text:span><text:span text:style-name="T106_76">and</text:span><text:span text:style-name="T106_77"><text:s/></text:span><text:span text:style-name="T106_78">FALSE</text:span><text:span text:style-name="T106_79"><text:s/></text:span><text:span text:style-name="T106_80">if</text:span><text:span text:style-name="T106_81"><text:s/></text:span><text:span text:style-name="T106_82">it</text:span><text:span text:style-name="T106_83"><text:s/></text:span><text:span text:style-name="T106_84">isn</text:span><text:span text:style-name="T106_85">'</text:span><text:span text:style-name="T106_86">t</text:span><text:span text:style-name="T106_87">.<text:line-break/><text:s/>*/</text:span></text:p>
      <text:p text:style-name="P107"><text:span text:style-name="T107_1"><text:line-break/></text:span><text:span text:style-name="T107_2">Single</text:span><text:span text:style-name="T107_3"><text:s/></text:span><text:span text:style-name="T107_4">line</text:span><text:span text:style-name="T107_5"><text:s/></text:span><text:span text:style-name="T107_6">comments</text:span></text:p>
      <text:p text:style-name="P108"><text:span text:style-name="T108_1">-<text:s/></text:span><text:span text:style-name="T108_2">Single</text:span><text:span text:style-name="T108_3"><text:s/></text:span><text:span text:style-name="T108_4">line</text:span><text:span text:style-name="T108_5"><text:s/></text:span><text:span text:style-name="T108_6">comments</text:span><text:span text:style-name="T108_7"><text:s/></text:span><text:span text:style-name="T108_8">should</text:span><text:span text:style-name="T108_9"><text:s/></text:span><text:span text:style-name="T108_10">always</text:span><text:span text:style-name="T108_11"><text:s/></text:span><text:span text:style-name="T108_12">be</text:span><text:span text:style-name="T108_13"><text:s/></text:span><text:span text:style-name="T108_14">double</text:span><text:span text:style-name="T108_15"><text:s/></text:span><text:span text:style-name="T108_16">forward</text:span><text:span text:style-name="T108_17"><text:s/></text:span><text:span text:style-name="T108_18">slash</text:span><text:span text:style-name="T108_19"><text:s/>(<text:s/>//<text:s/>)<text:s/></text:span><text:span text:style-name="T108_20">not</text:span><text:span text:style-name="T108_21"><text:s/></text:span><text:span text:style-name="T108_22">perl</text:span><text:span text:style-name="T108_23"><text:s/></text:span><text:span text:style-name="T108_24">style</text:span><text:span text:style-name="T108_25"><text:s/></text:span><text:span text:style-name="T108_26">comments</text:span><text:span text:style-name="T108_27"><text:s/>(<text:s/>#<text:s/>)</text:span></text:p>
      <text:p text:style-name="P109"><text:span text:style-name="T109_1">-<text:s/></text:span><text:span text:style-name="T109_2">A</text:span><text:span text:style-name="T109_3"><text:s/></text:span><text:span text:style-name="T109_4">tab</text:span><text:span text:style-name="T109_5"><text:s/></text:span><text:span text:style-name="T109_6">should</text:span><text:span text:style-name="T109_7"><text:s/></text:span><text:span text:style-name="T109_8">exist</text:span><text:span text:style-name="T109_9"><text:s/></text:span><text:span text:style-name="T109_10">after</text:span><text:span text:style-name="T109_11"><text:s/></text:span><text:span text:style-name="T109_12">a</text:span><text:span text:style-name="T109_13"><text:s/></text:span><text:span text:style-name="T109_14">double</text:span><text:span text:style-name="T109_15"><text:s/></text:span><text:span text:style-name="T109_16">slash</text:span><text:span text:style-name="T109_17"><text:s/></text:span><text:span text:style-name="T109_18">comment</text:span></text:p>
      <text:p text:style-name="P110"><text:span text:style-name="T110_1">Not</text:span><text:span text:style-name="T110_2"><text:s/></text:span><text:span text:style-name="T110_3">valid</text:span></text:p>
      <text:p text:style-name="P111"><text:span text:style-name="T111_1">//</text:span><text:span text:style-name="T111_2">fdsfdjsklfsd</text:span><text:span text:style-name="T111_3"> <text:s/></text:span></text:p>
      <text:p text:style-name="P112"><text:span text:style-name="T112_1">Valid</text:span></text:p>
      <text:p text:style-name="P113"><text:span text:style-name="T113_1">//<text:s/></text:span><text:span text:style-name="T113_2">foo</text:span><text:span text:style-name="T113_3">_</text:span><text:span text:style-name="T113_4">bar</text:span><text:span text:style-name="T113_5"><text:s/></text:span><text:span text:style-name="T113_6">is</text:span><text:span text:style-name="T113_7"><text:s/></text:span><text:span text:style-name="T113_8">a</text:span><text:span text:style-name="T113_9"><text:s/></text:span><text:span text:style-name="T113_10">great</text:span><text:span text:style-name="T113_11"><text:s/></text:span><text:span text:style-name="T113_12">function</text:span><text:span text:style-name="T113_13"><text:s/></text:span><text:span text:style-name="T113_14">i</text:span><text:span text:style-name="T113_15"><text:s/></text:span><text:span text:style-name="T113_16">love</text:span><text:span text:style-name="T113_17"><text:s/></text:span><text:span text:style-name="T113_18">it</text:span><text:span text:style-name="T113_19">!</text:span></text:p>
      <text:h text:style-name="P114" text:outline-level="10"><text:bookmark-start text:name="h.8896apn6cuuj"/><text:bookmark-end text:name="h.8896apn6cuuj"/><text:span text:style-name="T114_1">Operators</text:span></text:h>
      <text:p text:style-name="P115"><text:span text:style-name="T115_1">All</text:span><text:span text:style-name="T115_2"><text:s/></text:span><text:span text:style-name="T115_3">binary</text:span><text:span text:style-name="T115_4"><text:s/></text:span><text:span text:style-name="T115_5">operators</text:span><text:span text:style-name="T115_6"><text:s/>(</text:span><text:span text:style-name="T115_7">operators</text:span><text:span text:style-name="T115_8"><text:s/></text:span><text:span text:style-name="T115_9">that</text:span><text:span text:style-name="T115_10"><text:s/></text:span><text:span text:style-name="T115_11">come</text:span><text:span text:style-name="T115_12"><text:s/></text:span><text:span text:style-name="T115_13">between</text:span><text:span text:style-name="T115_14"><text:s/></text:span><text:span text:style-name="T115_15">two</text:span><text:span text:style-name="T115_16"><text:s/></text:span><text:span text:style-name="T115_17">values</text:span><text:span text:style-name="T115_18">),<text:s/></text:span><text:span text:style-name="T115_19">such</text:span><text:span text:style-name="T115_20"><text:s/></text:span><text:span text:style-name="T115_21">as</text:span><text:span text:style-name="T115_22"><text:s/>+,<text:s/>-,<text:s/>=,<text:s/>!=,<text:s/>==,<text:s/>&gt;,<text:s/></text:span><text:span text:style-name="T115_23">etc</text:span><text:span text:style-name="T115_24">.<text:s/></text:span><text:span text:style-name="T115_25">should</text:span><text:span text:style-name="T115_26"><text:s/></text:span><text:span text:style-name="T115_27">have</text:span><text:span text:style-name="T115_28"><text:s/></text:span><text:span text:style-name="T115_29">a</text:span><text:span text:style-name="T115_30"><text:s/></text:span><text:span text:style-name="T115_31">space</text:span><text:span text:style-name="T115_32"><text:s/></text:span><text:span text:style-name="T115_33">before</text:span><text:span text:style-name="T115_34"><text:s/></text:span><text:span text:style-name="T115_35">and</text:span><text:span text:style-name="T115_36"><text:s/></text:span><text:span text:style-name="T115_37">after</text:span><text:span text:style-name="T115_38"><text:s/></text:span><text:span text:style-name="T115_39">the</text:span><text:span text:style-name="T115_40"><text:s/></text:span><text:span text:style-name="T115_41">operator</text:span><text:span text:style-name="T115_42">,<text:s/></text:span><text:span text:style-name="T115_43">for</text:span><text:span text:style-name="T115_44"><text:s/></text:span><text:span text:style-name="T115_45">readability</text:span><text:span text:style-name="T115_46">.<text:s/></text:span><text:span text:style-name="T115_47">For</text:span><text:span text:style-name="T115_48"><text:s/></text:span><text:span text:style-name="T115_49">example</text:span><text:span text:style-name="T115_50">,<text:s/></text:span><text:span text:style-name="T115_51">an</text:span><text:span text:style-name="T115_52"><text:s/></text:span><text:span text:style-name="T115_53">assignment</text:span><text:span text:style-name="T115_54"><text:s/></text:span><text:span text:style-name="T115_55">should</text:span><text:span text:style-name="T115_56"><text:s/></text:span><text:span text:style-name="T115_57">be</text:span><text:span text:style-name="T115_58"><text:s/></text:span><text:span text:style-name="T115_59">formatted</text:span><text:span text:style-name="T115_60"><text:s/></text:span><text:span text:style-name="T115_61">as</text:span><text:span text:style-name="T115_62"><text:s/>$</text:span><text:span text:style-name="T115_63">foo</text:span><text:span text:style-name="T115_64"><text:s/>=<text:s/>$</text:span><text:span text:style-name="T115_65">bar</text:span><text:span text:style-name="T115_66">;<text:s/></text:span><text:span text:style-name="T115_67">rather</text:span><text:span text:style-name="T115_68"><text:s/></text:span><text:span text:style-name="T115_69">than</text:span><text:span text:style-name="T115_70"><text:s/>$</text:span><text:span text:style-name="T115_71">foo</text:span><text:span text:style-name="T115_72">=$</text:span><text:span text:style-name="T115_73">bar</text:span><text:span text:style-name="T115_74">;.<text:s/></text:span><text:span text:style-name="T115_75">Unary</text:span><text:span text:style-name="T115_76"><text:s/></text:span><text:span text:style-name="T115_77">operators</text:span><text:span text:style-name="T115_78"><text:s/>(</text:span><text:span text:style-name="T115_79">operators</text:span><text:span text:style-name="T115_80"><text:s/></text:span><text:span text:style-name="T115_81">that</text:span><text:span text:style-name="T115_82"><text:s/></text:span><text:span text:style-name="T115_83">operate</text:span><text:span text:style-name="T115_84"><text:s/></text:span><text:span text:style-name="T115_85">on</text:span><text:span text:style-name="T115_86"><text:s/></text:span><text:span text:style-name="T115_87">only</text:span><text:span text:style-name="T115_88"><text:s/></text:span><text:span text:style-name="T115_89">one</text:span><text:span text:style-name="T115_90"><text:s/></text:span><text:span text:style-name="T115_91">value</text:span><text:span text:style-name="T115_92">),<text:s/></text:span><text:span text:style-name="T115_93">such</text:span><text:span text:style-name="T115_94"><text:s/></text:span><text:span text:style-name="T115_95">as</text:span><text:span text:style-name="T115_96"><text:s/>++,<text:s/></text:span><text:span text:style-name="T115_97">should</text:span><text:span text:style-name="T115_98"><text:s/></text:span><text:span text:style-name="T115_99">not</text:span><text:span text:style-name="T115_100"><text:s/></text:span><text:span text:style-name="T115_101">have</text:span><text:span text:style-name="T115_102"><text:s/></text:span><text:span text:style-name="T115_103">a</text:span><text:span text:style-name="T115_104"><text:s/></text:span><text:span text:style-name="T115_105">space</text:span><text:span text:style-name="T115_106"><text:s/></text:span><text:span text:style-name="T115_107">between</text:span><text:span text:style-name="T115_108"><text:s/></text:span><text:span text:style-name="T115_109">the</text:span><text:span text:style-name="T115_110"><text:s/></text:span><text:span text:style-name="T115_111">operator</text:span><text:span text:style-name="T115_112"><text:s/></text:span><text:span text:style-name="T115_113">and</text:span><text:span text:style-name="T115_114"><text:s/></text:span><text:span text:style-name="T115_115">the</text:span><text:span text:style-name="T115_116"><text:s/></text:span><text:span text:style-name="T115_117">variable</text:span><text:span text:style-name="T115_118"><text:s/></text:span><text:span text:style-name="T115_119">or</text:span><text:span text:style-name="T115_120"><text:s/></text:span><text:span text:style-name="T115_121">number</text:span><text:span text:style-name="T115_122"><text:s/></text:span><text:span text:style-name="T115_123">they</text:span><text:span text:style-name="T115_124"><text:s/></text:span><text:span text:style-name="T115_125">are</text:span><text:span text:style-name="T115_126"><text:s/></text:span><text:span text:style-name="T115_127">operating</text:span><text:span text:style-name="T115_128"><text:s/></text:span><text:span text:style-name="T115_129">on</text:span><text:span text:style-name="T115_130">.</text:span></text:p>
      <text:p text:style-name="P116"/>
      <text:p text:style-name="P117"><text:span text:style-name="T117_1">Example</text:span><text:span text:style-name="T117_2">:<text:s/>$</text:span><text:span text:style-name="T117_3">i</text:span><text:span text:style-name="T117_4">++;<text:s/></text:span></text:p>
      <text:p text:style-name="P118"><text:span text:style-name="T118_1">Not</text:span><text:span text:style-name="T118_2"><text:s/></text:span><text:span text:style-name="T118_3">Valid</text:span><text:span text:style-name="T118_4">:<text:s/>$</text:span><text:span text:style-name="T118_5">i</text:span><text:span text:style-name="T118_6"><text:s/>++;</text:span></text:p>
      <text:h text:style-name="P119" text:outline-level="10"><text:bookmark-start text:name="h.tamvk3dipdy0"/><text:bookmark-end text:name="h.tamvk3dipdy0"/><text:span text:style-name="T119_1">Casting</text:span></text:h>
      <text:p text:style-name="P120"><text:span text:style-name="T120_1">Put</text:span><text:span text:style-name="T120_2"><text:s/></text:span><text:span text:style-name="T120_3">a</text:span><text:span text:style-name="T120_4"><text:s/></text:span><text:span text:style-name="T120_5">space</text:span><text:span text:style-name="T120_6"><text:s/></text:span><text:span text:style-name="T120_7">between</text:span><text:span text:style-name="T120_8"><text:s/></text:span><text:span text:style-name="T120_9">the</text:span><text:span text:style-name="T120_10"><text:s/>(</text:span><text:span text:style-name="T120_11">type</text:span><text:span text:style-name="T120_12">)<text:s/></text:span><text:span text:style-name="T120_13">and</text:span><text:span text:style-name="T120_14"><text:s/></text:span><text:span text:style-name="T120_15">the</text:span><text:span text:style-name="T120_16"><text:s/>$</text:span><text:span text:style-name="T120_17">variable</text:span><text:span text:style-name="T120_18"><text:s/></text:span><text:span text:style-name="T120_19">in</text:span><text:span text:style-name="T120_20"><text:s/></text:span><text:span text:style-name="T120_21">a</text:span><text:span text:style-name="T120_22"><text:s/></text:span><text:span text:style-name="T120_23">cast</text:span><text:span text:style-name="T120_24">:<text:s/>(</text:span><text:span text:style-name="T120_25">int</text:span><text:span text:style-name="T120_26">)<text:s/>$</text:span><text:span text:style-name="T120_27">mynumber</text:span><text:span text:style-name="T120_28">.</text:span></text:p>
      <text:h text:style-name="P121" text:outline-level="10"><text:bookmark-start text:name="h.qx79nh378pvv"/><text:bookmark-end text:name="h.qx79nh378pvv"/><text:span text:style-name="T121_1">Control</text:span><text:span text:style-name="T121_2"><text:s/></text:span><text:span text:style-name="T121_3">Structures</text:span></text:h>
      <text:p text:style-name="P122"><text:span text:style-name="T122_1">Control</text:span><text:span text:style-name="T122_2"><text:s/></text:span><text:span text:style-name="T122_3">structures</text:span><text:span text:style-name="T122_4"><text:s/></text:span><text:span text:style-name="T122_5">include</text:span><text:span text:style-name="T122_6"><text:s/></text:span><text:span text:style-name="T122_7">if</text:span><text:span text:style-name="T122_8">,<text:s/></text:span><text:span text:style-name="T122_9">for</text:span><text:span text:style-name="T122_10">,<text:s/></text:span><text:span text:style-name="T122_11">while</text:span><text:span text:style-name="T122_12">,<text:s/></text:span><text:span text:style-name="T122_13">switch</text:span><text:span text:style-name="T122_14">,<text:s/></text:span><text:span text:style-name="T122_15">etc</text:span><text:span text:style-name="T122_16">.<text:s/></text:span><text:span text:style-name="T122_17">Here</text:span><text:span text:style-name="T122_18"><text:s/></text:span><text:span text:style-name="T122_19">is</text:span><text:span text:style-name="T122_20"><text:s/></text:span><text:span text:style-name="T122_21">a</text:span><text:span text:style-name="T122_22"><text:s/></text:span><text:span text:style-name="T122_23">sample</text:span><text:span text:style-name="T122_24"><text:s/></text:span><text:span text:style-name="T122_25">if</text:span><text:span text:style-name="T122_26"><text:s/></text:span><text:span text:style-name="T122_27">statement</text:span><text:span text:style-name="T122_28">,<text:s/></text:span><text:span text:style-name="T122_29">since</text:span><text:span text:style-name="T122_30"><text:s/></text:span><text:span text:style-name="T122_31">it</text:span><text:span text:style-name="T122_32"><text:s/></text:span><text:span text:style-name="T122_33">is</text:span><text:span text:style-name="T122_34"><text:s/></text:span><text:span text:style-name="T122_35">the</text:span><text:span text:style-name="T122_36"><text:s/></text:span><text:span text:style-name="T122_37">most</text:span><text:span text:style-name="T122_38"><text:s/></text:span><text:span text:style-name="T122_39">complicated</text:span><text:span text:style-name="T122_40"><text:s/></text:span><text:span text:style-name="T122_41">of</text:span><text:span text:style-name="T122_42"><text:s/></text:span><text:span text:style-name="T122_43">them</text:span><text:span text:style-name="T122_44">:</text:span></text:p>
      <text:p text:style-name="P123"/>
      <text:p text:style-name="P124"><text:span text:style-name="T124_1">if</text:span><text:span text:style-name="T124_2"><text:s/>(</text:span><text:span text:style-name="T124_3">condition</text:span><text:span text:style-name="T124_4">1<text:s/>||<text:s/></text:span><text:span text:style-name="T124_5">condition</text:span><text:span text:style-name="T124_6">2)<text:s text:c="3"/></text:span><text:span text:style-name="T124_7">action</text:span><text:span text:style-name="T124_8">1;</text:span></text:p>
      <text:p text:style-name="P125"/>
      <text:p text:style-name="P126"><text:span text:style-name="T126_1">elseif</text:span><text:span text:style-name="T126_2"><text:s/>(</text:span><text:span text:style-name="T126_3">condition</text:span><text:span text:style-name="T126_4">3<text:s/>&amp;&amp;<text:s/></text:span><text:span text:style-name="T126_5">condition</text:span><text:span text:style-name="T126_6">4)<text:s/>{</text:span></text:p>
      <text:p text:style-name="P127"><text:span text:style-name="T127_1"><text:s text:c="2"/></text:span><text:span text:style-name="T127_2">action</text:span><text:span text:style-name="T127_3">2;</text:span></text:p>
      <text:p text:style-name="P128"><text:span text:style-name="T128_1">}</text:span></text:p>
      <text:p text:style-name="P129"><text:span text:style-name="T129_1">else</text:span><text:span text:style-name="T129_2"><text:s/>{</text:span></text:p>
      <text:p text:style-name="P130"><text:span text:style-name="T130_1"><text:s text:c="2"/></text:span><text:span text:style-name="T130_2">defaultaction</text:span><text:span text:style-name="T130_3">;</text:span></text:p>
      <text:p text:style-name="P131"><text:span text:style-name="T131_1">}</text:span></text:p>
      <text:p text:style-name="P132"/>
      <text:p text:style-name="P133"><text:span text:style-name="T133_1">Control</text:span><text:span text:style-name="T133_2"><text:s/></text:span><text:span text:style-name="T133_3">statements</text:span><text:span text:style-name="T133_4"><text:s/></text:span><text:span text:style-name="T133_5">should</text:span><text:span text:style-name="T133_6"><text:s/></text:span><text:span text:style-name="T133_7">have</text:span><text:span text:style-name="T133_8"><text:s/></text:span><text:span text:style-name="T133_9">one</text:span><text:span text:style-name="T133_10"><text:s/></text:span><text:span text:style-name="T133_11">space</text:span><text:span text:style-name="T133_12"><text:s/></text:span><text:span text:style-name="T133_13">between</text:span><text:span text:style-name="T133_14"><text:s/></text:span><text:span text:style-name="T133_15">the</text:span><text:span text:style-name="T133_16"><text:s/></text:span><text:span text:style-name="T133_17">control</text:span><text:span text:style-name="T133_18"><text:s/></text:span><text:span text:style-name="T133_19">keyword</text:span><text:span text:style-name="T133_20"><text:s/></text:span><text:span text:style-name="T133_21">and</text:span><text:span text:style-name="T133_22"><text:s/></text:span><text:span text:style-name="T133_23">opening</text:span><text:span text:style-name="T133_24"><text:s/></text:span><text:span text:style-name="T133_25">parenthesis</text:span><text:span text:style-name="T133_26">,<text:s/></text:span><text:span text:style-name="T133_27">to</text:span><text:span text:style-name="T133_28"><text:s/></text:span><text:span text:style-name="T133_29">distinguish</text:span><text:span text:style-name="T133_30"><text:s/></text:span><text:span text:style-name="T133_31">them</text:span><text:span text:style-name="T133_32"><text:s/></text:span><text:span text:style-name="T133_33">from</text:span><text:span text:style-name="T133_34"><text:s/></text:span><text:span text:style-name="T133_35">function</text:span><text:span text:style-name="T133_36"><text:s/></text:span><text:span text:style-name="T133_37">calls</text:span><text:span text:style-name="T133_38">.</text:span></text:p>
      <text:p text:style-name="P134"/>
      <text:p text:style-name="P135"><text:span text:style-name="T135_1">(</text:span><text:span text:style-name="T135_2">Small</text:span><text:span text:style-name="T135_3"><text:s/></text:span><text:span text:style-name="T135_4">Difference</text:span><text:span text:style-name="T135_5"><text:s/></text:span><text:span text:style-name="T135_6">from</text:span><text:span text:style-name="T135_7"><text:s/></text:span><text:span text:style-name="T135_8">Drupal</text:span><text:span text:style-name="T135_9"><text:s/></text:span><text:span text:style-name="T135_10">Coding</text:span><text:span text:style-name="T135_11"><text:s/></text:span><text:span text:style-name="T135_12">Standards</text:span><text:span text:style-name="T135_13">)</text:span></text:p>
      <text:p text:style-name="P136"><text:span text:style-name="T136_1">All</text:span><text:span text:style-name="T136_2"><text:s/></text:span><text:span text:style-name="T136_3">control</text:span><text:span text:style-name="T136_4"><text:s/></text:span><text:span text:style-name="T136_5">structures</text:span><text:span text:style-name="T136_6"><text:s/></text:span><text:span text:style-name="T136_7">should</text:span><text:span text:style-name="T136_8"><text:s/></text:span><text:span text:style-name="T136_9">contain</text:span><text:span text:style-name="T136_10"><text:s/></text:span><text:span text:style-name="T136_11">an</text:span><text:span text:style-name="T136_12"><text:s/></text:span><text:span text:style-name="T136_13">start</text:span><text:span text:style-name="T136_14"><text:s/></text:span><text:span text:style-name="T136_15">and</text:span><text:span text:style-name="T136_16"><text:s/></text:span><text:span text:style-name="T136_17">end</text:span><text:span text:style-name="T136_18"><text:s/></text:span><text:span text:style-name="T136_19">brace</text:span><text:span text:style-name="T136_20">.<text:s/></text:span><text:span text:style-name="T136_21">The</text:span><text:span text:style-name="T136_22"><text:s/></text:span><text:span text:style-name="T136_23">only</text:span><text:span text:style-name="T136_24"><text:s/></text:span><text:span text:style-name="T136_25">exception</text:span><text:span text:style-name="T136_26"><text:s/></text:span><text:span text:style-name="T136_27">exists</text:span><text:span text:style-name="T136_28"><text:s/></text:span><text:span text:style-name="T136_29">is</text:span><text:span text:style-name="T136_30"><text:s/></text:span><text:span text:style-name="T136_31">that</text:span><text:span text:style-name="T136_32"><text:s/></text:span><text:span text:style-name="T136_33">if</text:span><text:span text:style-name="T136_34"><text:s/></text:span><text:span text:style-name="T136_35">it</text:span><text:span text:style-name="T136_36">’</text:span><text:span text:style-name="T136_37">s</text:span><text:span text:style-name="T136_38"><text:s/></text:span><text:span text:style-name="T136_39">a</text:span><text:span text:style-name="T136_40"><text:s/></text:span><text:span text:style-name="T136_41">one</text:span><text:span text:style-name="T136_42"><text:s/></text:span><text:span text:style-name="T136_43">line</text:span><text:span text:style-name="T136_44"><text:s/></text:span><text:span text:style-name="T136_45">statement</text:span><text:span text:style-name="T136_46"><text:s/></text:span><text:span text:style-name="T136_47">a</text:span><text:span text:style-name="T136_48"><text:s/></text:span><text:span text:style-name="T136_49">start</text:span><text:span text:style-name="T136_50"><text:s/></text:span><text:span text:style-name="T136_51">and</text:span><text:span text:style-name="T136_52"><text:s/></text:span><text:span text:style-name="T136_53">end</text:span><text:span text:style-name="T136_54"><text:s/></text:span><text:span text:style-name="T136_55">brace</text:span><text:span text:style-name="T136_56"><text:s/></text:span><text:span text:style-name="T136_57">is</text:span><text:span text:style-name="T136_58"><text:s/></text:span><text:span text:style-name="T136_59">not</text:span><text:span text:style-name="T136_60"><text:s/></text:span><text:span text:style-name="T136_61">required</text:span><text:span text:style-name="T136_62">.</text:span></text:p>
      <text:h text:style-name="P137" text:outline-level="10"><text:bookmark-start text:name="h.b57b2yrbxhoz"/><text:bookmark-end text:name="h.b57b2yrbxhoz"/><text:span text:style-name="T137_1">Classes</text:span></text:h>
      <text:p text:style-name="P138"><text:span text:style-name="T138_1">When</text:span><text:span text:style-name="T138_2"><text:s/></text:span><text:span text:style-name="T138_3">calling</text:span><text:span text:style-name="T138_4"><text:s/></text:span><text:span text:style-name="T138_5">class</text:span><text:span text:style-name="T138_6"><text:s/></text:span><text:span text:style-name="T138_7">constructors</text:span><text:span text:style-name="T138_8"><text:s/></text:span><text:span text:style-name="T138_9">with</text:span><text:span text:style-name="T138_10"><text:s/></text:span><text:span text:style-name="T138_11">no</text:span><text:span text:style-name="T138_12"><text:s/></text:span><text:span text:style-name="T138_13">arguments</text:span><text:span text:style-name="T138_14">,<text:s/></text:span><text:span text:style-name="T138_15">always</text:span><text:span text:style-name="T138_16"><text:s/></text:span><text:span text:style-name="T138_17">include</text:span><text:span text:style-name="T138_18"><text:s/></text:span><text:span text:style-name="T138_19">parentheses</text:span><text:span text:style-name="T138_20">:</text:span></text:p>
      <text:p text:style-name="P139"/>
      <text:p text:style-name="P140"><text:span text:style-name="T140_1">Valid</text:span><text:span text:style-name="T140_2"><text:s/></text:span><text:span text:style-name="T140_3">Example</text:span><text:span text:style-name="T140_4">:<text:s/></text:span></text:p>
      <text:p text:style-name="P141"><text:span text:style-name="T141_1">$</text:span><text:span text:style-name="T141_2">foo</text:span><text:span text:style-name="T141_3"><text:s/>=<text:s/></text:span><text:span text:style-name="T141_4">new</text:span><text:span text:style-name="T141_5"><text:s/></text:span><text:span text:style-name="T141_6">MyClassName</text:span><text:span text:style-name="T141_7">();</text:span></text:p>
      <text:p text:style-name="P142"><text:span text:style-name="T142_1">Not</text:span><text:span text:style-name="T142_2"><text:s/></text:span><text:span text:style-name="T142_3">Valid</text:span><text:span text:style-name="T142_4"><text:s/></text:span><text:span text:style-name="T142_5">Example</text:span><text:span text:style-name="T142_6">:</text:span></text:p>
      <text:p text:style-name="P143"><text:span text:style-name="T143_1">$</text:span><text:span text:style-name="T143_2">foo</text:span><text:span text:style-name="T143_3"><text:s/>=<text:s/></text:span><text:span text:style-name="T143_4">new</text:span><text:span text:style-name="T143_5"><text:s/></text:span><text:span text:style-name="T143_6">myclassname</text:span><text:span text:style-name="T143_7">;</text:span></text:p>
      <text:p text:style-name="P144"/>
      <text:p text:style-name="P145"><text:span text:style-name="T145_1">This</text:span><text:span text:style-name="T145_2"><text:s/></text:span><text:span text:style-name="T145_3">is</text:span><text:span text:style-name="T145_4"><text:s/></text:span><text:span text:style-name="T145_5">to</text:span><text:span text:style-name="T145_6"><text:s/></text:span><text:span text:style-name="T145_7">maintain</text:span><text:span text:style-name="T145_8"><text:s/></text:span><text:span text:style-name="T145_9">consistency</text:span><text:span text:style-name="T145_10"><text:s/></text:span><text:span text:style-name="T145_11">with</text:span><text:span text:style-name="T145_12"><text:s/></text:span><text:span text:style-name="T145_13">constructors</text:span><text:span text:style-name="T145_14"><text:s/></text:span><text:span text:style-name="T145_15">that</text:span><text:span text:style-name="T145_16"><text:s/></text:span><text:span text:style-name="T145_17">have</text:span><text:span text:style-name="T145_18"><text:s/></text:span><text:span text:style-name="T145_19">arguments</text:span><text:span text:style-name="T145_20">:</text:span></text:p>
      <text:p text:style-name="P146"><text:span text:style-name="T146_1">$</text:span><text:span text:style-name="T146_2">foo</text:span><text:span text:style-name="T146_3"><text:s/>=<text:s/></text:span><text:span text:style-name="T146_4">new</text:span><text:span text:style-name="T146_5"><text:s/></text:span><text:span text:style-name="T146_6">MyClassName</text:span><text:span text:style-name="T146_7">($</text:span><text:span text:style-name="T146_8">arg</text:span><text:span text:style-name="T146_9">1,<text:s/>$</text:span><text:span text:style-name="T146_10">arg</text:span><text:span text:style-name="T146_11">2);</text:span></text:p>
      <text:p text:style-name="P147"/>
      <text:p text:style-name="P148"><text:span text:style-name="T148_1">When</text:span><text:span text:style-name="T148_2"><text:s/></text:span><text:span text:style-name="T148_3">defining</text:span><text:span text:style-name="T148_4"><text:s/></text:span><text:span text:style-name="T148_5">classes</text:span><text:span text:style-name="T148_6">.<text:s/></text:span><text:span text:style-name="T148_7">The</text:span><text:span text:style-name="T148_8"><text:s/></text:span><text:span text:style-name="T148_9">opening</text:span><text:span text:style-name="T148_10"><text:s/></text:span><text:span text:style-name="T148_11">brace</text:span><text:span text:style-name="T148_12"><text:s/></text:span><text:span text:style-name="T148_13">shall</text:span><text:span text:style-name="T148_14"><text:s/></text:span><text:span text:style-name="T148_15">be</text:span><text:span text:style-name="T148_16"><text:s/></text:span><text:span text:style-name="T148_17">on</text:span><text:span text:style-name="T148_18"><text:s/></text:span><text:span text:style-name="T148_19">the</text:span><text:span text:style-name="T148_20"><text:s/></text:span><text:span text:style-name="T148_21">same</text:span><text:span text:style-name="T148_22"><text:s/></text:span><text:span text:style-name="T148_23">line</text:span><text:span text:style-name="T148_24">.</text:span></text:p>
      <text:p text:style-name="P149"><text:span text:style-name="T149_1">Example</text:span><text:span text:style-name="T149_2">:<text:s/></text:span></text:p>
      <text:p text:style-name="P150"><text:span text:style-name="T150_1">&lt;?</text:span><text:span text:style-name="T150_2">php</text:span></text:p>
      <text:p text:style-name="P151"><text:span text:style-name="T151_1">class</text:span><text:span text:style-name="T151_2"><text:s/></text:span><text:span text:style-name="T151_3">FooBar</text:span><text:span text:style-name="T151_4"><text:s/></text:span><text:span text:style-name="T151_5">{</text:span></text:p>
      <text:p text:style-name="P152"><text:span text:style-name="T152_1"><text:s text:c="4"/></text:span><text:span text:style-name="T152_2">//...<text:s/></text:span><text:span text:style-name="T152_3">code</text:span><text:span text:style-name="T152_4"><text:s/></text:span><text:span text:style-name="T152_5">goes</text:span><text:span text:style-name="T152_6"><text:s/></text:span><text:span text:style-name="T152_7">here</text:span></text:p>
      <text:p text:style-name="P153"><text:span text:style-name="T153_1">}</text:span></text:p>
      <text:p text:style-name="P154"><text:span text:style-name="T154_1">?&gt;</text:span></text:p>
      <text:h text:style-name="P155" text:outline-level="10"><text:bookmark-start text:name="h.jdusy0wxkuy6"/><text:bookmark-end text:name="h.jdusy0wxkuy6"/><text:span text:style-name="T155_1">Arrays</text:span></text:h>
      <text:p text:style-name="P156"><text:span text:style-name="T156_1">Arrays</text:span><text:span text:style-name="T156_2"><text:s/></text:span><text:span text:style-name="T156_3">should</text:span><text:span text:style-name="T156_4"><text:s/></text:span><text:span text:style-name="T156_5">be</text:span><text:span text:style-name="T156_6"><text:s/></text:span><text:span text:style-name="T156_7">formatted</text:span><text:span text:style-name="T156_8"><text:s/></text:span><text:span text:style-name="T156_9">with</text:span><text:span text:style-name="T156_10"><text:s/></text:span><text:span text:style-name="T156_11">a</text:span><text:span text:style-name="T156_12"><text:s/></text:span><text:span text:style-name="T156_13">space</text:span><text:span text:style-name="T156_14"><text:s/></text:span><text:span text:style-name="T156_15">separating</text:span><text:span text:style-name="T156_16"><text:s/></text:span><text:span text:style-name="T156_17">each</text:span><text:span text:style-name="T156_18"><text:s/></text:span><text:span text:style-name="T156_19">element</text:span><text:span text:style-name="T156_20"><text:s/>(</text:span><text:span text:style-name="T156_21">after</text:span><text:span text:style-name="T156_22"><text:s/></text:span><text:span text:style-name="T156_23">the</text:span><text:span text:style-name="T156_24"><text:s/></text:span><text:span text:style-name="T156_25">comma</text:span><text:span text:style-name="T156_26">),<text:s/></text:span><text:span text:style-name="T156_27">and</text:span><text:span text:style-name="T156_28"><text:s/></text:span><text:span text:style-name="T156_29">spaces</text:span><text:span text:style-name="T156_30"><text:s/></text:span><text:span text:style-name="T156_31">around</text:span><text:span text:style-name="T156_32"><text:s/></text:span><text:span text:style-name="T156_33">the</text:span><text:span text:style-name="T156_34"><text:s/>=&gt;<text:s/></text:span><text:span text:style-name="T156_35">key</text:span><text:span text:style-name="T156_36"><text:s/></text:span><text:span text:style-name="T156_37">association</text:span><text:span text:style-name="T156_38"><text:s/></text:span><text:span text:style-name="T156_39">operator</text:span><text:span text:style-name="T156_40">,<text:s/></text:span><text:span text:style-name="T156_41">if</text:span><text:span text:style-name="T156_42"><text:s/></text:span><text:span text:style-name="T156_43">applicable</text:span><text:span text:style-name="T156_44">:</text:span></text:p>
      <text:p text:style-name="P157"><text:span text:style-name="T157_1">$</text:span><text:span text:style-name="T157_2">some</text:span><text:span text:style-name="T157_3">_</text:span><text:span text:style-name="T157_4">array</text:span><text:span text:style-name="T157_5"><text:s/>=<text:s/></text:span><text:span text:style-name="T157_6">array</text:span><text:span text:style-name="T157_7">(“</text:span><text:span text:style-name="T157_8">hello</text:span><text:span text:style-name="T157_9">”,<text:s/>“</text:span><text:span text:style-name="T157_10">world</text:span><text:span text:style-name="T157_11">”,<text:s/>“</text:span><text:span text:style-name="T157_12">foo</text:span><text:span text:style-name="T157_13">”<text:s/>=&gt;<text:s/>“</text:span><text:span text:style-name="T157_14">bar</text:span><text:span text:style-name="T157_15">”);</text:span></text:p>
      <text:p text:style-name="P158"/>
      <text:p text:style-name="P159"><text:span text:style-name="T159_1">When</text:span><text:span text:style-name="T159_2"><text:s/></text:span><text:span text:style-name="T159_3">an</text:span><text:span text:style-name="T159_4"><text:s/></text:span><text:span text:style-name="T159_5">array</text:span><text:span text:style-name="T159_6"><text:s/></text:span><text:span text:style-name="T159_7">has</text:span><text:span text:style-name="T159_8"><text:s/></text:span><text:span text:style-name="T159_9">more</text:span><text:span text:style-name="T159_10"><text:s/></text:span><text:span text:style-name="T159_11">than</text:span><text:span text:style-name="T159_12"><text:s/>2<text:s/></text:span><text:span text:style-name="T159_13">associative</text:span><text:span text:style-name="T159_14"><text:s/></text:span><text:span text:style-name="T159_15">values</text:span><text:span text:style-name="T159_16"><text:s/></text:span><text:span text:style-name="T159_17">each</text:span><text:span text:style-name="T159_18"><text:s/></text:span><text:span text:style-name="T159_19">value</text:span><text:span text:style-name="T159_20"><text:s/></text:span><text:span text:style-name="T159_21">should</text:span><text:span text:style-name="T159_22"><text:s/></text:span><text:span text:style-name="T159_23">have</text:span><text:span text:style-name="T159_24"><text:s/></text:span><text:span text:style-name="T159_25">it</text:span><text:span text:style-name="T159_26">’</text:span><text:span text:style-name="T159_27">s</text:span><text:span text:style-name="T159_28"><text:s/></text:span><text:span text:style-name="T159_29">own</text:span><text:span text:style-name="T159_30"><text:s/></text:span><text:span text:style-name="T159_31">line</text:span><text:span text:style-name="T159_32">.</text:span></text:p>
      <text:p text:style-name="P160"><text:span text:style-name="T160_1">Valid</text:span><text:span text:style-name="T160_2"><text:s/></text:span><text:span text:style-name="T160_3">Example</text:span><text:span text:style-name="T160_4">:</text:span></text:p>
      <text:p text:style-name="P161"/>
      <text:p text:style-name="P162"><text:span text:style-name="T162_1">$</text:span><text:span text:style-name="T162_2">form</text:span><text:span text:style-name="T162_3">[“</text:span><text:span text:style-name="T162_4">title</text:span><text:span text:style-name="T162_5">”]<text:s/>=<text:s/></text:span><text:span text:style-name="T162_6">array</text:span><text:span text:style-name="T162_7">(</text:span></text:p>
      <text:p text:style-name="P163"><text:span text:style-name="T163_1"><text:s text:c="2"/>“#</text:span><text:span text:style-name="T163_2">type</text:span><text:span text:style-name="T163_3">”<text:s/>=&gt;<text:s/>“</text:span><text:span text:style-name="T163_4">textfield</text:span><text:span text:style-name="T163_5">”,</text:span></text:p>
      <text:p text:style-name="P164"><text:span text:style-name="T164_1"><text:s text:c="2"/>“#</text:span><text:span text:style-name="T164_2">title</text:span><text:span text:style-name="T164_3">”<text:s/>=&gt;<text:s/></text:span><text:span text:style-name="T164_4">t</text:span><text:span text:style-name="T164_5">(“</text:span><text:span text:style-name="T164_6">Title</text:span><text:span text:style-name="T164_7">”),</text:span></text:p>
      <text:p text:style-name="P165"><text:span text:style-name="T165_1"><text:s text:c="2"/>“#</text:span><text:span text:style-name="T165_2">size</text:span><text:span text:style-name="T165_3">”<text:s/>=&gt;<text:s/>60,</text:span></text:p>
      <text:p text:style-name="P166"><text:span text:style-name="T166_1"><text:s text:c="2"/>“#</text:span><text:span text:style-name="T166_2">maxlength</text:span><text:span text:style-name="T166_3">”<text:s/>=&gt;<text:s/>128,</text:span></text:p>
      <text:p text:style-name="P167"><text:span text:style-name="T167_1"><text:s text:c="2"/>“#</text:span><text:span text:style-name="T167_2">description</text:span><text:span text:style-name="T167_3">”<text:s/>=&gt;<text:s/></text:span><text:span text:style-name="T167_4">t</text:span><text:span text:style-name="T167_5">(“</text:span><text:span text:style-name="T167_6">The</text:span><text:span text:style-name="T167_7"><text:s/></text:span><text:span text:style-name="T167_8">title</text:span><text:span text:style-name="T167_9"><text:s/></text:span><text:span text:style-name="T167_10">of</text:span><text:span text:style-name="T167_11"><text:s/></text:span><text:span text:style-name="T167_12">your</text:span><text:span text:style-name="T167_13"><text:s/></text:span><text:span text:style-name="T167_14">node</text:span><text:span text:style-name="T167_15">.”),</text:span></text:p>
      <text:p text:style-name="P168"><text:span text:style-name="T168_1">);</text:span></text:p>
      <text:p text:style-name="P169"/>
      <text:p text:style-name="P170"><text:span text:style-name="T170_1">Note</text:span><text:span text:style-name="T170_2"><text:s/></text:span><text:span text:style-name="T170_3">the</text:span><text:span text:style-name="T170_4"><text:s/></text:span><text:span text:style-name="T170_5">comma</text:span><text:span text:style-name="T170_6"><text:s/></text:span><text:span text:style-name="T170_7">at</text:span><text:span text:style-name="T170_8"><text:s/></text:span><text:span text:style-name="T170_9">the</text:span><text:span text:style-name="T170_10"><text:s/></text:span><text:span text:style-name="T170_11">end</text:span><text:span text:style-name="T170_12"><text:s/></text:span><text:span text:style-name="T170_13">of</text:span><text:span text:style-name="T170_14"><text:s/></text:span><text:span text:style-name="T170_15">the</text:span><text:span text:style-name="T170_16"><text:s/></text:span><text:span text:style-name="T170_17">last</text:span><text:span text:style-name="T170_18"><text:s/></text:span><text:span text:style-name="T170_19">array</text:span><text:span text:style-name="T170_20"><text:s/></text:span><text:span text:style-name="T170_21">element</text:span><text:span text:style-name="T170_22">;<text:s/></text:span><text:span text:style-name="T170_23">This</text:span><text:span text:style-name="T170_24"><text:s/></text:span><text:span text:style-name="T170_25">is</text:span><text:span text:style-name="T170_26"><text:s/></text:span><text:span text:style-name="T170_27">not</text:span><text:span text:style-name="T170_28"><text:s/></text:span><text:span text:style-name="T170_29">a</text:span><text:span text:style-name="T170_30"><text:s/></text:span><text:span text:style-name="T170_31">typo</text:span><text:span text:style-name="T170_32">!<text:s/></text:span><text:span text:style-name="T170_33">It</text:span><text:span text:style-name="T170_34"><text:s/></text:span><text:span text:style-name="T170_35">helps</text:span><text:span text:style-name="T170_36"><text:s/></text:span><text:span text:style-name="T170_37">prevent</text:span><text:span text:style-name="T170_38"><text:s/></text:span><text:span text:style-name="T170_39">parsing</text:span><text:span text:style-name="T170_40"><text:s/></text:span><text:span text:style-name="T170_41">errors</text:span><text:span text:style-name="T170_42"><text:s/></text:span><text:span text:style-name="T170_43">if</text:span><text:span text:style-name="T170_44"><text:s/></text:span><text:span text:style-name="T170_45">another</text:span><text:span text:style-name="T170_46"><text:s/></text:span><text:span text:style-name="T170_47">element</text:span><text:span text:style-name="T170_48"><text:s/></text:span><text:span text:style-name="T170_49">is</text:span><text:span text:style-name="T170_50"><text:s/></text:span><text:span text:style-name="T170_51">placed</text:span><text:span text:style-name="T170_52"><text:s/></text:span><text:span text:style-name="T170_53">at</text:span><text:span text:style-name="T170_54"><text:s/></text:span><text:span text:style-name="T170_55">the</text:span><text:span text:style-name="T170_56"><text:s/></text:span><text:span text:style-name="T170_57">end</text:span><text:span text:style-name="T170_58"><text:s/></text:span><text:span text:style-name="T170_59">of</text:span><text:span text:style-name="T170_60"><text:s/></text:span><text:span text:style-name="T170_61">the</text:span><text:span text:style-name="T170_62"><text:s/></text:span><text:span text:style-name="T170_63">list</text:span><text:span text:style-name="T170_64"><text:s/></text:span><text:span text:style-name="T170_65">later</text:span><text:span text:style-name="T170_66">.</text:span></text:p>
      <text:h text:style-name="P171" text:outline-level="10"><text:span text:style-name="T171_1">String</text:span><text:span text:style-name="T171_2"><text:s/></text:span><text:span text:style-name="T171_3">Concatenations</text:span></text:h>
      <text:p text:style-name="P172"><text:span text:style-name="T172_1">Always</text:span><text:span text:style-name="T172_2"><text:s/></text:span><text:span text:style-name="T172_3">use</text:span><text:span text:style-name="T172_4"><text:s/></text:span><text:span text:style-name="T172_5">a</text:span><text:span text:style-name="T172_6"><text:s/></text:span><text:span text:style-name="T172_7">space</text:span><text:span text:style-name="T172_8"><text:s/></text:span><text:span text:style-name="T172_9">between</text:span><text:span text:style-name="T172_10"><text:s/></text:span><text:span text:style-name="T172_11">the</text:span><text:span text:style-name="T172_12"><text:s/></text:span><text:span text:style-name="T172_13">dot</text:span><text:span text:style-name="T172_14"><text:s/></text:span><text:span text:style-name="T172_15">and</text:span><text:span text:style-name="T172_16"><text:s/></text:span><text:span text:style-name="T172_17">the</text:span><text:span text:style-name="T172_18"><text:s/></text:span><text:span text:style-name="T172_19">concatenated</text:span><text:span text:style-name="T172_20"><text:s/></text:span><text:span text:style-name="T172_21">parts</text:span><text:span text:style-name="T172_22"><text:s/></text:span><text:span text:style-name="T172_23">to</text:span><text:span text:style-name="T172_24"><text:s/></text:span><text:span text:style-name="T172_25">improve</text:span><text:span text:style-name="T172_26"><text:s/></text:span><text:span text:style-name="T172_27">readability</text:span><text:span text:style-name="T172_28">.</text:span></text:p>
      <text:p text:style-name="P173"><text:span text:style-name="T173_1">Example</text:span><text:span text:style-name="T173_2">:</text:span></text:p>
      <text:p text:style-name="P174"><text:span text:style-name="T174_1">&lt;?</text:span><text:span text:style-name="T174_2">php</text:span></text:p>
      <text:p text:style-name="P175"><text:span text:style-name="T175_1">$</text:span><text:span text:style-name="T175_2">foo</text:span><text:span text:style-name="T175_3"><text:s/>.<text:s/>$</text:span><text:span text:style-name="T175_4">bar</text:span><text:span text:style-name="T175_5">;<text:s/></text:span></text:p>
      <text:p text:style-name="P176"><text:span text:style-name="T176_1">$</text:span><text:span text:style-name="T176_2">foo</text:span><text:span text:style-name="T176_3"><text:s/>.<text:s/>“</text:span><text:span text:style-name="T176_4">bar</text:span><text:span text:style-name="T176_5"><text:s/></text:span><text:span text:style-name="T176_6">baz</text:span><text:span text:style-name="T176_7"><text:s/></text:span><text:span text:style-name="T176_8">quuz</text:span><text:span text:style-name="T176_9">”;</text:span></text:p>
      <text:p text:style-name="P177"><text:span text:style-name="T177_1">?&gt;</text:span></text:p>
      <text:p text:style-name="P178"/>
      <text:p text:style-name="P179"><text:span text:style-name="T179_1">When</text:span><text:span text:style-name="T179_2"><text:s/></text:span><text:span text:style-name="T179_3">using</text:span><text:span text:style-name="T179_4"><text:s/></text:span><text:span text:style-name="T179_5">the</text:span><text:span text:style-name="T179_6"><text:s/></text:span><text:span text:style-name="T179_7">concatenating</text:span><text:span text:style-name="T179_8"><text:s/></text:span><text:span text:style-name="T179_9">assignment</text:span><text:span text:style-name="T179_10"><text:s/></text:span><text:span text:style-name="T179_11">operator</text:span><text:span text:style-name="T179_12"><text:s/>('.='),<text:s/></text:span><text:span text:style-name="T179_13">use</text:span><text:span text:style-name="T179_14"><text:s/></text:span><text:span text:style-name="T179_15">a</text:span><text:span text:style-name="T179_16"><text:s/></text:span><text:span text:style-name="T179_17">space</text:span><text:span text:style-name="T179_18"><text:s/></text:span><text:span text:style-name="T179_19">on</text:span><text:span text:style-name="T179_20"><text:s/></text:span><text:span text:style-name="T179_21">each</text:span><text:span text:style-name="T179_22"><text:s/></text:span><text:span text:style-name="T179_23">side</text:span><text:span text:style-name="T179_24"><text:s/></text:span><text:span text:style-name="T179_25">as</text:span><text:span text:style-name="T179_26"><text:s/></text:span><text:span text:style-name="T179_27">with</text:span><text:span text:style-name="T179_28"><text:s/></text:span><text:span text:style-name="T179_29">the</text:span><text:span text:style-name="T179_30"><text:s/></text:span><text:span text:style-name="T179_31">assignment</text:span><text:span text:style-name="T179_32"><text:s/></text:span><text:span text:style-name="T179_33">operator</text:span><text:span text:style-name="T179_34">:</text:span></text:p>
      <text:p text:style-name="P180"><text:span text:style-name="T180_1">&lt;?</text:span><text:span text:style-name="T180_2">php</text:span></text:p>
      <text:p text:style-name="P181"><text:span text:style-name="T181_1">$</text:span><text:span text:style-name="T181_2">string</text:span><text:span text:style-name="T181_3"><text:s/></text:span><text:span text:style-name="T181_4">.=<text:s/></text:span><text:span text:style-name="T181_5">“</text:span><text:span text:style-name="T181_6">Foo</text:span><text:span text:style-name="T181_7">”</text:span><text:span text:style-name="T181_8">;</text:span></text:p>
      <text:p text:style-name="P182"><text:span text:style-name="T182_1">$</text:span><text:span text:style-name="T182_2">string</text:span><text:span text:style-name="T182_3"><text:s/></text:span><text:span text:style-name="T182_4">.=<text:s/></text:span><text:span text:style-name="T182_5">$</text:span><text:span text:style-name="T182_6">bar</text:span><text:span text:style-name="T182_7">;</text:span></text:p>
      <text:p text:style-name="P183"><text:span text:style-name="T183_1">$</text:span><text:span text:style-name="T183_2">string</text:span><text:span text:style-name="T183_3"><text:s/></text:span><text:span text:style-name="T183_4">.=<text:s/></text:span><text:span text:style-name="T183_5">baz</text:span><text:span text:style-name="T183_6">();</text:span></text:p>
      <text:p text:style-name="P184"><text:span text:style-name="T184_1">?&gt;</text:span></text:p>
      <text:h text:style-name="P185" text:outline-level="10"><text:bookmark-start text:name="h.jcr149h2prl0"/><text:bookmark-end text:name="h.jcr149h2prl0"/><text:span text:style-name="T185_1">Ternerary</text:span><text:span text:style-name="T185_2"><text:s/></text:span><text:span text:style-name="T185_3">Operators</text:span></text:h>
      <text:p text:style-name="P186"><text:span text:style-name="T186_1">Ternary</text:span><text:span text:style-name="T186_2"><text:s/></text:span><text:span text:style-name="T186_3">operators</text:span><text:span text:style-name="T186_4"><text:s/></text:span><text:span text:style-name="T186_5">can</text:span><text:span text:style-name="T186_6"><text:s/></text:span><text:span text:style-name="T186_7">be</text:span><text:span text:style-name="T186_8"><text:s/></text:span><text:span text:style-name="T186_9">difficult</text:span><text:span text:style-name="T186_10"><text:s/></text:span><text:span text:style-name="T186_11">to</text:span><text:span text:style-name="T186_12"><text:s/></text:span><text:span text:style-name="T186_13">read</text:span><text:span text:style-name="T186_14">.<text:s/></text:span><text:span text:style-name="T186_15">Therefore</text:span><text:span text:style-name="T186_16">,<text:s/></text:span><text:span text:style-name="T186_17">when</text:span><text:span text:style-name="T186_18"><text:s/></text:span><text:span text:style-name="T186_19">using</text:span><text:span text:style-name="T186_20"><text:s/></text:span><text:span text:style-name="T186_21">ternary</text:span><text:span text:style-name="T186_22"><text:s/></text:span><text:span text:style-name="T186_23">operators</text:span><text:span text:style-name="T186_24"><text:s/></text:span><text:span text:style-name="T186_25">please</text:span><text:span text:style-name="T186_26"><text:s/></text:span><text:span text:style-name="T186_27">separate</text:span><text:span text:style-name="T186_28"><text:s/></text:span><text:span text:style-name="T186_29">them</text:span><text:span text:style-name="T186_30"><text:s/></text:span><text:span text:style-name="T186_31">into</text:span><text:span text:style-name="T186_32"><text:s/></text:span><text:span text:style-name="T186_33">at</text:span><text:span text:style-name="T186_34"><text:s/></text:span><text:span text:style-name="T186_35">least</text:span><text:span text:style-name="T186_36"><text:s/>2<text:s/></text:span><text:span text:style-name="T186_37">lines</text:span><text:span text:style-name="T186_38">:</text:span></text:p>
      <text:p text:style-name="P187"><text:span text:style-name="T187_1">Example</text:span><text:span text:style-name="T187_2">:</text:span></text:p>
      <text:p text:style-name="P188"><text:span text:style-name="T188_1">&lt;?</text:span><text:span text:style-name="T188_2">php</text:span></text:p>
      <text:p text:style-name="P189"/>
      <text:p text:style-name="P190"><text:span text:style-name="T190_1">$</text:span><text:span text:style-name="T190_2">a</text:span><text:span text:style-name="T190_3"><text:s/></text:span><text:span text:style-name="T190_4">=<text:s/></text:span><text:span text:style-name="T190_5">$</text:span><text:span text:style-name="T190_6">condition</text:span><text:span text:style-name="T190_7">1<text:s/></text:span><text:span text:style-name="T190_8">&amp;&amp;<text:s/></text:span><text:span text:style-name="T190_9">$</text:span><text:span text:style-name="T190_10">condition</text:span><text:span text:style-name="T190_11">2</text:span></text:p>
      <text:p text:style-name="P191"><text:span text:style-name="T191_1"><text:s text:c="4"/></text:span><text:span text:style-name="T191_2">?<text:s/></text:span><text:span text:style-name="T191_3">$</text:span><text:span text:style-name="T191_4">foo</text:span><text:span text:style-name="T191_5"><text:s/></text:span><text:span text:style-name="T191_6">:<text:s/></text:span><text:span text:style-name="T191_7">$</text:span><text:span text:style-name="T191_8">bar</text:span><text:span text:style-name="T191_9">;</text:span></text:p>
      <text:p text:style-name="P192"/>
      <text:p text:style-name="P193"><text:span text:style-name="T193_1">$</text:span><text:span text:style-name="T193_2">b</text:span><text:span text:style-name="T193_3"><text:s/></text:span><text:span text:style-name="T193_4">=<text:s/></text:span><text:span text:style-name="T193_5">$</text:span><text:span text:style-name="T193_6">condition</text:span><text:span text:style-name="T193_7">3<text:s/></text:span><text:span text:style-name="T193_8">&amp;&amp;<text:s/></text:span><text:span text:style-name="T193_9">$</text:span><text:span text:style-name="T193_10">condition</text:span><text:span text:style-name="T193_11">4</text:span></text:p>
      <text:p text:style-name="P194"><text:span text:style-name="T194_1"><text:s text:c="4"/></text:span><text:span text:style-name="T194_2">?<text:s/></text:span><text:span text:style-name="T194_3">$</text:span><text:span text:style-name="T194_4">foo</text:span><text:span text:style-name="T194_5">_</text:span><text:span text:style-name="T194_6">man</text:span><text:span text:style-name="T194_7">_</text:span><text:span text:style-name="T194_8">this</text:span><text:span text:style-name="T194_9">_</text:span><text:span text:style-name="T194_10">is</text:span><text:span text:style-name="T194_11">_</text:span><text:span text:style-name="T194_12">too</text:span><text:span text:style-name="T194_13">_</text:span><text:span text:style-name="T194_14">long</text:span><text:span text:style-name="T194_15">_</text:span><text:span text:style-name="T194_16">what</text:span><text:span text:style-name="T194_17">_</text:span><text:span text:style-name="T194_18">should</text:span><text:span text:style-name="T194_19">_</text:span><text:span text:style-name="T194_20">i</text:span><text:span text:style-name="T194_21">_</text:span><text:span text:style-name="T194_22">do</text:span></text:p>
      <text:p text:style-name="P195"><text:span text:style-name="T195_1"><text:s text:c="4"/></text:span><text:span text:style-name="T195_2">:<text:s/></text:span><text:span text:style-name="T195_3">$</text:span><text:span text:style-name="T195_4">bar</text:span><text:span text:style-name="T195_5">;</text:span></text:p>
      <text:p text:style-name="P196"><text:span text:style-name="T196_1">?&gt;</text:span></text:p>
      <text:h text:style-name="P197" text:outline-level="10"><text:bookmark-start text:name="h.fspggc9tiqfn"/><text:bookmark-end text:name="h.fspggc9tiqfn"/><text:span text:style-name="T197_1">Yoda</text:span><text:span text:style-name="T197_2"><text:s/></text:span><text:span text:style-name="T197_3">Condition</text:span></text:h>
      <text:p text:style-name="P198"><text:span text:style-name="T198_1">The</text:span><text:span text:style-name="T198_2"><text:s/>“</text:span><text:span text:style-name="T198_3">Yoda</text:span><text:span text:style-name="T198_4">”<text:s/></text:span><text:span text:style-name="T198_5">Condition</text:span><text:span text:style-name="T198_6"><text:s/></text:span><text:span text:style-name="T198_7">should</text:span><text:span text:style-name="T198_8"><text:s/></text:span><text:span text:style-name="T198_9">be</text:span><text:span text:style-name="T198_10"><text:s/></text:span><text:span text:style-name="T198_11">avoided</text:span><text:span text:style-name="T198_12">.<text:s/></text:span><text:span text:style-name="T198_13">See</text:span><text:span text:style-name="T198_14"><text:s/></text:span><text:span text:style-name="T198_15"><text:a xlink:type="simple" xlink:href="http://codex.wordpress.org/WordPress_Coding_Standards#Yoda_Conditions"><text:span text:style-name="T198_16">http</text:span></text:a></text:span><text:span text:style-name="T198_17"><text:a xlink:type="simple" xlink:href="http://codex.wordpress.org/WordPress_Coding_Standards#Yoda_Conditions"><text:span text:style-name="T198_18">://</text:span></text:a></text:span><text:span text:style-name="T198_19"><text:a xlink:type="simple" xlink:href="http://codex.wordpress.org/WordPress_Coding_Standards#Yoda_Conditions"><text:span text:style-name="T198_20">codex</text:span></text:a></text:span><text:span text:style-name="T198_21"><text:a xlink:type="simple" xlink:href="http://codex.wordpress.org/WordPress_Coding_Standards#Yoda_Conditions"><text:span text:style-name="T198_22">.</text:span></text:a></text:span><text:span text:style-name="T198_23"><text:a xlink:type="simple" xlink:href="http://codex.wordpress.org/WordPress_Coding_Standards#Yoda_Conditions"><text:span text:style-name="T198_24">wordpress</text:span></text:a></text:span><text:span text:style-name="T198_25"><text:a xlink:type="simple" xlink:href="http://codex.wordpress.org/WordPress_Coding_Standards#Yoda_Conditions"><text:span text:style-name="T198_26">.</text:span></text:a></text:span><text:span text:style-name="T198_27"><text:a xlink:type="simple" xlink:href="http://codex.wordpress.org/WordPress_Coding_Standards#Yoda_Conditions"><text:span text:style-name="T198_28">org</text:span></text:a></text:span><text:span text:style-name="T198_29"><text:a xlink:type="simple" xlink:href="http://codex.wordpress.org/WordPress_Coding_Standards#Yoda_Conditions"><text:span text:style-name="T198_30">/</text:span></text:a></text:span><text:span text:style-name="T198_31"><text:a xlink:type="simple" xlink:href="http://codex.wordpress.org/WordPress_Coding_Standards#Yoda_Conditions"><text:span text:style-name="T198_32">WordPress</text:span></text:a></text:span><text:span text:style-name="T198_33"><text:a xlink:type="simple" xlink:href="http://codex.wordpress.org/WordPress_Coding_Standards#Yoda_Conditions"><text:span text:style-name="T198_34">_</text:span></text:a></text:span><text:span text:style-name="T198_35"><text:a xlink:type="simple" xlink:href="http://codex.wordpress.org/WordPress_Coding_Standards#Yoda_Conditions"><text:span text:style-name="T198_36">Coding</text:span></text:a></text:span><text:span text:style-name="T198_37"><text:a xlink:type="simple" xlink:href="http://codex.wordpress.org/WordPress_Coding_Standards#Yoda_Conditions"><text:span text:style-name="T198_38">_</text:span></text:a></text:span><text:span text:style-name="T198_39"><text:a xlink:type="simple" xlink:href="http://codex.wordpress.org/WordPress_Coding_Standards#Yoda_Conditions"><text:span text:style-name="T198_40">Standards</text:span></text:a></text:span><text:span text:style-name="T198_41"><text:a xlink:type="simple" xlink:href="http://codex.wordpress.org/WordPress_Coding_Standards#Yoda_Conditions"><text:span text:style-name="T198_42">#</text:span></text:a></text:span><text:span text:style-name="T198_43"><text:a xlink:type="simple" xlink:href="http://codex.wordpress.org/WordPress_Coding_Standards#Yoda_Conditions"><text:span text:style-name="T198_44">Yoda</text:span></text:a></text:span><text:span text:style-name="T198_45"><text:a xlink:type="simple" xlink:href="http://codex.wordpress.org/WordPress_Coding_Standards#Yoda_Conditions"><text:span text:style-name="T198_46">_</text:span></text:a></text:span><text:span text:style-name="T198_47"><text:a xlink:type="simple" xlink:href="http://codex.wordpress.org/WordPress_Coding_Standards#Yoda_Conditions"><text:span text:style-name="T198_48">Conditions</text:span></text:a></text:span><text:span text:style-name="T198_49"><text:s/>.</text:span></text:p>
      <text:h text:style-name="P199" text:outline-level="10"><text:bookmark-start text:name="h.q55oa6t5dn0i"/><text:bookmark-end text:name="h.q55oa6t5dn0i"/><text:span text:style-name="T199_1">Semicolons</text:span></text:h>
      <text:p text:style-name="P200"><text:span text:style-name="T200_1">The</text:span><text:span text:style-name="T200_2"><text:s/></text:span><text:span text:style-name="T200_3">PHP</text:span><text:span text:style-name="T200_4"><text:s/></text:span><text:span text:style-name="T200_5">language</text:span><text:span text:style-name="T200_6"><text:s/></text:span><text:span text:style-name="T200_7">requires</text:span><text:span text:style-name="T200_8"><text:s/></text:span><text:span text:style-name="T200_9">semicolons</text:span><text:span text:style-name="T200_10"><text:s/></text:span><text:span text:style-name="T200_11">at</text:span><text:span text:style-name="T200_12"><text:s/></text:span><text:span text:style-name="T200_13">the</text:span><text:span text:style-name="T200_14"><text:s/></text:span><text:span text:style-name="T200_15">end</text:span><text:span text:style-name="T200_16"><text:s/></text:span><text:span text:style-name="T200_17">of</text:span><text:span text:style-name="T200_18"><text:s/></text:span><text:span text:style-name="T200_19">most</text:span><text:span text:style-name="T200_20"><text:s/></text:span><text:span text:style-name="T200_21">lines</text:span><text:span text:style-name="T200_22">,<text:s/></text:span><text:span text:style-name="T200_23">but</text:span><text:span text:style-name="T200_24"><text:s/></text:span><text:span text:style-name="T200_25">allows</text:span><text:span text:style-name="T200_26"><text:s/></text:span><text:span text:style-name="T200_27">them</text:span><text:span text:style-name="T200_28"><text:s/></text:span><text:span text:style-name="T200_29">to</text:span><text:span text:style-name="T200_30"><text:s/></text:span><text:span text:style-name="T200_31">be</text:span><text:span text:style-name="T200_32"><text:s/></text:span><text:span text:style-name="T200_33">omitted</text:span><text:span text:style-name="T200_34"><text:s/></text:span><text:span text:style-name="T200_35">at</text:span><text:span text:style-name="T200_36"><text:s/></text:span><text:span text:style-name="T200_37">the</text:span><text:span text:style-name="T200_38"><text:s/></text:span><text:span text:style-name="T200_39">end</text:span><text:span text:style-name="T200_40"><text:s/></text:span><text:span text:style-name="T200_41">of</text:span><text:span text:style-name="T200_42"><text:s/></text:span><text:span text:style-name="T200_43">code</text:span><text:span text:style-name="T200_44"><text:s/></text:span><text:span text:style-name="T200_45">blocks</text:span><text:span text:style-name="T200_46">.<text:s/></text:span><text:span text:style-name="T200_47">Drupal</text:span><text:span text:style-name="T200_48"><text:s/></text:span><text:span text:style-name="T200_49">coding</text:span><text:span text:style-name="T200_50"><text:s/></text:span><text:span text:style-name="T200_51">standards</text:span><text:span text:style-name="T200_52"><text:s/></text:span><text:span text:style-name="T200_53">require</text:span><text:span text:style-name="T200_54"><text:s/></text:span><text:span text:style-name="T200_55">them</text:span><text:span text:style-name="T200_56">,<text:s/></text:span><text:span text:style-name="T200_57">even</text:span><text:span text:style-name="T200_58"><text:s/></text:span><text:span text:style-name="T200_59">at</text:span><text:span text:style-name="T200_60"><text:s/></text:span><text:span text:style-name="T200_61">the</text:span><text:span text:style-name="T200_62"><text:s/></text:span><text:span text:style-name="T200_63">end</text:span><text:span text:style-name="T200_64"><text:s/></text:span><text:span text:style-name="T200_65">of</text:span><text:span text:style-name="T200_66"><text:s/></text:span><text:span text:style-name="T200_67">code</text:span><text:span text:style-name="T200_68"><text:s/></text:span><text:span text:style-name="T200_69">blocks</text:span><text:span text:style-name="T200_70">.<text:s/></text:span><text:span text:style-name="T200_71">In</text:span><text:span text:style-name="T200_72"><text:s/></text:span><text:span text:style-name="T200_73">particular</text:span><text:span text:style-name="T200_74">,<text:s/></text:span><text:span text:style-name="T200_75">for</text:span><text:span text:style-name="T200_76"><text:s/></text:span><text:span text:style-name="T200_77">one</text:span><text:span text:style-name="T200_78">-</text:span><text:span text:style-name="T200_79">line</text:span><text:span text:style-name="T200_80"><text:s/></text:span><text:span text:style-name="T200_81">PHP</text:span><text:span text:style-name="T200_82"><text:s/></text:span><text:span text:style-name="T200_83">blocks</text:span><text:span text:style-name="T200_84">:</text:span></text:p>
      <text:p text:style-name="P201"><text:span text:style-name="T201_1">&lt;?</text:span><text:span text:style-name="T201_2">php</text:span><text:span text:style-name="T201_3"><text:s/></text:span><text:span text:style-name="T201_4">print</text:span><text:span text:style-name="T201_5"><text:s/></text:span><text:span text:style-name="T201_6">$</text:span><text:span text:style-name="T201_7">tax</text:span><text:span text:style-name="T201_8">;<text:s/></text:span><text:span text:style-name="T201_9">?&gt;</text:span><text:span text:style-name="T201_10"><text:s/>--<text:s/></text:span><text:span text:style-name="T201_11">YES</text:span></text:p>
      <text:p text:style-name="P202"><text:span text:style-name="T202_1">&lt;?</text:span><text:span text:style-name="T202_2">php</text:span><text:span text:style-name="T202_3"><text:s/></text:span><text:span text:style-name="T202_4">print</text:span><text:span text:style-name="T202_5"><text:s/></text:span><text:span text:style-name="T202_6">$</text:span><text:span text:style-name="T202_7">tax</text:span><text:span text:style-name="T202_8"><text:s/>?&gt;</text:span><text:span text:style-name="T202_9"><text:s/>--<text:s/></text:span><text:span text:style-name="T202_10">NO</text:span></text:p>
      <text:h text:style-name="P203" text:outline-level="10"><text:bookmark-start text:name="h.2fb3lr1crugw"/><text:bookmark-end text:name="h.2fb3lr1crugw"/><text:span text:style-name="T203_1">Constants</text:span></text:h>
      <text:list text:style-name="LS5" xml:id="list15">
        <text:list-item>
          <text:p text:style-name="P204"><text:span text:style-name="T204_1">Constants</text:span><text:span text:style-name="T204_2"><text:s/></text:span><text:span text:style-name="T204_3">should</text:span><text:span text:style-name="T204_4"><text:s/></text:span><text:span text:style-name="T204_5">always</text:span><text:span text:style-name="T204_6"><text:s/></text:span><text:span text:style-name="T204_7">be</text:span><text:span text:style-name="T204_8"><text:s/></text:span><text:span text:style-name="T204_9">all</text:span><text:span text:style-name="T204_10">-</text:span><text:span text:style-name="T204_11">uppercase</text:span><text:span text:style-name="T204_12">,<text:s/></text:span><text:span text:style-name="T204_13">with</text:span><text:span text:style-name="T204_14"><text:s/></text:span><text:span text:style-name="T204_15">underscores</text:span><text:span text:style-name="T204_16"><text:s/></text:span><text:span text:style-name="T204_17">to</text:span><text:span text:style-name="T204_18"><text:s/></text:span><text:span text:style-name="T204_19">separate</text:span><text:span text:style-name="T204_20"><text:s/></text:span><text:span text:style-name="T204_21">words</text:span><text:span text:style-name="T204_22">.<text:s/>(</text:span><text:span text:style-name="T204_23">This</text:span><text:span text:style-name="T204_24"><text:s/></text:span><text:span text:style-name="T204_25">includes</text:span><text:span text:style-name="T204_26"><text:s/></text:span><text:span text:style-name="T204_27">pre</text:span><text:span text:style-name="T204_28">-</text:span><text:span text:style-name="T204_29">defined</text:span><text:span text:style-name="T204_30"><text:s/></text:span><text:span text:style-name="T204_31">PHP</text:span><text:span text:style-name="T204_32"><text:s/></text:span><text:span text:style-name="T204_33">constants</text:span><text:span text:style-name="T204_34"><text:s/></text:span><text:span text:style-name="T204_35">like</text:span><text:span text:style-name="T204_36"><text:s/></text:span><text:span text:style-name="T204_37">TRUE</text:span><text:span text:style-name="T204_38">,<text:s/></text:span><text:span text:style-name="T204_39">FALSE</text:span><text:span text:style-name="T204_40">,<text:s/></text:span><text:span text:style-name="T204_41">and</text:span><text:span text:style-name="T204_42"><text:s/></text:span><text:span text:style-name="T204_43">NULL</text:span><text:span text:style-name="T204_44">.)</text:span></text:p>
        </text:list-item>
        <text:list-item>
          <text:p text:style-name="P205"><text:span text:style-name="T205_1">Module</text:span><text:span text:style-name="T205_2">-</text:span><text:span text:style-name="T205_3">defined</text:span><text:span text:style-name="T205_4"><text:s/></text:span><text:span text:style-name="T205_5">constant</text:span><text:span text:style-name="T205_6"><text:s/></text:span><text:span text:style-name="T205_7">names</text:span><text:span text:style-name="T205_8"><text:s/></text:span><text:span text:style-name="T205_9">should</text:span><text:span text:style-name="T205_10"><text:s/></text:span><text:span text:style-name="T205_11">also</text:span><text:span text:style-name="T205_12"><text:s/></text:span><text:span text:style-name="T205_13">be</text:span><text:span text:style-name="T205_14"><text:s/></text:span><text:span text:style-name="T205_15">prefixed</text:span><text:span text:style-name="T205_16"><text:s/></text:span><text:span text:style-name="T205_17">by</text:span><text:span text:style-name="T205_18"><text:s/></text:span><text:span text:style-name="T205_19">an</text:span><text:span text:style-name="T205_20"><text:s/></text:span><text:span text:style-name="T205_21">uppercase</text:span><text:span text:style-name="T205_22"><text:s/></text:span><text:span text:style-name="T205_23">spelling</text:span><text:span text:style-name="T205_24"><text:s/></text:span><text:span text:style-name="T205_25">of</text:span><text:span text:style-name="T205_26"><text:s/></text:span><text:span text:style-name="T205_27">the</text:span><text:span text:style-name="T205_28"><text:s/></text:span><text:span text:style-name="T205_29">module</text:span><text:span text:style-name="T205_30"><text:s/></text:span><text:span text:style-name="T205_31">that</text:span><text:span text:style-name="T205_32"><text:s/></text:span><text:span text:style-name="T205_33">defines</text:span><text:span text:style-name="T205_34"><text:s/></text:span><text:span text:style-name="T205_35">them</text:span><text:span text:style-name="T205_36">.</text:span></text:p>
        </text:list-item>
      </text:list>
      <text:h text:style-name="P206" text:outline-level="10"><text:bookmark-start text:name="h.ne27g77014eq"/><text:bookmark-end text:name="h.ne27g77014eq"/><text:span text:style-name="T206_1">Including</text:span><text:span text:style-name="T206_2"><text:s/></text:span><text:span text:style-name="T206_3">Code</text:span></text:h>
      <text:p text:style-name="P207"><text:span text:style-name="T207_1">Anywhere</text:span><text:span text:style-name="T207_2"><text:s/></text:span><text:span text:style-name="T207_3">you</text:span><text:span text:style-name="T207_4"><text:s/></text:span><text:span text:style-name="T207_5">are</text:span><text:span text:style-name="T207_6"><text:s/></text:span><text:span text:style-name="T207_7">unconditionally</text:span><text:span text:style-name="T207_8"><text:s/></text:span><text:span text:style-name="T207_9">including</text:span><text:span text:style-name="T207_10"><text:s/></text:span><text:span text:style-name="T207_11">a</text:span><text:span text:style-name="T207_12"><text:s/></text:span><text:span text:style-name="T207_13">class</text:span><text:span text:style-name="T207_14"><text:s/></text:span><text:span text:style-name="T207_15">file</text:span><text:span text:style-name="T207_16">,<text:s/></text:span><text:span text:style-name="T207_17">use</text:span><text:span text:style-name="T207_18"><text:s/></text:span><text:span text:style-name="T207_19">require</text:span><text:span text:style-name="T207_20">_</text:span><text:span text:style-name="T207_21">once</text:span><text:span text:style-name="T207_22">().<text:s/></text:span><text:span text:style-name="T207_23">Anywhere</text:span><text:span text:style-name="T207_24"><text:s/></text:span><text:span text:style-name="T207_25">you</text:span><text:span text:style-name="T207_26"><text:s/></text:span><text:span text:style-name="T207_27">are</text:span><text:span text:style-name="T207_28"><text:s/></text:span><text:span text:style-name="T207_29">conditionally</text:span><text:span text:style-name="T207_30"><text:s/></text:span><text:span text:style-name="T207_31">including</text:span><text:span text:style-name="T207_32"><text:s/></text:span><text:span text:style-name="T207_33">a</text:span><text:span text:style-name="T207_34"><text:s/></text:span><text:span text:style-name="T207_35">class</text:span><text:span text:style-name="T207_36"><text:s/></text:span><text:span text:style-name="T207_37">file</text:span><text:span text:style-name="T207_38"><text:s/>(</text:span><text:span text:style-name="T207_39">for</text:span><text:span text:style-name="T207_40"><text:s/></text:span><text:span text:style-name="T207_41">example</text:span><text:span text:style-name="T207_42">,<text:s/></text:span><text:span text:style-name="T207_43">factory</text:span><text:span text:style-name="T207_44"><text:s/></text:span><text:span text:style-name="T207_45">methods</text:span><text:span text:style-name="T207_46">),<text:s/></text:span><text:span text:style-name="T207_47">use</text:span><text:span text:style-name="T207_48"><text:s/></text:span><text:span text:style-name="T207_49">include</text:span><text:span text:style-name="T207_50">_</text:span><text:span text:style-name="T207_51">once</text:span><text:span text:style-name="T207_52">().<text:s/></text:span><text:span text:style-name="T207_53">Either</text:span><text:span text:style-name="T207_54"><text:s/></text:span><text:span text:style-name="T207_55">of</text:span><text:span text:style-name="T207_56"><text:s/></text:span><text:span text:style-name="T207_57">these</text:span><text:span text:style-name="T207_58"><text:s/></text:span><text:span text:style-name="T207_59">will</text:span><text:span text:style-name="T207_60"><text:s/></text:span><text:span text:style-name="T207_61">ensure</text:span><text:span text:style-name="T207_62"><text:s/></text:span><text:span text:style-name="T207_63">that</text:span><text:span text:style-name="T207_64"><text:s/></text:span><text:span text:style-name="T207_65">class</text:span><text:span text:style-name="T207_66"><text:s/></text:span><text:span text:style-name="T207_67">files</text:span><text:span text:style-name="T207_68"><text:s/></text:span><text:span text:style-name="T207_69">are</text:span><text:span text:style-name="T207_70"><text:s/></text:span><text:span text:style-name="T207_71">included</text:span><text:span text:style-name="T207_72"><text:s/></text:span><text:span text:style-name="T207_73">only</text:span><text:span text:style-name="T207_74"><text:s/></text:span><text:span text:style-name="T207_75">once</text:span><text:span text:style-name="T207_76">.<text:s/></text:span><text:span text:style-name="T207_77">They</text:span><text:span text:style-name="T207_78"><text:s/></text:span><text:span text:style-name="T207_79">share</text:span><text:span text:style-name="T207_80"><text:s/></text:span><text:span text:style-name="T207_81">the</text:span><text:span text:style-name="T207_82"><text:s/></text:span><text:span text:style-name="T207_83">same</text:span><text:span text:style-name="T207_84"><text:s/></text:span><text:span text:style-name="T207_85">file</text:span><text:span text:style-name="T207_86"><text:s/></text:span><text:span text:style-name="T207_87">list</text:span><text:span text:style-name="T207_88">,<text:s/></text:span><text:span text:style-name="T207_89">so</text:span><text:span text:style-name="T207_90"><text:s/></text:span><text:span text:style-name="T207_91">you</text:span><text:span text:style-name="T207_92"><text:s/></text:span><text:span text:style-name="T207_93">don</text:span><text:span text:style-name="T207_94">'</text:span><text:span text:style-name="T207_95">t</text:span><text:span text:style-name="T207_96"><text:s/></text:span><text:span text:style-name="T207_97">need</text:span><text:span text:style-name="T207_98"><text:s/></text:span><text:span text:style-name="T207_99">to</text:span><text:span text:style-name="T207_100"><text:s/></text:span><text:span text:style-name="T207_101">worry</text:span><text:span text:style-name="T207_102"><text:s/></text:span><text:span text:style-name="T207_103">about</text:span><text:span text:style-name="T207_104"><text:s/></text:span><text:span text:style-name="T207_105">mixing</text:span><text:span text:style-name="T207_106"><text:s/></text:span><text:span text:style-name="T207_107">them</text:span><text:span text:style-name="T207_108"><text:s/>-<text:s/></text:span><text:span text:style-name="T207_109">a</text:span><text:span text:style-name="T207_110"><text:s/></text:span><text:span text:style-name="T207_111">file</text:span><text:span text:style-name="T207_112"><text:s/></text:span><text:span text:style-name="T207_113">included</text:span><text:span text:style-name="T207_114"><text:s/></text:span><text:span text:style-name="T207_115">with</text:span><text:span text:style-name="T207_116"><text:s/></text:span><text:span text:style-name="T207_117">require</text:span><text:span text:style-name="T207_118">_</text:span><text:span text:style-name="T207_119">once</text:span><text:span text:style-name="T207_120">()<text:s/></text:span><text:span text:style-name="T207_121">will</text:span><text:span text:style-name="T207_122"><text:s/></text:span><text:span text:style-name="T207_123">not</text:span><text:span text:style-name="T207_124"><text:s/></text:span><text:span text:style-name="T207_125">be</text:span><text:span text:style-name="T207_126"><text:s/></text:span><text:span text:style-name="T207_127">included</text:span><text:span text:style-name="T207_128"><text:s/></text:span><text:span text:style-name="T207_129">again</text:span><text:span text:style-name="T207_130"><text:s/></text:span><text:span text:style-name="T207_131">by</text:span><text:span text:style-name="T207_132"><text:s/></text:span><text:span text:style-name="T207_133">include</text:span><text:span text:style-name="T207_134">_</text:span><text:span text:style-name="T207_135">once</text:span><text:span text:style-name="T207_136">().</text:span></text:p>
      <text:p text:style-name="P208"/>
      <text:p text:style-name="P209"><text:span text:style-name="T209_1">Note</text:span><text:span text:style-name="T209_2">:<text:s/></text:span><text:span text:style-name="T209_3">include</text:span><text:span text:style-name="T209_4">_</text:span><text:span text:style-name="T209_5">once</text:span><text:span text:style-name="T209_6">()<text:s/></text:span><text:span text:style-name="T209_7">and</text:span><text:span text:style-name="T209_8"><text:s/></text:span><text:span text:style-name="T209_9">require</text:span><text:span text:style-name="T209_10">_</text:span><text:span text:style-name="T209_11">once</text:span><text:span text:style-name="T209_12">()<text:s/></text:span><text:span text:style-name="T209_13">are</text:span><text:span text:style-name="T209_14"><text:s/></text:span><text:span text:style-name="T209_15">statements</text:span><text:span text:style-name="T209_16">,<text:s/></text:span><text:span text:style-name="T209_17">not</text:span><text:span text:style-name="T209_18"><text:s/></text:span><text:span text:style-name="T209_19">functions</text:span><text:span text:style-name="T209_20">.<text:s/></text:span><text:span text:style-name="T209_21">You</text:span><text:span text:style-name="T209_22"><text:s/></text:span><text:span text:style-name="T209_23">don</text:span><text:span text:style-name="T209_24">'</text:span><text:span text:style-name="T209_25">t</text:span><text:span text:style-name="T209_26"><text:s/></text:span><text:span text:style-name="T209_27">need</text:span><text:span text:style-name="T209_28"><text:s/></text:span><text:span text:style-name="T209_29">parentheses</text:span><text:span text:style-name="T209_30"><text:s/></text:span><text:span text:style-name="T209_31">around</text:span><text:span text:style-name="T209_32"><text:s/></text:span><text:span text:style-name="T209_33">the</text:span><text:span text:style-name="T209_34"><text:s/></text:span><text:span text:style-name="T209_35">file</text:span><text:span text:style-name="T209_36"><text:s/></text:span><text:span text:style-name="T209_37">name</text:span><text:span text:style-name="T209_38"><text:s/></text:span><text:span text:style-name="T209_39">to</text:span><text:span text:style-name="T209_40"><text:s/></text:span><text:span text:style-name="T209_41">be</text:span><text:span text:style-name="T209_42"><text:s/></text:span><text:span text:style-name="T209_43">included</text:span><text:span text:style-name="T209_44">.</text:span></text:p>
      <text:h text:style-name="P210" text:outline-level="10"><text:bookmark-start text:name="h.811ydclftl8w"/><text:bookmark-end text:name="h.811ydclftl8w"/><text:span text:style-name="T210_1">File</text:span><text:span text:style-name="T210_2"><text:s/></text:span><text:span text:style-name="T210_3">names</text:span></text:h>
      <text:p text:style-name="P211"><text:span text:style-name="T211_1">All</text:span><text:span text:style-name="T211_2"><text:s/></text:span><text:span text:style-name="T211_3">documentation</text:span><text:span text:style-name="T211_4"><text:s/></text:span><text:span text:style-name="T211_5">files</text:span><text:span text:style-name="T211_6"><text:s/></text:span><text:span text:style-name="T211_7">should</text:span><text:span text:style-name="T211_8"><text:s/></text:span><text:span text:style-name="T211_9">have</text:span><text:span text:style-name="T211_10"><text:s/></text:span><text:span text:style-name="T211_11">the</text:span><text:span text:style-name="T211_12"><text:s/></text:span><text:span text:style-name="T211_13">file</text:span><text:span text:style-name="T211_14"><text:s/></text:span><text:span text:style-name="T211_15">name</text:span><text:span text:style-name="T211_16"><text:s/></text:span><text:span text:style-name="T211_17">extension</text:span><text:span text:style-name="T211_18"><text:s/>".</text:span><text:span text:style-name="T211_19">txt</text:span><text:span text:style-name="T211_20">"<text:s/></text:span><text:span text:style-name="T211_21">to</text:span><text:span text:style-name="T211_22"><text:s/></text:span><text:span text:style-name="T211_23">make</text:span><text:span text:style-name="T211_24"><text:s/></text:span><text:span text:style-name="T211_25">viewing</text:span><text:span text:style-name="T211_26"><text:s/></text:span><text:span text:style-name="T211_27">them</text:span><text:span text:style-name="T211_28"><text:s/></text:span><text:span text:style-name="T211_29">on</text:span><text:span text:style-name="T211_30"><text:s/></text:span><text:span text:style-name="T211_31">Windows</text:span><text:span text:style-name="T211_32"><text:s/></text:span><text:span text:style-name="T211_33">systems</text:span><text:span text:style-name="T211_34"><text:s/></text:span><text:span text:style-name="T211_35">easier</text:span><text:span text:style-name="T211_36">.<text:s/></text:span><text:span text:style-name="T211_37">Also</text:span><text:span text:style-name="T211_38">,<text:s/></text:span><text:span text:style-name="T211_39">the</text:span><text:span text:style-name="T211_40"><text:s/></text:span><text:span text:style-name="T211_41">file</text:span><text:span text:style-name="T211_42"><text:s/></text:span><text:span text:style-name="T211_43">names</text:span><text:span text:style-name="T211_44"><text:s/></text:span><text:span text:style-name="T211_45">for</text:span><text:span text:style-name="T211_46"><text:s/></text:span><text:span text:style-name="T211_47">such</text:span><text:span text:style-name="T211_48"><text:s/></text:span><text:span text:style-name="T211_49">files</text:span><text:span text:style-name="T211_50"><text:s/></text:span><text:span text:style-name="T211_51">should</text:span><text:span text:style-name="T211_52"><text:s/></text:span><text:span text:style-name="T211_53">be</text:span><text:span text:style-name="T211_54"><text:s/></text:span><text:span text:style-name="T211_55">all</text:span><text:span text:style-name="T211_56">-</text:span><text:span text:style-name="T211_57">caps</text:span><text:span text:style-name="T211_58"><text:s/>(</text:span><text:span text:style-name="T211_59">e</text:span><text:span text:style-name="T211_60">.</text:span><text:span text:style-name="T211_61">g</text:span><text:span text:style-name="T211_62">.<text:s/></text:span><text:span text:style-name="T211_63">README</text:span><text:span text:style-name="T211_64">.</text:span><text:span text:style-name="T211_65">txt</text:span><text:span text:style-name="T211_66"><text:s/></text:span><text:span text:style-name="T211_67">instead</text:span><text:span text:style-name="T211_68"><text:s/></text:span><text:span text:style-name="T211_69">of</text:span><text:span text:style-name="T211_70"><text:s/></text:span><text:span text:style-name="T211_71">readme</text:span><text:span text:style-name="T211_72">.</text:span><text:span text:style-name="T211_73">txt</text:span><text:span text:style-name="T211_74">)<text:s/></text:span><text:span text:style-name="T211_75">while</text:span><text:span text:style-name="T211_76"><text:s/></text:span><text:span text:style-name="T211_77">the</text:span><text:span text:style-name="T211_78"><text:s/></text:span><text:span text:style-name="T211_79">extension</text:span><text:span text:style-name="T211_80"><text:s/></text:span><text:span text:style-name="T211_81">itself</text:span><text:span text:style-name="T211_82"><text:s/></text:span><text:span text:style-name="T211_83">is</text:span><text:span text:style-name="T211_84"><text:s/></text:span><text:span text:style-name="T211_85">all</text:span><text:span text:style-name="T211_86">-</text:span><text:span text:style-name="T211_87">lowercase</text:span><text:span text:style-name="T211_88"><text:s/>(</text:span><text:span text:style-name="T211_89">i</text:span><text:span text:style-name="T211_90">.</text:span><text:span text:style-name="T211_91">e</text:span><text:span text:style-name="T211_92">.<text:s/></text:span><text:span text:style-name="T211_93">txt</text:span><text:span text:style-name="T211_94"><text:s/></text:span><text:span text:style-name="T211_95">instead</text:span><text:span text:style-name="T211_96"><text:s/></text:span><text:span text:style-name="T211_97">of</text:span><text:span text:style-name="T211_98"><text:s/></text:span><text:span text:style-name="T211_99">TXT</text:span><text:span text:style-name="T211_100">).</text:span></text:p>
      <text:p text:style-name="P212"><text:span text:style-name="T212_1">Examples</text:span><text:span text:style-name="T212_2">:<text:s/></text:span><text:span text:style-name="T212_3">README</text:span><text:span text:style-name="T212_4">.</text:span><text:span text:style-name="T212_5">txt</text:span><text:span text:style-name="T212_6">,<text:s/></text:span><text:span text:style-name="T212_7">INSTALL</text:span><text:span text:style-name="T212_8">.</text:span><text:span text:style-name="T212_9">txt</text:span><text:span text:style-name="T212_10">,<text:s/></text:span><text:span text:style-name="T212_11">TODO</text:span><text:span text:style-name="T212_12">.</text:span><text:span text:style-name="T212_13">txt</text:span><text:span text:style-name="T212_14">,<text:s/></text:span><text:span text:style-name="T212_15">CHANGELOG</text:span><text:span text:style-name="T212_16">.</text:span><text:span text:style-name="T212_17">txt</text:span><text:span text:style-name="T212_18"><text:s/></text:span><text:span text:style-name="T212_19">etc</text:span><text:span text:style-name="T212_20">.</text:span></text:p>
      <text:p text:style-name="P213"/>
      <text:h text:style-name="P214" text:outline-level="10"><text:bookmark-start text:name="h.wy0n8uzdab8w"/><text:bookmark-end text:name="h.wy0n8uzdab8w"/><text:span text:style-name="T214_1">HTML</text:span></text:h>
      <text:p text:style-name="P215"><text:span text:style-name="T215_1">Tags</text:span></text:p>
      <text:p text:style-name="P216"/>
      <text:list text:style-name="LS6" xml:id="list17">
        <text:list-item>
          <text:p text:style-name="P217"><text:span text:style-name="T217_1">All</text:span><text:span text:style-name="T217_2"><text:s/></text:span><text:span text:style-name="T217_3">HTML</text:span><text:span text:style-name="T217_4"><text:s/></text:span><text:span text:style-name="T217_5">pages</text:span><text:span text:style-name="T217_6"><text:s/></text:span><text:span text:style-name="T217_7">should</text:span><text:span text:style-name="T217_8"><text:s/></text:span><text:span text:style-name="T217_9">be</text:span><text:span text:style-name="T217_10"><text:s/></text:span><text:span text:style-name="T217_11">verified</text:span><text:span text:style-name="T217_12"><text:s/></text:span><text:span text:style-name="T217_13">against</text:span><text:span text:style-name="T217_14"><text:s/></text:span><text:span text:style-name="T217_15"><text:a xlink:type="simple" xlink:href="http://validator.w3.org/"><text:span text:style-name="T217_16">the</text:span></text:a></text:span><text:span text:style-name="T217_17"><text:a xlink:type="simple" xlink:href="http://validator.w3.org/"><text:span text:style-name="T217_18"><text:s/></text:span></text:a></text:span><text:span text:style-name="T217_19"><text:a xlink:type="simple" xlink:href="http://validator.w3.org/"><text:span text:style-name="T217_20">W</text:span></text:a></text:span><text:span text:style-name="T217_21"><text:a xlink:type="simple" xlink:href="http://validator.w3.org/"><text:span text:style-name="T217_22">3</text:span></text:a></text:span><text:span text:style-name="T217_23"><text:a xlink:type="simple" xlink:href="http://validator.w3.org/"><text:span text:style-name="T217_24">C</text:span></text:a></text:span><text:span text:style-name="T217_25"><text:a xlink:type="simple" xlink:href="http://validator.w3.org/"><text:span text:style-name="T217_26"><text:s/></text:span></text:a></text:span><text:span text:style-name="T217_27"><text:a xlink:type="simple" xlink:href="http://validator.w3.org/"><text:span text:style-name="T217_28">validator</text:span></text:a></text:span><text:span text:style-name="T217_29"><text:s/></text:span><text:span text:style-name="T217_30">to</text:span><text:span text:style-name="T217_31"><text:s/></text:span><text:span text:style-name="T217_32">ensure</text:span><text:span text:style-name="T217_33"><text:s/></text:span><text:span text:style-name="T217_34">that</text:span><text:span text:style-name="T217_35"><text:s/></text:span><text:span text:style-name="T217_36">the</text:span><text:span text:style-name="T217_37"><text:s/></text:span><text:span text:style-name="T217_38">markup</text:span><text:span text:style-name="T217_39"><text:s/></text:span><text:span text:style-name="T217_40">is</text:span><text:span text:style-name="T217_41"><text:s/></text:span><text:span text:style-name="T217_42">well</text:span><text:span text:style-name="T217_43"><text:s/></text:span><text:span text:style-name="T217_44">formed</text:span><text:span text:style-name="T217_45">.</text:span></text:p>
        </text:list-item>
        <text:list-item>
          <text:p text:style-name="P218"><text:span text:style-name="T218_1">All</text:span><text:span text:style-name="T218_2"><text:s/></text:span><text:span text:style-name="T218_3">tags</text:span><text:span text:style-name="T218_4"><text:s/></text:span><text:span text:style-name="T218_5">must</text:span><text:span text:style-name="T218_6"><text:s/></text:span><text:span text:style-name="T218_7">be</text:span><text:span text:style-name="T218_8"><text:s/></text:span><text:span text:style-name="T218_9">properly</text:span><text:span text:style-name="T218_10"><text:s/></text:span><text:span text:style-name="T218_11">closed</text:span><text:span text:style-name="T218_12">.</text:span></text:p>
        </text:list-item>
        <text:list-item>
          <text:p text:style-name="P219"><text:span text:style-name="T219_1">All</text:span><text:span text:style-name="T219_2"><text:s/></text:span><text:span text:style-name="T219_3">tags</text:span><text:span text:style-name="T219_4"><text:s/></text:span><text:span text:style-name="T219_5">should</text:span><text:span text:style-name="T219_6"><text:s/></text:span><text:span text:style-name="T219_7">be</text:span><text:span text:style-name="T219_8"><text:s/></text:span><text:span text:style-name="T219_9">lowercase</text:span></text:p>
        </text:list-item>
        <text:list-item>
          <text:p text:style-name="P220"><text:span text:style-name="T220_1">Enclosed</text:span><text:span text:style-name="T220_2"><text:s/></text:span><text:span text:style-name="T220_3">tags</text:span><text:span text:style-name="T220_4"><text:s/></text:span><text:span text:style-name="T220_5">should</text:span><text:span text:style-name="T220_6"><text:s/></text:span><text:span text:style-name="T220_7">be</text:span><text:span text:style-name="T220_8"><text:s/></text:span><text:span text:style-name="T220_9">properly</text:span><text:span text:style-name="T220_10"><text:s/></text:span><text:span text:style-name="T220_11">indented</text:span><text:span text:style-name="T220_12"><text:s/>(</text:span><text:span text:style-name="T220_13">see</text:span><text:span text:style-name="T220_14"><text:s/></text:span><text:span text:style-name="T220_15">indentation</text:span><text:span text:style-name="T220_16"><text:s/></text:span><text:span text:style-name="T220_17">rules</text:span><text:span text:style-name="T220_18"><text:s/></text:span><text:span text:style-name="T220_19">aforementioned</text:span><text:span text:style-name="T220_20">)</text:span></text:p>
        </text:list-item>
        <text:list-item>
          <text:p text:style-name="P221"><text:span text:style-name="T221_1">All</text:span><text:span text:style-name="T221_2"><text:s/></text:span><text:span text:style-name="T221_3">documents</text:span><text:span text:style-name="T221_4"><text:s/></text:span><text:span text:style-name="T221_5">should</text:span><text:span text:style-name="T221_6"><text:s/></text:span><text:span text:style-name="T221_7">be</text:span><text:span text:style-name="T221_8"><text:s/></text:span><text:span text:style-name="T221_9">HTML</text:span><text:span text:style-name="T221_10"><text:s/></text:span><text:span text:style-name="T221_11">Strict</text:span><text:span text:style-name="T221_12"><text:s/>1.0</text:span></text:p>
        </text:list-item>
        <text:list-item>
          <text:p text:style-name="P222"><text:span text:style-name="T222_1">Avoid</text:span><text:span text:style-name="T222_2"><text:s/></text:span><text:span text:style-name="T222_3">inline</text:span><text:span text:style-name="T222_4"><text:s/></text:span><text:span text:style-name="T222_5">styles</text:span><text:span text:style-name="T222_6"><text:s/></text:span><text:span text:style-name="T222_7">and</text:span><text:span text:style-name="T222_8"><text:s/></text:span><text:span text:style-name="T222_9">javascript</text:span><text:span text:style-name="T222_10"><text:s/></text:span><text:span text:style-name="T222_11">if</text:span><text:span text:style-name="T222_12"><text:s/></text:span><text:span text:style-name="T222_13">possible</text:span><text:span text:style-name="T222_14">.<text:s/></text:span><text:span text:style-name="T222_15">Reference</text:span><text:span text:style-name="T222_16"><text:s/></text:span><text:span text:style-name="T222_17">them</text:span><text:span text:style-name="T222_18"><text:s/></text:span><text:span text:style-name="T222_19">via</text:span><text:span text:style-name="T222_20"><text:s/></text:span><text:span text:style-name="T222_21">external</text:span><text:span text:style-name="T222_22"><text:s/></text:span><text:span text:style-name="T222_23">files</text:span><text:span text:style-name="T222_24">.<text:s/></text:span></text:p>
        </text:list-item>
        <text:list-item>
          <text:p text:style-name="P223"><text:span text:style-name="T223_1">When</text:span><text:span text:style-name="T223_2"><text:s/></text:span><text:span text:style-name="T223_3">possible</text:span><text:span text:style-name="T223_4"><text:s/></text:span><text:span text:style-name="T223_5">limit</text:span><text:span text:style-name="T223_6"><text:s/></text:span><text:span text:style-name="T223_7">the</text:span><text:span text:style-name="T223_8"><text:s/></text:span><text:span text:style-name="T223_9">number</text:span><text:span text:style-name="T223_10"><text:s/></text:span><text:span text:style-name="T223_11">of</text:span><text:span text:style-name="T223_12"><text:s/></text:span><text:span text:style-name="T223_13">externally</text:span><text:span text:style-name="T223_14"><text:s/></text:span><text:span text:style-name="T223_15">linked</text:span><text:span text:style-name="T223_16"><text:s/></text:span><text:span text:style-name="T223_17">files</text:span><text:span text:style-name="T223_18">.</text:span></text:p>
        </text:list-item>
        <text:list-item>
          <text:p text:style-name="P224"><text:span text:style-name="T224_1">Attributes</text:span><text:span text:style-name="T224_2"><text:s/></text:span><text:span text:style-name="T224_3">should</text:span><text:span text:style-name="T224_4"><text:s/></text:span><text:span text:style-name="T224_5">always</text:span><text:span text:style-name="T224_6"><text:s/></text:span><text:span text:style-name="T224_7">be</text:span><text:span text:style-name="T224_8"><text:s/></text:span><text:span text:style-name="T224_9">in</text:span><text:span text:style-name="T224_10"><text:s/></text:span><text:span text:style-name="T224_11">lowercase</text:span><text:span text:style-name="T224_12"><text:s/></text:span><text:span text:style-name="T224_13">and</text:span><text:span text:style-name="T224_14"><text:s/></text:span><text:span text:style-name="T224_15">on</text:span><text:span text:style-name="T224_16"><text:s/></text:span><text:span text:style-name="T224_17">the</text:span><text:span text:style-name="T224_18"><text:s/></text:span><text:span text:style-name="T224_19">same</text:span><text:span text:style-name="T224_20"><text:s/></text:span><text:span text:style-name="T224_21">line</text:span><text:span text:style-name="T224_22"><text:s/></text:span><text:span text:style-name="T224_23">if</text:span><text:span text:style-name="T224_24"><text:s/></text:span><text:span text:style-name="T224_25">possible</text:span><text:span text:style-name="T224_26">.</text:span></text:p>
        </text:list-item>
        <text:list-item>
          <text:p text:style-name="P225"><text:span text:style-name="T225_1">All</text:span><text:span text:style-name="T225_2"><text:s/></text:span><text:span text:style-name="T225_3">Attributes</text:span><text:span text:style-name="T225_4"><text:s/></text:span><text:span text:style-name="T225_5">should</text:span><text:span text:style-name="T225_6"><text:s/></text:span><text:span text:style-name="T225_7">have</text:span><text:span text:style-name="T225_8"><text:s/></text:span><text:span text:style-name="T225_9">a</text:span><text:span text:style-name="T225_10"><text:s/></text:span><text:span text:style-name="T225_11">value</text:span></text:p>
        </text:list-item>
      </text:list>
      <text:p text:style-name="P226"><text:span text:style-name="T226_1">Example</text:span><text:span text:style-name="T226_2">:<text:s/></text:span></text:p>
      <text:p text:style-name="P227"><text:span text:style-name="T227_1">&lt;</text:span><text:span text:style-name="T227_2">a</text:span><text:span text:style-name="T227_3"><text:s/></text:span><text:span text:style-name="T227_4">href</text:span><text:span text:style-name="T227_5">=”#</text:span><text:span text:style-name="T227_6">link</text:span><text:span text:style-name="T227_7">”&gt;</text:span><text:span text:style-name="T227_8">Test</text:span><text:span text:style-name="T227_9">&lt;/</text:span><text:span text:style-name="T227_10">a</text:span><text:span text:style-name="T227_11">&gt;</text:span></text:p>
      <text:h text:style-name="P228" text:outline-level="10"><text:bookmark-start text:name="h.ilfiv3xe215g"/><text:bookmark-end text:name="h.ilfiv3xe215g"/><text:span text:style-name="T228_1">Performance</text:span></text:h>
      <text:list text:style-name="LS7" xml:id="list26">
        <text:list-item>
          <text:p text:style-name="P229"><text:span text:style-name="T229_1">Always</text:span><text:span text:style-name="T229_2"><text:s/></text:span><text:span text:style-name="T229_3">optimize</text:span><text:span text:style-name="T229_4"><text:s/></text:span><text:span text:style-name="T229_5">javascript</text:span><text:span text:style-name="T229_6"><text:s/></text:span><text:span text:style-name="T229_7">loading</text:span><text:span text:style-name="T229_8"><text:s/></text:span><text:span text:style-name="T229_9">non</text:span><text:span text:style-name="T229_10">-</text:span><text:span text:style-name="T229_11">essential</text:span><text:span text:style-name="T229_12"><text:s/></text:span><text:span text:style-name="T229_13">scripts</text:span><text:span text:style-name="T229_14"><text:s/></text:span><text:span text:style-name="T229_15">should</text:span><text:span text:style-name="T229_16"><text:s/></text:span><text:span text:style-name="T229_17">be</text:span><text:span text:style-name="T229_18"><text:s/></text:span><text:span text:style-name="T229_19">loaded</text:span><text:span text:style-name="T229_20"><text:s/></text:span><text:span text:style-name="T229_21">at</text:span><text:span text:style-name="T229_22"><text:s/></text:span><text:span text:style-name="T229_23">the</text:span><text:span text:style-name="T229_24"><text:s/></text:span><text:span text:style-name="T229_25">footer</text:span><text:span text:style-name="T229_26"><text:s/></text:span><text:span text:style-name="T229_27">to</text:span><text:span text:style-name="T229_28"><text:s/></text:span><text:span text:style-name="T229_29">improve</text:span><text:span text:style-name="T229_30"><text:s/></text:span><text:span text:style-name="T229_31">load</text:span><text:span text:style-name="T229_32"><text:s/></text:span><text:span text:style-name="T229_33">speed</text:span></text:p>
        </text:list-item>
        <text:list-item>
          <text:p text:style-name="P230"><text:span text:style-name="T230_1">Google</text:span><text:span text:style-name="T230_2"><text:s/></text:span><text:span text:style-name="T230_3">analytics</text:span><text:span text:style-name="T230_4"><text:s/></text:span><text:span text:style-name="T230_5">tracking</text:span><text:span text:style-name="T230_6"><text:s/></text:span><text:span text:style-name="T230_7">must</text:span><text:span text:style-name="T230_8"><text:s/></text:span><text:span text:style-name="T230_9">be</text:span><text:span text:style-name="T230_10"><text:s/></text:span><text:span text:style-name="T230_11">attached</text:span><text:span text:style-name="T230_12"><text:s/></text:span><text:span text:style-name="T230_13">to</text:span><text:span text:style-name="T230_14"><text:s/></text:span><text:span text:style-name="T230_15">the</text:span><text:span text:style-name="T230_16"><text:s/></text:span><text:span text:style-name="T230_17">end</text:span><text:span text:style-name="T230_18"><text:s/></text:span><text:span text:style-name="T230_19">of</text:span><text:span text:style-name="T230_20"><text:s/></text:span><text:span text:style-name="T230_21">the</text:span><text:span text:style-name="T230_22"><text:s/></text:span><text:span text:style-name="T230_23">page</text:span></text:p>
        </text:list-item>
      </text:list>
      <text:h text:style-name="P231" text:outline-level="10"><text:bookmark-start text:name="h.nfwtx84tknrm"/><text:bookmark-end text:name="h.nfwtx84tknrm"/><text:span text:style-name="T231_1">CSS</text:span></text:h>
      <text:h text:style-name="P232" text:outline-level="10"><text:bookmark-start text:name="h.li1fof9ass8x"/><text:bookmark-end text:name="h.li1fof9ass8x"/><text:span text:style-name="T232_1">Naming</text:span><text:span text:style-name="T232_2"><text:s/></text:span><text:span text:style-name="T232_3">Conventions</text:span></text:h>
      <text:list text:style-name="LS8" xml:id="list28">
        <text:list-item>
          <text:p text:style-name="P233"><text:span text:style-name="T233_1">Every</text:span><text:span text:style-name="T233_2"><text:s/></text:span><text:span text:style-name="T233_3">web</text:span><text:span text:style-name="T233_4"><text:s/></text:span><text:span text:style-name="T233_5">document</text:span><text:span text:style-name="T233_6"><text:s/></text:span><text:span text:style-name="T233_7">should</text:span><text:span text:style-name="T233_8"><text:s/></text:span><text:span text:style-name="T233_9">contain</text:span><text:span text:style-name="T233_10"><text:s/>#</text:span><text:span text:style-name="T233_11">header</text:span><text:span text:style-name="T233_12">,<text:s/>#</text:span><text:span text:style-name="T233_13">footer</text:span><text:span text:style-name="T233_14">,<text:s/></text:span><text:span text:style-name="T233_15">and</text:span><text:span text:style-name="T233_16"><text:s/>#</text:span><text:span text:style-name="T233_17">content</text:span><text:span text:style-name="T233_18"><text:s/></text:span><text:span text:style-name="T233_19">at</text:span><text:span text:style-name="T233_20"><text:s/></text:span><text:span text:style-name="T233_21">minimal</text:span></text:p>
        </text:list-item>
        <text:list-item>
          <text:p text:style-name="P234"><text:span text:style-name="T234_1">ID</text:span><text:span text:style-name="T234_2"><text:s/></text:span><text:span text:style-name="T234_3">and</text:span><text:span text:style-name="T234_4"><text:s/></text:span><text:span text:style-name="T234_5">Classes</text:span><text:span text:style-name="T234_6"><text:s/></text:span><text:span text:style-name="T234_7">should</text:span><text:span text:style-name="T234_8"><text:s/></text:span><text:span text:style-name="T234_9">not</text:span><text:span text:style-name="T234_10"><text:s/></text:span><text:span text:style-name="T234_11">start</text:span><text:span text:style-name="T234_12"><text:s/></text:span><text:span text:style-name="T234_13">with</text:span><text:span text:style-name="T234_14"><text:s/></text:span><text:span text:style-name="T234_15">numbers</text:span><text:span text:style-name="T234_16"><text:s/></text:span><text:span text:style-name="T234_17">or</text:span><text:span text:style-name="T234_18"><text:s/></text:span><text:span text:style-name="T234_19">underscores</text:span></text:p>
        </text:list-item>
        <text:list-item>
          <text:p text:style-name="P235"><text:span text:style-name="T235_1">ID</text:span><text:span text:style-name="T235_2"><text:s/>&amp;<text:s/></text:span><text:span text:style-name="T235_3">Class</text:span><text:span text:style-name="T235_4"><text:s/></text:span><text:span text:style-name="T235_5">names</text:span><text:span text:style-name="T235_6"><text:s/></text:span><text:span text:style-name="T235_7">should</text:span><text:span text:style-name="T235_8"><text:s/></text:span><text:span text:style-name="T235_9">not</text:span><text:span text:style-name="T235_10"><text:s/></text:span><text:span text:style-name="T235_11">contain</text:span><text:span text:style-name="T235_12"><text:s/></text:span><text:span text:style-name="T235_13">uppercase</text:span><text:span text:style-name="T235_14"><text:s/></text:span><text:span text:style-name="T235_15">characters</text:span></text:p>
        </text:list-item>
      </text:list>
      <text:list text:style-name="LS9" xml:id="list31">
        <text:list-item>
          <text:p text:style-name="P236"><text:span text:style-name="T236_1">In</text:span><text:span text:style-name="T236_2"><text:s/></text:span><text:span text:style-name="T236_3">css</text:span><text:span text:style-name="T236_4"><text:s/></text:span><text:span text:style-name="T236_5">dashes</text:span><text:span text:style-name="T236_6"><text:s/></text:span><text:span text:style-name="T236_7">should</text:span><text:span text:style-name="T236_8"><text:s/></text:span><text:span text:style-name="T236_9">be</text:span><text:span text:style-name="T236_10"><text:s/></text:span><text:span text:style-name="T236_11">used</text:span><text:span text:style-name="T236_12"><text:s/></text:span><text:span text:style-name="T236_13">in</text:span><text:span text:style-name="T236_14"><text:s/></text:span><text:span text:style-name="T236_15">place</text:span><text:span text:style-name="T236_16"><text:s/></text:span><text:span text:style-name="T236_17">of</text:span><text:span text:style-name="T236_18"><text:s/></text:span><text:span text:style-name="T236_19">underscores</text:span></text:p>
        </text:list-item>
        <text:list-item>
          <text:p text:style-name="P237"><text:span text:style-name="T237_1">CamelCase</text:span><text:span text:style-name="T237_2"><text:s/>(</text:span><text:span text:style-name="T237_3">like</text:span><text:span text:style-name="T237_4"><text:s/></text:span><text:span text:style-name="T237_5">so</text:span><text:span text:style-name="T237_6">)<text:s/></text:span><text:span text:style-name="T237_7">is</text:span><text:span text:style-name="T237_8"><text:s/></text:span><text:span text:style-name="T237_9">unacceptable</text:span></text:p>
        </text:list-item>
        <text:list-item>
          <text:p text:style-name="P238"><text:span text:style-name="T238_1">Classes</text:span><text:span text:style-name="T238_2"><text:s/></text:span><text:span text:style-name="T238_3">and</text:span><text:span text:style-name="T238_4"><text:s/></text:span><text:span text:style-name="T238_5">ID</text:span><text:span text:style-name="T238_6">’</text:span><text:span text:style-name="T238_7">s</text:span><text:span text:style-name="T238_8"><text:s/></text:span><text:span text:style-name="T238_9">should</text:span><text:span text:style-name="T238_10"><text:s/></text:span><text:span text:style-name="T238_11">not</text:span><text:span text:style-name="T238_12"><text:s/></text:span><text:span text:style-name="T238_13">be</text:span><text:span text:style-name="T238_14"><text:s/></text:span><text:span text:style-name="T238_15">named</text:span><text:span text:style-name="T238_16"><text:s/></text:span><text:span text:style-name="T238_17">after</text:span><text:span text:style-name="T238_18"><text:s/></text:span><text:span text:style-name="T238_19">relative</text:span><text:span text:style-name="T238_20"><text:s/></text:span><text:span text:style-name="T238_21">descriptors</text:span><text:span text:style-name="T238_22"><text:s/>(</text:span><text:span text:style-name="T238_23">left</text:span><text:span text:style-name="T238_24">,<text:s/></text:span><text:span text:style-name="T238_25">right</text:span><text:span text:style-name="T238_26">,<text:s/></text:span><text:span text:style-name="T238_27">center</text:span><text:span text:style-name="T238_28">,<text:s/></text:span><text:span text:style-name="T238_29">middle</text:span><text:span text:style-name="T238_30">,<text:s/></text:span><text:span text:style-name="T238_31">etc</text:span><text:span text:style-name="T238_32">)</text:span></text:p>
        </text:list-item>
      </text:list>
      <text:list text:style-name="LS10" xml:id="list34">
        <text:list-item>
          <text:p text:style-name="P239"><text:span text:style-name="T239_1">Instead</text:span><text:span text:style-name="T239_2"><text:s/></text:span><text:span text:style-name="T239_3">they</text:span><text:span text:style-name="T239_4"><text:s/></text:span><text:span text:style-name="T239_5">should</text:span><text:span text:style-name="T239_6"><text:s/></text:span><text:span text:style-name="T239_7">indicate</text:span><text:span text:style-name="T239_8"><text:s/></text:span><text:span text:style-name="T239_9">the</text:span><text:span text:style-name="T239_10"><text:s/></text:span><text:span text:style-name="T239_11">order</text:span><text:span text:style-name="T239_12"><text:s/></text:span><text:span text:style-name="T239_13">that</text:span><text:span text:style-name="T239_14"><text:s/></text:span><text:span text:style-name="T239_15">they</text:span><text:span text:style-name="T239_16"><text:s/></text:span><text:span text:style-name="T239_17">appear</text:span><text:span text:style-name="T239_18"><text:s/>(</text:span><text:span text:style-name="T239_19">primary</text:span><text:span text:style-name="T239_20">,<text:s/></text:span><text:span text:style-name="T239_21">secondary</text:span><text:span text:style-name="T239_22">,<text:s/></text:span><text:span text:style-name="T239_23">tertiary</text:span><text:span text:style-name="T239_24">)</text:span></text:p>
        </text:list-item>
      </text:list>
      <text:list text:style-name="LS9" xml:id="list35">
        <text:list-item>
          <text:p text:style-name="P240"><text:span text:style-name="T240_1">CSS</text:span><text:span text:style-name="T240_2"><text:s/></text:span><text:span text:style-name="T240_3">classes</text:span><text:span text:style-name="T240_4"><text:s/></text:span><text:span text:style-name="T240_5">should</text:span><text:span text:style-name="T240_6"><text:s/></text:span><text:span text:style-name="T240_7">be</text:span><text:span text:style-name="T240_8"><text:s/></text:span><text:span text:style-name="T240_9">modular</text:span><text:span text:style-name="T240_10"><text:s/></text:span><text:span text:style-name="T240_11">and</text:span><text:span text:style-name="T240_12"><text:s/></text:span><text:span text:style-name="T240_13">not</text:span><text:span text:style-name="T240_14"><text:s/></text:span><text:span text:style-name="T240_15">dependant</text:span><text:span text:style-name="T240_16"><text:s/></text:span><text:span text:style-name="T240_17">on</text:span><text:span text:style-name="T240_18"><text:s/></text:span><text:span text:style-name="T240_19">other</text:span><text:span text:style-name="T240_20"><text:s/></text:span><text:span text:style-name="T240_21">styles</text:span></text:p>
        </text:list-item>
      </text:list>
      <text:p text:style-name="P241"/>
      <text:p text:style-name="P242"><text:span text:style-name="T242_1">Class</text:span><text:span text:style-name="T242_2"><text:s/></text:span><text:span text:style-name="T242_3">Use</text:span></text:p>
      <text:list text:style-name="LS11" xml:id="list36">
        <text:list-item>
          <text:p text:style-name="P243"><text:span text:style-name="T243_1">ID</text:span><text:span text:style-name="T243_2">’</text:span><text:span text:style-name="T243_3">s</text:span><text:span text:style-name="T243_4"><text:s/></text:span><text:span text:style-name="T243_5">contain</text:span><text:span text:style-name="T243_6"><text:s/></text:span><text:span text:style-name="T243_7">theme</text:span><text:span text:style-name="T243_8"><text:s/></text:span><text:span text:style-name="T243_9">specific</text:span><text:span text:style-name="T243_10"><text:s/></text:span><text:span text:style-name="T243_11">styles</text:span><text:span text:style-name="T243_12">.<text:s/></text:span><text:span text:style-name="T243_13">ID</text:span><text:span text:style-name="T243_14"><text:s/></text:span><text:span text:style-name="T243_15">is</text:span><text:span text:style-name="T243_16"><text:s/></text:span><text:span text:style-name="T243_17">unique</text:span><text:span text:style-name="T243_18"><text:s/></text:span><text:span text:style-name="T243_19">to</text:span><text:span text:style-name="T243_20"><text:s/></text:span><text:span text:style-name="T243_21">the</text:span><text:span text:style-name="T243_22"><text:s/></text:span><text:span text:style-name="T243_23">single</text:span><text:span text:style-name="T243_24"><text:s/></text:span><text:span text:style-name="T243_25">instance</text:span><text:span text:style-name="T243_26"><text:s/></text:span><text:span text:style-name="T243_27">and</text:span><text:span text:style-name="T243_28"><text:s/></text:span><text:span text:style-name="T243_29">not</text:span><text:span text:style-name="T243_30"><text:s/></text:span><text:span text:style-name="T243_31">reusable</text:span></text:p>
        </text:list-item>
        <text:list-item>
          <text:p text:style-name="P244"><text:span text:style-name="T244_1">Classes</text:span><text:span text:style-name="T244_2"><text:s/></text:span><text:span text:style-name="T244_3">should</text:span><text:span text:style-name="T244_4"><text:s/></text:span><text:span text:style-name="T244_5">be</text:span><text:span text:style-name="T244_6"><text:s/></text:span><text:span text:style-name="T244_7">created</text:span><text:span text:style-name="T244_8"><text:s/></text:span><text:span text:style-name="T244_9">for</text:span><text:span text:style-name="T244_10"><text:s/></text:span><text:span text:style-name="T244_11">reuse</text:span></text:p>
        </text:list-item>
      </text:list>
      <text:p text:style-name="P245"/>
      <text:p text:style-name="P246"><text:span text:style-name="T246_1">Selectors</text:span></text:p>
      <text:list text:style-name="LS12" xml:id="list38">
        <text:list-item>
          <text:p text:style-name="P247"><text:span text:style-name="T247_1">All</text:span><text:span text:style-name="T247_2"><text:s/></text:span><text:span text:style-name="T247_3">selectors</text:span><text:span text:style-name="T247_4"><text:s/></text:span><text:span text:style-name="T247_5">should</text:span><text:span text:style-name="T247_6"><text:s/></text:span><text:span text:style-name="T247_7">have</text:span><text:span text:style-name="T247_8"><text:s/></text:span><text:span text:style-name="T247_9">a</text:span><text:span text:style-name="T247_10"><text:s/></text:span><text:span text:style-name="T247_11">space</text:span><text:span text:style-name="T247_12"><text:s/></text:span><text:span text:style-name="T247_13">between</text:span><text:span text:style-name="T247_14"><text:s/></text:span><text:span text:style-name="T247_15">a</text:span><text:span text:style-name="T247_16"><text:s/></text:span><text:span text:style-name="T247_17">comma</text:span><text:span text:style-name="T247_18"><text:s/></text:span><text:span text:style-name="T247_19">and</text:span><text:span text:style-name="T247_20"><text:s/></text:span><text:span text:style-name="T247_21">the</text:span><text:span text:style-name="T247_22"><text:s/></text:span><text:span text:style-name="T247_23">next</text:span><text:span text:style-name="T247_24"><text:s/></text:span><text:span text:style-name="T247_25">selector</text:span></text:p>
        </text:list-item>
      </text:list>
      <text:p text:style-name="P248"><text:span text:style-name="T248_1">Example</text:span><text:span text:style-name="T248_2">:<text:s/>#</text:span><text:span text:style-name="T248_3">foo</text:span><text:span text:style-name="T248_4">,<text:s/>#</text:span><text:span text:style-name="T248_5">bar</text:span><text:span text:style-name="T248_6">,<text:s/>#</text:span><text:span text:style-name="T248_7">baz</text:span><text:span text:style-name="T248_8">,<text:s/>#</text:span><text:span text:style-name="T248_9">quux</text:span></text:p>
      <text:list text:style-name="LS12" xml:id="list39">
        <text:list-item>
          <text:p text:style-name="P249"><text:span text:style-name="T249_1">All</text:span><text:span text:style-name="T249_2"><text:s/></text:span><text:span text:style-name="T249_3">selectors</text:span><text:span text:style-name="T249_4"><text:s/></text:span><text:span text:style-name="T249_5">should</text:span><text:span text:style-name="T249_6"><text:s/></text:span><text:span text:style-name="T249_7">have</text:span><text:span text:style-name="T249_8"><text:s/></text:span><text:span text:style-name="T249_9">a</text:span><text:span text:style-name="T249_10"><text:s/></text:span><text:span text:style-name="T249_11">space</text:span><text:span text:style-name="T249_12"><text:s/></text:span><text:span text:style-name="T249_13">before</text:span><text:span text:style-name="T249_14"><text:s/></text:span><text:span text:style-name="T249_15">the</text:span><text:span text:style-name="T249_16"><text:s/></text:span><text:span text:style-name="T249_17">curley</text:span><text:span text:style-name="T249_18"><text:s/></text:span><text:span text:style-name="T249_19">brace</text:span></text:p>
        </text:list-item>
      </text:list>
      <text:p text:style-name="P250"><text:span text:style-name="T250_1">Example</text:span><text:span text:style-name="T250_2">:<text:s/>#</text:span><text:span text:style-name="T250_3">foo</text:span><text:span text:style-name="T250_4"><text:s/>{<text:s/></text:span><text:span text:style-name="T250_5">color</text:span><text:span text:style-name="T250_6">:<text:s/>#</text:span><text:span text:style-name="T250_7">fff</text:span><text:span text:style-name="T250_8">;<text:s/>}</text:span></text:p>
      <text:list text:style-name="LS12" xml:id="list40">
        <text:list-item>
          <text:p text:style-name="P251"><text:span text:style-name="T251_1">All</text:span><text:span text:style-name="T251_2"><text:s/></text:span><text:span text:style-name="T251_3">selectors</text:span><text:span text:style-name="T251_4"><text:s/></text:span><text:span text:style-name="T251_5">should</text:span><text:span text:style-name="T251_6"><text:s/></text:span><text:span text:style-name="T251_7">end</text:span><text:span text:style-name="T251_8"><text:s/></text:span><text:span text:style-name="T251_9">in</text:span><text:span text:style-name="T251_10"><text:s/></text:span><text:span text:style-name="T251_11">a</text:span><text:span text:style-name="T251_12"><text:s/></text:span><text:span text:style-name="T251_13">opening</text:span><text:span text:style-name="T251_14"><text:s/></text:span><text:span text:style-name="T251_15">brace</text:span><text:span text:style-name="T251_16"><text:s/></text:span><text:span text:style-name="T251_17">on</text:span><text:span text:style-name="T251_18"><text:s/></text:span><text:span text:style-name="T251_19">the</text:span><text:span text:style-name="T251_20"><text:s/></text:span><text:span text:style-name="T251_21">same</text:span><text:span text:style-name="T251_22"><text:s/></text:span><text:span text:style-name="T251_23">line</text:span></text:p>
        </text:list-item>
        <text:list-item>
          <text:p text:style-name="P252"><text:span text:style-name="T252_1">The</text:span><text:span text:style-name="T252_2"><text:s/></text:span><text:span text:style-name="T252_3">brace</text:span><text:span text:style-name="T252_4"><text:s/></text:span><text:span text:style-name="T252_5">in</text:span><text:span text:style-name="T252_6"><text:s/></text:span><text:span text:style-name="T252_7">a</text:span><text:span text:style-name="T252_8"><text:s/></text:span><text:span text:style-name="T252_9">multi</text:span><text:span text:style-name="T252_10">-</text:span><text:span text:style-name="T252_11">line</text:span><text:span text:style-name="T252_12"><text:s/></text:span><text:span text:style-name="T252_13">style</text:span><text:span text:style-name="T252_14"><text:s/></text:span><text:span text:style-name="T252_15">declarations</text:span><text:span text:style-name="T252_16"><text:s/></text:span><text:span text:style-name="T252_17">should</text:span><text:span text:style-name="T252_18"><text:s/></text:span><text:span text:style-name="T252_19">be</text:span><text:span text:style-name="T252_20"><text:s/></text:span><text:span text:style-name="T252_21">on</text:span><text:span text:style-name="T252_22"><text:s/></text:span><text:span text:style-name="T252_23">it</text:span><text:span text:style-name="T252_24">’</text:span><text:span text:style-name="T252_25">s</text:span><text:span text:style-name="T252_26"><text:s/></text:span><text:span text:style-name="T252_27">own</text:span><text:span text:style-name="T252_28"><text:s/></text:span><text:span text:style-name="T252_29">line</text:span></text:p>
        </text:list-item>
      </text:list>
      <text:p text:style-name="P253"><text:span text:style-name="T253_1">Example</text:span><text:span text:style-name="T253_2">:<text:s/></text:span></text:p>
      <text:p text:style-name="P254"><text:span text:style-name="T254_1">#</text:span><text:span text:style-name="T254_2">foo</text:span><text:span text:style-name="T254_3"><text:s/>{</text:span></text:p>
      <text:p text:style-name="P255"><text:span text:style-name="T255_1"><text:s text:c="2"/></text:span><text:span text:style-name="T255_2">color</text:span><text:span text:style-name="T255_3">:<text:s/>#000;</text:span></text:p>
      <text:p text:style-name="P256"><text:span text:style-name="T256_1"><text:s text:c="2"/></text:span><text:span text:style-name="T256_2">border</text:span><text:span text:style-name="T256_3">:<text:s/>0<text:s/></text:span><text:span text:style-name="T256_4">none</text:span><text:span text:style-name="T256_5">;</text:span></text:p>
      <text:p text:style-name="P257"><text:span text:style-name="T257_1"><text:s text:c="2"/></text:span><text:span text:style-name="T257_2">background</text:span><text:span text:style-name="T257_3">:<text:s/></text:span><text:span text:style-name="T257_4">transparent</text:span><text:span text:style-name="T257_5">;</text:span></text:p>
      <text:p text:style-name="P258"><text:span text:style-name="T258_1"><text:s text:c="2"/></text:span><text:span text:style-name="T258_2">outline</text:span><text:span text:style-name="T258_3">:<text:s/>1</text:span><text:span text:style-name="T258_4">px</text:span><text:span text:style-name="T258_5">;</text:span></text:p>
      <text:p text:style-name="P259"><text:span text:style-name="T259_1">}</text:span></text:p>
      <text:p text:style-name="P260"/>
      <text:p text:style-name="P261"><text:span text:style-name="T261_1">Indentation</text:span></text:p>
      <text:list text:style-name="LS12" xml:id="list42">
        <text:list-item>
          <text:p text:style-name="P262"><text:span text:style-name="T262_1">Line</text:span><text:span text:style-name="T262_2"><text:s/></text:span><text:span text:style-name="T262_3">up</text:span><text:span text:style-name="T262_4"><text:s/></text:span><text:span text:style-name="T262_5">closing</text:span><text:span text:style-name="T262_6"><text:s/></text:span><text:span text:style-name="T262_7">brace</text:span><text:span text:style-name="T262_8"><text:s/></text:span><text:span text:style-name="T262_9">with</text:span><text:span text:style-name="T262_10"><text:s/></text:span><text:span text:style-name="T262_11">indented</text:span><text:span text:style-name="T262_12"><text:s/></text:span><text:span text:style-name="T262_13">styles</text:span></text:p>
        </text:list-item>
      </text:list>
      <text:p text:style-name="P263"><text:span text:style-name="T263_1">Example</text:span><text:span text:style-name="T263_2">:<text:s/></text:span></text:p>
      <text:p text:style-name="P264"><text:span text:style-name="T264_1">#</text:span><text:span text:style-name="T264_2">foo</text:span><text:span text:style-name="T264_3"><text:s/>{<text:s/></text:span><text:span text:style-name="T264_4">color</text:span><text:span text:style-name="T264_5">:<text:s/>#</text:span><text:span text:style-name="T264_6">fff</text:span><text:span text:style-name="T264_7">;}</text:span></text:p>
      <text:p text:style-name="P265"><text:span text:style-name="T265_1"><text:s text:c="4"/>#</text:span><text:span text:style-name="T265_2">foo</text:span><text:span text:style-name="T265_3"><text:s/>.</text:span><text:span text:style-name="T265_4">bar</text:span><text:span text:style-name="T265_5"><text:s/>{</text:span></text:p>
      <text:p text:style-name="P266"><text:span text:style-name="T266_1"><text:s text:c="7"/></text:span><text:span text:style-name="T266_2">color</text:span><text:span text:style-name="T266_3">:<text:s/>#000;</text:span></text:p>
      <text:p text:style-name="P267"><text:span text:style-name="T267_1"><text:s text:c="7"/>}</text:span></text:p>
      <text:list text:style-name="LS12" xml:id="list43">
        <text:list-item>
          <text:p text:style-name="P268"><text:span text:style-name="T268_1">If</text:span><text:span text:style-name="T268_2"><text:s/></text:span><text:span text:style-name="T268_3">there</text:span><text:span text:style-name="T268_4"><text:s/></text:span><text:span text:style-name="T268_5">are</text:span><text:span text:style-name="T268_6"><text:s/></text:span><text:span text:style-name="T268_7">more</text:span><text:span text:style-name="T268_8"><text:s/></text:span><text:span text:style-name="T268_9">than</text:span><text:span text:style-name="T268_10"><text:s/></text:span><text:span text:style-name="T268_11">three</text:span><text:span text:style-name="T268_12"><text:s/></text:span><text:span text:style-name="T268_13">attributes</text:span><text:span text:style-name="T268_14"><text:s/></text:span><text:span text:style-name="T268_15">it</text:span><text:span text:style-name="T268_16"><text:s/></text:span><text:span text:style-name="T268_17">should</text:span><text:span text:style-name="T268_18"><text:s/></text:span><text:span text:style-name="T268_19">be</text:span><text:span text:style-name="T268_20"><text:s/></text:span><text:span text:style-name="T268_21">on</text:span><text:span text:style-name="T268_22"><text:s/></text:span><text:span text:style-name="T268_23">a</text:span><text:span text:style-name="T268_24"><text:s/></text:span><text:span text:style-name="T268_25">block</text:span><text:span text:style-name="T268_26"><text:s/></text:span><text:span text:style-name="T268_27">style</text:span><text:span text:style-name="T268_28"><text:s/></text:span><text:span text:style-name="T268_29">declaration</text:span><text:span text:style-name="T268_30"><text:s/></text:span><text:span text:style-name="T268_31">otherwise</text:span><text:span text:style-name="T268_32"><text:s/></text:span><text:span text:style-name="T268_33">you</text:span><text:span text:style-name="T268_34"><text:s/></text:span><text:span text:style-name="T268_35">are</text:span><text:span text:style-name="T268_36"><text:s/></text:span><text:span text:style-name="T268_37">allowed</text:span><text:span text:style-name="T268_38"><text:s/></text:span><text:span text:style-name="T268_39">to</text:span><text:span text:style-name="T268_40"><text:s/></text:span><text:span text:style-name="T268_41">use</text:span><text:span text:style-name="T268_42"><text:s/></text:span><text:span text:style-name="T268_43">one</text:span><text:span text:style-name="T268_44"><text:s/></text:span><text:span text:style-name="T268_45">line</text:span><text:span text:style-name="T268_46">.</text:span></text:p>
        </text:list-item>
      </text:list>
      <text:p text:style-name="P269"><text:span text:style-name="T269_1">Example</text:span><text:span text:style-name="T269_2">:</text:span></text:p>
      <text:p text:style-name="P270"><text:span text:style-name="T270_1">#</text:span><text:span text:style-name="T270_2">foo</text:span><text:span text:style-name="T270_3"><text:s/>{<text:s/></text:span><text:span text:style-name="T270_4">color</text:span><text:span text:style-name="T270_5">:<text:s/>#</text:span><text:span text:style-name="T270_6">fff</text:span><text:span text:style-name="T270_7">;<text:s/></text:span><text:span text:style-name="T270_8">background</text:span><text:span text:style-name="T270_9">:<text:s/></text:span><text:span text:style-name="T270_10">url</text:span><text:span text:style-name="T270_11">(“</text:span><text:span text:style-name="T270_12">background</text:span><text:span text:style-name="T270_13">.</text:span><text:span text:style-name="T270_14">jpg</text:span><text:span text:style-name="T270_15">”)<text:s/></text:span><text:span text:style-name="T270_16">no</text:span><text:span text:style-name="T270_17">-</text:span><text:span text:style-name="T270_18">repeat</text:span><text:span text:style-name="T270_19"><text:s/>0%<text:s/>50%; <text:s/></text:span><text:span text:style-name="T270_20">margin</text:span><text:span text:style-name="T270_21">:<text:s/>3</text:span><text:span text:style-name="T270_22">px</text:span><text:span text:style-name="T270_23"><text:s/>0</text:span><text:span text:style-name="T270_24">px</text:span><text:span text:style-name="T270_25"><text:s/>0</text:span><text:span text:style-name="T270_26">px</text:span><text:span text:style-name="T270_27"><text:s/>0</text:span><text:span text:style-name="T270_28">px</text:span><text:span text:style-name="T270_29">;<text:s/>}</text:span></text:p>
      <text:p text:style-name="P271"><text:span text:style-name="T271_1">#</text:span><text:span text:style-name="T271_2">bar</text:span><text:span text:style-name="T271_3"><text:s/>{<text:s/></text:span></text:p>
      <text:p text:style-name="P272"><text:span text:style-name="T272_1"><text:s text:c="3"/></text:span><text:span text:style-name="T272_2">background</text:span><text:span text:style-name="T272_3">:<text:s/></text:span><text:span text:style-name="T272_4">url</text:span><text:span text:style-name="T272_5">(“</text:span><text:span text:style-name="T272_6">background</text:span><text:span text:style-name="T272_7">.</text:span><text:span text:style-name="T272_8">jpg</text:span><text:span text:style-name="T272_9">”)<text:s/></text:span><text:span text:style-name="T272_10">no</text:span><text:span text:style-name="T272_11">-</text:span><text:span text:style-name="T272_12">repeat</text:span><text:span text:style-name="T272_13"><text:s/>0%<text:s/>50%; <text:s/></text:span></text:p>
      <text:p text:style-name="P273"><text:span text:style-name="T273_1"><text:s text:c="3"/></text:span><text:span text:style-name="T273_2">margin</text:span><text:span text:style-name="T273_3">:<text:s/>3</text:span><text:span text:style-name="T273_4">px</text:span><text:span text:style-name="T273_5"><text:s/>0</text:span><text:span text:style-name="T273_6">px</text:span><text:span text:style-name="T273_7"><text:s/>0</text:span><text:span text:style-name="T273_8">px</text:span><text:span text:style-name="T273_9"><text:s/>0</text:span><text:span text:style-name="T273_10">px</text:span><text:span text:style-name="T273_11">; <text:s/></text:span></text:p>
      <text:p text:style-name="P274"><text:span text:style-name="T274_1"><text:s text:c="3"/></text:span><text:span text:style-name="T274_2">color</text:span><text:span text:style-name="T274_3">:<text:s/>#</text:span><text:span text:style-name="T274_4">fff</text:span><text:span text:style-name="T274_5">;<text:s/></text:span><text:span text:style-name="T274_6">border</text:span><text:span text:style-name="T274_7">-</text:span><text:span text:style-name="T274_8">radius</text:span><text:span text:style-name="T274_9">:<text:s/></text:span></text:p>
      <text:p text:style-name="P275"><text:span text:style-name="T275_1">}</text:span></text:p>
      <text:p text:style-name="P276"/>
      <text:p text:style-name="P277"><text:span text:style-name="T277_1">Support</text:span><text:span text:style-name="T277_2"><text:s/></text:span><text:span text:style-name="T277_3">Policy</text:span><text:span text:style-name="T277_4"><text:s/></text:span><text:span text:style-name="T277_5">for</text:span><text:span text:style-name="T277_6"><text:s/></text:span><text:span text:style-name="T277_7">CSS</text:span><text:span text:style-name="T277_8">3<text:s/></text:span><text:span text:style-name="T277_9">Modules</text:span></text:p>
      <text:list text:style-name="LS13" xml:id="list44">
        <text:list-item>
          <text:p text:style-name="P278"><text:span text:style-name="T278_1">As</text:span><text:span text:style-name="T278_2"><text:s/></text:span><text:span text:style-name="T278_3">of</text:span><text:span text:style-name="T278_4"><text:s/></text:span><text:span text:style-name="T278_5">this</text:span><text:span text:style-name="T278_6"><text:s/></text:span><text:span text:style-name="T278_7">year</text:span><text:span text:style-name="T278_8">,<text:s/></text:span><text:span text:style-name="T278_9">adoption</text:span><text:span text:style-name="T278_10"><text:s/></text:span><text:span text:style-name="T278_11">for</text:span><text:span text:style-name="T278_12"><text:s/></text:span><text:span text:style-name="T278_13">CSS</text:span><text:span text:style-name="T278_14">3<text:s/></text:span><text:span text:style-name="T278_15">is</text:span><text:span text:style-name="T278_16"><text:s/></text:span><text:span text:style-name="T278_17">growing</text:span><text:span text:style-name="T278_18"><text:s/></text:span><text:span text:style-name="T278_19">and</text:span><text:span text:style-name="T278_20"><text:s/></text:span><text:span text:style-name="T278_21">approaching</text:span><text:span text:style-name="T278_22"><text:s/></text:span><text:span text:style-name="T278_23">maturity</text:span><text:span text:style-name="T278_24">. <text:s/></text:span><text:span text:style-name="T278_25">Nonetheless</text:span><text:span text:style-name="T278_26">,<text:s/></text:span><text:span text:style-name="T278_27">support</text:span><text:span text:style-name="T278_28"><text:s/></text:span><text:span text:style-name="T278_29">for</text:span><text:span text:style-name="T278_30"><text:s/></text:span><text:span text:style-name="T278_31">Internet</text:span><text:span text:style-name="T278_32"><text:s/></text:span><text:span text:style-name="T278_33">Explorer</text:span><text:span text:style-name="T278_34"><text:s/>7<text:s/></text:span><text:span text:style-name="T278_35">still</text:span><text:span text:style-name="T278_36"><text:s/></text:span><text:span text:style-name="T278_37">exists</text:span><text:span text:style-name="T278_38">.<text:s/></text:span><text:span text:style-name="T278_39">We</text:span><text:span text:style-name="T278_40"><text:s/></text:span><text:span text:style-name="T278_41">should</text:span><text:span text:style-name="T278_42"><text:s/></text:span><text:span text:style-name="T278_43">do</text:span><text:span text:style-name="T278_44"><text:s/></text:span><text:span text:style-name="T278_45">our</text:span><text:span text:style-name="T278_46"><text:s/></text:span><text:span text:style-name="T278_47">best</text:span><text:span text:style-name="T278_48"><text:s/></text:span><text:span text:style-name="T278_49">to</text:span><text:span text:style-name="T278_50"><text:s/></text:span><text:span text:style-name="T278_51">provide</text:span><text:span text:style-name="T278_52"><text:s/></text:span><text:span text:style-name="T278_53">near</text:span><text:span text:style-name="T278_54"><text:s/></text:span><text:span text:style-name="T278_55">pixel</text:span><text:span text:style-name="T278_56"><text:s/></text:span><text:span text:style-name="T278_57">perfect</text:span><text:span text:style-name="T278_58"><text:s/></text:span><text:span text:style-name="T278_59">support</text:span><text:span text:style-name="T278_60"><text:s/></text:span><text:span text:style-name="T278_61">for</text:span><text:span text:style-name="T278_62"><text:s/></text:span><text:span text:style-name="T278_63">those</text:span><text:span text:style-name="T278_64"><text:s/></text:span><text:span text:style-name="T278_65">browsers</text:span><text:span text:style-name="T278_66">.</text:span></text:p>
        </text:list-item>
        <text:list-item>
          <text:p text:style-name="P279"><text:span text:style-name="T279_1">With</text:span><text:span text:style-name="T279_2"><text:s/></text:span><text:span text:style-name="T279_3">our</text:span><text:span text:style-name="T279_4"><text:s/></text:span><text:span text:style-name="T279_5">recent</text:span><text:span text:style-name="T279_6"><text:s/></text:span><text:span text:style-name="T279_7">adoption</text:span><text:span text:style-name="T279_8"><text:s/></text:span><text:span text:style-name="T279_9">of</text:span><text:span text:style-name="T279_10"><text:s/></text:span><text:span text:style-name="T279_11">sass</text:span><text:span text:style-name="T279_12">,<text:s/></text:span><text:span text:style-name="T279_13">making</text:span><text:span text:style-name="T279_14"><text:s/></text:span><text:span text:style-name="T279_15">changes</text:span><text:span text:style-name="T279_16"><text:s/></text:span><text:span text:style-name="T279_17">is</text:span><text:span text:style-name="T279_18"><text:s/></text:span><text:span text:style-name="T279_19">cheap</text:span><text:span text:style-name="T279_20"><text:s/></text:span><text:span text:style-name="T279_21">and</text:span><text:span text:style-name="T279_22"><text:s/></text:span><text:span text:style-name="T279_23">it</text:span><text:span text:style-name="T279_24"><text:s/></text:span><text:span text:style-name="T279_25">makes</text:span><text:span text:style-name="T279_26"><text:s/></text:span><text:span text:style-name="T279_27">sense</text:span><text:span text:style-name="T279_28"><text:s/></text:span><text:span text:style-name="T279_29">to</text:span><text:span text:style-name="T279_30"><text:s/></text:span><text:span text:style-name="T279_31">continue</text:span><text:span text:style-name="T279_32"><text:s/></text:span><text:span text:style-name="T279_33">to</text:span><text:span text:style-name="T279_34"><text:s/></text:span><text:span text:style-name="T279_35">adopt</text:span><text:span text:style-name="T279_36"><text:s/></text:span><text:span text:style-name="T279_37">graceful</text:span><text:span text:style-name="T279_38"><text:s/></text:span><text:span text:style-name="T279_39">degradation</text:span><text:span text:style-name="T279_40"><text:s/></text:span><text:span text:style-name="T279_41">policy</text:span><text:span text:style-name="T279_42"><text:s/></text:span><text:span text:style-name="T279_43">instead</text:span><text:span text:style-name="T279_44"><text:s/></text:span><text:span text:style-name="T279_45">of</text:span><text:span text:style-name="T279_46"><text:s/></text:span><text:span text:style-name="T279_47">progressive</text:span><text:span text:style-name="T279_48"><text:s/></text:span><text:span text:style-name="T279_49">enhancement</text:span><text:span text:style-name="T279_50">.</text:span></text:p>
        </text:list-item>
      </text:list>
      <text:h text:style-name="P280" text:outline-level="10"><text:bookmark-start text:name="h.a6k34d49efl9"/><text:bookmark-end text:name="h.a6k34d49efl9"/><text:span text:style-name="T280_1">Appendix</text:span><text:span text:style-name="T280_2"><text:s/></text:span><text:span text:style-name="T280_3">I</text:span><text:span text:style-name="T280_4">:<text:s/></text:span><text:span text:style-name="T280_5">Open</text:span><text:span text:style-name="T280_6"><text:s/></text:span><text:span text:style-name="T280_7">Source</text:span><text:span text:style-name="T280_8"><text:s/></text:span><text:span text:style-name="T280_9">Standards</text:span></text:h>
      <text:p text:style-name="P281"/>
      <text:p text:style-name="P282"><text:span text:style-name="T282_1">When</text:span><text:span text:style-name="T282_2"><text:s/></text:span><text:span text:style-name="T282_3">contributing</text:span><text:span text:style-name="T282_4"><text:s/></text:span><text:span text:style-name="T282_5">to</text:span><text:span text:style-name="T282_6"><text:s/></text:span><text:span text:style-name="T282_7">open</text:span><text:span text:style-name="T282_8"><text:s/></text:span><text:span text:style-name="T282_9">source</text:span><text:span text:style-name="T282_10"><text:s/></text:span><text:span text:style-name="T282_11">projects</text:span><text:span text:style-name="T282_12">.<text:s/></text:span><text:span text:style-name="T282_13">We</text:span><text:span text:style-name="T282_14"><text:s/></text:span><text:span text:style-name="T282_15">should</text:span><text:span text:style-name="T282_16"><text:s/></text:span><text:span text:style-name="T282_17">adhere</text:span><text:span text:style-name="T282_18"><text:s/></text:span><text:span text:style-name="T282_19">to</text:span><text:span text:style-name="T282_20"><text:s/></text:span><text:span text:style-name="T282_21">their</text:span><text:span text:style-name="T282_22"><text:s/></text:span><text:span text:style-name="T282_23">respective</text:span><text:span text:style-name="T282_24"><text:s/></text:span><text:span text:style-name="T282_25">development</text:span><text:span text:style-name="T282_26"><text:s/>/<text:s/></text:span><text:span text:style-name="T282_27">coding</text:span><text:span text:style-name="T282_28"><text:s/></text:span><text:span text:style-name="T282_29">guidelines</text:span><text:span text:style-name="T282_30">.<text:s/></text:span><text:span text:style-name="T282_31">Whether</text:span><text:span text:style-name="T282_32"><text:s/></text:span><text:span text:style-name="T282_33">they</text:span><text:span text:style-name="T282_34"><text:s/></text:span><text:span text:style-name="T282_35">are</text:span><text:span text:style-name="T282_36"><text:s/></text:span><text:span text:style-name="T282_37">pear</text:span><text:span text:style-name="T282_38">,<text:s/></text:span><text:span text:style-name="T282_39">wordpress</text:span><text:span text:style-name="T282_40">,<text:s/></text:span><text:span text:style-name="T282_41">drupal</text:span><text:span text:style-name="T282_42">,<text:s/></text:span><text:span text:style-name="T282_43">etc</text:span><text:span text:style-name="T282_44">.<text:s/></text:span><text:span text:style-name="T282_45">For</text:span><text:span text:style-name="T282_46"><text:s/></text:span><text:span text:style-name="T282_47">most</text:span><text:span text:style-name="T282_48"><text:s/></text:span><text:span text:style-name="T282_49">cases</text:span><text:span text:style-name="T282_50"><text:s/></text:span><text:span text:style-name="T282_51">we</text:span><text:span text:style-name="T282_52"><text:s/></text:span><text:span text:style-name="T282_53">should</text:span><text:span text:style-name="T282_54"><text:s/></text:span><text:span text:style-name="T282_55">follow</text:span><text:span text:style-name="T282_56"><text:s/></text:span><text:span text:style-name="T282_57">our</text:span><text:span text:style-name="T282_58"><text:s/></text:span><text:span text:style-name="T282_59">own</text:span><text:span text:style-name="T282_60"><text:s/></text:span><text:span text:style-name="T282_61">development</text:span><text:span text:style-name="T282_62"><text:s/></text:span><text:span text:style-name="T282_63">standards</text:span><text:span text:style-name="T282_64"><text:s/></text:span><text:span text:style-name="T282_65">for</text:span><text:span text:style-name="T282_66"><text:s/></text:span><text:span text:style-name="T282_67">developing</text:span><text:span text:style-name="T282_68"><text:s/></text:span><text:span text:style-name="T282_69">client</text:span><text:span text:style-name="T282_70"><text:s/></text:span><text:span text:style-name="T282_71">projects</text:span><text:span text:style-name="T282_72">.</text:span></text:p>
      <text:p text:style-name="P283"/>
      <text:p text:style-name="P284"/>
      <text:h text:style-name="P285" text:outline-level="10"><text:bookmark-start text:name="h.r4rm45a76uwv"/><text:bookmark-end text:name="h.r4rm45a76uwv"/><text:span text:style-name="T285_1">Appendix</text:span><text:span text:style-name="T285_2"><text:s/></text:span><text:span text:style-name="T285_3">II</text:span><text:span text:style-name="T285_4">: <text:s/></text:span><text:span text:style-name="T285_5">Augusta</text:span><text:span text:style-name="T285_6"><text:s/></text:span><text:span text:style-name="T285_7">Structure</text:span></text:h>
      <text:p text:style-name="P286"/>
      <text:p text:style-name="P287"><text:span text:style-name="T287_1">mixins</text:span></text:p>
      <text:p text:style-name="P288"><text:span text:style-name="T288_1">.</text:span><text:span text:style-name="T288_2">zone</text:span><text:span text:style-name="T288_3">()</text:span></text:p>
      <text:p text:style-name="P289"><text:span text:style-name="T289_1"><text:s text:c="2"/>.</text:span><text:span text:style-name="T289_2">section</text:span><text:span text:style-name="T289_3">()</text:span></text:p>
      <text:p text:style-name="P290"><text:span text:style-name="T290_1"><text:s text:c="6"/></text:span></text:p>
      <text:p text:style-name="P291"><text:span text:style-name="T291_1">---</text:span></text:p>
      <text:p text:style-name="P292"><text:span text:style-name="T292_1">CSS</text:span><text:span text:style-name="T292_2"> <text:s/></text:span><text:span text:style-name="T292_3">Namespaces</text:span></text:p>
      <text:p text:style-name="P293"/>
      <text:p text:style-name="P294"><text:span text:style-name="T294_1"><text:s text:c="6"/></text:span><text:span text:style-name="T294_2">.</text:span><text:span text:style-name="T294_3">header</text:span></text:p>
      <text:p text:style-name="P295"><text:span text:style-name="T295_1"><text:s text:c="9"/>.</text:span><text:span text:style-name="T295_2">logo</text:span><text:span text:style-name="T295_3"><text:s text:c="11"/></text:span></text:p>
      <text:p text:style-name="P296"><text:span text:style-name="T296_1"><text:s text:c="6"/>.</text:span><text:span text:style-name="T296_2">nav</text:span></text:p>
      <text:p text:style-name="P297"><text:span text:style-name="T297_1"><text:s text:c="6"/></text:span><text:span text:style-name="T297_2">.</text:span><text:span text:style-name="T297_3">content</text:span></text:p>
      <text:p text:style-name="P298"><text:span text:style-name="T298_1"><text:s text:c="10"/>.</text:span><text:span text:style-name="T298_2">hero</text:span></text:p>
      <text:p text:style-name="P299"><text:span text:style-name="T299_1"><text:s text:c="10"/>.</text:span><text:span text:style-name="T299_2">article</text:span><text:span text:style-name="T299_3"><text:s/>(</text:span><text:span text:style-name="T299_4">loop</text:span><text:span text:style-name="T299_5">)</text:span></text:p>
      <text:p text:style-name="P300"><text:span text:style-name="T300_1"><text:s text:c="14"/>.</text:span><text:span text:style-name="T300_2">hgroup</text:span></text:p>
      <text:p text:style-name="P301"><text:span text:style-name="T301_1"><text:s text:c="18"/></text:span><text:span text:style-name="T301_2">h</text:span><text:span text:style-name="T301_3">1</text:span></text:p>
      <text:p text:style-name="P302"><text:span text:style-name="T302_1"><text:s text:c="18"/></text:span><text:span text:style-name="T302_2">h</text:span><text:span text:style-name="T302_3">2</text:span></text:p>
      <text:p text:style-name="P303"><text:span text:style-name="T303_1"><text:s text:c="14"/>.</text:span><text:span text:style-name="T303_2">figure</text:span></text:p>
      <text:p text:style-name="P304"><text:span text:style-name="T304_1"><text:s text:c="19"/></text:span><text:span text:style-name="T304_2">img</text:span></text:p>
      <text:p text:style-name="P305"><text:span text:style-name="T305_1"><text:s text:c="19"/>.</text:span><text:span text:style-name="T305_2">figcaption</text:span></text:p>
      <text:p text:style-name="P306"><text:span text:style-name="T306_1"><text:s text:c="10"/>.</text:span><text:span text:style-name="T306_2">sidebar</text:span></text:p>
      <text:p text:style-name="P307"><text:span text:style-name="T307_1"><text:s text:c="14"/>.</text:span><text:span text:style-name="T307_2">search</text:span></text:p>
      <text:p text:style-name="P308"><text:span text:style-name="T308_1"><text:s text:c="7"/></text:span><text:span text:style-name="T308_2">.</text:span><text:span text:style-name="T308_3">footer</text:span></text:p>
      <text:p text:style-name="P309"><text:span text:style-name="T309_1"><text:s text:c="6"/></text:span><text:span text:style-name="T309_2"><text:s/>.</text:span><text:span text:style-name="T309_3">meta</text:span></text:p>
      <text:p text:style-name="P310"><text:span text:style-name="T310_1"><text:s text:c="11"/>.</text:span><text:span text:style-name="T310_2">company</text:span></text:p>
      <text:p text:style-name="P311"><text:span text:style-name="T311_1"><text:s text:c="11"/>.</text:span><text:span text:style-name="T311_2">colophon</text:span></text:p>
      <text:p text:style-name="P312"><text:span text:style-name="T312_1">----</text:span></text:p>
      <text:p text:style-name="P313"/>
      <text:p text:style-name="P314"><text:span text:style-name="T314_1">Stylesheet</text:span><text:span text:style-name="T314_2"><text:s/></text:span><text:span text:style-name="T314_3">load</text:span><text:span text:style-name="T314_4"><text:s/></text:span><text:span text:style-name="T314_5">order</text:span></text:p>
      <text:p text:style-name="P315"/>
      <text:p text:style-name="P316"><text:span text:style-name="T316_1"><text:s text:c="3"/></text:span><text:span text:style-name="T316_2">reset</text:span></text:p>
      <text:p text:style-name="P317"><text:span text:style-name="T317_1"><text:s text:c="3"/></text:span><text:span text:style-name="T317_2">text</text:span></text:p>
      <text:p text:style-name="P318"><text:span text:style-name="T318_1"><text:s text:c="3"/>960</text:span><text:span text:style-name="T318_2">gs</text:span></text:p>
      <text:p text:style-name="P319"><text:span text:style-name="T319_1"><text:s text:c="3"/></text:span><text:span text:style-name="T319_2">formalize</text:span><text:span text:style-name="T319_3">.</text:span><text:span text:style-name="T319_4">css</text:span></text:p>
      <text:p text:style-name="P320"><text:span text:style-name="T320_1"><text:s text:c="3"/></text:span><text:span text:style-name="T320_2">helper</text:span><text:span text:style-name="T320_3">.</text:span><text:span text:style-name="T320_4">css</text:span></text:p>
      <text:p text:style-name="P321"><text:span text:style-name="T321_1"><text:s/></text:span><text:span text:style-name="T321_2">global</text:span><text:span text:style-name="T321_3">.</text:span><text:span text:style-name="T321_4">css</text:span></text:p>
      <text:p text:style-name="P322"><text:span text:style-name="T322_1"><text:s text:c="2"/>1200.</text:span><text:span text:style-name="T322_2">css</text:span></text:p>
      <text:p text:style-name="P323"><text:span text:style-name="T323_1"><text:s/></text:span></text:p>
      <text:p text:style-name="P324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nsolas" svg:font-family="Consolas"/>
    <style:font-face style:name="Courier New" svg:font-family="Courier New"/>
    <style:font-face style:name="Georgia" svg:font-family="Georgia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List6Level1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List6Level2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List6Level3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List6Level4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List6Level5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List6Level6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List6Level7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style:style style:name="List6Level8" style:family="text">
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  </text:list-level-style-bullet>
      <text:list-level-style-bullet text:bullet-char="■" text:style-name="List6Level2" text:level="3">
        <style:list-level-properties text:min-label-width="3.81cm" text:min-label-distance="0.318cm" fo:text-align="end"/>
  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  </text:list-level-style-bullet>
      <text:list-level-style-bullet text:bullet-char="■" text:style-name="List6Level5" text:level="6">
        <style:list-level-properties text:min-label-width="7.62cm" text:min-label-distance="0.318cm" fo:text-align="end"/>
  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  </text:list-level-style-bullet>
      <text:list-level-style-bullet text:bullet-char="■" text:style-name="List6Level8" text:level="9">
        <style:list-level-properties text:min-label-width="11.43cm" text:min-label-distance="0.318cm" fo:text-align="end"/>
        <style:text-properties fo:background-color="#ffffff" style:text-line-through-style="none" fo:font-style="normal" style:font-style-asian="normal" style:font-style-complex="normal" fo:color="#000000" style:font-name="Verdana" fo:font-size="9pt" style:font-name-asian="Verdana" style:font-size-asian="9pt" style:font-name-complex="Verdana" style:font-size-complex="9pt" fo:font-weight="normal" style:font-weight-asian="normal" style:font-weight-complex="normal"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1" text:level="2">
        <style:list-level-properties text:space-before="1.90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2" text:level="3">
        <style:list-level-properties text:min-label-width="5.08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3" text:level="4">
        <style:list-level-properties text:space-before="4.44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4" text:level="5">
        <style:list-level-properties text:space-before="5.71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5" text:level="6">
        <style:list-level-properties text:min-label-width="8.89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6" text:level="7">
        <style:list-level-properties text:space-before="8.25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7" text:level="8">
        <style:list-level-properties text:space-before="9.52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8" text:level="9">
        <style:list-level-properties text:min-label-width="12.7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1Level0" style:family="tex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1Level1" style:family="tex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1Level2" style:family="tex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1Level3" style:family="tex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1Level4" style:family="tex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1Level5" style:family="tex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1Level6" style:family="tex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1Level7" style:family="tex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1Level8" style:family="tex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text:list-style style:name="LS11">
      <text:list-level-style-bullet text:bullet-char="●" text:style-name="List11Level0" text:level="1">
        <style:list-level-properties text:space-before="0.63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1" text:level="2">
        <style:list-level-properties text:space-before="1.90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2" text:level="3">
        <style:list-level-properties text:min-label-width="3.81cm" text:min-label-distance="0.318cm" fo:text-align="end"/>
  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1Level3" text:level="4">
        <style:list-level-properties text:space-before="4.44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4" text:level="5">
        <style:list-level-properties text:space-before="5.71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5" text:level="6">
        <style:list-level-properties text:min-label-width="7.62cm" text:min-label-distance="0.318cm" fo:text-align="end"/>
  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1Level6" text:level="7">
        <style:list-level-properties text:space-before="8.25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7" text:level="8">
        <style:list-level-properties text:space-before="9.52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8" text:level="9">
        <style:list-level-properties text:min-label-width="11.43cm" text:min-label-distance="0.318cm" fo:text-align="end"/>
  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</text:list-style>
    <style:style style:name="List12Level0" style:family="tex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2Level1" style:family="tex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2Level2" style:family="tex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2Level3" style:family="tex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2Level4" style:family="tex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2Level5" style:family="tex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2Level6" style:family="tex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2Level7" style:family="tex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2Level8" style:family="text">
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text:list-style style:name="LS12">
      <text:list-level-style-bullet text:bullet-char="●" text:style-name="List12Level0" text:level="1">
        <style:list-level-properties text:space-before="0.63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2Level1" text:level="2">
        <style:list-level-properties text:space-before="1.90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2" text:level="3">
        <style:list-level-properties text:min-label-width="3.81cm" text:min-label-distance="0.318cm" fo:text-align="end"/>
  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2Level3" text:level="4">
        <style:list-level-properties text:space-before="4.44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2Level4" text:level="5">
        <style:list-level-properties text:space-before="5.71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5" text:level="6">
        <style:list-level-properties text:min-label-width="7.62cm" text:min-label-distance="0.318cm" fo:text-align="end"/>
  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2Level6" text:level="7">
        <style:list-level-properties text:space-before="8.25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2Level7" text:level="8">
        <style:list-level-properties text:space-before="9.525cm" text:min-label-width="0.635cm" fo:text-align="start"/>
  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8" text:level="9">
        <style:list-level-properties text:min-label-width="11.43cm" text:min-label-distance="0.318cm" fo:text-align="end"/>
        <style:text-properties fo:background-color="#ffffff"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</text:list-style>
    <style:style style:name="List13Level0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13Level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13Level2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13Level3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13Level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13Level5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13Level6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13Level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13Level8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text:list-style style:name="LS13">
      <text:list-level-style-bullet text:bullet-char="●" text:style-name="List1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○" text:style-name="List1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○" text:style-name="List1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○" text:style-name="List1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1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